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bottom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c4d8ed" style:diagonal-bl-tr="none" style:diagonal-tl-br="none" style:text-align-source="value-type" style:repeat-content="false" fo:border="0.74pt solid #c0c0c0" style:vertical-align="top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ackground-color="#00a1e3" style:diagonal-bl-tr="none" style:diagonal-tl-br="none" style:text-align-source="value-type" style:repeat-content="false" fo:border="0.74pt solid #c0c0c0" style:vertical-align="automatic" loext:vertical-justify="auto"/>
      <style:paragraph-properties css3t:text-justify="auto"/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121">
      <style:table-cell-properties fo:background-color="#2973bd" style:diagonal-bl-tr="none" style:diagonal-tl-br="none" style:text-align-source="fix" style:repeat-content="false" fo:border="0.74pt solid #c0c0c0" style:vertical-align="bottom" loext:vertical-justify="auto"/>
      <style:paragraph-properties fo:text-align="end"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 style:data-style-name="N10121">
      <style:table-cell-properties fo:border-bottom="0.74pt solid #c0c0c0" fo:background-color="#f0f8ff" style:diagonal-bl-tr="none" style:diagonal-tl-br="none" style:text-align-source="value-type" style:repeat-content="false" fo:border-left="0.06pt solid #ffffcc" fo:border-right="0.74pt solid #c0c0c0" fo:border-top="0.74pt solid #c0c0c0" style:vertical-align="automatic" loext:vertical-justify="auto"/>
      <style:paragraph-properties css3t:text-justify="auto"/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ECD.Stat export" table:style-name="ta1">
        <table:table-column table:style-name="co1" table:default-cell-style-name="ce2"/>
        <table:table-column table:style-name="co2" table:number-columns-repeated="32" table:default-cell-style-name="ce4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AUS</text:p>
          </table:table-cell>
          <table:table-cell table:style-name="ce3" office:value-type="string" calcext:value-type="string">
            <text:p>AUT</text:p>
          </table:table-cell>
          <table:table-cell table:style-name="ce3" office:value-type="string" calcext:value-type="string">
            <text:p>BEL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CRI</text:p>
          </table:table-cell>
          <table:table-cell table:style-name="ce3" office:value-type="string" calcext:value-type="string">
            <text:p>CZE</text:p>
          </table:table-cell>
          <table:table-cell table:style-name="ce3" office:value-type="string" calcext:value-type="string">
            <text:p>DNK</text:p>
          </table:table-cell>
          <table:table-cell table:style-name="ce3" office:value-type="string" calcext:value-type="string">
            <text:p>EST</text:p>
          </table:table-cell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HUN</text:p>
          </table:table-cell>
          <table:table-cell table:style-name="ce3" office:value-type="string" calcext:value-type="string">
            <text:p>IRL</text:p>
          </table:table-cell>
          <table:table-cell table:style-name="ce3" office:value-type="string" calcext:value-type="string">
            <text:p>ISR</text:p>
          </table:table-cell>
          <table:table-cell table:style-name="ce3" office:value-type="string" calcext:value-type="string">
            <text:p>ITA</text:p>
          </table:table-cell>
          <table:table-cell table:style-name="ce3" office:value-type="string" calcext:value-type="string">
            <text:p>JPN</text:p>
          </table:table-cell>
          <table:table-cell table:style-name="ce3" office:value-type="string" calcext:value-type="string">
            <text:p>KOR</text:p>
          </table:table-cell>
          <table:table-cell table:style-name="ce3" office:value-type="string" calcext:value-type="string">
            <text:p>LVA</text:p>
          </table:table-cell>
          <table:table-cell table:style-name="ce3" office:value-type="string" calcext:value-type="string">
            <text:p>LTU</text:p>
          </table:table-cell>
          <table:table-cell table:style-name="ce3" office:value-type="string" calcext:value-type="string">
            <text:p>LUX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LD</text:p>
          </table:table-cell>
          <table:table-cell table:style-name="ce3" office:value-type="string" calcext:value-type="string">
            <text:p>NZL</text:p>
          </table:table-cell>
          <table:table-cell table:style-name="ce3" office:value-type="string" calcext:value-type="string">
            <text:p>POL</text:p>
          </table:table-cell>
          <table:table-cell table:style-name="ce3" office:value-type="string" calcext:value-type="string">
            <text:p>PRT</text:p>
          </table:table-cell>
          <table:table-cell table:style-name="ce3" office:value-type="string" calcext:value-type="string">
            <text:p>SVK</text:p>
          </table:table-cell>
          <table:table-cell table:style-name="ce3" office:value-type="string" calcext:value-type="string">
            <text:p>SVN</text:p>
          </table:table-cell>
          <table:table-cell table:style-name="ce3" office:value-type="string" calcext:value-type="string">
            <text:p>ESP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GBR</text:p>
          </table:table-cell>
          <table:table-cell table:style-name="ce3"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948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488359" calcext:value-type="float">
            <text:p>0.5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565496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565505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8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586144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04555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599013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00860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49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13631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09547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588057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964523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0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238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9596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3064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879922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1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23517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065979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6889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01897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2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45882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07667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050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181697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3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11849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051068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4426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91298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4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5942805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597100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09158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14507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5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141828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293202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27083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269864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6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340851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385906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362244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42221" calcext:value-type="float">
            <text:p>0.6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7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59076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633874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448466" calcext:value-type="float">
            <text:p>0.6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543115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8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583309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625447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60405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762558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59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746675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Q1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855587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Q2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691944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Q3</text:p>
          </table:table-cell>
          <table:table-cell table:number-columns-repeated="25" office:value-type="string" calcext:value-type="string">
            <text:p>..</text:p>
          </table:table-cell>
          <table:table-cell office:value-type="float" office:value="0.6955423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0Q4</text:p>
          </table:table-cell>
          <table:table-cell table:number-columns-repeated="25" table:style-name="ce5" office:value-type="string" calcext:value-type="string">
            <text:p>..</text:p>
          </table:table-cell>
          <table:table-cell table:style-name="ce5" office:value-type="float" office:value="0.7002747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679193" calcext:value-type="float">
            <text:p>9.7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159956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728078" calcext:value-type="float">
            <text:p>9.7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2244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776963" calcext:value-type="float">
            <text:p>9.8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380696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1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825848" calcext:value-type="float">
            <text:p>9.8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344716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825848" calcext:value-type="float">
            <text:p>9.8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380372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85029" calcext:value-type="float">
            <text:p>9.9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436772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972503" calcext:value-type="float">
            <text:p>10.0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488635" calcext:value-type="float">
            <text:p>0.7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2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972503" calcext:value-type="float">
            <text:p>10.0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601112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04583" calcext:value-type="float">
            <text:p>10.0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624774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09471" calcext:value-type="float">
            <text:p>10.1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419593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11916" calcext:value-type="float">
            <text:p>10.1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531421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3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16804" calcext:value-type="float">
            <text:p>10.2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443579" calcext:value-type="float">
            <text:p>0.7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24137" calcext:value-type="float">
            <text:p>10.2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708727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38802" calcext:value-type="float">
            <text:p>10.4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8319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41247" calcext:value-type="float">
            <text:p>10.4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7867556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4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43691" calcext:value-type="float">
            <text:p>10.4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7966095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63245" calcext:value-type="float">
            <text:p>10.6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8153124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75466" calcext:value-type="float">
            <text:p>10.8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8281808" calcext:value-type="float">
            <text:p>0.8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7791" calcext:value-type="float">
            <text:p>10.8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8484721" calcext:value-type="float">
            <text:p>0.8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5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90131" calcext:value-type="float">
            <text:p>10.9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8663647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99908" calcext:value-type="float">
            <text:p>11.0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8796545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1.07241" calcext:value-type="float">
            <text:p>11.1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8935277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1.14574" calcext:value-type="float">
            <text:p>11.1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9292481" calcext:value-type="float">
            <text:p>0.9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6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1.26795" calcext:value-type="float">
            <text:p>11.3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0.9453255" calcext:value-type="float">
            <text:p>0.9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1.4146" calcext:value-type="float">
            <text:p>11.4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0.9934281" calcext:value-type="float">
            <text:p>1.0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1.68347" calcext:value-type="float">
            <text:p>11.7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016701" calcext:value-type="float">
            <text:p>1.0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1.80568" calcext:value-type="float">
            <text:p>11.8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064966" calcext:value-type="float">
            <text:p>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7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1.95234" calcext:value-type="float">
            <text:p>12.0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103344" calcext:value-type="float">
            <text:p>1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2.05011" calcext:value-type="float">
            <text:p>12.1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137412" calcext:value-type="float">
            <text:p>1.1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2.29453" calcext:value-type="float">
            <text:p>12.3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147395" calcext:value-type="float">
            <text:p>1.1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2.41674" calcext:value-type="float">
            <text:p>12.4 </text:p>
          </table:table-cell>
          <table:table-cell table:number-columns-repeated="21" office:value-type="string" calcext:value-type="string">
            <text:p>..</text:p>
          </table:table-cell>
          <table:table-cell office:value-type="float" office:value="1.1907" calcext:value-type="float">
            <text:p>1.2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8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2.58784" calcext:value-type="float">
            <text:p>12.6 </text:p>
          </table:table-cell>
          <table:table-cell table:number-columns-repeated="21" table:style-name="ce5" office:value-type="string" calcext:value-type="string">
            <text:p>..</text:p>
          </table:table-cell>
          <table:table-cell table:style-name="ce5" office:value-type="float" office:value="1.212256" calcext:value-type="float">
            <text:p>1.2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Q1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2.78338" calcext:value-type="float">
            <text:p>12.8 </text:p>
          </table:table-cell>
          <table:table-cell table:number-columns-repeated="17" office:value-type="string" calcext:value-type="string">
            <text:p>..</text:p>
          </table:table-cell>
          <table:table-cell office:value-type="float" office:value="0.01198592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257636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Q2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3.12557" calcext:value-type="float">
            <text:p>13.1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202227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292189" calcext:value-type="float">
            <text:p>1.3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Q3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3.29667" calcext:value-type="float">
            <text:p>13.3 </text:p>
          </table:table-cell>
          <table:table-cell table:number-columns-repeated="17" office:value-type="string" calcext:value-type="string">
            <text:p>..</text:p>
          </table:table-cell>
          <table:table-cell office:value-type="float" office:value="0.01209861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39352" calcext:value-type="float">
            <text:p>1.3 </text:p>
          </table:table-cell>
          <table:table-cell table:number-columns-repeated="6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69Q4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3.44332" calcext:value-type="float">
            <text:p>13.4 </text:p>
          </table:table-cell>
          <table:table-cell table:number-columns-repeated="17" table:style-name="ce5" office:value-type="string" calcext:value-type="string">
            <text:p>..</text:p>
          </table:table-cell>
          <table:table-cell table:style-name="ce5" office:value-type="float" office:value="0.01239062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776" calcext:value-type="float">
            <text:p>1.4 </text:p>
          </table:table-cell>
          <table:table-cell table:number-columns-repeated="6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Q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3.77877" calcext:value-type="float">
            <text:p>13.8 </text:p>
          </table:table-cell>
          <table:table-cell office:value-type="float" office:value="13.63886" calcext:value-type="float">
            <text:p>13.6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23304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3.96667" calcext:value-type="float">
            <text:p>24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261236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378962" calcext:value-type="float">
            <text:p>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.52213" calcext:value-type="float">
            <text:p>25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Q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26021" calcext:value-type="float">
            <text:p>14.3 </text:p>
          </table:table-cell>
          <table:table-cell table:style-name="ce5" office:value-type="float" office:value="13.88329" calcext:value-type="float">
            <text:p>13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25551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53333" calcext:value-type="float">
            <text:p>24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27305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387616" calcext:value-type="float">
            <text:p>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5.71747" calcext:value-type="float">
            <text:p>25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Q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38056" calcext:value-type="float">
            <text:p>14.4 </text:p>
          </table:table-cell>
          <table:table-cell office:value-type="float" office:value="13.98106" calcext:value-type="float">
            <text:p>14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28640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4.76667" calcext:value-type="float">
            <text:p>24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28765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429657" calcext:value-type="float">
            <text:p>1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5.82265" calcext:value-type="float">
            <text:p>25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0Q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5299" calcext:value-type="float">
            <text:p>14.5 </text:p>
          </table:table-cell>
          <table:table-cell table:style-name="ce5" office:value-type="float" office:value="14.1766" calcext:value-type="float">
            <text:p>14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34859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23333" calcext:value-type="float">
            <text:p>25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09036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46716" calcext:value-type="float">
            <text:p>1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6.10815" calcext:value-type="float">
            <text:p>26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Q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96675" calcext:value-type="float">
            <text:p>15.0 </text:p>
          </table:table-cell>
          <table:table-cell office:value-type="float" office:value="14.34769" calcext:value-type="float">
            <text:p>14.3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37588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5.63333" calcext:value-type="float">
            <text:p>25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39268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579864" calcext:value-type="float">
            <text:p>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6.41619" calcext:value-type="float">
            <text:p>26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Q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19187" calcext:value-type="float">
            <text:p>15.2 </text:p>
          </table:table-cell>
          <table:table-cell table:style-name="ce5" office:value-type="float" office:value="14.51879" calcext:value-type="float">
            <text:p>14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402366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6.46667" calcext:value-type="float">
            <text:p>26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360169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66359" calcext:value-type="float">
            <text:p>1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6.81439" calcext:value-type="float">
            <text:p>26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Q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46379" calcext:value-type="float">
            <text:p>15.5 </text:p>
          </table:table-cell>
          <table:table-cell office:value-type="float" office:value="14.66544" calcext:value-type="float">
            <text:p>14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4469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6.73333" calcext:value-type="float">
            <text:p>26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385675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753474" calcext:value-type="float">
            <text:p>1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7.5657" calcext:value-type="float">
            <text:p>27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1Q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81595" calcext:value-type="float">
            <text:p>15.8 </text:p>
          </table:table-cell>
          <table:table-cell table:style-name="ce5" office:value-type="float" office:value="14.93431" calcext:value-type="float">
            <text:p>14.9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46015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" calcext:value-type="float">
            <text:p>27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02942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868707" calcext:value-type="float">
            <text:p>1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8.36209" calcext:value-type="float">
            <text:p>28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Q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1213" calcext:value-type="float">
            <text:p>16.1 </text:p>
          </table:table-cell>
          <table:table-cell office:value-type="float" office:value="15.05652" calcext:value-type="float">
            <text:p>15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56246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7.5" calcext:value-type="float">
            <text:p>27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26751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902806" calcext:value-type="float">
            <text:p>1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0533" calcext:value-type="float">
            <text:p>29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Q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31521" calcext:value-type="float">
            <text:p>16.3 </text:p>
          </table:table-cell>
          <table:table-cell table:style-name="ce5" office:value-type="float" office:value="15.25206" calcext:value-type="float">
            <text:p>15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6110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36667" calcext:value-type="float">
            <text:p>28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505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987861" calcext:value-type="float">
            <text:p>2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9.43647" calcext:value-type="float">
            <text:p>29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Q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72755" calcext:value-type="float">
            <text:p>16.7 </text:p>
          </table:table-cell>
          <table:table-cell office:value-type="float" office:value="15.49649" calcext:value-type="float">
            <text:p>15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65034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8.8" calcext:value-type="float">
            <text:p>28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470856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032366" calcext:value-type="float">
            <text:p>2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9.66938" calcext:value-type="float">
            <text:p>29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2Q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96158" calcext:value-type="float">
            <text:p>17.0 </text:p>
          </table:table-cell>
          <table:table-cell table:style-name="ce5" office:value-type="float" office:value="15.69203" calcext:value-type="float">
            <text:p>15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68444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9.26667" calcext:value-type="float">
            <text:p>29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485639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15502" calcext:value-type="float">
            <text:p>2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0.45826" calcext:value-type="float">
            <text:p>30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Q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48759" calcext:value-type="float">
            <text:p>17.5 </text:p>
          </table:table-cell>
          <table:table-cell office:value-type="float" office:value="15.93645" calcext:value-type="float">
            <text:p>15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757477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29.8" calcext:value-type="float">
            <text:p>29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516839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251193" calcext:value-type="float">
            <text:p>2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1.76555" calcext:value-type="float">
            <text:p>31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Q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75728" calcext:value-type="float">
            <text:p>17.8 </text:p>
          </table:table-cell>
          <table:table-cell table:style-name="ce5" office:value-type="float" office:value="16.18087" calcext:value-type="float">
            <text:p>16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84936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" calcext:value-type="float">
            <text:p>31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557794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365453" calcext:value-type="float">
            <text:p>2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2.64458" calcext:value-type="float">
            <text:p>32.6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Q3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21865" calcext:value-type="float">
            <text:p>18.2 </text:p>
          </table:table-cell>
          <table:table-cell office:value-type="float" office:value="16.47418" calcext:value-type="float">
            <text:p>16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191757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1.8" calcext:value-type="float">
            <text:p>31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598143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461853" calcext:value-type="float">
            <text:p>2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2.90754" calcext:value-type="float">
            <text:p>32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3Q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5931" calcext:value-type="float">
            <text:p>18.6 </text:p>
          </table:table-cell>
          <table:table-cell table:style-name="ce5" office:value-type="float" office:value="16.69416" calcext:value-type="float">
            <text:p>16.7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198257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36666" calcext:value-type="float">
            <text:p>32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662968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605188" calcext:value-type="float">
            <text:p>2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3.36584" calcext:value-type="float">
            <text:p>33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Q1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9.39103" calcext:value-type="float">
            <text:p>19.4 </text:p>
          </table:table-cell>
          <table:table-cell office:value-type="float" office:value="16.98747" calcext:value-type="float">
            <text:p>17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168756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3.96667" calcext:value-type="float">
            <text:p>34.0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743121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87993" calcext:value-type="float">
            <text:p>2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4.2524" calcext:value-type="float">
            <text:p>34.3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Q2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20.06414" calcext:value-type="float">
            <text:p>20.1 </text:p>
          </table:table-cell>
          <table:table-cell table:style-name="ce5" office:value-type="float" office:value="17.37855" calcext:value-type="float">
            <text:p>17.4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242234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5.76667" calcext:value-type="float">
            <text:p>35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791769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879184" calcext:value-type="float">
            <text:p>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5.13895" calcext:value-type="float">
            <text:p>35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Q3</text:p>
          </table:table-cell>
          <table:table-cell office:value-type="float" office:value="10.74306" calcext:value-type="float">
            <text:p>10.7 </text:p>
          </table:table-cell>
          <table:table-cell office:value-type="string" calcext:value-type="string">
            <text:p>..</text:p>
          </table:table-cell>
          <table:table-cell office:value-type="float" office:value="20.97128" calcext:value-type="float">
            <text:p>21.0 </text:p>
          </table:table-cell>
          <table:table-cell office:value-type="float" office:value="17.8674" calcext:value-type="float">
            <text:p>17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254312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6.83333" calcext:value-type="float">
            <text:p>36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1859744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.023071" calcext:value-type="float">
            <text:p>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5.64984" calcext:value-type="float">
            <text:p>35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4Q4</text:p>
          </table:table-cell>
          <table:table-cell table:style-name="ce5" office:value-type="float" office:value="11.54879" calcext:value-type="float">
            <text:p>1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91855" calcext:value-type="float">
            <text:p>21.9 </text:p>
          </table:table-cell>
          <table:table-cell table:style-name="ce5" office:value-type="float" office:value="18.25848" calcext:value-type="float">
            <text:p>18.3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2826003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86666" calcext:value-type="float">
            <text:p>38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1960859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.924046" calcext:value-type="float">
            <text:p>2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6.52136" calcext:value-type="float">
            <text:p>36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Q1</text:p>
          </table:table-cell>
          <table:table-cell office:value-type="float" office:value="12.35452" calcext:value-type="float">
            <text:p>12.4 </text:p>
          </table:table-cell>
          <table:table-cell office:value-type="string" calcext:value-type="string">
            <text:p>..</text:p>
          </table:table-cell>
          <table:table-cell office:value-type="float" office:value="22.80786" calcext:value-type="float">
            <text:p>22.8 </text:p>
          </table:table-cell>
          <table:table-cell office:value-type="float" office:value="18.69844" calcext:value-type="float">
            <text:p>18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158242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39.86666" calcext:value-type="float">
            <text:p>39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053189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.037916" calcext:value-type="float">
            <text:p>3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7.61828" calcext:value-type="float">
            <text:p>37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Q2</text:p>
          </table:table-cell>
          <table:table-cell table:style-name="ce5" office:value-type="float" office:value="12.71262" calcext:value-type="float">
            <text:p>1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46314" calcext:value-type="float">
            <text:p>23.5 </text:p>
          </table:table-cell>
          <table:table-cell table:style-name="ce5" office:value-type="float" office:value="19.18729" calcext:value-type="float">
            <text:p>19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3319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86666" calcext:value-type="float">
            <text:p>41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110804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.187216" calcext:value-type="float">
            <text:p>3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8.27944" calcext:value-type="float">
            <text:p>38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Q3</text:p>
          </table:table-cell>
          <table:table-cell office:value-type="float" office:value="12.17547" calcext:value-type="float">
            <text:p>12.2 </text:p>
          </table:table-cell>
          <table:table-cell office:value-type="string" calcext:value-type="string">
            <text:p>..</text:p>
          </table:table-cell>
          <table:table-cell office:value-type="float" office:value="23.84873" calcext:value-type="float">
            <text:p>23.8 </text:p>
          </table:table-cell>
          <table:table-cell office:value-type="float" office:value="19.72502" calcext:value-type="float">
            <text:p>19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45757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2.56667" calcext:value-type="float">
            <text:p>42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179143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.286436" calcext:value-type="float">
            <text:p>3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8.40716" calcext:value-type="float">
            <text:p>38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5Q4</text:p>
          </table:table-cell>
          <table:table-cell table:style-name="ce5" office:value-type="float" office:value="12.71262" calcext:value-type="float">
            <text:p>1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53968" calcext:value-type="float">
            <text:p>24.5 </text:p>
          </table:table-cell>
          <table:table-cell table:style-name="ce5" office:value-type="float" office:value="20.4583" calcext:value-type="float">
            <text:p>20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3744864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26667" calcext:value-type="float">
            <text:p>43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240393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.478035" calcext:value-type="float">
            <text:p>3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8.73774" calcext:value-type="float">
            <text:p>38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Q1</text:p>
          </table:table-cell>
          <table:table-cell office:value-type="float" office:value="12.9812" calcext:value-type="float">
            <text:p>13.0 </text:p>
          </table:table-cell>
          <table:table-cell office:value-type="string" calcext:value-type="string">
            <text:p>..</text:p>
          </table:table-cell>
          <table:table-cell office:value-type="float" office:value="25.10135" calcext:value-type="float">
            <text:p>25.1 </text:p>
          </table:table-cell>
          <table:table-cell office:value-type="float" office:value="21.04491" calcext:value-type="float">
            <text:p>21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374486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4.23333" calcext:value-type="float">
            <text:p>44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386037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3.68286" calcext:value-type="float">
            <text:p>3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5.924719" calcext:value-type="float">
            <text:p>5.9 </text:p>
          </table:table-cell>
          <table:table-cell office:value-type="float" office:value="39.8046" calcext:value-type="float">
            <text:p>39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Q2</text:p>
          </table:table-cell>
          <table:table-cell table:style-name="ce5" office:value-type="float" office:value="13.51835" calcext:value-type="float">
            <text:p>1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64742" calcext:value-type="float">
            <text:p>25.6 </text:p>
          </table:table-cell>
          <table:table-cell table:style-name="ce5" office:value-type="float" office:value="21.5582" calcext:value-type="float">
            <text:p>21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418584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5" calcext:value-type="float">
            <text:p>46.5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464856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.565392" calcext:value-type="float">
            <text:p>3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258132" calcext:value-type="float">
            <text:p>6.3 </text:p>
          </table:table-cell>
          <table:table-cell table:style-name="ce5" office:value-type="float" office:value="39.93984" calcext:value-type="float">
            <text:p>39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Q3</text:p>
          </table:table-cell>
          <table:table-cell office:value-type="float" office:value="13.78693" calcext:value-type="float">
            <text:p>13.8 </text:p>
          </table:table-cell>
          <table:table-cell office:value-type="string" calcext:value-type="string">
            <text:p>..</text:p>
          </table:table-cell>
          <table:table-cell office:value-type="float" office:value="26.73287" calcext:value-type="float">
            <text:p>26.7 </text:p>
          </table:table-cell>
          <table:table-cell office:value-type="float" office:value="22.14482" calcext:value-type="float">
            <text:p>22.1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462360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47.43333" calcext:value-type="float">
            <text:p>47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2552097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156917" calcext:value-type="float">
            <text:p>4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.425967" calcext:value-type="float">
            <text:p>6.4 </text:p>
          </table:table-cell>
          <table:table-cell office:value-type="float" office:value="40.00746" calcext:value-type="float">
            <text:p>40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6Q4</text:p>
          </table:table-cell>
          <table:table-cell table:style-name="ce5" office:value-type="float" office:value="16.02507" calcext:value-type="float">
            <text:p>1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14967" calcext:value-type="float">
            <text:p>27.1 </text:p>
          </table:table-cell>
          <table:table-cell table:style-name="ce5" office:value-type="float" office:value="22.80477" calcext:value-type="float">
            <text:p>22.8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502966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93333" calcext:value-type="float">
            <text:p>48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2820484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279896" calcext:value-type="float">
            <text:p>4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.99717" calcext:value-type="float">
            <text:p>7.0 </text:p>
          </table:table-cell>
          <table:table-cell table:style-name="ce5" office:value-type="float" office:value="40.52586" calcext:value-type="float">
            <text:p>40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Q1</text:p>
          </table:table-cell>
          <table:table-cell office:value-type="float" office:value="16.38317" calcext:value-type="float">
            <text:p>16.4 </text:p>
          </table:table-cell>
          <table:table-cell office:value-type="string" calcext:value-type="string">
            <text:p>..</text:p>
          </table:table-cell>
          <table:table-cell office:value-type="float" office:value="27.84507" calcext:value-type="float">
            <text:p>27.8 </text:p>
          </table:table-cell>
          <table:table-cell office:value-type="float" office:value="23.22029" calcext:value-type="float">
            <text:p>23.2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524735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0.4" calcext:value-type="float">
            <text:p>50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061487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27283" calcext:value-type="float">
            <text:p>4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.500676" calcext:value-type="float">
            <text:p>7.5 </text:p>
          </table:table-cell>
          <table:table-cell office:value-type="float" office:value="40.68364" calcext:value-type="float">
            <text:p>40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Q2</text:p>
          </table:table-cell>
          <table:table-cell table:style-name="ce5" office:value-type="float" office:value="16.74127" calcext:value-type="float">
            <text:p>1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85474" calcext:value-type="float">
            <text:p>28.9 </text:p>
          </table:table-cell>
          <table:table-cell table:style-name="ce5" office:value-type="float" office:value="23.63581" calcext:value-type="float">
            <text:p>23.6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559610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7" calcext:value-type="float">
            <text:p>52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1895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512694" calcext:value-type="float">
            <text:p>4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153399" calcext:value-type="float">
            <text:p>8.2 </text:p>
          </table:table-cell>
          <table:table-cell table:style-name="ce5" office:value-type="float" office:value="40.87898" calcext:value-type="float">
            <text:p>40.9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Q3</text:p>
          </table:table-cell>
          <table:table-cell office:value-type="float" office:value="17.00985" calcext:value-type="float">
            <text:p>17.0 </text:p>
          </table:table-cell>
          <table:table-cell office:value-type="string" calcext:value-type="string">
            <text:p>..</text:p>
          </table:table-cell>
          <table:table-cell office:value-type="float" office:value="29.63707" calcext:value-type="float">
            <text:p>29.6 </text:p>
          </table:table-cell>
          <table:table-cell office:value-type="float" office:value="24.02689" calcext:value-type="float">
            <text:p>24.0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61148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3.33333" calcext:value-type="float">
            <text:p>53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323876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579792" calcext:value-type="float">
            <text:p>4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8.434628" calcext:value-type="float">
            <text:p>8.4 </text:p>
          </table:table-cell>
          <table:table-cell office:value-type="float" office:value="41.07433" calcext:value-type="float">
            <text:p>41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7Q4</text:p>
          </table:table-cell>
          <table:table-cell table:style-name="ce5" office:value-type="float" office:value="17.36795" calcext:value-type="float">
            <text:p>1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07615" calcext:value-type="float">
            <text:p>30.1 </text:p>
          </table:table-cell>
          <table:table-cell table:style-name="ce5" office:value-type="float" office:value="24.51574" calcext:value-type="float">
            <text:p>24.5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703505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83333" calcext:value-type="float">
            <text:p>53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469701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720793" calcext:value-type="float">
            <text:p>4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8.844767" calcext:value-type="float">
            <text:p>8.8 </text:p>
          </table:table-cell>
          <table:table-cell table:style-name="ce5" office:value-type="float" office:value="41.27559" calcext:value-type="float">
            <text:p>41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Q1</text:p>
          </table:table-cell>
          <table:table-cell office:value-type="float" office:value="17.63653" calcext:value-type="float">
            <text:p>17.6 </text:p>
          </table:table-cell>
          <table:table-cell office:value-type="string" calcext:value-type="string">
            <text:p>..</text:p>
          </table:table-cell>
          <table:table-cell office:value-type="float" office:value="30.72475" calcext:value-type="float">
            <text:p>30.7 </text:p>
          </table:table-cell>
          <table:table-cell office:value-type="float" office:value="24.93126" calcext:value-type="float">
            <text:p>24.9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7770653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4.5" calcext:value-type="float">
            <text:p>54.5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735301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930512" calcext:value-type="float">
            <text:p>4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9.25688" calcext:value-type="float">
            <text:p>9.3 </text:p>
          </table:table-cell>
          <table:table-cell office:value-type="float" office:value="41.45404" calcext:value-type="float">
            <text:p>41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Q2</text:p>
          </table:table-cell>
          <table:table-cell table:style-name="ce5" office:value-type="float" office:value="18.08415" calcext:value-type="float">
            <text:p>1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1.20395" calcext:value-type="float">
            <text:p>31.2 </text:p>
          </table:table-cell>
          <table:table-cell table:style-name="ce5" office:value-type="float" office:value="25.22457" calcext:value-type="float">
            <text:p>25.2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08617617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" calcext:value-type="float">
            <text:p>56.0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3827994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062114" calcext:value-type="float">
            <text:p>5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9.815107" calcext:value-type="float">
            <text:p>9.8 </text:p>
          </table:table-cell>
          <table:table-cell table:style-name="ce5" office:value-type="float" office:value="41.50895" calcext:value-type="float">
            <text:p>41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Q3</text:p>
          </table:table-cell>
          <table:table-cell office:value-type="float" office:value="18.53178" calcext:value-type="float">
            <text:p>18.5 </text:p>
          </table:table-cell>
          <table:table-cell office:value-type="string" calcext:value-type="string">
            <text:p>..</text:p>
          </table:table-cell>
          <table:table-cell office:value-type="float" office:value="31.87706" calcext:value-type="float">
            <text:p>31.9 </text:p>
          </table:table-cell>
          <table:table-cell office:value-type="float" office:value="25.66453" calcext:value-type="float">
            <text:p>25.7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0923745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6.6" calcext:value-type="float">
            <text:p>56.6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3950556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298412" calcext:value-type="float">
            <text:p>5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07941" calcext:value-type="float">
            <text:p>10.1 </text:p>
          </table:table-cell>
          <table:table-cell office:value-type="float" office:value="41.70111" calcext:value-type="float">
            <text:p>41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8Q4</text:p>
          </table:table-cell>
          <table:table-cell table:style-name="ce5" office:value-type="float" office:value="17.9051" calcext:value-type="float">
            <text:p>1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28717" calcext:value-type="float">
            <text:p>32.3 </text:p>
          </table:table-cell>
          <table:table-cell table:style-name="ce5" office:value-type="float" office:value="26.12893" calcext:value-type="float">
            <text:p>26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011812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8" calcext:value-type="float">
            <text:p>56.8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109406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489007" calcext:value-type="float">
            <text:p>5.5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0.47827" calcext:value-type="float">
            <text:p>10.5 </text:p>
          </table:table-cell>
          <table:table-cell table:style-name="ce5" office:value-type="float" office:value="41.78347" calcext:value-type="float">
            <text:p>41.8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Q1</text:p>
          </table:table-cell>
          <table:table-cell office:value-type="float" office:value="18.17368" calcext:value-type="float">
            <text:p>18.2 </text:p>
          </table:table-cell>
          <table:table-cell office:value-type="string" calcext:value-type="string">
            <text:p>..</text:p>
          </table:table-cell>
          <table:table-cell office:value-type="float" office:value="32.68168" calcext:value-type="float">
            <text:p>32.7 </text:p>
          </table:table-cell>
          <table:table-cell office:value-type="float" office:value="26.47113" calcext:value-type="float">
            <text:p>26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122591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7.2" calcext:value-type="float">
            <text:p>57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39197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698403" calcext:value-type="float">
            <text:p>5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0.97218" calcext:value-type="float">
            <text:p>11.0 </text:p>
          </table:table-cell>
          <table:table-cell office:value-type="float" office:value="42.04428" calcext:value-type="float">
            <text:p>42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Q2</text:p>
          </table:table-cell>
          <table:table-cell table:style-name="ce5" office:value-type="float" office:value="18.44226" calcext:value-type="float">
            <text:p>1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02493" calcext:value-type="float">
            <text:p>33.0 </text:p>
          </table:table-cell>
          <table:table-cell table:style-name="ce5" office:value-type="float" office:value="27.00886" calcext:value-type="float">
            <text:p>27.0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3289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66667" calcext:value-type="float">
            <text:p>58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545005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87117" calcext:value-type="float">
            <text:p>5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.53633" calcext:value-type="float">
            <text:p>11.5 </text:p>
          </table:table-cell>
          <table:table-cell table:style-name="ce5" office:value-type="float" office:value="42.14036" calcext:value-type="float">
            <text:p>42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Q3</text:p>
          </table:table-cell>
          <table:table-cell office:value-type="float" office:value="18.80036" calcext:value-type="float">
            <text:p>18.8 </text:p>
          </table:table-cell>
          <table:table-cell office:value-type="string" calcext:value-type="string">
            <text:p>..</text:p>
          </table:table-cell>
          <table:table-cell office:value-type="float" office:value="33.56431" calcext:value-type="float">
            <text:p>33.6 </text:p>
          </table:table-cell>
          <table:table-cell office:value-type="float" office:value="27.52215" calcext:value-type="float">
            <text:p>27.5 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01562484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59.2" calcext:value-type="float">
            <text:p>59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4700706" calcext:value-type="float">
            <text:p>0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991751" calcext:value-type="float">
            <text:p>6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0215" calcext:value-type="float">
            <text:p>12.0 </text:p>
          </table:table-cell>
          <table:table-cell office:value-type="float" office:value="42.38744" calcext:value-type="float">
            <text:p>42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79Q4</text:p>
          </table:table-cell>
          <table:table-cell table:style-name="ce5" office:value-type="float" office:value="19.78514" calcext:value-type="float">
            <text:p>1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3.78942" calcext:value-type="float">
            <text:p>33.8 </text:p>
          </table:table-cell>
          <table:table-cell table:style-name="ce5" office:value-type="float" office:value="28.05988" calcext:value-type="float">
            <text:p>28.1 </text:p>
          </table:table-cell>
          <table:table-cell table:number-columns-repeated="10" table:style-name="ce5" office:value-type="string" calcext:value-type="string">
            <text:p>..</text:p>
          </table:table-cell>
          <table:table-cell table:style-name="ce5" office:value-type="float" office:value="0.01926911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6" calcext:value-type="float">
            <text:p>59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4923351" calcext:value-type="float">
            <text:p>0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209249" calcext:value-type="float">
            <text:p>6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53432" calcext:value-type="float">
            <text:p>12.5 </text:p>
          </table:table-cell>
          <table:table-cell table:style-name="ce5" office:value-type="float" office:value="42.70315" calcext:value-type="float">
            <text:p>42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Q1</text:p>
          </table:table-cell>
          <table:table-cell office:value-type="float" office:value="20.14324" calcext:value-type="float">
            <text:p>20.1 </text:p>
          </table:table-cell>
          <table:table-cell office:value-type="string" calcext:value-type="string">
            <text:p>..</text:p>
          </table:table-cell>
          <table:table-cell office:value-type="float" office:value="34.32212" calcext:value-type="float">
            <text:p>34.3 </text:p>
          </table:table-cell>
          <table:table-cell office:value-type="float" office:value="28.54873" calcext:value-type="float">
            <text:p>28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49559" calcext:value-type="float">
            <text:p>2.1 </text:p>
          </table:table-cell>
          <table:table-cell office:value-type="string" calcext:value-type="string">
            <text:p>..</text:p>
          </table:table-cell>
          <table:table-cell office:value-type="float" office:value="0.02365778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1.4" calcext:value-type="float">
            <text:p>61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5458732" calcext:value-type="float">
            <text:p>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475693" calcext:value-type="float">
            <text:p>6.5 </text:p>
          </table:table-cell>
          <table:table-cell office:value-type="string" calcext:value-type="string">
            <text:p>..</text:p>
          </table:table-cell>
          <table:table-cell office:value-type="float" office:value="0.0002618844" calcext:value-type="float">
            <text:p>0.0 </text:p>
          </table:table-cell>
          <table:table-cell office:value-type="float" office:value="12.9673" calcext:value-type="float">
            <text:p>13.0 </text:p>
          </table:table-cell>
          <table:table-cell office:value-type="float" office:value="43.04631" calcext:value-type="float">
            <text:p>43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Q2</text:p>
          </table:table-cell>
          <table:table-cell table:style-name="ce5" office:value-type="float" office:value="20.41182" calcext:value-type="float">
            <text:p>2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70994" calcext:value-type="float">
            <text:p>34.7 </text:p>
          </table:table-cell>
          <table:table-cell table:style-name="ce5" office:value-type="float" office:value="29.15979" calcext:value-type="float">
            <text:p>29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205615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2954109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23333" calcext:value-type="float">
            <text:p>63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5746566" calcext:value-type="float">
            <text:p>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625771" calcext:value-type="float">
            <text:p>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294356" calcext:value-type="float">
            <text:p>0.0 </text:p>
          </table:table-cell>
          <table:table-cell table:style-name="ce5" office:value-type="float" office:value="13.53004" calcext:value-type="float">
            <text:p>13.5 </text:p>
          </table:table-cell>
          <table:table-cell table:style-name="ce5" office:value-type="float" office:value="43.36202" calcext:value-type="float">
            <text:p>43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Q3</text:p>
          </table:table-cell>
          <table:table-cell office:value-type="float" office:value="20.85945" calcext:value-type="float">
            <text:p>20.9 </text:p>
          </table:table-cell>
          <table:table-cell office:value-type="string" calcext:value-type="string">
            <text:p>..</text:p>
          </table:table-cell>
          <table:table-cell office:value-type="float" office:value="35.60817" calcext:value-type="float">
            <text:p>35.6 </text:p>
          </table:table-cell>
          <table:table-cell office:value-type="float" office:value="29.84418" calcext:value-type="float">
            <text:p>29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195913" calcext:value-type="float">
            <text:p>2.2 </text:p>
          </table:table-cell>
          <table:table-cell office:value-type="string" calcext:value-type="string">
            <text:p>..</text:p>
          </table:table-cell>
          <table:table-cell office:value-type="float" office:value="0.03641935" calcext:value-type="float">
            <text:p>0.0 </text:p>
          </table:table-cell>
          <table:table-cell office:value-type="string" calcext:value-type="string">
            <text:p>..</text:p>
          </table:table-cell>
          <table:table-cell office:value-type="float" office:value="63.9" calcext:value-type="float">
            <text:p>63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6025797" calcext:value-type="float">
            <text:p>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750565" calcext:value-type="float">
            <text:p>6.8 </text:p>
          </table:table-cell>
          <table:table-cell office:value-type="string" calcext:value-type="string">
            <text:p>..</text:p>
          </table:table-cell>
          <table:table-cell office:value-type="float" office:value="0.0003028039" calcext:value-type="float">
            <text:p>0.0 </text:p>
          </table:table-cell>
          <table:table-cell office:value-type="float" office:value="14.09758" calcext:value-type="float">
            <text:p>14.1 </text:p>
          </table:table-cell>
          <table:table-cell office:value-type="float" office:value="43.71891" calcext:value-type="float">
            <text:p>43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0Q4</text:p>
          </table:table-cell>
          <table:table-cell table:style-name="ce5" office:value-type="float" office:value="21.30707" calcext:value-type="float">
            <text:p>21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01604" calcext:value-type="float">
            <text:p>36.0 </text:p>
          </table:table-cell>
          <table:table-cell table:style-name="ce5" office:value-type="float" office:value="30.47968" calcext:value-type="float">
            <text:p>30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200225" calcext:value-type="float">
            <text:p>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4627518" calcext:value-type="float">
            <text:p>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26667" calcext:value-type="float">
            <text:p>64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6413049" calcext:value-type="float">
            <text:p>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899022" calcext:value-type="float">
            <text:p>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189077" calcext:value-type="float">
            <text:p>0.0 </text:p>
          </table:table-cell>
          <table:table-cell table:style-name="ce5" office:value-type="float" office:value="14.50405" calcext:value-type="float">
            <text:p>14.5 </text:p>
          </table:table-cell>
          <table:table-cell table:style-name="ce5" office:value-type="float" office:value="44.24052" calcext:value-type="float">
            <text:p>44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Q1</text:p>
          </table:table-cell>
          <table:table-cell office:value-type="float" office:value="21.7547" calcext:value-type="float">
            <text:p>21.8 </text:p>
          </table:table-cell>
          <table:table-cell office:value-type="string" calcext:value-type="string">
            <text:p>..</text:p>
          </table:table-cell>
          <table:table-cell office:value-type="float" office:value="36.50417" calcext:value-type="float">
            <text:p>36.5 </text:p>
          </table:table-cell>
          <table:table-cell office:value-type="float" office:value="31.40849" calcext:value-type="float">
            <text:p>31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291856" calcext:value-type="float">
            <text:p>2.3 </text:p>
          </table:table-cell>
          <table:table-cell office:value-type="string" calcext:value-type="string">
            <text:p>..</text:p>
          </table:table-cell>
          <table:table-cell office:value-type="float" office:value="0.0556257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4.8" calcext:value-type="float">
            <text:p>64.8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7072384" calcext:value-type="float">
            <text:p>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371295" calcext:value-type="float">
            <text:p>7.4 </text:p>
          </table:table-cell>
          <table:table-cell office:value-type="string" calcext:value-type="string">
            <text:p>..</text:p>
          </table:table-cell>
          <table:table-cell office:value-type="float" office:value="0.0003434593" calcext:value-type="float">
            <text:p>0.0 </text:p>
          </table:table-cell>
          <table:table-cell office:value-type="float" office:value="15.00756" calcext:value-type="float">
            <text:p>15.0 </text:p>
          </table:table-cell>
          <table:table-cell office:value-type="float" office:value="44.81703" calcext:value-type="float">
            <text:p>44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Q2</text:p>
          </table:table-cell>
          <table:table-cell table:style-name="ce5" office:value-type="float" office:value="22.1128" calcext:value-type="float">
            <text:p>22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84518" calcext:value-type="float">
            <text:p>36.8 </text:p>
          </table:table-cell>
          <table:table-cell table:style-name="ce5" office:value-type="float" office:value="32.33731" calcext:value-type="float">
            <text:p>32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56537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6958874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33334" calcext:value-type="float">
            <text:p>66.3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7531974" calcext:value-type="float">
            <text:p>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58296" calcext:value-type="float">
            <text:p>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3603551" calcext:value-type="float">
            <text:p>0.0 </text:p>
          </table:table-cell>
          <table:table-cell table:style-name="ce5" office:value-type="float" office:value="15.7607" calcext:value-type="float">
            <text:p>15.8 </text:p>
          </table:table-cell>
          <table:table-cell table:style-name="ce5" office:value-type="float" office:value="45.40727" calcext:value-type="float">
            <text:p>45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Q3</text:p>
          </table:table-cell>
          <table:table-cell office:value-type="float" office:value="22.73948" calcext:value-type="float">
            <text:p>22.7 </text:p>
          </table:table-cell>
          <table:table-cell office:value-type="string" calcext:value-type="string">
            <text:p>..</text:p>
          </table:table-cell>
          <table:table-cell office:value-type="float" office:value="37.42691" calcext:value-type="float">
            <text:p>37.4 </text:p>
          </table:table-cell>
          <table:table-cell office:value-type="float" office:value="33.315" calcext:value-type="float">
            <text:p>33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40367" calcext:value-type="float">
            <text:p>2.3 </text:p>
          </table:table-cell>
          <table:table-cell office:value-type="string" calcext:value-type="string">
            <text:p>..</text:p>
          </table:table-cell>
          <table:table-cell office:value-type="float" office:value="0.0819324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6.93333" calcext:value-type="float">
            <text:p>66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7915591" calcext:value-type="float">
            <text:p>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715209" calcext:value-type="float">
            <text:p>7.7 </text:p>
          </table:table-cell>
          <table:table-cell office:value-type="string" calcext:value-type="string">
            <text:p>..</text:p>
          </table:table-cell>
          <table:table-cell office:value-type="float" office:value="0.0003957306" calcext:value-type="float">
            <text:p>0.0 </text:p>
          </table:table-cell>
          <table:table-cell office:value-type="float" office:value="16.13896" calcext:value-type="float">
            <text:p>16.1 </text:p>
          </table:table-cell>
          <table:table-cell office:value-type="float" office:value="46.07987" calcext:value-type="float">
            <text:p>46.1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1Q4</text:p>
          </table:table-cell>
          <table:table-cell table:style-name="ce5" office:value-type="float" office:value="24.70904" calcext:value-type="float">
            <text:p>2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14014" calcext:value-type="float">
            <text:p>38.1 </text:p>
          </table:table-cell>
          <table:table-cell table:style-name="ce5" office:value-type="float" office:value="34.51268" calcext:value-type="float">
            <text:p>34.5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341445" calcext:value-type="float">
            <text:p>2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9799047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2" calcext:value-type="float">
            <text:p>67.2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08464723" calcext:value-type="float">
            <text:p>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91877" calcext:value-type="float">
            <text:p>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028585" calcext:value-type="float">
            <text:p>0.0 </text:p>
          </table:table-cell>
          <table:table-cell table:style-name="ce5" office:value-type="float" office:value="16.69437" calcext:value-type="float">
            <text:p>16.7 </text:p>
          </table:table-cell>
          <table:table-cell table:style-name="ce5" office:value-type="float" office:value="47.04073" calcext:value-type="float">
            <text:p>47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Q1</text:p>
          </table:table-cell>
          <table:table-cell office:value-type="float" office:value="25.33572" calcext:value-type="float">
            <text:p>25.3 </text:p>
          </table:table-cell>
          <table:table-cell office:value-type="string" calcext:value-type="string">
            <text:p>..</text:p>
          </table:table-cell>
          <table:table-cell office:value-type="float" office:value="38.60152" calcext:value-type="float">
            <text:p>38.6 </text:p>
          </table:table-cell>
          <table:table-cell office:value-type="float" office:value="35.7348" calcext:value-type="float">
            <text:p>35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39319" calcext:value-type="float">
            <text:p>2.4 </text:p>
          </table:table-cell>
          <table:table-cell office:value-type="string" calcext:value-type="string">
            <text:p>..</text:p>
          </table:table-cell>
          <table:table-cell office:value-type="float" office:value="0.1175251" calcext:value-type="float">
            <text:p>0.1 </text:p>
          </table:table-cell>
          <table:table-cell office:value-type="string" calcext:value-type="string">
            <text:p>..</text:p>
          </table:table-cell>
          <table:table-cell office:value-type="float" office:value="67.7" calcext:value-type="float">
            <text:p>67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09528401" calcext:value-type="float">
            <text:p>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306119" calcext:value-type="float">
            <text:p>8.3 </text:p>
          </table:table-cell>
          <table:table-cell office:value-type="string" calcext:value-type="string">
            <text:p>..</text:p>
          </table:table-cell>
          <table:table-cell office:value-type="float" office:value="0.0004163224" calcext:value-type="float">
            <text:p>0.0 </text:p>
          </table:table-cell>
          <table:table-cell office:value-type="float" office:value="17.47205" calcext:value-type="float">
            <text:p>17.5 </text:p>
          </table:table-cell>
          <table:table-cell office:value-type="float" office:value="47.9604" calcext:value-type="float">
            <text:p>48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Q2</text:p>
          </table:table-cell>
          <table:table-cell table:style-name="ce5" office:value-type="float" office:value="26.05193" calcext:value-type="float">
            <text:p>2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50643" calcext:value-type="float">
            <text:p>39.5 </text:p>
          </table:table-cell>
          <table:table-cell table:style-name="ce5" office:value-type="float" office:value="36.68805" calcext:value-type="float">
            <text:p>36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448168" calcext:value-type="float">
            <text:p>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488146" calcext:value-type="float">
            <text:p>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9" calcext:value-type="float">
            <text:p>68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1099208" calcext:value-type="float">
            <text:p>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8.635447" calcext:value-type="float">
            <text:p>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44834" calcext:value-type="float">
            <text:p>0.0 </text:p>
          </table:table-cell>
          <table:table-cell table:style-name="ce5" office:value-type="float" office:value="18.34169" calcext:value-type="float">
            <text:p>18.3 </text:p>
          </table:table-cell>
          <table:table-cell table:style-name="ce5" office:value-type="float" office:value="48.71536" calcext:value-type="float">
            <text:p>48.7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Q3</text:p>
          </table:table-cell>
          <table:table-cell office:value-type="float" office:value="27.03671" calcext:value-type="float">
            <text:p>27.0 </text:p>
          </table:table-cell>
          <table:table-cell office:value-type="string" calcext:value-type="string">
            <text:p>..</text:p>
          </table:table-cell>
          <table:table-cell office:value-type="float" office:value="40.36008" calcext:value-type="float">
            <text:p>40.4 </text:p>
          </table:table-cell>
          <table:table-cell office:value-type="float" office:value="37.66575" calcext:value-type="float">
            <text:p>37.7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510693" calcext:value-type="float">
            <text:p>2.5 </text:p>
          </table:table-cell>
          <table:table-cell office:value-type="string" calcext:value-type="string">
            <text:p>..</text:p>
          </table:table-cell>
          <table:table-cell office:value-type="float" office:value="0.1849962" calcext:value-type="float">
            <text:p>0.2 </text:p>
          </table:table-cell>
          <table:table-cell office:value-type="string" calcext:value-type="string">
            <text:p>..</text:p>
          </table:table-cell>
          <table:table-cell office:value-type="float" office:value="69.36667" calcext:value-type="float">
            <text:p>69.4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303353" calcext:value-type="float">
            <text:p>0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869152" calcext:value-type="float">
            <text:p>8.9 </text:p>
          </table:table-cell>
          <table:table-cell office:value-type="string" calcext:value-type="string">
            <text:p>..</text:p>
          </table:table-cell>
          <table:table-cell office:value-type="float" office:value="0.0004651617" calcext:value-type="float">
            <text:p>0.0 </text:p>
          </table:table-cell>
          <table:table-cell office:value-type="float" office:value="18.75804" calcext:value-type="float">
            <text:p>18.8 </text:p>
          </table:table-cell>
          <table:table-cell office:value-type="float" office:value="49.38795" calcext:value-type="float">
            <text:p>49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2Q4</text:p>
          </table:table-cell>
          <table:table-cell table:style-name="ce5" office:value-type="float" office:value="28.02149" calcext:value-type="float">
            <text:p>2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99308" calcext:value-type="float">
            <text:p>41.0 </text:p>
          </table:table-cell>
          <table:table-cell table:style-name="ce5" office:value-type="float" office:value="38.57012" calcext:value-type="float">
            <text:p>38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632509" calcext:value-type="float">
            <text:p>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2274403" calcext:value-type="float">
            <text:p>0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6" calcext:value-type="float">
            <text:p>69.6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1512786" calcext:value-type="float">
            <text:p>0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117768" calcext:value-type="float">
            <text:p>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4744016" calcext:value-type="float">
            <text:p>0.0 </text:p>
          </table:table-cell>
          <table:table-cell table:style-name="ce5" office:value-type="float" office:value="19.259" calcext:value-type="float">
            <text:p>19.3 </text:p>
          </table:table-cell>
          <table:table-cell table:style-name="ce5" office:value-type="float" office:value="50.33508" calcext:value-type="float">
            <text:p>50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Q1</text:p>
          </table:table-cell>
          <table:table-cell office:value-type="float" office:value="28.91674" calcext:value-type="float">
            <text:p>28.9 </text:p>
          </table:table-cell>
          <table:table-cell office:value-type="string" calcext:value-type="string">
            <text:p>..</text:p>
          </table:table-cell>
          <table:table-cell office:value-type="float" office:value="42.03395" calcext:value-type="float">
            <text:p>42.0 </text:p>
          </table:table-cell>
          <table:table-cell office:value-type="float" office:value="38.86343" calcext:value-type="float">
            <text:p>38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672395" calcext:value-type="float">
            <text:p>2.7 </text:p>
          </table:table-cell>
          <table:table-cell office:value-type="float" office:value="28.63221" calcext:value-type="float">
            <text:p>28.6 </text:p>
          </table:table-cell>
          <table:table-cell office:value-type="float" office:value="0.2731004" calcext:value-type="float">
            <text:p>0.3 </text:p>
          </table:table-cell>
          <table:table-cell office:value-type="string" calcext:value-type="string">
            <text:p>..</text:p>
          </table:table-cell>
          <table:table-cell office:value-type="float" office:value="69.9" calcext:value-type="float">
            <text:p>69.9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189872" calcext:value-type="float">
            <text:p>0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9.593284" calcext:value-type="float">
            <text:p>9.6 </text:p>
          </table:table-cell>
          <table:table-cell office:value-type="string" calcext:value-type="string">
            <text:p>..</text:p>
          </table:table-cell>
          <table:table-cell office:value-type="float" office:value="0.0004873374" calcext:value-type="float">
            <text:p>0.0 </text:p>
          </table:table-cell>
          <table:table-cell office:value-type="float" office:value="20.02145" calcext:value-type="float">
            <text:p>20.0 </text:p>
          </table:table-cell>
          <table:table-cell office:value-type="float" office:value="50.94704" calcext:value-type="float">
            <text:p>50.9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Q2</text:p>
          </table:table-cell>
          <table:table-cell table:style-name="ce5" office:value-type="float" office:value="29.45389" calcext:value-type="float">
            <text:p>2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71152" calcext:value-type="float">
            <text:p>42.7 </text:p>
          </table:table-cell>
          <table:table-cell table:style-name="ce5" office:value-type="float" office:value="39.25451" calcext:value-type="float">
            <text:p>39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717672" calcext:value-type="float">
            <text:p>2.7 </text:p>
          </table:table-cell>
          <table:table-cell table:style-name="ce5" office:value-type="float" office:value="29.65812" calcext:value-type="float">
            <text:p>29.7 </text:p>
          </table:table-cell>
          <table:table-cell table:style-name="ce5" office:value-type="float" office:value="0.3564258" calcext:value-type="float">
            <text:p>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86667" calcext:value-type="float">
            <text:p>70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2138621" calcext:value-type="float">
            <text:p>0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14011" calcext:value-type="float">
            <text:p>1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5633684" calcext:value-type="float">
            <text:p>0.0 </text:p>
          </table:table-cell>
          <table:table-cell table:style-name="ce5" office:value-type="float" office:value="20.72044" calcext:value-type="float">
            <text:p>20.7 </text:p>
          </table:table-cell>
          <table:table-cell table:style-name="ce5" office:value-type="float" office:value="51.30805" calcext:value-type="float">
            <text:p>51.3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Q3</text:p>
          </table:table-cell>
          <table:table-cell office:value-type="float" office:value="29.90152" calcext:value-type="float">
            <text:p>29.9 </text:p>
          </table:table-cell>
          <table:table-cell office:value-type="string" calcext:value-type="string">
            <text:p>..</text:p>
          </table:table-cell>
          <table:table-cell office:value-type="float" office:value="43.56294" calcext:value-type="float">
            <text:p>43.6 </text:p>
          </table:table-cell>
          <table:table-cell office:value-type="float" office:value="39.84113" calcext:value-type="float">
            <text:p>39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780196" calcext:value-type="float">
            <text:p>2.8 </text:p>
          </table:table-cell>
          <table:table-cell office:value-type="float" office:value="30.31097" calcext:value-type="float">
            <text:p>30.3 </text:p>
          </table:table-cell>
          <table:table-cell office:value-type="float" office:value="0.4369879" calcext:value-type="float">
            <text:p>0.4 </text:p>
          </table:table-cell>
          <table:table-cell office:value-type="string" calcext:value-type="string">
            <text:p>..</text:p>
          </table:table-cell>
          <table:table-cell office:value-type="float" office:value="71.16666" calcext:value-type="float">
            <text:p>71.2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2406223" calcext:value-type="float">
            <text:p>0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55274" calcext:value-type="float">
            <text:p>10.6 </text:p>
          </table:table-cell>
          <table:table-cell office:value-type="string" calcext:value-type="string">
            <text:p>..</text:p>
          </table:table-cell>
          <table:table-cell office:value-type="float" office:value="0.0006034958" calcext:value-type="float">
            <text:p>0.0 </text:p>
          </table:table-cell>
          <table:table-cell office:value-type="float" office:value="21.17571" calcext:value-type="float">
            <text:p>21.2 </text:p>
          </table:table-cell>
          <table:table-cell office:value-type="float" office:value="51.76353" calcext:value-type="float">
            <text:p>51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3Q4</text:p>
          </table:table-cell>
          <table:table-cell table:style-name="ce5" office:value-type="float" office:value="30.61773" calcext:value-type="float">
            <text:p>3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768" calcext:value-type="float">
            <text:p>43.8 </text:p>
          </table:table-cell>
          <table:table-cell table:style-name="ce5" office:value-type="float" office:value="40.25665" calcext:value-type="float">
            <text:p>40.3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824395" calcext:value-type="float">
            <text:p>2.8 </text:p>
          </table:table-cell>
          <table:table-cell table:style-name="ce5" office:value-type="float" office:value="31.05709" calcext:value-type="float">
            <text:p>31.1 </text:p>
          </table:table-cell>
          <table:table-cell table:style-name="ce5" office:value-type="float" office:value="0.6278615" calcext:value-type="float">
            <text:p>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43333" calcext:value-type="float">
            <text:p>71.4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2674069" calcext:value-type="float">
            <text:p>0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1.10864" calcext:value-type="float">
            <text:p>1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6565591" calcext:value-type="float">
            <text:p>0.0 </text:p>
          </table:table-cell>
          <table:table-cell table:style-name="ce5" office:value-type="float" office:value="21.69839" calcext:value-type="float">
            <text:p>21.7 </text:p>
          </table:table-cell>
          <table:table-cell table:style-name="ce5" office:value-type="float" office:value="52.16166" calcext:value-type="float">
            <text:p>52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Q1</text:p>
          </table:table-cell>
          <table:table-cell office:value-type="float" office:value="29.45389" calcext:value-type="float">
            <text:p>29.5 </text:p>
          </table:table-cell>
          <table:table-cell office:value-type="string" calcext:value-type="string">
            <text:p>..</text:p>
          </table:table-cell>
          <table:table-cell office:value-type="float" office:value="44.47009" calcext:value-type="float">
            <text:p>44.5 </text:p>
          </table:table-cell>
          <table:table-cell office:value-type="float" office:value="40.45218" calcext:value-type="float">
            <text:p>40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2.873984" calcext:value-type="float">
            <text:p>2.9 </text:p>
          </table:table-cell>
          <table:table-cell office:value-type="float" office:value="31.80321" calcext:value-type="float">
            <text:p>31.8 </text:p>
          </table:table-cell>
          <table:table-cell office:value-type="float" office:value="0.8937709" calcext:value-type="float">
            <text:p>0.9 </text:p>
          </table:table-cell>
          <table:table-cell office:value-type="string" calcext:value-type="string">
            <text:p>..</text:p>
          </table:table-cell>
          <table:table-cell office:value-type="float" office:value="71.66666" calcext:value-type="float">
            <text:p>71.7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3139502" calcext:value-type="float">
            <text:p>0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2.05643" calcext:value-type="float">
            <text:p>12.1 </text:p>
          </table:table-cell>
          <table:table-cell office:value-type="string" calcext:value-type="string">
            <text:p>..</text:p>
          </table:table-cell>
          <table:table-cell office:value-type="float" office:value="0.0006953666" calcext:value-type="float">
            <text:p>0.0 </text:p>
          </table:table-cell>
          <table:table-cell office:value-type="float" office:value="22.46931" calcext:value-type="float">
            <text:p>22.5 </text:p>
          </table:table-cell>
          <table:table-cell office:value-type="float" office:value="52.747" calcext:value-type="float">
            <text:p>52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Q2</text:p>
          </table:table-cell>
          <table:table-cell table:style-name="ce5" office:value-type="float" office:value="28.82722" calcext:value-type="float">
            <text:p>28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11646" calcext:value-type="float">
            <text:p>45.1 </text:p>
          </table:table-cell>
          <table:table-cell table:style-name="ce5" office:value-type="float" office:value="40.81882" calcext:value-type="float">
            <text:p>40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2.921416" calcext:value-type="float">
            <text:p>2.9 </text:p>
          </table:table-cell>
          <table:table-cell table:style-name="ce5" office:value-type="float" office:value="32.26953" calcext:value-type="float">
            <text:p>32.3 </text:p>
          </table:table-cell>
          <table:table-cell table:style-name="ce5" office:value-type="float" office:value="1.359421" calcext:value-type="float">
            <text:p>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86667" calcext:value-type="float">
            <text:p>72.9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3449382" calcext:value-type="float">
            <text:p>0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2.67749" calcext:value-type="float">
            <text:p>1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6958946" calcext:value-type="float">
            <text:p>0.0 </text:p>
          </table:table-cell>
          <table:table-cell table:style-name="ce5" office:value-type="float" office:value="23.10454" calcext:value-type="float">
            <text:p>23.1 </text:p>
          </table:table-cell>
          <table:table-cell table:style-name="ce5" office:value-type="float" office:value="53.01022" calcext:value-type="float">
            <text:p>53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Q3</text:p>
          </table:table-cell>
          <table:table-cell office:value-type="float" office:value="29.09579" calcext:value-type="float">
            <text:p>29.1 </text:p>
          </table:table-cell>
          <table:table-cell office:value-type="string" calcext:value-type="string">
            <text:p>..</text:p>
          </table:table-cell>
          <table:table-cell office:value-type="float" office:value="45.81409" calcext:value-type="float">
            <text:p>45.8 </text:p>
          </table:table-cell>
          <table:table-cell office:value-type="float" office:value="41.381" calcext:value-type="float">
            <text:p>41.4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000111" calcext:value-type="float">
            <text:p>3.0 </text:p>
          </table:table-cell>
          <table:table-cell office:value-type="float" office:value="33.10891" calcext:value-type="float">
            <text:p>33.1 </text:p>
          </table:table-cell>
          <table:table-cell office:value-type="float" office:value="2.099259" calcext:value-type="float">
            <text:p>2.1 </text:p>
          </table:table-cell>
          <table:table-cell office:value-type="string" calcext:value-type="string">
            <text:p>..</text:p>
          </table:table-cell>
          <table:table-cell office:value-type="float" office:value="73.3" calcext:value-type="float">
            <text:p>73.3 </text:p>
          </table:table-cell>
          <table:table-cell table:number-columns-repeated="4" office:value-type="string" calcext:value-type="string">
            <text:p>..</text:p>
          </table:table-cell>
          <table:table-cell office:value-type="float" office:value="0.3773196" calcext:value-type="float">
            <text:p>0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3.03826" calcext:value-type="float">
            <text:p>13.0 </text:p>
          </table:table-cell>
          <table:table-cell office:value-type="string" calcext:value-type="string">
            <text:p>..</text:p>
          </table:table-cell>
          <table:table-cell office:value-type="float" office:value="0.000810997" calcext:value-type="float">
            <text:p>0.0 </text:p>
          </table:table-cell>
          <table:table-cell office:value-type="float" office:value="23.38549" calcext:value-type="float">
            <text:p>23.4 </text:p>
          </table:table-cell>
          <table:table-cell office:value-type="float" office:value="53.39976" calcext:value-type="float">
            <text:p>53.4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4Q4</text:p>
          </table:table-cell>
          <table:table-cell table:style-name="ce5" office:value-type="float" office:value="29.54342" calcext:value-type="float">
            <text:p>2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5.83192" calcext:value-type="float">
            <text:p>45.8 </text:p>
          </table:table-cell>
          <table:table-cell table:style-name="ce5" office:value-type="float" office:value="41.60098" calcext:value-type="float">
            <text:p>41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0497" calcext:value-type="float">
            <text:p>3.0 </text:p>
          </table:table-cell>
          <table:table-cell table:style-name="ce5" office:value-type="float" office:value="33.3887" calcext:value-type="float">
            <text:p>33.4 </text:p>
          </table:table-cell>
          <table:table-cell table:style-name="ce5" office:value-type="float" office:value="3.355774" calcext:value-type="float">
            <text:p>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3.66666" calcext:value-type="float">
            <text:p>73.7 </text:p>
          </table:table-cell>
          <table:table-cell table:number-columns-repeated="4" table:style-name="ce5" office:value-type="string" calcext:value-type="string">
            <text:p>..</text:p>
          </table:table-cell>
          <table:table-cell table:style-name="ce5" office:value-type="float" office:value="0.4094876" calcext:value-type="float">
            <text:p>0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3.45575" calcext:value-type="float">
            <text:p>1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09181796" calcext:value-type="float">
            <text:p>0.0 </text:p>
          </table:table-cell>
          <table:table-cell table:style-name="ce5" office:value-type="float" office:value="23.7866" calcext:value-type="float">
            <text:p>23.8 </text:p>
          </table:table-cell>
          <table:table-cell table:style-name="ce5" office:value-type="float" office:value="53.99549" calcext:value-type="float">
            <text:p>54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Q1</text:p>
          </table:table-cell>
          <table:table-cell office:value-type="float" office:value="30.08057" calcext:value-type="float">
            <text:p>30.1 </text:p>
          </table:table-cell>
          <table:table-cell office:value-type="string" calcext:value-type="string">
            <text:p>..</text:p>
          </table:table-cell>
          <table:table-cell office:value-type="float" office:value="46.30444" calcext:value-type="float">
            <text:p>46.3 </text:p>
          </table:table-cell>
          <table:table-cell office:value-type="float" office:value="41.89429" calcext:value-type="float">
            <text:p>41.9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120849" calcext:value-type="float">
            <text:p>3.1 </text:p>
          </table:table-cell>
          <table:table-cell office:value-type="float" office:value="33.94829" calcext:value-type="float">
            <text:p>33.9 </text:p>
          </table:table-cell>
          <table:table-cell office:value-type="float" office:value="4.404913" calcext:value-type="float">
            <text:p>4.4 </text:p>
          </table:table-cell>
          <table:table-cell office:value-type="string" calcext:value-type="string">
            <text:p>..</text:p>
          </table:table-cell>
          <table:table-cell office:value-type="float" office:value="74.23333" calcext:value-type="float">
            <text:p>74.2 </text:p>
          </table:table-cell>
          <table:table-cell office:value-type="float" office:value="28.66572" calcext:value-type="float">
            <text:p>28.7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4733426" calcext:value-type="float">
            <text:p>0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4.59284" calcext:value-type="float">
            <text:p>14.6 </text:p>
          </table:table-cell>
          <table:table-cell office:value-type="string" calcext:value-type="string">
            <text:p>..</text:p>
          </table:table-cell>
          <table:table-cell office:value-type="float" office:value="0.001143633" calcext:value-type="float">
            <text:p>0.0 </text:p>
          </table:table-cell>
          <table:table-cell office:value-type="float" office:value="24.63198" calcext:value-type="float">
            <text:p>24.6 </text:p>
          </table:table-cell>
          <table:table-cell office:value-type="float" office:value="54.81875" calcext:value-type="float">
            <text:p>54.8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Q2</text:p>
          </table:table-cell>
          <table:table-cell table:style-name="ce5" office:value-type="float" office:value="30.70725" calcext:value-type="float">
            <text:p>3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99092" calcext:value-type="float">
            <text:p>47.0 </text:p>
          </table:table-cell>
          <table:table-cell table:style-name="ce5" office:value-type="float" office:value="42.40758" calcext:value-type="float">
            <text:p>42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182295" calcext:value-type="float">
            <text:p>3.2 </text:p>
          </table:table-cell>
          <table:table-cell table:style-name="ce5" office:value-type="float" office:value="34.60114" calcext:value-type="float">
            <text:p>34.6 </text:p>
          </table:table-cell>
          <table:table-cell table:style-name="ce5" office:value-type="float" office:value="6.573486" calcext:value-type="float">
            <text:p>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26667" calcext:value-type="float">
            <text:p>75.3 </text:p>
          </table:table-cell>
          <table:table-cell table:style-name="ce5" office:value-type="float" office:value="28.93153" calcext:value-type="float">
            <text:p>28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5212852" calcext:value-type="float">
            <text:p>0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5.13415" calcext:value-type="float">
            <text:p>15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29939" calcext:value-type="float">
            <text:p>0.0 </text:p>
          </table:table-cell>
          <table:table-cell table:style-name="ce5" office:value-type="float" office:value="25.13605" calcext:value-type="float">
            <text:p>25.1 </text:p>
          </table:table-cell>
          <table:table-cell table:style-name="ce5" office:value-type="float" office:value="55.11678" calcext:value-type="float">
            <text:p>55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Q3</text:p>
          </table:table-cell>
          <table:table-cell office:value-type="float" office:value="31.33393" calcext:value-type="float">
            <text:p>31.3 </text:p>
          </table:table-cell>
          <table:table-cell office:value-type="string" calcext:value-type="string">
            <text:p>..</text:p>
          </table:table-cell>
          <table:table-cell office:value-type="float" office:value="48.16776" calcext:value-type="float">
            <text:p>48.2 </text:p>
          </table:table-cell>
          <table:table-cell office:value-type="float" office:value="42.99419" calcext:value-type="float">
            <text:p>43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280395" calcext:value-type="float">
            <text:p>3.3 </text:p>
          </table:table-cell>
          <table:table-cell office:value-type="float" office:value="35.44052" calcext:value-type="float">
            <text:p>35.4 </text:p>
          </table:table-cell>
          <table:table-cell office:value-type="float" office:value="10.30072" calcext:value-type="float">
            <text:p>10.3 </text:p>
          </table:table-cell>
          <table:table-cell office:value-type="string" calcext:value-type="string">
            <text:p>..</text:p>
          </table:table-cell>
          <table:table-cell office:value-type="float" office:value="75.56667" calcext:value-type="float">
            <text:p>75.6 </text:p>
          </table:table-cell>
          <table:table-cell office:value-type="float" office:value="29.12017" calcext:value-type="float">
            <text:p>29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5853649" calcext:value-type="float">
            <text:p>0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5.47774" calcext:value-type="float">
            <text:p>15.5 </text:p>
          </table:table-cell>
          <table:table-cell office:value-type="string" calcext:value-type="string">
            <text:p>..</text:p>
          </table:table-cell>
          <table:table-cell office:value-type="float" office:value="0.001544907" calcext:value-type="float">
            <text:p>0.0 </text:p>
          </table:table-cell>
          <table:table-cell office:value-type="float" office:value="25.49118" calcext:value-type="float">
            <text:p>25.5 </text:p>
          </table:table-cell>
          <table:table-cell office:value-type="float" office:value="55.63044" calcext:value-type="float">
            <text:p>55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5Q4</text:p>
          </table:table-cell>
          <table:table-cell table:style-name="ce5" office:value-type="float" office:value="31.96061" calcext:value-type="float">
            <text:p>32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25023" calcext:value-type="float">
            <text:p>48.3 </text:p>
          </table:table-cell>
          <table:table-cell table:style-name="ce5" office:value-type="float" office:value="43.43416" calcext:value-type="float">
            <text:p>43.4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351543" calcext:value-type="float">
            <text:p>3.4 </text:p>
          </table:table-cell>
          <table:table-cell table:style-name="ce5" office:value-type="float" office:value="35.25399" calcext:value-type="float">
            <text:p>35.3 </text:p>
          </table:table-cell>
          <table:table-cell table:style-name="ce5" office:value-type="float" office:value="11.08005" calcext:value-type="float">
            <text:p>1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9" calcext:value-type="float">
            <text:p>75.9 </text:p>
          </table:table-cell>
          <table:table-cell table:style-name="ce5" office:value-type="float" office:value="29.31024" calcext:value-type="float">
            <text:p>2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6632203" calcext:value-type="float">
            <text:p>0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5.87968" calcext:value-type="float">
            <text:p>1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1795968" calcext:value-type="float">
            <text:p>0.0 </text:p>
          </table:table-cell>
          <table:table-cell table:style-name="ce5" office:value-type="float" office:value="25.99723" calcext:value-type="float">
            <text:p>26.0 </text:p>
          </table:table-cell>
          <table:table-cell table:style-name="ce5" office:value-type="float" office:value="56.24879" calcext:value-type="float">
            <text:p>56.2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Q1</text:p>
          </table:table-cell>
          <table:table-cell office:value-type="float" office:value="32.76634" calcext:value-type="float">
            <text:p>32.8 </text:p>
          </table:table-cell>
          <table:table-cell office:value-type="string" calcext:value-type="string">
            <text:p>..</text:p>
          </table:table-cell>
          <table:table-cell office:value-type="float" office:value="49.00803" calcext:value-type="float">
            <text:p>49.0 </text:p>
          </table:table-cell>
          <table:table-cell office:value-type="float" office:value="43.84968" calcext:value-type="float">
            <text:p>43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400054" calcext:value-type="float">
            <text:p>3.4 </text:p>
          </table:table-cell>
          <table:table-cell office:value-type="float" office:value="36.18664" calcext:value-type="float">
            <text:p>36.2 </text:p>
          </table:table-cell>
          <table:table-cell office:value-type="float" office:value="11.65608" calcext:value-type="float">
            <text:p>11.7 </text:p>
          </table:table-cell>
          <table:table-cell office:value-type="string" calcext:value-type="string">
            <text:p>..</text:p>
          </table:table-cell>
          <table:table-cell office:value-type="float" office:value="76.13333" calcext:value-type="float">
            <text:p>76.1 </text:p>
          </table:table-cell>
          <table:table-cell office:value-type="float" office:value="29.6325" calcext:value-type="float">
            <text:p>29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0.8078051" calcext:value-type="float">
            <text:p>0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7.37073" calcext:value-type="float">
            <text:p>17.4 </text:p>
          </table:table-cell>
          <table:table-cell office:value-type="string" calcext:value-type="string">
            <text:p>..</text:p>
          </table:table-cell>
          <table:table-cell office:value-type="float" office:value="0.002167939" calcext:value-type="float">
            <text:p>0.0 </text:p>
          </table:table-cell>
          <table:table-cell office:value-type="float" office:value="27.29703" calcext:value-type="float">
            <text:p>27.3 </text:p>
          </table:table-cell>
          <table:table-cell office:value-type="float" office:value="56.97432" calcext:value-type="float">
            <text:p>57.0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Q2</text:p>
          </table:table-cell>
          <table:table-cell table:style-name="ce5" office:value-type="float" office:value="33.48254" calcext:value-type="float">
            <text:p>3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67446" calcext:value-type="float">
            <text:p>49.7 </text:p>
          </table:table-cell>
          <table:table-cell table:style-name="ce5" office:value-type="float" office:value="44.55851" calcext:value-type="float">
            <text:p>44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445331" calcext:value-type="float">
            <text:p>3.4 </text:p>
          </table:table-cell>
          <table:table-cell table:style-name="ce5" office:value-type="float" office:value="37.11928" calcext:value-type="float">
            <text:p>37.1 </text:p>
          </table:table-cell>
          <table:table-cell table:style-name="ce5" office:value-type="float" office:value="12.80813" calcext:value-type="float">
            <text:p>1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93333" calcext:value-type="float">
            <text:p>76.9 </text:p>
          </table:table-cell>
          <table:table-cell table:style-name="ce5" office:value-type="float" office:value="30.1066" calcext:value-type="float">
            <text:p>30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0.9122896" calcext:value-type="float">
            <text:p>0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7.84722" calcext:value-type="float">
            <text:p>1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2642604" calcext:value-type="float">
            <text:p>0.0 </text:p>
          </table:table-cell>
          <table:table-cell table:style-name="ce5" office:value-type="float" office:value="27.95314" calcext:value-type="float">
            <text:p>28.0 </text:p>
          </table:table-cell>
          <table:table-cell table:style-name="ce5" office:value-type="float" office:value="57.09093" calcext:value-type="float">
            <text:p>57.1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Q3</text:p>
          </table:table-cell>
          <table:table-cell office:value-type="float" office:value="34.46732" calcext:value-type="float">
            <text:p>34.5 </text:p>
          </table:table-cell>
          <table:table-cell office:value-type="string" calcext:value-type="string">
            <text:p>..</text:p>
          </table:table-cell>
          <table:table-cell office:value-type="float" office:value="50.48576" calcext:value-type="float">
            <text:p>50.5 </text:p>
          </table:table-cell>
          <table:table-cell office:value-type="float" office:value="45.29178" calcext:value-type="float">
            <text:p>45.3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566068" calcext:value-type="float">
            <text:p>3.6 </text:p>
          </table:table-cell>
          <table:table-cell office:value-type="float" office:value="37.30581" calcext:value-type="float">
            <text:p>37.3 </text:p>
          </table:table-cell>
          <table:table-cell office:value-type="float" office:value="13.65523" calcext:value-type="float">
            <text:p>13.7 </text:p>
          </table:table-cell>
          <table:table-cell office:value-type="string" calcext:value-type="string">
            <text:p>..</text:p>
          </table:table-cell>
          <table:table-cell office:value-type="float" office:value="77.2" calcext:value-type="float">
            <text:p>77.2 </text:p>
          </table:table-cell>
          <table:table-cell office:value-type="float" office:value="30.44851" calcext:value-type="float">
            <text:p>30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09158" calcext:value-type="float">
            <text:p>1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8.14219" calcext:value-type="float">
            <text:p>18.1 </text:p>
          </table:table-cell>
          <table:table-cell office:value-type="string" calcext:value-type="string">
            <text:p>..</text:p>
          </table:table-cell>
          <table:table-cell office:value-type="float" office:value="0.003396578" calcext:value-type="float">
            <text:p>0.0 </text:p>
          </table:table-cell>
          <table:table-cell office:value-type="float" office:value="28.35679" calcext:value-type="float">
            <text:p>28.4 </text:p>
          </table:table-cell>
          <table:table-cell office:value-type="float" office:value="57.49755" calcext:value-type="float">
            <text:p>57.5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6Q4</text:p>
          </table:table-cell>
          <table:table-cell table:style-name="ce5" office:value-type="float" office:value="35.36258" calcext:value-type="float">
            <text:p>3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4345" calcext:value-type="float">
            <text:p>50.4 </text:p>
          </table:table-cell>
          <table:table-cell table:style-name="ce5" office:value-type="float" office:value="45.80507" calcext:value-type="float">
            <text:p>45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653387" calcext:value-type="float">
            <text:p>3.7 </text:p>
          </table:table-cell>
          <table:table-cell table:style-name="ce5" office:value-type="float" office:value="37.02602" calcext:value-type="float">
            <text:p>37.0 </text:p>
          </table:table-cell>
          <table:table-cell table:style-name="ce5" office:value-type="float" office:value="14.46845" calcext:value-type="float">
            <text:p>1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6" calcext:value-type="float">
            <text:p>77.6 </text:p>
          </table:table-cell>
          <table:table-cell table:style-name="ce5" office:value-type="float" office:value="30.50496" calcext:value-type="float">
            <text:p>30.5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281635" calcext:value-type="float">
            <text:p>1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8.61543" calcext:value-type="float">
            <text:p>1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4114912" calcext:value-type="float">
            <text:p>0.0 </text:p>
          </table:table-cell>
          <table:table-cell table:style-name="ce5" office:value-type="float" office:value="28.70939" calcext:value-type="float">
            <text:p>28.7 </text:p>
          </table:table-cell>
          <table:table-cell table:style-name="ce5" office:value-type="float" office:value="57.99821" calcext:value-type="float">
            <text:p>58.0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Q1</text:p>
          </table:table-cell>
          <table:table-cell office:value-type="float" office:value="36.34736" calcext:value-type="float">
            <text:p>36.3 </text:p>
          </table:table-cell>
          <table:table-cell office:value-type="string" calcext:value-type="string">
            <text:p>..</text:p>
          </table:table-cell>
          <table:table-cell office:value-type="float" office:value="50.79557" calcext:value-type="float">
            <text:p>50.8 </text:p>
          </table:table-cell>
          <table:table-cell office:value-type="float" office:value="46.02505" calcext:value-type="float">
            <text:p>46.0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699742" calcext:value-type="float">
            <text:p>3.7 </text:p>
          </table:table-cell>
          <table:table-cell office:value-type="float" office:value="38.14519" calcext:value-type="float">
            <text:p>38.1 </text:p>
          </table:table-cell>
          <table:table-cell office:value-type="float" office:value="15.6205" calcext:value-type="float">
            <text:p>15.6 </text:p>
          </table:table-cell>
          <table:table-cell office:value-type="string" calcext:value-type="string">
            <text:p>..</text:p>
          </table:table-cell>
          <table:table-cell office:value-type="float" office:value="77.8" calcext:value-type="float">
            <text:p>77.8 </text:p>
          </table:table-cell>
          <table:table-cell office:value-type="float" office:value="30.78935" calcext:value-type="float">
            <text:p>30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.599416" calcext:value-type="float">
            <text:p>1.6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9.57813" calcext:value-type="float">
            <text:p>19.6 </text:p>
          </table:table-cell>
          <table:table-cell office:value-type="string" calcext:value-type="string">
            <text:p>..</text:p>
          </table:table-cell>
          <table:table-cell office:value-type="float" office:value="0.005316888" calcext:value-type="float">
            <text:p>0.0 </text:p>
          </table:table-cell>
          <table:table-cell office:value-type="float" office:value="29.42699" calcext:value-type="float">
            <text:p>29.4 </text:p>
          </table:table-cell>
          <table:table-cell office:value-type="float" office:value="58.57256" calcext:value-type="float">
            <text:p>58.6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Q2</text:p>
          </table:table-cell>
          <table:table-cell table:style-name="ce5" office:value-type="float" office:value="36.97404" calcext:value-type="float">
            <text:p>37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46423" calcext:value-type="float">
            <text:p>51.5 </text:p>
          </table:table-cell>
          <table:table-cell table:style-name="ce5" office:value-type="float" office:value="46.66056" calcext:value-type="float">
            <text:p>46.7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721302" calcext:value-type="float">
            <text:p>3.7 </text:p>
          </table:table-cell>
          <table:table-cell table:style-name="ce5" office:value-type="float" office:value="38.33172" calcext:value-type="float">
            <text:p>38.3 </text:p>
          </table:table-cell>
          <table:table-cell table:style-name="ce5" office:value-type="float" office:value="16.50148" calcext:value-type="float">
            <text:p>1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8.56667" calcext:value-type="float">
            <text:p>78.6 </text:p>
          </table:table-cell>
          <table:table-cell table:style-name="ce5" office:value-type="float" office:value="31.11197" calcext:value-type="float">
            <text:p>31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.929118" calcext:value-type="float">
            <text:p>1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9.99627" calcext:value-type="float">
            <text:p>2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06520976" calcext:value-type="float">
            <text:p>0.0 </text:p>
          </table:table-cell>
          <table:table-cell table:style-name="ce5" office:value-type="float" office:value="30.0326" calcext:value-type="float">
            <text:p>30.0 </text:p>
          </table:table-cell>
          <table:table-cell table:style-name="ce5" office:value-type="float" office:value="58.46979" calcext:value-type="float">
            <text:p>58.5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Q3</text:p>
          </table:table-cell>
          <table:table-cell office:value-type="float" office:value="37.86929" calcext:value-type="float">
            <text:p>37.9 </text:p>
          </table:table-cell>
          <table:table-cell office:value-type="string" calcext:value-type="string">
            <text:p>..</text:p>
          </table:table-cell>
          <table:table-cell office:value-type="float" office:value="52.06379" calcext:value-type="float">
            <text:p>52.1 </text:p>
          </table:table-cell>
          <table:table-cell office:value-type="float" office:value="47.46716" calcext:value-type="float">
            <text:p>47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3.843117" calcext:value-type="float">
            <text:p>3.8 </text:p>
          </table:table-cell>
          <table:table-cell office:value-type="float" office:value="38.79805" calcext:value-type="float">
            <text:p>38.8 </text:p>
          </table:table-cell>
          <table:table-cell office:value-type="float" office:value="17.28081" calcext:value-type="float">
            <text:p>17.3 </text:p>
          </table:table-cell>
          <table:table-cell office:value-type="string" calcext:value-type="string">
            <text:p>..</text:p>
          </table:table-cell>
          <table:table-cell office:value-type="float" office:value="79" calcext:value-type="float">
            <text:p>79.0 </text:p>
          </table:table-cell>
          <table:table-cell office:value-type="float" office:value="31.20628" calcext:value-type="float">
            <text:p>31.2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.382529" calcext:value-type="float">
            <text:p>2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0.25883" calcext:value-type="float">
            <text:p>20.3 </text:p>
          </table:table-cell>
          <table:table-cell office:value-type="string" calcext:value-type="string">
            <text:p>..</text:p>
          </table:table-cell>
          <table:table-cell office:value-type="float" office:value="0.009168596" calcext:value-type="float">
            <text:p>0.0 </text:p>
          </table:table-cell>
          <table:table-cell office:value-type="float" office:value="30.38717" calcext:value-type="float">
            <text:p>30.4 </text:p>
          </table:table-cell>
          <table:table-cell office:value-type="float" office:value="58.73933" calcext:value-type="float">
            <text:p>58.7 </text:p>
          </table:table-cell>
          <table:table-cell table:number-columns-repeated="2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7Q4</text:p>
          </table:table-cell>
          <table:table-cell table:style-name="ce5" office:value-type="float" office:value="38.58549" calcext:value-type="float">
            <text:p>3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52441" calcext:value-type="float">
            <text:p>51.5 </text:p>
          </table:table-cell>
          <table:table-cell table:style-name="ce5" office:value-type="float" office:value="47.78491" calcext:value-type="float">
            <text:p>47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3.942295" calcext:value-type="float">
            <text:p>3.9 </text:p>
          </table:table-cell>
          <table:table-cell table:style-name="ce5" office:value-type="float" office:value="38.51825" calcext:value-type="float">
            <text:p>38.5 </text:p>
          </table:table-cell>
          <table:table-cell table:style-name="ce5" office:value-type="float" office:value="18.06014" calcext:value-type="float">
            <text:p>1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31.35741" calcext:value-type="float">
            <text:p>31.4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3.039633" calcext:value-type="float">
            <text:p>3.0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0.63159" calcext:value-type="float">
            <text:p>2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1175866" calcext:value-type="float">
            <text:p>0.0 </text:p>
          </table:table-cell>
          <table:table-cell table:style-name="ce5" office:value-type="float" office:value="30.88955" calcext:value-type="float">
            <text:p>30.9 </text:p>
          </table:table-cell>
          <table:table-cell table:style-name="ce5" office:value-type="float" office:value="59.42237" calcext:value-type="float">
            <text:p>59.4 </text:p>
          </table:table-cell>
          <table:table-cell table:number-columns-repeated="2"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Q1</text:p>
          </table:table-cell>
          <table:table-cell office:value-type="float" office:value="39.39123" calcext:value-type="float">
            <text:p>39.4 </text:p>
          </table:table-cell>
          <table:table-cell office:value-type="string" calcext:value-type="string">
            <text:p>..</text:p>
          </table:table-cell>
          <table:table-cell office:value-type="float" office:value="51.56898" calcext:value-type="float">
            <text:p>51.6 </text:p>
          </table:table-cell>
          <table:table-cell office:value-type="float" office:value="48.20043" calcext:value-type="float">
            <text:p>48.2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286181" calcext:value-type="float">
            <text:p>4.3 </text:p>
          </table:table-cell>
          <table:table-cell office:value-type="float" office:value="38.98457" calcext:value-type="float">
            <text:p>39.0 </text:p>
          </table:table-cell>
          <table:table-cell office:value-type="float" office:value="19.55104" calcext:value-type="float">
            <text:p>19.6 </text:p>
          </table:table-cell>
          <table:table-cell office:value-type="string" calcext:value-type="string">
            <text:p>..</text:p>
          </table:table-cell>
          <table:table-cell office:value-type="float" office:value="79.16666" calcext:value-type="float">
            <text:p>79.2 </text:p>
          </table:table-cell>
          <table:table-cell office:value-type="float" office:value="32.09732" calcext:value-type="float">
            <text:p>32.1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4.285898" calcext:value-type="float">
            <text:p>4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1.82443" calcext:value-type="float">
            <text:p>21.8 </text:p>
          </table:table-cell>
          <table:table-cell office:value-type="string" calcext:value-type="string">
            <text:p>..</text:p>
          </table:table-cell>
          <table:table-cell office:value-type="float" office:value="0.0147075" calcext:value-type="float">
            <text:p>0.0 </text:p>
          </table:table-cell>
          <table:table-cell office:value-type="float" office:value="31.59051" calcext:value-type="float">
            <text:p>31.6 </text:p>
          </table:table-cell>
          <table:table-cell office:value-type="float" office:value="60.03877" calcext:value-type="float">
            <text:p>60.0 </text:p>
          </table:table-cell>
          <table:table-cell office:value-type="float" office:value="35.43333" calcext:value-type="float">
            <text:p>35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Q2</text:p>
          </table:table-cell>
          <table:table-cell table:style-name="ce5" office:value-type="float" office:value="39.92838" calcext:value-type="float">
            <text:p>39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17746" calcext:value-type="float">
            <text:p>52.2 </text:p>
          </table:table-cell>
          <table:table-cell table:style-name="ce5" office:value-type="float" office:value="48.83593" calcext:value-type="float">
            <text:p>48.8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35194" calcext:value-type="float">
            <text:p>4.4 </text:p>
          </table:table-cell>
          <table:table-cell table:style-name="ce5" office:value-type="float" office:value="39.07784" calcext:value-type="float">
            <text:p>39.1 </text:p>
          </table:table-cell>
          <table:table-cell table:style-name="ce5" office:value-type="float" office:value="19.99153" calcext:value-type="float">
            <text:p>2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8" calcext:value-type="float">
            <text:p>79.8 </text:p>
          </table:table-cell>
          <table:table-cell table:style-name="ce5" office:value-type="float" office:value="33.14056" calcext:value-type="float">
            <text:p>33.1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4.853598" calcext:value-type="float">
            <text:p>4.9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22.38519" calcext:value-type="float">
            <text:p>22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1879074" calcext:value-type="float">
            <text:p>0.0 </text:p>
          </table:table-cell>
          <table:table-cell table:style-name="ce5" office:value-type="float" office:value="32.25141" calcext:value-type="float">
            <text:p>32.3 </text:p>
          </table:table-cell>
          <table:table-cell table:style-name="ce5" office:value-type="float" office:value="60.07671" calcext:value-type="float">
            <text:p>60.1 </text:p>
          </table:table-cell>
          <table:table-cell table:style-name="ce5" office:value-type="float" office:value="36.36666" calcext:value-type="float">
            <text:p>36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Q3</text:p>
          </table:table-cell>
          <table:table-cell office:value-type="float" office:value="40.91316" calcext:value-type="float">
            <text:p>40.9 </text:p>
          </table:table-cell>
          <table:table-cell office:value-type="string" calcext:value-type="string">
            <text:p>..</text:p>
          </table:table-cell>
          <table:table-cell office:value-type="float" office:value="52.73468" calcext:value-type="float">
            <text:p>52.7 </text:p>
          </table:table-cell>
          <table:table-cell office:value-type="float" office:value="49.47143" calcext:value-type="float">
            <text:p>49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535202" calcext:value-type="float">
            <text:p>4.5 </text:p>
          </table:table-cell>
          <table:table-cell office:value-type="float" office:value="39.35763" calcext:value-type="float">
            <text:p>39.4 </text:p>
          </table:table-cell>
          <table:table-cell office:value-type="float" office:value="20.77086" calcext:value-type="float">
            <text:p>20.8 </text:p>
          </table:table-cell>
          <table:table-cell office:value-type="string" calcext:value-type="string">
            <text:p>..</text:p>
          </table:table-cell>
          <table:table-cell office:value-type="float" office:value="79.96667" calcext:value-type="float">
            <text:p>80.0 </text:p>
          </table:table-cell>
          <table:table-cell office:value-type="float" office:value="33.48139" calcext:value-type="float">
            <text:p>33.5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5.26019" calcext:value-type="float">
            <text:p>5.3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22.93299" calcext:value-type="float">
            <text:p>22.9 </text:p>
          </table:table-cell>
          <table:table-cell office:value-type="string" calcext:value-type="string">
            <text:p>..</text:p>
          </table:table-cell>
          <table:table-cell office:value-type="float" office:value="0.02630936" calcext:value-type="float">
            <text:p>0.0 </text:p>
          </table:table-cell>
          <table:table-cell office:value-type="float" office:value="32.73094" calcext:value-type="float">
            <text:p>32.7 </text:p>
          </table:table-cell>
          <table:table-cell office:value-type="float" office:value="60.48037" calcext:value-type="float">
            <text:p>60.5 </text:p>
          </table:table-cell>
          <table:table-cell office:value-type="float" office:value="36.86666" calcext:value-type="float">
            <text:p>36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8Q4</text:p>
          </table:table-cell>
          <table:table-cell table:style-name="ce5" office:value-type="float" office:value="42.61414" calcext:value-type="float">
            <text:p>4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50065" calcext:value-type="float">
            <text:p>52.5 </text:p>
          </table:table-cell>
          <table:table-cell table:style-name="ce5" office:value-type="float" office:value="50.15582" calcext:value-type="float">
            <text:p>50.2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4.663486" calcext:value-type="float">
            <text:p>4.7 </text:p>
          </table:table-cell>
          <table:table-cell table:style-name="ce5" office:value-type="float" office:value="39.35763" calcext:value-type="float">
            <text:p>39.4 </text:p>
          </table:table-cell>
          <table:table-cell table:style-name="ce5" office:value-type="float" office:value="21.38077" calcext:value-type="float">
            <text:p>2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26667" calcext:value-type="float">
            <text:p>80.3 </text:p>
          </table:table-cell>
          <table:table-cell table:style-name="ce5" office:value-type="float" office:value="33.69004" calcext:value-type="float">
            <text:p>33.7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5.647118" calcext:value-type="float">
            <text:p>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56992" calcext:value-type="float">
            <text:p>5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5521" calcext:value-type="float">
            <text:p>23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03764668" calcext:value-type="float">
            <text:p>0.0 </text:p>
          </table:table-cell>
          <table:table-cell table:style-name="ce5" office:value-type="float" office:value="33.25109" calcext:value-type="float">
            <text:p>33.3 </text:p>
          </table:table-cell>
          <table:table-cell table:style-name="ce5" office:value-type="float" office:value="61.01679" calcext:value-type="float">
            <text:p>61.0 </text:p>
          </table:table-cell>
          <table:table-cell table:style-name="ce5" office:value-type="float" office:value="37.6" calcext:value-type="float">
            <text:p>37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Q1</text:p>
          </table:table-cell>
          <table:table-cell office:value-type="float" office:value="42.7932" calcext:value-type="float">
            <text:p>42.8 </text:p>
          </table:table-cell>
          <table:table-cell office:value-type="string" calcext:value-type="string">
            <text:p>..</text:p>
          </table:table-cell>
          <table:table-cell office:value-type="float" office:value="52.85281" calcext:value-type="float">
            <text:p>52.9 </text:p>
          </table:table-cell>
          <table:table-cell office:value-type="float" office:value="50.76688" calcext:value-type="float">
            <text:p>50.8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4.86723" calcext:value-type="float">
            <text:p>4.9 </text:p>
          </table:table-cell>
          <table:table-cell office:value-type="float" office:value="40.01048" calcext:value-type="float">
            <text:p>40.0 </text:p>
          </table:table-cell>
          <table:table-cell office:value-type="float" office:value="23.07497" calcext:value-type="float">
            <text:p>23.1 </text:p>
          </table:table-cell>
          <table:table-cell office:value-type="string" calcext:value-type="string">
            <text:p>..</text:p>
          </table:table-cell>
          <table:table-cell office:value-type="float" office:value="80.43333" calcext:value-type="float">
            <text:p>80.4 </text:p>
          </table:table-cell>
          <table:table-cell office:value-type="float" office:value="33.95514" calcext:value-type="float">
            <text:p>34.0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6.31637" calcext:value-type="float">
            <text:p>6.3 </text:p>
          </table:table-cell>
          <table:table-cell office:value-type="string" calcext:value-type="string">
            <text:p>..</text:p>
          </table:table-cell>
          <table:table-cell office:value-type="float" office:value="52.99047" calcext:value-type="float">
            <text:p>53.0 </text:p>
          </table:table-cell>
          <table:table-cell office:value-type="string" calcext:value-type="string">
            <text:p>..</text:p>
          </table:table-cell>
          <table:table-cell office:value-type="float" office:value="25.20522" calcext:value-type="float">
            <text:p>25.2 </text:p>
          </table:table-cell>
          <table:table-cell office:value-type="string" calcext:value-type="string">
            <text:p>..</text:p>
          </table:table-cell>
          <table:table-cell office:value-type="float" office:value="0.05975638" calcext:value-type="float">
            <text:p>0.1 </text:p>
          </table:table-cell>
          <table:table-cell office:value-type="float" office:value="34.43694" calcext:value-type="float">
            <text:p>34.4 </text:p>
          </table:table-cell>
          <table:table-cell office:value-type="float" office:value="61.85029" calcext:value-type="float">
            <text:p>61.9 </text:p>
          </table:table-cell>
          <table:table-cell office:value-type="float" office:value="38.2" calcext:value-type="float">
            <text:p>38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Q2</text:p>
          </table:table-cell>
          <table:table-cell table:style-name="ce5" office:value-type="float" office:value="43.95703" calcext:value-type="float">
            <text:p>4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43008" calcext:value-type="float">
            <text:p>53.4 </text:p>
          </table:table-cell>
          <table:table-cell table:style-name="ce5" office:value-type="float" office:value="51.57348" calcext:value-type="float">
            <text:p>51.6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100081" calcext:value-type="float">
            <text:p>5.1 </text:p>
          </table:table-cell>
          <table:table-cell table:style-name="ce5" office:value-type="float" office:value="40.38354" calcext:value-type="float">
            <text:p>40.4 </text:p>
          </table:table-cell>
          <table:table-cell table:style-name="ce5" office:value-type="float" office:value="24.22702" calcext:value-type="float">
            <text:p>2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46667" calcext:value-type="float">
            <text:p>82.5 </text:p>
          </table:table-cell>
          <table:table-cell table:style-name="ce5" office:value-type="float" office:value="34.78901" calcext:value-type="float">
            <text:p>34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6.711303" calcext:value-type="float">
            <text:p>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41103" calcext:value-type="float">
            <text:p>5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5.9864" calcext:value-type="float">
            <text:p>2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1220973" calcext:value-type="float">
            <text:p>0.1 </text:p>
          </table:table-cell>
          <table:table-cell table:style-name="ce5" office:value-type="float" office:value="35.14325" calcext:value-type="float">
            <text:p>35.1 </text:p>
          </table:table-cell>
          <table:table-cell table:style-name="ce5" office:value-type="float" office:value="62.2068" calcext:value-type="float">
            <text:p>62.2 </text:p>
          </table:table-cell>
          <table:table-cell table:style-name="ce5" office:value-type="float" office:value="38.9" calcext:value-type="float">
            <text:p>38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Q3</text:p>
          </table:table-cell>
          <table:table-cell office:value-type="float" office:value="45.65801" calcext:value-type="float">
            <text:p>45.7 </text:p>
          </table:table-cell>
          <table:table-cell office:value-type="string" calcext:value-type="string">
            <text:p>..</text:p>
          </table:table-cell>
          <table:table-cell office:value-type="float" office:value="54.21687" calcext:value-type="float">
            <text:p>54.2 </text:p>
          </table:table-cell>
          <table:table-cell office:value-type="float" office:value="52.47785" calcext:value-type="float">
            <text:p>52.5 </text:p>
          </table:table-cell>
          <table:table-cell table:number-columns-repeated="8" office:value-type="string" calcext:value-type="string">
            <text:p>..</text:p>
          </table:table-cell>
          <table:table-cell office:value-type="float" office:value="5.300591" calcext:value-type="float">
            <text:p>5.3 </text:p>
          </table:table-cell>
          <table:table-cell office:value-type="float" office:value="41.12966" calcext:value-type="float">
            <text:p>41.1 </text:p>
          </table:table-cell>
          <table:table-cell office:value-type="float" office:value="25.58238" calcext:value-type="float">
            <text:p>25.6 </text:p>
          </table:table-cell>
          <table:table-cell office:value-type="string" calcext:value-type="string">
            <text:p>..</text:p>
          </table:table-cell>
          <table:table-cell office:value-type="float" office:value="82.9" calcext:value-type="float">
            <text:p>82.9 </text:p>
          </table:table-cell>
          <table:table-cell office:value-type="float" office:value="35.39602" calcext:value-type="float">
            <text:p>35.4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7.115722" calcext:value-type="float">
            <text:p>7.1 </text:p>
          </table:table-cell>
          <table:table-cell office:value-type="string" calcext:value-type="string">
            <text:p>..</text:p>
          </table:table-cell>
          <table:table-cell office:value-type="float" office:value="54.88299" calcext:value-type="float">
            <text:p>54.9 </text:p>
          </table:table-cell>
          <table:table-cell office:value-type="string" calcext:value-type="string">
            <text:p>..</text:p>
          </table:table-cell>
          <table:table-cell office:value-type="float" office:value="26.48234" calcext:value-type="float">
            <text:p>26.5 </text:p>
          </table:table-cell>
          <table:table-cell office:value-type="string" calcext:value-type="string">
            <text:p>..</text:p>
          </table:table-cell>
          <table:table-cell office:value-type="float" office:value="0.2764869" calcext:value-type="float">
            <text:p>0.3 </text:p>
          </table:table-cell>
          <table:table-cell office:value-type="float" office:value="35.64619" calcext:value-type="float">
            <text:p>35.6 </text:p>
          </table:table-cell>
          <table:table-cell office:value-type="float" office:value="62.71697" calcext:value-type="float">
            <text:p>62.7 </text:p>
          </table:table-cell>
          <table:table-cell office:value-type="float" office:value="39.43333" calcext:value-type="float">
            <text:p>39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89Q4</text:p>
          </table:table-cell>
          <table:table-cell table:style-name="ce5" office:value-type="float" office:value="46.91137" calcext:value-type="float">
            <text:p>46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82013" calcext:value-type="float">
            <text:p>53.8 </text:p>
          </table:table-cell>
          <table:table-cell table:style-name="ce5" office:value-type="float" office:value="53.13779" calcext:value-type="float">
            <text:p>53.1 </text:p>
          </table:table-cell>
          <table:table-cell table:number-columns-repeated="8" table:style-name="ce5" office:value-type="string" calcext:value-type="string">
            <text:p>..</text:p>
          </table:table-cell>
          <table:table-cell table:style-name="ce5" office:value-type="float" office:value="5.476308" calcext:value-type="float">
            <text:p>5.5 </text:p>
          </table:table-cell>
          <table:table-cell table:style-name="ce5" office:value-type="float" office:value="41.40945" calcext:value-type="float">
            <text:p>41.4 </text:p>
          </table:table-cell>
          <table:table-cell table:style-name="ce5" office:value-type="float" office:value="26.42948" calcext:value-type="float">
            <text:p>2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3.03333" calcext:value-type="float">
            <text:p>83.0 </text:p>
          </table:table-cell>
          <table:table-cell table:style-name="ce5" office:value-type="float" office:value="35.64289" calcext:value-type="float">
            <text:p>35.6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7.6864" calcext:value-type="float">
            <text:p>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40869" calcext:value-type="float">
            <text:p>5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05283" calcext:value-type="float">
            <text:p>2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0.8615534" calcext:value-type="float">
            <text:p>0.9 </text:p>
          </table:table-cell>
          <table:table-cell table:style-name="ce5" office:value-type="float" office:value="36.25266" calcext:value-type="float">
            <text:p>36.3 </text:p>
          </table:table-cell>
          <table:table-cell table:style-name="ce5" office:value-type="float" office:value="63.87919" calcext:value-type="float">
            <text:p>63.9 </text:p>
          </table:table-cell>
          <table:table-cell table:style-name="ce5" office:value-type="float" office:value="40.16667" calcext:value-type="float">
            <text:p>40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Q1</text:p>
          </table:table-cell>
          <table:table-cell office:value-type="float" office:value="47.98568" calcext:value-type="float">
            <text:p>48.0 </text:p>
          </table:table-cell>
          <table:table-cell office:value-type="string" calcext:value-type="string">
            <text:p>..</text:p>
          </table:table-cell>
          <table:table-cell office:value-type="float" office:value="54.26813" calcext:value-type="float">
            <text:p>54.3 </text:p>
          </table:table-cell>
          <table:table-cell office:value-type="float" office:value="53.74886" calcext:value-type="float">
            <text:p>53.7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7.18667" calcext:value-type="float">
            <text:p>57.2 </text:p>
          </table:table-cell>
          <table:table-cell office:value-type="string" calcext:value-type="string">
            <text:p>..</text:p>
          </table:table-cell>
          <table:table-cell office:value-type="float" office:value="5.925839" calcext:value-type="float">
            <text:p>5.9 </text:p>
          </table:table-cell>
          <table:table-cell office:value-type="float" office:value="42.3421" calcext:value-type="float">
            <text:p>42.3 </text:p>
          </table:table-cell>
          <table:table-cell office:value-type="float" office:value="27.58153" calcext:value-type="float">
            <text:p>27.6 </text:p>
          </table:table-cell>
          <table:table-cell office:value-type="string" calcext:value-type="string">
            <text:p>..</text:p>
          </table:table-cell>
          <table:table-cell office:value-type="float" office:value="83.5" calcext:value-type="float">
            <text:p>83.5 </text:p>
          </table:table-cell>
          <table:table-cell office:value-type="float" office:value="36.8937" calcext:value-type="float">
            <text:p>36.9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8.765854" calcext:value-type="float">
            <text:p>8.8 </text:p>
          </table:table-cell>
          <table:table-cell office:value-type="string" calcext:value-type="string">
            <text:p>..</text:p>
          </table:table-cell>
          <table:table-cell office:value-type="float" office:value="56.30238" calcext:value-type="float">
            <text:p>56.3 </text:p>
          </table:table-cell>
          <table:table-cell office:value-type="string" calcext:value-type="string">
            <text:p>..</text:p>
          </table:table-cell>
          <table:table-cell office:value-type="float" office:value="29.67837" calcext:value-type="float">
            <text:p>29.7 </text:p>
          </table:table-cell>
          <table:table-cell office:value-type="string" calcext:value-type="string">
            <text:p>..</text:p>
          </table:table-cell>
          <table:table-cell office:value-type="float" office:value="1.831582" calcext:value-type="float">
            <text:p>1.8 </text:p>
          </table:table-cell>
          <table:table-cell office:value-type="float" office:value="37.38575" calcext:value-type="float">
            <text:p>37.4 </text:p>
          </table:table-cell>
          <table:table-cell office:value-type="float" office:value="65.14459" calcext:value-type="float">
            <text:p>65.1 </text:p>
          </table:table-cell>
          <table:table-cell office:value-type="float" office:value="40.9" calcext:value-type="float">
            <text:p>40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Q2</text:p>
          </table:table-cell>
          <table:table-cell table:style-name="ce5" office:value-type="float" office:value="48.70188" calcext:value-type="float">
            <text:p>4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0928" calcext:value-type="float">
            <text:p>55.1 </text:p>
          </table:table-cell>
          <table:table-cell table:style-name="ce5" office:value-type="float" office:value="54.48213" calcext:value-type="float">
            <text:p>54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7.97333" calcext:value-type="float">
            <text:p>5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.431427" calcext:value-type="float">
            <text:p>6.4 </text:p>
          </table:table-cell>
          <table:table-cell table:style-name="ce5" office:value-type="float" office:value="42.90168" calcext:value-type="float">
            <text:p>42.9 </text:p>
          </table:table-cell>
          <table:table-cell table:style-name="ce5" office:value-type="float" office:value="28.76747" calcext:value-type="float">
            <text:p>28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4.7" calcext:value-type="float">
            <text:p>84.7 </text:p>
          </table:table-cell>
          <table:table-cell table:style-name="ce5" office:value-type="float" office:value="38.18274" calcext:value-type="float">
            <text:p>38.2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9.377581" calcext:value-type="float">
            <text:p>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77434" calcext:value-type="float">
            <text:p>5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94252" calcext:value-type="float">
            <text:p>3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.027038" calcext:value-type="float">
            <text:p>2.0 </text:p>
          </table:table-cell>
          <table:table-cell table:style-name="ce5" office:value-type="float" office:value="38.32253" calcext:value-type="float">
            <text:p>38.3 </text:p>
          </table:table-cell>
          <table:table-cell table:style-name="ce5" office:value-type="float" office:value="65.89088" calcext:value-type="float">
            <text:p>65.9 </text:p>
          </table:table-cell>
          <table:table-cell table:style-name="ce5" office:value-type="float" office:value="43.03333" calcext:value-type="float">
            <text:p>43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Q3</text:p>
          </table:table-cell>
          <table:table-cell office:value-type="float" office:value="49.32856" calcext:value-type="float">
            <text:p>49.3 </text:p>
          </table:table-cell>
          <table:table-cell office:value-type="string" calcext:value-type="string">
            <text:p>..</text:p>
          </table:table-cell>
          <table:table-cell office:value-type="float" office:value="55.97766" calcext:value-type="float">
            <text:p>56.0 </text:p>
          </table:table-cell>
          <table:table-cell office:value-type="float" office:value="55.31317" calcext:value-type="float">
            <text:p>55.3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8.50333" calcext:value-type="float">
            <text:p>58.5 </text:p>
          </table:table-cell>
          <table:table-cell office:value-type="string" calcext:value-type="string">
            <text:p>..</text:p>
          </table:table-cell>
          <table:table-cell office:value-type="float" office:value="6.64164" calcext:value-type="float">
            <text:p>6.6 </text:p>
          </table:table-cell>
          <table:table-cell office:value-type="float" office:value="43.83433" calcext:value-type="float">
            <text:p>43.8 </text:p>
          </table:table-cell>
          <table:table-cell office:value-type="float" office:value="30.02118" calcext:value-type="float">
            <text:p>30.0 </text:p>
          </table:table-cell>
          <table:table-cell office:value-type="string" calcext:value-type="string">
            <text:p>..</text:p>
          </table:table-cell>
          <table:table-cell office:value-type="float" office:value="85.1" calcext:value-type="float">
            <text:p>85.1 </text:p>
          </table:table-cell>
          <table:table-cell office:value-type="float" office:value="38.75187" calcext:value-type="float">
            <text:p>38.8 </text:p>
          </table:table-cell>
          <table:table-cell table:number-columns-repeated="3" office:value-type="string" calcext:value-type="string">
            <text:p>..</text:p>
          </table:table-cell>
          <table:table-cell office:value-type="float" office:value="10.01073" calcext:value-type="float">
            <text:p>10.0 </text:p>
          </table:table-cell>
          <table:table-cell office:value-type="string" calcext:value-type="string">
            <text:p>..</text:p>
          </table:table-cell>
          <table:table-cell office:value-type="float" office:value="58.51031" calcext:value-type="float">
            <text:p>58.5 </text:p>
          </table:table-cell>
          <table:table-cell office:value-type="string" calcext:value-type="string">
            <text:p>..</text:p>
          </table:table-cell>
          <table:table-cell office:value-type="float" office:value="31.72046" calcext:value-type="float">
            <text:p>31.7 </text:p>
          </table:table-cell>
          <table:table-cell office:value-type="string" calcext:value-type="string">
            <text:p>..</text:p>
          </table:table-cell>
          <table:table-cell office:value-type="float" office:value="2.409451" calcext:value-type="float">
            <text:p>2.4 </text:p>
          </table:table-cell>
          <table:table-cell office:value-type="float" office:value="38.94253" calcext:value-type="float">
            <text:p>38.9 </text:p>
          </table:table-cell>
          <table:table-cell office:value-type="float" office:value="66.81197" calcext:value-type="float">
            <text:p>66.8 </text:p>
          </table:table-cell>
          <table:table-cell office:value-type="float" office:value="43.86666" calcext:value-type="float">
            <text:p>43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0Q4</text:p>
          </table:table-cell>
          <table:table-cell table:style-name="ce5" office:value-type="float" office:value="50.40287" calcext:value-type="float">
            <text:p>5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84838" calcext:value-type="float">
            <text:p>55.8 </text:p>
          </table:table-cell>
          <table:table-cell table:style-name="ce5" office:value-type="float" office:value="56.11977" calcext:value-type="float">
            <text:p>56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59.1" calcext:value-type="float">
            <text:p>5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.000618" calcext:value-type="float">
            <text:p>7.0 </text:p>
          </table:table-cell>
          <table:table-cell table:style-name="ce5" office:value-type="float" office:value="43.6478" calcext:value-type="float">
            <text:p>43.6 </text:p>
          </table:table-cell>
          <table:table-cell table:style-name="ce5" office:value-type="float" office:value="30.96993" calcext:value-type="float">
            <text:p>31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5.5" calcext:value-type="float">
            <text:p>85.5 </text:p>
          </table:table-cell>
          <table:table-cell table:style-name="ce5" office:value-type="float" office:value="39.28278" calcext:value-type="float">
            <text:p>39.3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.72456" calcext:value-type="float">
            <text:p>10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03601" calcext:value-type="float">
            <text:p>5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52109" calcext:value-type="float">
            <text:p>3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.015312" calcext:value-type="float">
            <text:p>3.0 </text:p>
          </table:table-cell>
          <table:table-cell table:style-name="ce5" office:value-type="float" office:value="39.63785" calcext:value-type="float">
            <text:p>39.6 </text:p>
          </table:table-cell>
          <table:table-cell table:style-name="ce5" office:value-type="float" office:value="68.28725" calcext:value-type="float">
            <text:p>68.3 </text:p>
          </table:table-cell>
          <table:table-cell table:style-name="ce5" office:value-type="float" office:value="44.93333" calcext:value-type="float">
            <text:p>44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Q1</text:p>
          </table:table-cell>
          <table:table-cell office:value-type="float" office:value="50.31334" calcext:value-type="float">
            <text:p>50.3 </text:p>
          </table:table-cell>
          <table:table-cell office:value-type="string" calcext:value-type="string">
            <text:p>..</text:p>
          </table:table-cell>
          <table:table-cell office:value-type="float" office:value="56.93161" calcext:value-type="float">
            <text:p>56.9 </text:p>
          </table:table-cell>
          <table:table-cell office:value-type="float" office:value="57.78185" calcext:value-type="float">
            <text:p>57.8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59.76667" calcext:value-type="float">
            <text:p>59.8 </text:p>
          </table:table-cell>
          <table:table-cell office:value-type="string" calcext:value-type="string">
            <text:p>..</text:p>
          </table:table-cell>
          <table:table-cell office:value-type="float" office:value="8.051682" calcext:value-type="float">
            <text:p>8.1 </text:p>
          </table:table-cell>
          <table:table-cell office:value-type="float" office:value="44.48718" calcext:value-type="float">
            <text:p>44.5 </text:p>
          </table:table-cell>
          <table:table-cell office:value-type="float" office:value="32.22363" calcext:value-type="float">
            <text:p>32.2 </text:p>
          </table:table-cell>
          <table:table-cell office:value-type="string" calcext:value-type="string">
            <text:p>..</text:p>
          </table:table-cell>
          <table:table-cell office:value-type="float" office:value="86.03333" calcext:value-type="float">
            <text:p>86.0 </text:p>
          </table:table-cell>
          <table:table-cell office:value-type="float" office:value="41.17882" calcext:value-type="float">
            <text:p>41.2 </text:p>
          </table:table-cell>
          <table:table-cell office:value-type="float" office:value="0.1172467" calcext:value-type="float">
            <text:p>0.1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1.76487" calcext:value-type="float">
            <text:p>11.8 </text:p>
          </table:table-cell>
          <table:table-cell office:value-type="string" calcext:value-type="string">
            <text:p>..</text:p>
          </table:table-cell>
          <table:table-cell office:value-type="float" office:value="59.772" calcext:value-type="float">
            <text:p>59.8 </text:p>
          </table:table-cell>
          <table:table-cell office:value-type="string" calcext:value-type="string">
            <text:p>..</text:p>
          </table:table-cell>
          <table:table-cell office:value-type="float" office:value="35.36057" calcext:value-type="float">
            <text:p>35.4 </text:p>
          </table:table-cell>
          <table:table-cell office:value-type="float" office:value="10.71017" calcext:value-type="float">
            <text:p>10.7 </text:p>
          </table:table-cell>
          <table:table-cell office:value-type="float" office:value="3.627173" calcext:value-type="float">
            <text:p>3.6 </text:p>
          </table:table-cell>
          <table:table-cell office:value-type="float" office:value="41.33566" calcext:value-type="float">
            <text:p>41.3 </text:p>
          </table:table-cell>
          <table:table-cell office:value-type="float" office:value="69.95708" calcext:value-type="float">
            <text:p>70.0 </text:p>
          </table:table-cell>
          <table:table-cell office:value-type="float" office:value="45.66667" calcext:value-type="float">
            <text:p>4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Q2</text:p>
          </table:table-cell>
          <table:table-cell table:style-name="ce5" office:value-type="float" office:value="50.31334" calcext:value-type="float">
            <text:p>50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7.35955" calcext:value-type="float">
            <text:p>57.4 </text:p>
          </table:table-cell>
          <table:table-cell table:style-name="ce5" office:value-type="float" office:value="58.14849" calcext:value-type="float">
            <text:p>58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0.39667" calcext:value-type="float">
            <text:p>60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.031596" calcext:value-type="float">
            <text:p>9.0 </text:p>
          </table:table-cell>
          <table:table-cell table:style-name="ce5" office:value-type="float" office:value="45.04677" calcext:value-type="float">
            <text:p>45.0 </text:p>
          </table:table-cell>
          <table:table-cell table:style-name="ce5" office:value-type="float" office:value="34.39221" calcext:value-type="float">
            <text:p>34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6.9" calcext:value-type="float">
            <text:p>86.9 </text:p>
          </table:table-cell>
          <table:table-cell table:style-name="ce5" office:value-type="float" office:value="42.48751" calcext:value-type="float">
            <text:p>42.5 </text:p>
          </table:table-cell>
          <table:table-cell table:style-name="ce5" office:value-type="float" office:value="0.141939" calcext:value-type="float">
            <text:p>0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.23448" calcext:value-type="float">
            <text:p>12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772" calcext:value-type="float">
            <text:p>5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58258" calcext:value-type="float">
            <text:p>36.6 </text:p>
          </table:table-cell>
          <table:table-cell table:style-name="ce5" office:value-type="float" office:value="12.32937" calcext:value-type="float">
            <text:p>12.3 </text:p>
          </table:table-cell>
          <table:table-cell table:style-name="ce5" office:value-type="float" office:value="4.56046" calcext:value-type="float">
            <text:p>4.6 </text:p>
          </table:table-cell>
          <table:table-cell table:style-name="ce5" office:value-type="float" office:value="42.14691" calcext:value-type="float">
            <text:p>42.1 </text:p>
          </table:table-cell>
          <table:table-cell table:style-name="ce5" office:value-type="float" office:value="71.28005" calcext:value-type="float">
            <text:p>71.3 </text:p>
          </table:table-cell>
          <table:table-cell table:style-name="ce5" office:value-type="float" office:value="46.76667" calcext:value-type="float">
            <text:p>46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Q3</text:p>
          </table:table-cell>
          <table:table-cell office:value-type="float" office:value="50.22381" calcext:value-type="float">
            <text:p>50.2 </text:p>
          </table:table-cell>
          <table:table-cell office:value-type="string" calcext:value-type="string">
            <text:p>..</text:p>
          </table:table-cell>
          <table:table-cell office:value-type="float" office:value="58.23772" calcext:value-type="float">
            <text:p>58.2 </text:p>
          </table:table-cell>
          <table:table-cell office:value-type="float" office:value="58.56401" calcext:value-type="float">
            <text:p>58.6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0.96667" calcext:value-type="float">
            <text:p>61.0 </text:p>
          </table:table-cell>
          <table:table-cell office:value-type="string" calcext:value-type="string">
            <text:p>..</text:p>
          </table:table-cell>
          <table:table-cell office:value-type="float" office:value="9.668702" calcext:value-type="float">
            <text:p>9.7 </text:p>
          </table:table-cell>
          <table:table-cell office:value-type="float" office:value="45.97941" calcext:value-type="float">
            <text:p>46.0 </text:p>
          </table:table-cell>
          <table:table-cell office:value-type="float" office:value="36.12029" calcext:value-type="float">
            <text:p>36.1 </text:p>
          </table:table-cell>
          <table:table-cell office:value-type="string" calcext:value-type="string">
            <text:p>..</text:p>
          </table:table-cell>
          <table:table-cell office:value-type="float" office:value="87.4" calcext:value-type="float">
            <text:p>87.4 </text:p>
          </table:table-cell>
          <table:table-cell office:value-type="float" office:value="43.64364" calcext:value-type="float">
            <text:p>43.6 </text:p>
          </table:table-cell>
          <table:table-cell office:value-type="float" office:value="0.1611331" calcext:value-type="float">
            <text:p>0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2.59703" calcext:value-type="float">
            <text:p>12.6 </text:p>
          </table:table-cell>
          <table:table-cell office:value-type="string" calcext:value-type="string">
            <text:p>..</text:p>
          </table:table-cell>
          <table:table-cell office:value-type="float" office:value="59.66685" calcext:value-type="float">
            <text:p>59.7 </text:p>
          </table:table-cell>
          <table:table-cell office:value-type="string" calcext:value-type="string">
            <text:p>..</text:p>
          </table:table-cell>
          <table:table-cell office:value-type="float" office:value="37.48693" calcext:value-type="float">
            <text:p>37.5 </text:p>
          </table:table-cell>
          <table:table-cell office:value-type="float" office:value="13.8789" calcext:value-type="float">
            <text:p>13.9 </text:p>
          </table:table-cell>
          <table:table-cell office:value-type="float" office:value="5.803676" calcext:value-type="float">
            <text:p>5.8 </text:p>
          </table:table-cell>
          <table:table-cell office:value-type="float" office:value="42.67778" calcext:value-type="float">
            <text:p>42.7 </text:p>
          </table:table-cell>
          <table:table-cell office:value-type="float" office:value="72.46476" calcext:value-type="float">
            <text:p>72.5 </text:p>
          </table:table-cell>
          <table:table-cell office:value-type="float" office:value="47.56667" calcext:value-type="float">
            <text:p>47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1Q4</text:p>
          </table:table-cell>
          <table:table-cell table:style-name="ce5" office:value-type="float" office:value="50.94002" calcext:value-type="float">
            <text:p>50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41602" calcext:value-type="float">
            <text:p>58.4 </text:p>
          </table:table-cell>
          <table:table-cell table:style-name="ce5" office:value-type="float" office:value="59.05286" calcext:value-type="float">
            <text:p>59.1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1.57667" calcext:value-type="float">
            <text:p>6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0.17429" calcext:value-type="float">
            <text:p>10.2 </text:p>
          </table:table-cell>
          <table:table-cell table:style-name="ce5" office:value-type="float" office:value="46.35247" calcext:value-type="float">
            <text:p>46.4 </text:p>
          </table:table-cell>
          <table:table-cell table:style-name="ce5" office:value-type="float" office:value="37.13681" calcext:value-type="float">
            <text:p>3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7.7" calcext:value-type="float">
            <text:p>87.7 </text:p>
          </table:table-cell>
          <table:table-cell table:style-name="ce5" office:value-type="float" office:value="44.17419" calcext:value-type="float">
            <text:p>44.2 </text:p>
          </table:table-cell>
          <table:table-cell table:style-name="ce5" office:value-type="float" office:value="0.2516117" calcext:value-type="float">
            <text:p>0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3.28533" calcext:value-type="float">
            <text:p>13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08858" calcext:value-type="float">
            <text:p>59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10604" calcext:value-type="float">
            <text:p>38.1 </text:p>
          </table:table-cell>
          <table:table-cell table:style-name="ce5" office:value-type="float" office:value="14.24678" calcext:value-type="float">
            <text:p>14.2 </text:p>
          </table:table-cell>
          <table:table-cell table:style-name="ce5" office:value-type="float" office:value="7.900698" calcext:value-type="float">
            <text:p>7.9 </text:p>
          </table:table-cell>
          <table:table-cell table:style-name="ce5" office:value-type="float" office:value="43.46872" calcext:value-type="float">
            <text:p>43.5 </text:p>
          </table:table-cell>
          <table:table-cell table:style-name="ce5" office:value-type="float" office:value="73.62869" calcext:value-type="float">
            <text:p>73.6 </text:p>
          </table:table-cell>
          <table:table-cell table:style-name="ce5" office:value-type="float" office:value="48.3" calcext:value-type="float">
            <text:p>48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Q1</text:p>
          </table:table-cell>
          <table:table-cell office:value-type="float" office:value="50.76097" calcext:value-type="float">
            <text:p>50.8 </text:p>
          </table:table-cell>
          <table:table-cell office:value-type="string" calcext:value-type="string">
            <text:p>..</text:p>
          </table:table-cell>
          <table:table-cell office:value-type="float" office:value="59.18275" calcext:value-type="float">
            <text:p>59.2 </text:p>
          </table:table-cell>
          <table:table-cell office:value-type="float" office:value="59.19951" calcext:value-type="float">
            <text:p>59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2.27667" calcext:value-type="float">
            <text:p>62.3 </text:p>
          </table:table-cell>
          <table:table-cell office:value-type="string" calcext:value-type="string">
            <text:p>..</text:p>
          </table:table-cell>
          <table:table-cell office:value-type="float" office:value="10.99978" calcext:value-type="float">
            <text:p>11.0 </text:p>
          </table:table-cell>
          <table:table-cell office:value-type="float" office:value="47.00532" calcext:value-type="float">
            <text:p>47.0 </text:p>
          </table:table-cell>
          <table:table-cell office:value-type="float" office:value="37.95002" calcext:value-type="float">
            <text:p>38.0 </text:p>
          </table:table-cell>
          <table:table-cell office:value-type="string" calcext:value-type="string">
            <text:p>..</text:p>
          </table:table-cell>
          <table:table-cell office:value-type="float" office:value="88.16666" calcext:value-type="float">
            <text:p>88.2 </text:p>
          </table:table-cell>
          <table:table-cell office:value-type="float" office:value="45.25458" calcext:value-type="float">
            <text:p>45.3 </text:p>
          </table:table-cell>
          <table:table-cell office:value-type="float" office:value="0.922041" calcext:value-type="float">
            <text:p>0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4.2156" calcext:value-type="float">
            <text:p>14.2 </text:p>
          </table:table-cell>
          <table:table-cell office:value-type="string" calcext:value-type="string">
            <text:p>..</text:p>
          </table:table-cell>
          <table:table-cell office:value-type="float" office:value="59.50914" calcext:value-type="float">
            <text:p>59.5 </text:p>
          </table:table-cell>
          <table:table-cell office:value-type="string" calcext:value-type="string">
            <text:p>..</text:p>
          </table:table-cell>
          <table:table-cell office:value-type="float" office:value="40.45282" calcext:value-type="float">
            <text:p>40.5 </text:p>
          </table:table-cell>
          <table:table-cell office:value-type="float" office:value="14.85154" calcext:value-type="float">
            <text:p>14.9 </text:p>
          </table:table-cell>
          <table:table-cell office:value-type="float" office:value="11.32222" calcext:value-type="float">
            <text:p>11.3 </text:p>
          </table:table-cell>
          <table:table-cell office:value-type="float" office:value="45.46412" calcext:value-type="float">
            <text:p>45.5 </text:p>
          </table:table-cell>
          <table:table-cell office:value-type="float" office:value="75.255" calcext:value-type="float">
            <text:p>75.3 </text:p>
          </table:table-cell>
          <table:table-cell office:value-type="float" office:value="48.73333" calcext:value-type="float">
            <text:p>48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Q2</text:p>
          </table:table-cell>
          <table:table-cell table:style-name="ce5" office:value-type="float" office:value="49.95524" calcext:value-type="float">
            <text:p>5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96285" calcext:value-type="float">
            <text:p>60.0 </text:p>
          </table:table-cell>
          <table:table-cell table:style-name="ce5" office:value-type="float" office:value="59.46838" calcext:value-type="float">
            <text:p>59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3.04" calcext:value-type="float">
            <text:p>6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.52843" calcext:value-type="float">
            <text:p>11.5 </text:p>
          </table:table-cell>
          <table:table-cell table:style-name="ce5" office:value-type="float" office:value="47.37838" calcext:value-type="float">
            <text:p>47.4 </text:p>
          </table:table-cell>
          <table:table-cell table:style-name="ce5" office:value-type="float" office:value="39.03431" calcext:value-type="float">
            <text:p>3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9.66666" calcext:value-type="float">
            <text:p>89.7 </text:p>
          </table:table-cell>
          <table:table-cell table:style-name="ce5" office:value-type="float" office:value="46.71475" calcext:value-type="float">
            <text:p>46.7 </text:p>
          </table:table-cell>
          <table:table-cell table:style-name="ce5" office:value-type="float" office:value="2.437123" calcext:value-type="float">
            <text:p>2.4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4.712" calcext:value-type="float">
            <text:p>14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45657" calcext:value-type="float">
            <text:p>59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1.79477" calcext:value-type="float">
            <text:p>41.8 </text:p>
          </table:table-cell>
          <table:table-cell table:style-name="ce5" office:value-type="float" office:value="14.96302" calcext:value-type="float">
            <text:p>15.0 </text:p>
          </table:table-cell>
          <table:table-cell table:style-name="ce5" office:value-type="float" office:value="14.18978" calcext:value-type="float">
            <text:p>14.2 </text:p>
          </table:table-cell>
          <table:table-cell table:style-name="ce5" office:value-type="float" office:value="46.45449" calcext:value-type="float">
            <text:p>46.5 </text:p>
          </table:table-cell>
          <table:table-cell table:style-name="ce5" office:value-type="float" office:value="76.07026" calcext:value-type="float">
            <text:p>76.1 </text:p>
          </table:table-cell>
          <table:table-cell table:style-name="ce5" office:value-type="float" office:value="50" calcext:value-type="float">
            <text:p>50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Q3</text:p>
          </table:table-cell>
          <table:table-cell office:value-type="float" office:value="49.59713" calcext:value-type="float">
            <text:p>49.6 </text:p>
          </table:table-cell>
          <table:table-cell office:value-type="string" calcext:value-type="string">
            <text:p>..</text:p>
          </table:table-cell>
          <table:table-cell office:value-type="float" office:value="60.685" calcext:value-type="float">
            <text:p>60.7 </text:p>
          </table:table-cell>
          <table:table-cell office:value-type="float" office:value="59.90834" calcext:value-type="float">
            <text:p>59.9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3.72333" calcext:value-type="float">
            <text:p>63.7 </text:p>
          </table:table-cell>
          <table:table-cell office:value-type="string" calcext:value-type="string">
            <text:p>..</text:p>
          </table:table-cell>
          <table:table-cell office:value-type="float" office:value="11.84692" calcext:value-type="float">
            <text:p>11.8 </text:p>
          </table:table-cell>
          <table:table-cell office:value-type="float" office:value="48.21776" calcext:value-type="float">
            <text:p>48.2 </text:p>
          </table:table-cell>
          <table:table-cell office:value-type="float" office:value="40.42355" calcext:value-type="float">
            <text:p>40.4 </text:p>
          </table:table-cell>
          <table:table-cell office:value-type="string" calcext:value-type="string">
            <text:p>..</text:p>
          </table:table-cell>
          <table:table-cell office:value-type="float" office:value="89.96667" calcext:value-type="float">
            <text:p>90.0 </text:p>
          </table:table-cell>
          <table:table-cell office:value-type="float" office:value="47.28353" calcext:value-type="float">
            <text:p>47.3 </text:p>
          </table:table-cell>
          <table:table-cell office:value-type="float" office:value="4.343894" calcext:value-type="float">
            <text:p>4.3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5.17639" calcext:value-type="float">
            <text:p>15.2 </text:p>
          </table:table-cell>
          <table:table-cell office:value-type="string" calcext:value-type="string">
            <text:p>..</text:p>
          </table:table-cell>
          <table:table-cell office:value-type="float" office:value="58.93087" calcext:value-type="float">
            <text:p>58.9 </text:p>
          </table:table-cell>
          <table:table-cell office:value-type="string" calcext:value-type="string">
            <text:p>..</text:p>
          </table:table-cell>
          <table:table-cell office:value-type="float" office:value="42.63105" calcext:value-type="float">
            <text:p>42.6 </text:p>
          </table:table-cell>
          <table:table-cell office:value-type="float" office:value="15.57614" calcext:value-type="float">
            <text:p>15.6 </text:p>
          </table:table-cell>
          <table:table-cell office:value-type="float" office:value="16.39132" calcext:value-type="float">
            <text:p>16.4 </text:p>
          </table:table-cell>
          <table:table-cell office:value-type="float" office:value="47.20227" calcext:value-type="float">
            <text:p>47.2 </text:p>
          </table:table-cell>
          <table:table-cell office:value-type="float" office:value="76.78614" calcext:value-type="float">
            <text:p>76.8 </text:p>
          </table:table-cell>
          <table:table-cell office:value-type="float" office:value="50.53333" calcext:value-type="float">
            <text:p>50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2Q4</text:p>
          </table:table-cell>
          <table:table-cell table:style-name="ce5" office:value-type="float" office:value="49.59713" calcext:value-type="float">
            <text:p>4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75187" calcext:value-type="float">
            <text:p>60.8 </text:p>
          </table:table-cell>
          <table:table-cell table:style-name="ce5" office:value-type="float" office:value="60.27498" calcext:value-type="float">
            <text:p>60.3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4.16666" calcext:value-type="float">
            <text:p>6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2.11341" calcext:value-type="float">
            <text:p>12.1 </text:p>
          </table:table-cell>
          <table:table-cell table:style-name="ce5" office:value-type="float" office:value="48.96388" calcext:value-type="float">
            <text:p>49.0 </text:p>
          </table:table-cell>
          <table:table-cell table:style-name="ce5" office:value-type="float" office:value="41.64337" calcext:value-type="float">
            <text:p>4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0.16666" calcext:value-type="float">
            <text:p>90.2 </text:p>
          </table:table-cell>
          <table:table-cell table:style-name="ce5" office:value-type="float" office:value="47.70046" calcext:value-type="float">
            <text:p>47.7 </text:p>
          </table:table-cell>
          <table:table-cell table:style-name="ce5" office:value-type="float" office:value="7.940597" calcext:value-type="float">
            <text:p>7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5.64642" calcext:value-type="float">
            <text:p>15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7206" calcext:value-type="float">
            <text:p>5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26313" calcext:value-type="float">
            <text:p>43.3 </text:p>
          </table:table-cell>
          <table:table-cell table:style-name="ce5" office:value-type="float" office:value="16.2673" calcext:value-type="float">
            <text:p>16.3 </text:p>
          </table:table-cell>
          <table:table-cell table:style-name="ce5" office:value-type="float" office:value="18.07486" calcext:value-type="float">
            <text:p>18.1 </text:p>
          </table:table-cell>
          <table:table-cell table:style-name="ce5" office:value-type="float" office:value="48.08601" calcext:value-type="float">
            <text:p>48.1 </text:p>
          </table:table-cell>
          <table:table-cell table:style-name="ce5" office:value-type="float" office:value="77.87731" calcext:value-type="float">
            <text:p>77.9 </text:p>
          </table:table-cell>
          <table:table-cell table:style-name="ce5" office:value-type="float" office:value="50.9" calcext:value-type="float">
            <text:p>50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Q1</text:p>
          </table:table-cell>
          <table:table-cell office:value-type="float" office:value="49.95524" calcext:value-type="float">
            <text:p>50.0 </text:p>
          </table:table-cell>
          <table:table-cell office:value-type="string" calcext:value-type="string">
            <text:p>..</text:p>
          </table:table-cell>
          <table:table-cell office:value-type="float" office:value="61.74816" calcext:value-type="float">
            <text:p>61.7 </text:p>
          </table:table-cell>
          <table:table-cell office:value-type="float" office:value="60.49496" calcext:value-type="float">
            <text:p>60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4.80666" calcext:value-type="float">
            <text:p>64.8 </text:p>
          </table:table-cell>
          <table:table-cell office:value-type="string" calcext:value-type="string">
            <text:p>..</text:p>
          </table:table-cell>
          <table:table-cell office:value-type="float" office:value="13.55636" calcext:value-type="float">
            <text:p>13.6 </text:p>
          </table:table-cell>
          <table:table-cell office:value-type="float" office:value="49.71" calcext:value-type="float">
            <text:p>49.7 </text:p>
          </table:table-cell>
          <table:table-cell office:value-type="float" office:value="42.79543" calcext:value-type="float">
            <text:p>42.8 </text:p>
          </table:table-cell>
          <table:table-cell office:value-type="string" calcext:value-type="string">
            <text:p>..</text:p>
          </table:table-cell>
          <table:table-cell office:value-type="float" office:value="90.53333" calcext:value-type="float">
            <text:p>90.5 </text:p>
          </table:table-cell>
          <table:table-cell office:value-type="float" office:value="48.95163" calcext:value-type="float">
            <text:p>49.0 </text:p>
          </table:table-cell>
          <table:table-cell office:value-type="float" office:value="11.03432" calcext:value-type="float">
            <text:p>11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27697" calcext:value-type="float">
            <text:p>16.3 </text:p>
          </table:table-cell>
          <table:table-cell office:value-type="string" calcext:value-type="string">
            <text:p>..</text:p>
          </table:table-cell>
          <table:table-cell office:value-type="float" office:value="58.66803" calcext:value-type="float">
            <text:p>58.7 </text:p>
          </table:table-cell>
          <table:table-cell office:value-type="string" calcext:value-type="string">
            <text:p>..</text:p>
          </table:table-cell>
          <table:table-cell office:value-type="float" office:value="45.36032" calcext:value-type="float">
            <text:p>45.4 </text:p>
          </table:table-cell>
          <table:table-cell office:value-type="float" office:value="18.52305" calcext:value-type="float">
            <text:p>18.5 </text:p>
          </table:table-cell>
          <table:table-cell office:value-type="float" office:value="19.81389" calcext:value-type="float">
            <text:p>19.8 </text:p>
          </table:table-cell>
          <table:table-cell office:value-type="float" office:value="49.24027" calcext:value-type="float">
            <text:p>49.2 </text:p>
          </table:table-cell>
          <table:table-cell office:value-type="float" office:value="79.17938" calcext:value-type="float">
            <text:p>79.2 </text:p>
          </table:table-cell>
          <table:table-cell office:value-type="float" office:value="51.36666" calcext:value-type="float">
            <text:p>51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Q2</text:p>
          </table:table-cell>
          <table:table-cell table:style-name="ce5" office:value-type="float" office:value="50.13429" calcext:value-type="float">
            <text:p>5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11147" calcext:value-type="float">
            <text:p>62.1 </text:p>
          </table:table-cell>
          <table:table-cell table:style-name="ce5" office:value-type="float" office:value="60.71494" calcext:value-type="float">
            <text:p>60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5.35667" calcext:value-type="float">
            <text:p>6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4.06551" calcext:value-type="float">
            <text:p>14.1 </text:p>
          </table:table-cell>
          <table:table-cell table:style-name="ce5" office:value-type="float" office:value="48.40429" calcext:value-type="float">
            <text:p>48.4 </text:p>
          </table:table-cell>
          <table:table-cell table:style-name="ce5" office:value-type="float" office:value="43.98137" calcext:value-type="float">
            <text:p>4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1.56667" calcext:value-type="float">
            <text:p>91.6 </text:p>
          </table:table-cell>
          <table:table-cell table:style-name="ce5" office:value-type="float" office:value="50.16528" calcext:value-type="float">
            <text:p>50.2 </text:p>
          </table:table-cell>
          <table:table-cell table:style-name="ce5" office:value-type="float" office:value="12.19719" calcext:value-type="float">
            <text:p>12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6.63837" calcext:value-type="float">
            <text:p>16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93087" calcext:value-type="float">
            <text:p>5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6.57261" calcext:value-type="float">
            <text:p>46.6 </text:p>
          </table:table-cell>
          <table:table-cell table:style-name="ce5" office:value-type="float" office:value="19.69669" calcext:value-type="float">
            <text:p>19.7 </text:p>
          </table:table-cell>
          <table:table-cell table:style-name="ce5" office:value-type="float" office:value="21.88593" calcext:value-type="float">
            <text:p>21.9 </text:p>
          </table:table-cell>
          <table:table-cell table:style-name="ce5" office:value-type="float" office:value="50.37986" calcext:value-type="float">
            <text:p>50.4 </text:p>
          </table:table-cell>
          <table:table-cell table:style-name="ce5" office:value-type="float" office:value="79.77585" calcext:value-type="float">
            <text:p>79.8 </text:p>
          </table:table-cell>
          <table:table-cell table:style-name="ce5" office:value-type="float" office:value="51.83333" calcext:value-type="float">
            <text:p>51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Q3</text:p>
          </table:table-cell>
          <table:table-cell office:value-type="float" office:value="50.13429" calcext:value-type="float">
            <text:p>50.1 </text:p>
          </table:table-cell>
          <table:table-cell office:value-type="string" calcext:value-type="string">
            <text:p>..</text:p>
          </table:table-cell>
          <table:table-cell office:value-type="float" office:value="62.99632" calcext:value-type="float">
            <text:p>63.0 </text:p>
          </table:table-cell>
          <table:table-cell office:value-type="float" office:value="61.10602" calcext:value-type="float">
            <text:p>61.1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5.8" calcext:value-type="float">
            <text:p>65.8 </text:p>
          </table:table-cell>
          <table:table-cell office:value-type="string" calcext:value-type="string">
            <text:p>..</text:p>
          </table:table-cell>
          <table:table-cell office:value-type="float" office:value="14.75449" calcext:value-type="float">
            <text:p>14.8 </text:p>
          </table:table-cell>
          <table:table-cell office:value-type="float" office:value="48.87061" calcext:value-type="float">
            <text:p>48.9 </text:p>
          </table:table-cell>
          <table:table-cell office:value-type="float" office:value="45.13342" calcext:value-type="float">
            <text:p>45.1 </text:p>
          </table:table-cell>
          <table:table-cell office:value-type="string" calcext:value-type="string">
            <text:p>..</text:p>
          </table:table-cell>
          <table:table-cell office:value-type="float" office:value="91.93333" calcext:value-type="float">
            <text:p>91.9 </text:p>
          </table:table-cell>
          <table:table-cell office:value-type="float" office:value="50.43002" calcext:value-type="float">
            <text:p>50.4 </text:p>
          </table:table-cell>
          <table:table-cell office:value-type="float" office:value="13.6604" calcext:value-type="float">
            <text:p>13.7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6.94732" calcext:value-type="float">
            <text:p>16.9 </text:p>
          </table:table-cell>
          <table:table-cell office:value-type="string" calcext:value-type="string">
            <text:p>..</text:p>
          </table:table-cell>
          <table:table-cell office:value-type="float" office:value="59.08858" calcext:value-type="float">
            <text:p>59.1 </text:p>
          </table:table-cell>
          <table:table-cell office:value-type="string" calcext:value-type="string">
            <text:p>..</text:p>
          </table:table-cell>
          <table:table-cell office:value-type="float" office:value="47.17551" calcext:value-type="float">
            <text:p>47.2 </text:p>
          </table:table-cell>
          <table:table-cell office:value-type="float" office:value="20.14694" calcext:value-type="float">
            <text:p>20.1 </text:p>
          </table:table-cell>
          <table:table-cell office:value-type="float" office:value="23.12545" calcext:value-type="float">
            <text:p>23.1 </text:p>
          </table:table-cell>
          <table:table-cell office:value-type="float" office:value="51.01763" calcext:value-type="float">
            <text:p>51.0 </text:p>
          </table:table-cell>
          <table:table-cell office:value-type="float" office:value="80.41763" calcext:value-type="float">
            <text:p>80.4 </text:p>
          </table:table-cell>
          <table:table-cell office:value-type="float" office:value="52.16667" calcext:value-type="float">
            <text:p>52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3Q4</text:p>
          </table:table-cell>
          <table:table-cell table:style-name="ce5" office:value-type="float" office:value="50.13429" calcext:value-type="float">
            <text:p>5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89379" calcext:value-type="float">
            <text:p>62.9 </text:p>
          </table:table-cell>
          <table:table-cell table:style-name="ce5" office:value-type="float" office:value="61.44821" calcext:value-type="float">
            <text:p>61.4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6.12666" calcext:value-type="float">
            <text:p>66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5.3373" calcext:value-type="float">
            <text:p>15.3 </text:p>
          </table:table-cell>
          <table:table-cell table:style-name="ce5" office:value-type="float" office:value="48.96388" calcext:value-type="float">
            <text:p>49.0 </text:p>
          </table:table-cell>
          <table:table-cell table:style-name="ce5" office:value-type="float" office:value="46.2177" calcext:value-type="float">
            <text:p>46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2" calcext:value-type="float">
            <text:p>92.0 </text:p>
          </table:table-cell>
          <table:table-cell table:style-name="ce5" office:value-type="float" office:value="50.62045" calcext:value-type="float">
            <text:p>50.6 </text:p>
          </table:table-cell>
          <table:table-cell table:style-name="ce5" office:value-type="float" office:value="15.19531" calcext:value-type="float">
            <text:p>15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7.34474" calcext:value-type="float">
            <text:p>1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03601" calcext:value-type="float">
            <text:p>59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75249" calcext:value-type="float">
            <text:p>47.8 </text:p>
          </table:table-cell>
          <table:table-cell table:style-name="ce5" office:value-type="float" office:value="20.57617" calcext:value-type="float">
            <text:p>20.6 </text:p>
          </table:table-cell>
          <table:table-cell table:style-name="ce5" office:value-type="float" office:value="25.2345" calcext:value-type="float">
            <text:p>25.2 </text:p>
          </table:table-cell>
          <table:table-cell table:style-name="ce5" office:value-type="float" office:value="51.43933" calcext:value-type="float">
            <text:p>51.4 </text:p>
          </table:table-cell>
          <table:table-cell table:style-name="ce5" office:value-type="float" office:value="80.64465" calcext:value-type="float">
            <text:p>80.6 </text:p>
          </table:table-cell>
          <table:table-cell table:style-name="ce5" office:value-type="float" office:value="52.56667" calcext:value-type="float">
            <text:p>52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Q1</text:p>
          </table:table-cell>
          <table:table-cell office:value-type="float" office:value="50.31334" calcext:value-type="float">
            <text:p>50.3 </text:p>
          </table:table-cell>
          <table:table-cell office:value-type="string" calcext:value-type="string">
            <text:p>..</text:p>
          </table:table-cell>
          <table:table-cell office:value-type="float" office:value="63.50004" calcext:value-type="float">
            <text:p>63.5 </text:p>
          </table:table-cell>
          <table:table-cell office:value-type="float" office:value="61.47266" calcext:value-type="float">
            <text:p>61.5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6.65" calcext:value-type="float">
            <text:p>66.7 </text:p>
          </table:table-cell>
          <table:table-cell office:value-type="string" calcext:value-type="string">
            <text:p>..</text:p>
          </table:table-cell>
          <table:table-cell office:value-type="float" office:value="16.44226" calcext:value-type="float">
            <text:p>16.4 </text:p>
          </table:table-cell>
          <table:table-cell office:value-type="float" office:value="49.52346" calcext:value-type="float">
            <text:p>49.5 </text:p>
          </table:table-cell>
          <table:table-cell office:value-type="float" office:value="47.0648" calcext:value-type="float">
            <text:p>47.1 </text:p>
          </table:table-cell>
          <table:table-cell office:value-type="string" calcext:value-type="string">
            <text:p>..</text:p>
          </table:table-cell>
          <table:table-cell office:value-type="float" office:value="92.16666" calcext:value-type="float">
            <text:p>92.2 </text:p>
          </table:table-cell>
          <table:table-cell office:value-type="float" office:value="51.79587" calcext:value-type="float">
            <text:p>51.8 </text:p>
          </table:table-cell>
          <table:table-cell office:value-type="float" office:value="16.86324" calcext:value-type="float">
            <text:p>16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7.75852" calcext:value-type="float">
            <text:p>17.8 </text:p>
          </table:table-cell>
          <table:table-cell office:value-type="string" calcext:value-type="string">
            <text:p>..</text:p>
          </table:table-cell>
          <table:table-cell office:value-type="float" office:value="59.09505" calcext:value-type="float">
            <text:p>59.1 </text:p>
          </table:table-cell>
          <table:table-cell office:value-type="string" calcext:value-type="string">
            <text:p>..</text:p>
          </table:table-cell>
          <table:table-cell office:value-type="float" office:value="49.32133" calcext:value-type="float">
            <text:p>49.3 </text:p>
          </table:table-cell>
          <table:table-cell office:value-type="float" office:value="21.31157" calcext:value-type="float">
            <text:p>21.3 </text:p>
          </table:table-cell>
          <table:table-cell office:value-type="float" office:value="23.38446" calcext:value-type="float">
            <text:p>23.4 </text:p>
          </table:table-cell>
          <table:table-cell office:value-type="float" office:value="52.23789" calcext:value-type="float">
            <text:p>52.2 </text:p>
          </table:table-cell>
          <table:table-cell office:value-type="float" office:value="81.19138" calcext:value-type="float">
            <text:p>81.2 </text:p>
          </table:table-cell>
          <table:table-cell office:value-type="float" office:value="53.03333" calcext:value-type="float">
            <text:p>53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Q2</text:p>
          </table:table-cell>
          <table:table-cell table:style-name="ce5" office:value-type="float" office:value="50.58192" calcext:value-type="float">
            <text:p>5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86111" calcext:value-type="float">
            <text:p>63.9 </text:p>
          </table:table-cell>
          <table:table-cell table:style-name="ce5" office:value-type="float" office:value="61.69264" calcext:value-type="float">
            <text:p>61.7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7.05334" calcext:value-type="float">
            <text:p>6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7.1009" calcext:value-type="float">
            <text:p>17.1 </text:p>
          </table:table-cell>
          <table:table-cell table:style-name="ce5" office:value-type="float" office:value="49.61673" calcext:value-type="float">
            <text:p>49.6 </text:p>
          </table:table-cell>
          <table:table-cell table:style-name="ce5" office:value-type="float" office:value="48.52181" calcext:value-type="float">
            <text:p>48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13333" calcext:value-type="float">
            <text:p>93.1 </text:p>
          </table:table-cell>
          <table:table-cell table:style-name="ce5" office:value-type="float" office:value="53.12243" calcext:value-type="float">
            <text:p>53.1 </text:p>
          </table:table-cell>
          <table:table-cell table:style-name="ce5" office:value-type="float" office:value="20.6948" calcext:value-type="float">
            <text:p>20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04861" calcext:value-type="float">
            <text:p>18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9.39023" calcext:value-type="float">
            <text:p>5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0.05389" calcext:value-type="float">
            <text:p>50.1 </text:p>
          </table:table-cell>
          <table:table-cell table:style-name="ce5" office:value-type="float" office:value="21.61773" calcext:value-type="float">
            <text:p>21.6 </text:p>
          </table:table-cell>
          <table:table-cell table:style-name="ce5" office:value-type="float" office:value="27.88005" calcext:value-type="float">
            <text:p>27.9 </text:p>
          </table:table-cell>
          <table:table-cell table:style-name="ce5" office:value-type="float" office:value="52.94082" calcext:value-type="float">
            <text:p>52.9 </text:p>
          </table:table-cell>
          <table:table-cell table:style-name="ce5" office:value-type="float" office:value="80.83617" calcext:value-type="float">
            <text:p>80.8 </text:p>
          </table:table-cell>
          <table:table-cell table:style-name="ce5" office:value-type="float" office:value="53.56667" calcext:value-type="float">
            <text:p>53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Q3</text:p>
          </table:table-cell>
          <table:table-cell office:value-type="float" office:value="51.02954" calcext:value-type="float">
            <text:p>51.0 </text:p>
          </table:table-cell>
          <table:table-cell office:value-type="string" calcext:value-type="string">
            <text:p>..</text:p>
          </table:table-cell>
          <table:table-cell office:value-type="float" office:value="64.54314" calcext:value-type="float">
            <text:p>64.5 </text:p>
          </table:table-cell>
          <table:table-cell office:value-type="float" office:value="62.18148" calcext:value-type="float">
            <text:p>62.2 </text:p>
          </table:table-cell>
          <table:table-cell table:number-columns-repeated="6" office:value-type="string" calcext:value-type="string">
            <text:p>..</text:p>
          </table:table-cell>
          <table:table-cell office:value-type="float" office:value="67.52666" calcext:value-type="float">
            <text:p>67.5 </text:p>
          </table:table-cell>
          <table:table-cell office:value-type="string" calcext:value-type="string">
            <text:p>..</text:p>
          </table:table-cell>
          <table:table-cell office:value-type="float" office:value="17.71188" calcext:value-type="float">
            <text:p>17.7 </text:p>
          </table:table-cell>
          <table:table-cell office:value-type="float" office:value="50.36285" calcext:value-type="float">
            <text:p>50.4 </text:p>
          </table:table-cell>
          <table:table-cell office:value-type="float" office:value="50.11436" calcext:value-type="float">
            <text:p>50.1 </text:p>
          </table:table-cell>
          <table:table-cell office:value-type="string" calcext:value-type="string">
            <text:p>..</text:p>
          </table:table-cell>
          <table:table-cell office:value-type="float" office:value="93.33334" calcext:value-type="float">
            <text:p>93.3 </text:p>
          </table:table-cell>
          <table:table-cell office:value-type="float" office:value="53.95665" calcext:value-type="float">
            <text:p>54.0 </text:p>
          </table:table-cell>
          <table:table-cell office:value-type="float" office:value="24.03274" calcext:value-type="float">
            <text:p>24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18.28572" calcext:value-type="float">
            <text:p>18.3 </text:p>
          </table:table-cell>
          <table:table-cell office:value-type="string" calcext:value-type="string">
            <text:p>..</text:p>
          </table:table-cell>
          <table:table-cell office:value-type="float" office:value="60.62999" calcext:value-type="float">
            <text:p>60.6 </text:p>
          </table:table-cell>
          <table:table-cell office:value-type="string" calcext:value-type="string">
            <text:p>..</text:p>
          </table:table-cell>
          <table:table-cell office:value-type="float" office:value="50.53038" calcext:value-type="float">
            <text:p>50.5 </text:p>
          </table:table-cell>
          <table:table-cell office:value-type="float" office:value="21.93291" calcext:value-type="float">
            <text:p>21.9 </text:p>
          </table:table-cell>
          <table:table-cell office:value-type="float" office:value="28.99007" calcext:value-type="float">
            <text:p>29.0 </text:p>
          </table:table-cell>
          <table:table-cell office:value-type="float" office:value="53.63614" calcext:value-type="float">
            <text:p>53.6 </text:p>
          </table:table-cell>
          <table:table-cell office:value-type="float" office:value="81.01456" calcext:value-type="float">
            <text:p>81.0 </text:p>
          </table:table-cell>
          <table:table-cell office:value-type="float" office:value="53.8" calcext:value-type="float">
            <text:p>53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4Q4</text:p>
          </table:table-cell>
          <table:table-cell table:style-name="ce5" office:value-type="float" office:value="51.83527" calcext:value-type="float">
            <text:p>5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27122" calcext:value-type="float">
            <text:p>64.3 </text:p>
          </table:table-cell>
          <table:table-cell table:style-name="ce5" office:value-type="float" office:value="62.52368" calcext:value-type="float">
            <text:p>62.5 </text:p>
          </table:table-cell>
          <table:table-cell table:number-columns-repeated="6" table:style-name="ce5" office:value-type="string" calcext:value-type="string">
            <text:p>..</text:p>
          </table:table-cell>
          <table:table-cell table:style-name="ce5" office:value-type="float" office:value="67.85333" calcext:value-type="float">
            <text:p>67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8.13437" calcext:value-type="float">
            <text:p>18.1 </text:p>
          </table:table-cell>
          <table:table-cell table:style-name="ce5" office:value-type="float" office:value="50.45611" calcext:value-type="float">
            <text:p>50.5 </text:p>
          </table:table-cell>
          <table:table-cell table:style-name="ce5" office:value-type="float" office:value="51.06311" calcext:value-type="float">
            <text:p>51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3.63333" calcext:value-type="float">
            <text:p>93.6 </text:p>
          </table:table-cell>
          <table:table-cell table:style-name="ce5" office:value-type="float" office:value="54.26069" calcext:value-type="float">
            <text:p>54.3 </text:p>
          </table:table-cell>
          <table:table-cell table:style-name="ce5" office:value-type="float" office:value="25.8472" calcext:value-type="float">
            <text:p>25.8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8.60784" calcext:value-type="float">
            <text:p>18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81071" calcext:value-type="float">
            <text:p>6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1.17866" calcext:value-type="float">
            <text:p>51.2 </text:p>
          </table:table-cell>
          <table:table-cell table:style-name="ce5" office:value-type="float" office:value="22.54224" calcext:value-type="float">
            <text:p>22.5 </text:p>
          </table:table-cell>
          <table:table-cell table:style-name="ce5" office:value-type="float" office:value="30.4146" calcext:value-type="float">
            <text:p>30.4 </text:p>
          </table:table-cell>
          <table:table-cell table:style-name="ce5" office:value-type="float" office:value="54.11708" calcext:value-type="float">
            <text:p>54.1 </text:p>
          </table:table-cell>
          <table:table-cell table:style-name="ce5" office:value-type="float" office:value="81.36452" calcext:value-type="float">
            <text:p>81.4 </text:p>
          </table:table-cell>
          <table:table-cell table:style-name="ce5" office:value-type="float" office:value="54.1" calcext:value-type="float">
            <text:p>54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Q1</text:p>
          </table:table-cell>
          <table:table-cell office:value-type="float" office:value="53.35721" calcext:value-type="float">
            <text:p>53.4 </text:p>
          </table:table-cell>
          <table:table-cell office:value-type="string" calcext:value-type="string">
            <text:p>..</text:p>
          </table:table-cell>
          <table:table-cell office:value-type="float" office:value="64.83512" calcext:value-type="float">
            <text:p>64.8 </text:p>
          </table:table-cell>
          <table:table-cell office:value-type="float" office:value="62.89032" calcext:value-type="float">
            <text:p>62.9 </text:p>
          </table:table-cell>
          <table:table-cell office:value-type="string" calcext:value-type="string">
            <text:p>..</text:p>
          </table:table-cell>
          <table:table-cell office:value-type="float" office:value="20.84964" calcext:value-type="float">
            <text:p>20.8 </text:p>
          </table:table-cell>
          <table:table-cell office:value-type="float" office:value="13.38125" calcext:value-type="float">
            <text:p>13.4 </text:p>
          </table:table-cell>
          <table:table-cell office:value-type="float" office:value="38.76667" calcext:value-type="float">
            <text:p>38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8.37666" calcext:value-type="float">
            <text:p>68.4 </text:p>
          </table:table-cell>
          <table:table-cell office:value-type="string" calcext:value-type="string">
            <text:p>..</text:p>
          </table:table-cell>
          <table:table-cell office:value-type="float" office:value="19.93047" calcext:value-type="float">
            <text:p>19.9 </text:p>
          </table:table-cell>
          <table:table-cell office:value-type="float" office:value="50.7359" calcext:value-type="float">
            <text:p>50.7 </text:p>
          </table:table-cell>
          <table:table-cell office:value-type="float" office:value="52.1474" calcext:value-type="float">
            <text:p>52.1 </text:p>
          </table:table-cell>
          <table:table-cell office:value-type="string" calcext:value-type="string">
            <text:p>..</text:p>
          </table:table-cell>
          <table:table-cell office:value-type="float" office:value="94" calcext:value-type="float">
            <text:p>94.0 </text:p>
          </table:table-cell>
          <table:table-cell office:value-type="float" office:value="55.26463" calcext:value-type="float">
            <text:p>55.3 </text:p>
          </table:table-cell>
          <table:table-cell office:value-type="float" office:value="27.97134" calcext:value-type="float">
            <text:p>28.0 </text:p>
          </table:table-cell>
          <table:table-cell office:value-type="string" calcext:value-type="string">
            <text:p>..</text:p>
          </table:table-cell>
          <table:table-cell office:value-type="float" office:value="60.52107" calcext:value-type="float">
            <text:p>60.5 </text:p>
          </table:table-cell>
          <table:table-cell office:value-type="float" office:value="20.06176" calcext:value-type="float">
            <text:p>20.1 </text:p>
          </table:table-cell>
          <table:table-cell office:value-type="string" calcext:value-type="string">
            <text:p>..</text:p>
          </table:table-cell>
          <table:table-cell office:value-type="float" office:value="63.34565" calcext:value-type="float">
            <text:p>63.3 </text:p>
          </table:table-cell>
          <table:table-cell office:value-type="string" calcext:value-type="string">
            <text:p>..</text:p>
          </table:table-cell>
          <table:table-cell office:value-type="float" office:value="52.62109" calcext:value-type="float">
            <text:p>52.6 </text:p>
          </table:table-cell>
          <table:table-cell office:value-type="float" office:value="23.14642" calcext:value-type="float">
            <text:p>23.1 </text:p>
          </table:table-cell>
          <table:table-cell office:value-type="float" office:value="31.80213" calcext:value-type="float">
            <text:p>31.8 </text:p>
          </table:table-cell>
          <table:table-cell office:value-type="float" office:value="55.09954" calcext:value-type="float">
            <text:p>55.1 </text:p>
          </table:table-cell>
          <table:table-cell office:value-type="float" office:value="82.83822" calcext:value-type="float">
            <text:p>82.8 </text:p>
          </table:table-cell>
          <table:table-cell office:value-type="float" office:value="54.4" calcext:value-type="float">
            <text:p>54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Q2</text:p>
          </table:table-cell>
          <table:table-cell table:style-name="ce5" office:value-type="float" office:value="54.16294" calcext:value-type="float">
            <text:p>54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04687" calcext:value-type="float">
            <text:p>65.0 </text:p>
          </table:table-cell>
          <table:table-cell table:style-name="ce5" office:value-type="float" office:value="63.35472" calcext:value-type="float">
            <text:p>6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2.34222" calcext:value-type="float">
            <text:p>22.3 </text:p>
          </table:table-cell>
          <table:table-cell table:style-name="ce5" office:value-type="float" office:value="13.82681" calcext:value-type="float">
            <text:p>13.8 </text:p>
          </table:table-cell>
          <table:table-cell table:style-name="ce5" office:value-type="float" office:value="39.93333" calcext:value-type="float">
            <text:p>39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8.82333" calcext:value-type="float">
            <text:p>68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1.55325" calcext:value-type="float">
            <text:p>21.6 </text:p>
          </table:table-cell>
          <table:table-cell table:style-name="ce5" office:value-type="float" office:value="51.29549" calcext:value-type="float">
            <text:p>51.3 </text:p>
          </table:table-cell>
          <table:table-cell table:style-name="ce5" office:value-type="float" office:value="53.23168" calcext:value-type="float">
            <text:p>5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33334" calcext:value-type="float">
            <text:p>94.3 </text:p>
          </table:table-cell>
          <table:table-cell table:style-name="ce5" office:value-type="float" office:value="56.64906" calcext:value-type="float">
            <text:p>56.6 </text:p>
          </table:table-cell>
          <table:table-cell table:style-name="ce5" office:value-type="float" office:value="30.63691" calcext:value-type="float">
            <text:p>3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90499" calcext:value-type="float">
            <text:p>60.9 </text:p>
          </table:table-cell>
          <table:table-cell table:style-name="ce5" office:value-type="float" office:value="22.98378" calcext:value-type="float">
            <text:p>2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34926" calcext:value-type="float">
            <text:p>6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39902" calcext:value-type="float">
            <text:p>53.4 </text:p>
          </table:table-cell>
          <table:table-cell table:style-name="ce5" office:value-type="float" office:value="23.51305" calcext:value-type="float">
            <text:p>23.5 </text:p>
          </table:table-cell>
          <table:table-cell table:style-name="ce5" office:value-type="float" office:value="32.94915" calcext:value-type="float">
            <text:p>32.9 </text:p>
          </table:table-cell>
          <table:table-cell table:style-name="ce5" office:value-type="float" office:value="55.8682" calcext:value-type="float">
            <text:p>55.9 </text:p>
          </table:table-cell>
          <table:table-cell table:style-name="ce5" office:value-type="float" office:value="83.28873" calcext:value-type="float">
            <text:p>83.3 </text:p>
          </table:table-cell>
          <table:table-cell table:style-name="ce5" office:value-type="float" office:value="55.16667" calcext:value-type="float">
            <text:p>55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Q3</text:p>
          </table:table-cell>
          <table:table-cell office:value-type="float" office:value="54.70009" calcext:value-type="float">
            <text:p>54.7 </text:p>
          </table:table-cell>
          <table:table-cell office:value-type="string" calcext:value-type="string">
            <text:p>..</text:p>
          </table:table-cell>
          <table:table-cell office:value-type="float" office:value="65.91389" calcext:value-type="float">
            <text:p>65.9 </text:p>
          </table:table-cell>
          <table:table-cell office:value-type="float" office:value="63.96578" calcext:value-type="float">
            <text:p>64.0 </text:p>
          </table:table-cell>
          <table:table-cell office:value-type="string" calcext:value-type="string">
            <text:p>..</text:p>
          </table:table-cell>
          <table:table-cell office:value-type="float" office:value="23.2476" calcext:value-type="float">
            <text:p>23.2 </text:p>
          </table:table-cell>
          <table:table-cell office:value-type="float" office:value="14.43226" calcext:value-type="float">
            <text:p>14.4 </text:p>
          </table:table-cell>
          <table:table-cell office:value-type="float" office:value="41.16667" calcext:value-type="float">
            <text:p>41.2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69.36667" calcext:value-type="float">
            <text:p>69.4 </text:p>
          </table:table-cell>
          <table:table-cell office:value-type="string" calcext:value-type="string">
            <text:p>..</text:p>
          </table:table-cell>
          <table:table-cell office:value-type="float" office:value="22.63871" calcext:value-type="float">
            <text:p>22.6 </text:p>
          </table:table-cell>
          <table:table-cell office:value-type="float" office:value="52.13487" calcext:value-type="float">
            <text:p>52.1 </text:p>
          </table:table-cell>
          <table:table-cell office:value-type="float" office:value="54.48539" calcext:value-type="float">
            <text:p>54.5 </text:p>
          </table:table-cell>
          <table:table-cell office:value-type="string" calcext:value-type="string">
            <text:p>..</text:p>
          </table:table-cell>
          <table:table-cell office:value-type="float" office:value="94.56667" calcext:value-type="float">
            <text:p>94.6 </text:p>
          </table:table-cell>
          <table:table-cell office:value-type="float" office:value="57.46471" calcext:value-type="float">
            <text:p>57.5 </text:p>
          </table:table-cell>
          <table:table-cell office:value-type="float" office:value="32.61765" calcext:value-type="float">
            <text:p>32.6 </text:p>
          </table:table-cell>
          <table:table-cell office:value-type="string" calcext:value-type="string">
            <text:p>..</text:p>
          </table:table-cell>
          <table:table-cell office:value-type="float" office:value="61.26621" calcext:value-type="float">
            <text:p>61.3 </text:p>
          </table:table-cell>
          <table:table-cell office:value-type="float" office:value="24.16595" calcext:value-type="float">
            <text:p>24.2 </text:p>
          </table:table-cell>
          <table:table-cell office:value-type="string" calcext:value-type="string">
            <text:p>..</text:p>
          </table:table-cell>
          <table:table-cell office:value-type="float" office:value="64.82155" calcext:value-type="float">
            <text:p>64.8 </text:p>
          </table:table-cell>
          <table:table-cell office:value-type="string" calcext:value-type="string">
            <text:p>..</text:p>
          </table:table-cell>
          <table:table-cell office:value-type="float" office:value="53.87227" calcext:value-type="float">
            <text:p>53.9 </text:p>
          </table:table-cell>
          <table:table-cell office:value-type="float" office:value="24.27075" calcext:value-type="float">
            <text:p>24.3 </text:p>
          </table:table-cell>
          <table:table-cell office:value-type="float" office:value="34.26267" calcext:value-type="float">
            <text:p>34.3 </text:p>
          </table:table-cell>
          <table:table-cell office:value-type="float" office:value="56.28539" calcext:value-type="float">
            <text:p>56.3 </text:p>
          </table:table-cell>
          <table:table-cell office:value-type="float" office:value="83.75713" calcext:value-type="float">
            <text:p>83.8 </text:p>
          </table:table-cell>
          <table:table-cell office:value-type="float" office:value="55.53333" calcext:value-type="float">
            <text:p>55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5Q4</text:p>
          </table:table-cell>
          <table:table-cell table:style-name="ce5" office:value-type="float" office:value="55.32677" calcext:value-type="float">
            <text:p>5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53498" calcext:value-type="float">
            <text:p>65.5 </text:p>
          </table:table-cell>
          <table:table-cell table:style-name="ce5" office:value-type="float" office:value="63.94134" calcext:value-type="float">
            <text:p>63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4.04434" calcext:value-type="float">
            <text:p>24.0 </text:p>
          </table:table-cell>
          <table:table-cell table:style-name="ce5" office:value-type="float" office:value="15.0905" calcext:value-type="float">
            <text:p>15.1 </text:p>
          </table:table-cell>
          <table:table-cell table:style-name="ce5" office:value-type="float" office:value="41.3" calcext:value-type="float">
            <text:p>41.3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69.71333" calcext:value-type="float">
            <text:p>6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3.42085" calcext:value-type="float">
            <text:p>23.4 </text:p>
          </table:table-cell>
          <table:table-cell table:style-name="ce5" office:value-type="float" office:value="51.85508" calcext:value-type="float">
            <text:p>51.9 </text:p>
          </table:table-cell>
          <table:table-cell table:style-name="ce5" office:value-type="float" office:value="55.40025" calcext:value-type="float">
            <text:p>5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94.8" calcext:value-type="float">
            <text:p>94.8 </text:p>
          </table:table-cell>
          <table:table-cell table:style-name="ce5" office:value-type="float" office:value="58.09029" calcext:value-type="float">
            <text:p>58.1 </text:p>
          </table:table-cell>
          <table:table-cell table:style-name="ce5" office:value-type="float" office:value="33.46356" calcext:value-type="float">
            <text:p>33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55518" calcext:value-type="float">
            <text:p>61.6 </text:p>
          </table:table-cell>
          <table:table-cell table:style-name="ce5" office:value-type="float" office:value="25.46717" calcext:value-type="float">
            <text:p>2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05769" calcext:value-type="float">
            <text:p>65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26124" calcext:value-type="float">
            <text:p>54.3 </text:p>
          </table:table-cell>
          <table:table-cell table:style-name="ce5" office:value-type="float" office:value="24.4174" calcext:value-type="float">
            <text:p>24.4 </text:p>
          </table:table-cell>
          <table:table-cell table:style-name="ce5" office:value-type="float" office:value="35.5392" calcext:value-type="float">
            <text:p>35.5 </text:p>
          </table:table-cell>
          <table:table-cell table:style-name="ce5" office:value-type="float" office:value="56.57114" calcext:value-type="float">
            <text:p>56.6 </text:p>
          </table:table-cell>
          <table:table-cell table:style-name="ce5" office:value-type="float" office:value="84.13779" calcext:value-type="float">
            <text:p>84.1 </text:p>
          </table:table-cell>
          <table:table-cell table:style-name="ce5" office:value-type="float" office:value="55.93333" calcext:value-type="float">
            <text:p>55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Q1</text:p>
          </table:table-cell>
          <table:table-cell office:value-type="float" office:value="55.59534" calcext:value-type="float">
            <text:p>55.6 </text:p>
          </table:table-cell>
          <table:table-cell office:value-type="string" calcext:value-type="string">
            <text:p>..</text:p>
          </table:table-cell>
          <table:table-cell office:value-type="float" office:value="66.55547" calcext:value-type="float">
            <text:p>66.6 </text:p>
          </table:table-cell>
          <table:table-cell office:value-type="float" office:value="64.01466" calcext:value-type="float">
            <text:p>64.0 </text:p>
          </table:table-cell>
          <table:table-cell office:value-type="string" calcext:value-type="string">
            <text:p>..</text:p>
          </table:table-cell>
          <table:table-cell office:value-type="float" office:value="25.9534" calcext:value-type="float">
            <text:p>26.0 </text:p>
          </table:table-cell>
          <table:table-cell office:value-type="float" office:value="15.81277" calcext:value-type="float">
            <text:p>15.8 </text:p>
          </table:table-cell>
          <table:table-cell office:value-type="float" office:value="42.9" calcext:value-type="float">
            <text:p>42.9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0.16666" calcext:value-type="float">
            <text:p>70.2 </text:p>
          </table:table-cell>
          <table:table-cell office:value-type="string" calcext:value-type="string">
            <text:p>..</text:p>
          </table:table-cell>
          <table:table-cell office:value-type="float" office:value="25.95576" calcext:value-type="float">
            <text:p>26.0 </text:p>
          </table:table-cell>
          <table:table-cell office:value-type="float" office:value="51.94834" calcext:value-type="float">
            <text:p>51.9 </text:p>
          </table:table-cell>
          <table:table-cell office:value-type="float" office:value="56.89115" calcext:value-type="float">
            <text:p>56.9 </text:p>
          </table:table-cell>
          <table:table-cell office:value-type="float" office:value="63.52389" calcext:value-type="float">
            <text:p>63.5 </text:p>
          </table:table-cell>
          <table:table-cell office:value-type="float" office:value="95" calcext:value-type="float">
            <text:p>95.0 </text:p>
          </table:table-cell>
          <table:table-cell office:value-type="float" office:value="59.22784" calcext:value-type="float">
            <text:p>59.2 </text:p>
          </table:table-cell>
          <table:table-cell office:value-type="float" office:value="36.87944" calcext:value-type="float">
            <text:p>36.9 </text:p>
          </table:table-cell>
          <table:table-cell office:value-type="string" calcext:value-type="string">
            <text:p>..</text:p>
          </table:table-cell>
          <table:table-cell office:value-type="float" office:value="61.5944" calcext:value-type="float">
            <text:p>61.6 </text:p>
          </table:table-cell>
          <table:table-cell office:value-type="float" office:value="27.58658" calcext:value-type="float">
            <text:p>27.6 </text:p>
          </table:table-cell>
          <table:table-cell office:value-type="float" office:value="62.64" calcext:value-type="float">
            <text:p>62.6 </text:p>
          </table:table-cell>
          <table:table-cell office:value-type="float" office:value="65.4119" calcext:value-type="float">
            <text:p>65.4 </text:p>
          </table:table-cell>
          <table:table-cell office:value-type="string" calcext:value-type="string">
            <text:p>..</text:p>
          </table:table-cell>
          <table:table-cell office:value-type="float" office:value="55.01973" calcext:value-type="float">
            <text:p>55.0 </text:p>
          </table:table-cell>
          <table:table-cell office:value-type="float" office:value="24.76773" calcext:value-type="float">
            <text:p>24.8 </text:p>
          </table:table-cell>
          <table:table-cell office:value-type="float" office:value="37.11173" calcext:value-type="float">
            <text:p>37.1 </text:p>
          </table:table-cell>
          <table:table-cell office:value-type="float" office:value="57.28225" calcext:value-type="float">
            <text:p>57.3 </text:p>
          </table:table-cell>
          <table:table-cell office:value-type="float" office:value="84.46793" calcext:value-type="float">
            <text:p>84.5 </text:p>
          </table:table-cell>
          <table:table-cell office:value-type="float" office:value="56.4" calcext:value-type="float">
            <text:p>56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Q2</text:p>
          </table:table-cell>
          <table:table-cell table:style-name="ce5" office:value-type="float" office:value="55.68487" calcext:value-type="float">
            <text:p>5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60974" calcext:value-type="float">
            <text:p>66.6 </text:p>
          </table:table-cell>
          <table:table-cell table:style-name="ce5" office:value-type="float" office:value="64.30798" calcext:value-type="float">
            <text:p>64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11338" calcext:value-type="float">
            <text:p>28.1 </text:p>
          </table:table-cell>
          <table:table-cell table:style-name="ce5" office:value-type="float" office:value="16.45566" calcext:value-type="float">
            <text:p>16.5 </text:p>
          </table:table-cell>
          <table:table-cell table:style-name="ce5" office:value-type="float" office:value="43.56667" calcext:value-type="float">
            <text:p>43.6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0.59" calcext:value-type="float">
            <text:p>7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7.60237" calcext:value-type="float">
            <text:p>27.6 </text:p>
          </table:table-cell>
          <table:table-cell table:style-name="ce5" office:value-type="float" office:value="51.76181" calcext:value-type="float">
            <text:p>51.8 </text:p>
          </table:table-cell>
          <table:table-cell table:style-name="ce5" office:value-type="float" office:value="59.05972" calcext:value-type="float">
            <text:p>59.1 </text:p>
          </table:table-cell>
          <table:table-cell table:style-name="ce5" office:value-type="float" office:value="64.16098" calcext:value-type="float">
            <text:p>64.2 </text:p>
          </table:table-cell>
          <table:table-cell table:style-name="ce5" office:value-type="float" office:value="95.5" calcext:value-type="float">
            <text:p>95.5 </text:p>
          </table:table-cell>
          <table:table-cell table:style-name="ce5" office:value-type="float" office:value="60.32717" calcext:value-type="float">
            <text:p>60.3 </text:p>
          </table:table-cell>
          <table:table-cell table:style-name="ce5" office:value-type="float" office:value="37.7108" calcext:value-type="float">
            <text:p>3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76159" calcext:value-type="float">
            <text:p>61.8 </text:p>
          </table:table-cell>
          <table:table-cell table:style-name="ce5" office:value-type="float" office:value="28.97662" calcext:value-type="float">
            <text:p>29.0 </text:p>
          </table:table-cell>
          <table:table-cell table:style-name="ce5" office:value-type="float" office:value="62.78667" calcext:value-type="float">
            <text:p>62.8 </text:p>
          </table:table-cell>
          <table:table-cell table:style-name="ce5" office:value-type="float" office:value="65.94323" calcext:value-type="float">
            <text:p>65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5.93381" calcext:value-type="float">
            <text:p>55.9 </text:p>
          </table:table-cell>
          <table:table-cell table:style-name="ce5" office:value-type="float" office:value="25.004" calcext:value-type="float">
            <text:p>25.0 </text:p>
          </table:table-cell>
          <table:table-cell table:style-name="ce5" office:value-type="float" office:value="38.44376" calcext:value-type="float">
            <text:p>38.4 </text:p>
          </table:table-cell>
          <table:table-cell table:style-name="ce5" office:value-type="float" office:value="57.96769" calcext:value-type="float">
            <text:p>58.0 </text:p>
          </table:table-cell>
          <table:table-cell table:style-name="ce5" office:value-type="float" office:value="84.34828" calcext:value-type="float">
            <text:p>84.3 </text:p>
          </table:table-cell>
          <table:table-cell table:style-name="ce5" office:value-type="float" office:value="57.2" calcext:value-type="float">
            <text:p>57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Q3</text:p>
          </table:table-cell>
          <table:table-cell office:value-type="float" office:value="55.95345" calcext:value-type="float">
            <text:p>56.0 </text:p>
          </table:table-cell>
          <table:table-cell office:value-type="string" calcext:value-type="string">
            <text:p>..</text:p>
          </table:table-cell>
          <table:table-cell office:value-type="float" office:value="67.16517" calcext:value-type="float">
            <text:p>67.2 </text:p>
          </table:table-cell>
          <table:table-cell office:value-type="float" office:value="64.77238" calcext:value-type="float">
            <text:p>64.8 </text:p>
          </table:table-cell>
          <table:table-cell office:value-type="string" calcext:value-type="string">
            <text:p>..</text:p>
          </table:table-cell>
          <table:table-cell office:value-type="float" office:value="29.45334" calcext:value-type="float">
            <text:p>29.5 </text:p>
          </table:table-cell>
          <table:table-cell office:value-type="float" office:value="16.87465" calcext:value-type="float">
            <text:p>16.9 </text:p>
          </table:table-cell>
          <table:table-cell office:value-type="float" office:value="44.96667" calcext:value-type="float">
            <text:p>45.0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0.89667" calcext:value-type="float">
            <text:p>70.9 </text:p>
          </table:table-cell>
          <table:table-cell office:value-type="string" calcext:value-type="string">
            <text:p>..</text:p>
          </table:table-cell>
          <table:table-cell office:value-type="float" office:value="28.25235" calcext:value-type="float">
            <text:p>28.3 </text:p>
          </table:table-cell>
          <table:table-cell office:value-type="float" office:value="52.6012" calcext:value-type="float">
            <text:p>52.6 </text:p>
          </table:table-cell>
          <table:table-cell office:value-type="float" office:value="61.05887" calcext:value-type="float">
            <text:p>61.1 </text:p>
          </table:table-cell>
          <table:table-cell office:value-type="float" office:value="64.65421" calcext:value-type="float">
            <text:p>64.7 </text:p>
          </table:table-cell>
          <table:table-cell office:value-type="float" office:value="95.73333" calcext:value-type="float">
            <text:p>95.7 </text:p>
          </table:table-cell>
          <table:table-cell office:value-type="float" office:value="60.93418" calcext:value-type="float">
            <text:p>60.9 </text:p>
          </table:table-cell>
          <table:table-cell office:value-type="float" office:value="38.66792" calcext:value-type="float">
            <text:p>38.7 </text:p>
          </table:table-cell>
          <table:table-cell office:value-type="string" calcext:value-type="string">
            <text:p>..</text:p>
          </table:table-cell>
          <table:table-cell office:value-type="float" office:value="62.0485" calcext:value-type="float">
            <text:p>62.0 </text:p>
          </table:table-cell>
          <table:table-cell office:value-type="float" office:value="30.17042" calcext:value-type="float">
            <text:p>30.2 </text:p>
          </table:table-cell>
          <table:table-cell office:value-type="float" office:value="64.07667" calcext:value-type="float">
            <text:p>64.1 </text:p>
          </table:table-cell>
          <table:table-cell office:value-type="float" office:value="66.82877" calcext:value-type="float">
            <text:p>66.8 </text:p>
          </table:table-cell>
          <table:table-cell office:value-type="string" calcext:value-type="string">
            <text:p>..</text:p>
          </table:table-cell>
          <table:table-cell office:value-type="float" office:value="56.28388" calcext:value-type="float">
            <text:p>56.3 </text:p>
          </table:table-cell>
          <table:table-cell office:value-type="float" office:value="25.32989" calcext:value-type="float">
            <text:p>25.3 </text:p>
          </table:table-cell>
          <table:table-cell office:value-type="float" office:value="39.42427" calcext:value-type="float">
            <text:p>39.4 </text:p>
          </table:table-cell>
          <table:table-cell office:value-type="float" office:value="58.33665" calcext:value-type="float">
            <text:p>58.3 </text:p>
          </table:table-cell>
          <table:table-cell office:value-type="float" office:value="84.66933" calcext:value-type="float">
            <text:p>84.7 </text:p>
          </table:table-cell>
          <table:table-cell office:value-type="float" office:value="57.66667" calcext:value-type="float">
            <text:p>57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6Q4</text:p>
          </table:table-cell>
          <table:table-cell table:style-name="ce5" office:value-type="float" office:value="55.68487" calcext:value-type="float">
            <text:p>55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13644" calcext:value-type="float">
            <text:p>67.1 </text:p>
          </table:table-cell>
          <table:table-cell table:style-name="ce5" office:value-type="float" office:value="64.91904" calcext:value-type="float">
            <text:p>64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0.41046" calcext:value-type="float">
            <text:p>30.4 </text:p>
          </table:table-cell>
          <table:table-cell table:style-name="ce5" office:value-type="float" office:value="17.28015" calcext:value-type="float">
            <text:p>17.3 </text:p>
          </table:table-cell>
          <table:table-cell table:style-name="ce5" office:value-type="float" office:value="45.13334" calcext:value-type="float">
            <text:p>45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0.83334" calcext:value-type="float">
            <text:p>7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28.69" calcext:value-type="float">
            <text:p>28.7 </text:p>
          </table:table-cell>
          <table:table-cell table:style-name="ce5" office:value-type="float" office:value="52.78772" calcext:value-type="float">
            <text:p>52.8 </text:p>
          </table:table-cell>
          <table:table-cell table:style-name="ce5" office:value-type="float" office:value="62.17704" calcext:value-type="float">
            <text:p>62.2 </text:p>
          </table:table-cell>
          <table:table-cell table:style-name="ce5" office:value-type="float" office:value="65.08578" calcext:value-type="float">
            <text:p>65.1 </text:p>
          </table:table-cell>
          <table:table-cell table:style-name="ce5" office:value-type="float" office:value="95.8" calcext:value-type="float">
            <text:p>95.8 </text:p>
          </table:table-cell>
          <table:table-cell table:style-name="ce5" office:value-type="float" office:value="61.33218" calcext:value-type="float">
            <text:p>61.3 </text:p>
          </table:table-cell>
          <table:table-cell table:style-name="ce5" office:value-type="float" office:value="39.83807" calcext:value-type="float">
            <text:p>39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2.28587" calcext:value-type="float">
            <text:p>62.3 </text:p>
          </table:table-cell>
          <table:table-cell table:style-name="ce5" office:value-type="float" office:value="31.75748" calcext:value-type="float">
            <text:p>31.8 </text:p>
          </table:table-cell>
          <table:table-cell table:style-name="ce5" office:value-type="float" office:value="64.08" calcext:value-type="float">
            <text:p>64.1 </text:p>
          </table:table-cell>
          <table:table-cell table:style-name="ce5" office:value-type="float" office:value="67.71431" calcext:value-type="float">
            <text:p>6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72472" calcext:value-type="float">
            <text:p>56.7 </text:p>
          </table:table-cell>
          <table:table-cell table:style-name="ce5" office:value-type="float" office:value="25.68023" calcext:value-type="float">
            <text:p>25.7 </text:p>
          </table:table-cell>
          <table:table-cell table:style-name="ce5" office:value-type="float" office:value="40.07179" calcext:value-type="float">
            <text:p>40.1 </text:p>
          </table:table-cell>
          <table:table-cell table:style-name="ce5" office:value-type="float" office:value="58.60631" calcext:value-type="float">
            <text:p>58.6 </text:p>
          </table:table-cell>
          <table:table-cell table:style-name="ce5" office:value-type="float" office:value="84.80753" calcext:value-type="float">
            <text:p>84.8 </text:p>
          </table:table-cell>
          <table:table-cell table:style-name="ce5" office:value-type="float" office:value="58.16667" calcext:value-type="float">
            <text:p>58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Q1</text:p>
          </table:table-cell>
          <table:table-cell office:value-type="float" office:value="55.68487" calcext:value-type="float">
            <text:p>55.7 </text:p>
          </table:table-cell>
          <table:table-cell office:value-type="float" office:value="67.05021" calcext:value-type="float">
            <text:p>67.1 </text:p>
          </table:table-cell>
          <table:table-cell office:value-type="float" office:value="67.73975" calcext:value-type="float">
            <text:p>67.7 </text:p>
          </table:table-cell>
          <table:table-cell office:value-type="float" office:value="65.11457" calcext:value-type="float">
            <text:p>65.1 </text:p>
          </table:table-cell>
          <table:table-cell office:value-type="string" calcext:value-type="string">
            <text:p>..</text:p>
          </table:table-cell>
          <table:table-cell office:value-type="float" office:value="32.74376" calcext:value-type="float">
            <text:p>32.7 </text:p>
          </table:table-cell>
          <table:table-cell office:value-type="float" office:value="18.08779" calcext:value-type="float">
            <text:p>18.1 </text:p>
          </table:table-cell>
          <table:table-cell office:value-type="float" office:value="46.83333" calcext:value-type="float">
            <text:p>46.8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1.17333" calcext:value-type="float">
            <text:p>71.2 </text:p>
          </table:table-cell>
          <table:table-cell office:value-type="string" calcext:value-type="string">
            <text:p>..</text:p>
          </table:table-cell>
          <table:table-cell office:value-type="float" office:value="31.13825" calcext:value-type="float">
            <text:p>31.1 </text:p>
          </table:table-cell>
          <table:table-cell office:value-type="float" office:value="52.95823" calcext:value-type="float">
            <text:p>53.0 </text:p>
          </table:table-cell>
          <table:table-cell office:value-type="float" office:value="63.43075" calcext:value-type="float">
            <text:p>63.4 </text:p>
          </table:table-cell>
          <table:table-cell office:value-type="float" office:value="65.59956" calcext:value-type="float">
            <text:p>65.6 </text:p>
          </table:table-cell>
          <table:table-cell office:value-type="float" office:value="95.86667" calcext:value-type="float">
            <text:p>95.9 </text:p>
          </table:table-cell>
          <table:table-cell office:value-type="float" office:value="62.07209" calcext:value-type="float">
            <text:p>62.1 </text:p>
          </table:table-cell>
          <table:table-cell office:value-type="float" office:value="41.68474" calcext:value-type="float">
            <text:p>41.7 </text:p>
          </table:table-cell>
          <table:table-cell office:value-type="string" calcext:value-type="string">
            <text:p>..</text:p>
          </table:table-cell>
          <table:table-cell office:value-type="float" office:value="62.86381" calcext:value-type="float">
            <text:p>62.9 </text:p>
          </table:table-cell>
          <table:table-cell office:value-type="float" office:value="34.09602" calcext:value-type="float">
            <text:p>34.1 </text:p>
          </table:table-cell>
          <table:table-cell office:value-type="float" office:value="64.43333" calcext:value-type="float">
            <text:p>64.4 </text:p>
          </table:table-cell>
          <table:table-cell office:value-type="float" office:value="67.30106" calcext:value-type="float">
            <text:p>67.3 </text:p>
          </table:table-cell>
          <table:table-cell office:value-type="string" calcext:value-type="string">
            <text:p>..</text:p>
          </table:table-cell>
          <table:table-cell office:value-type="float" office:value="57.66148" calcext:value-type="float">
            <text:p>57.7 </text:p>
          </table:table-cell>
          <table:table-cell office:value-type="float" office:value="26.16092" calcext:value-type="float">
            <text:p>26.2 </text:p>
          </table:table-cell>
          <table:table-cell office:value-type="float" office:value="41.0153" calcext:value-type="float">
            <text:p>41.0 </text:p>
          </table:table-cell>
          <table:table-cell office:value-type="float" office:value="59.31884" calcext:value-type="float">
            <text:p>59.3 </text:p>
          </table:table-cell>
          <table:table-cell office:value-type="float" office:value="85.08479" calcext:value-type="float">
            <text:p>85.1 </text:p>
          </table:table-cell>
          <table:table-cell office:value-type="float" office:value="58.56667" calcext:value-type="float">
            <text:p>58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Q2</text:p>
          </table:table-cell>
          <table:table-cell table:style-name="ce5" office:value-type="float" office:value="55.32677" calcext:value-type="float">
            <text:p>55.3 </text:p>
          </table:table-cell>
          <table:table-cell table:style-name="ce5" office:value-type="float" office:value="67.38104" calcext:value-type="float">
            <text:p>67.4 </text:p>
          </table:table-cell>
          <table:table-cell table:style-name="ce5" office:value-type="float" office:value="67.66633" calcext:value-type="float">
            <text:p>67.7 </text:p>
          </table:table-cell>
          <table:table-cell table:style-name="ce5" office:value-type="float" office:value="65.50565" calcext:value-type="float">
            <text:p>65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68645" calcext:value-type="float">
            <text:p>34.7 </text:p>
          </table:table-cell>
          <table:table-cell table:style-name="ce5" office:value-type="float" office:value="18.77823" calcext:value-type="float">
            <text:p>18.8 </text:p>
          </table:table-cell>
          <table:table-cell table:style-name="ce5" office:value-type="float" office:value="47.73333" calcext:value-type="float">
            <text:p>47.7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1.56667" calcext:value-type="float">
            <text:p>7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2.78919" calcext:value-type="float">
            <text:p>32.8 </text:p>
          </table:table-cell>
          <table:table-cell table:style-name="ce5" office:value-type="float" office:value="53.23103" calcext:value-type="float">
            <text:p>53.2 </text:p>
          </table:table-cell>
          <table:table-cell table:style-name="ce5" office:value-type="float" office:value="65.15883" calcext:value-type="float">
            <text:p>65.2 </text:p>
          </table:table-cell>
          <table:table-cell table:style-name="ce5" office:value-type="float" office:value="66.2161" calcext:value-type="float">
            <text:p>66.2 </text:p>
          </table:table-cell>
          <table:table-cell table:style-name="ce5" office:value-type="float" office:value="97.4" calcext:value-type="float">
            <text:p>97.4 </text:p>
          </table:table-cell>
          <table:table-cell table:style-name="ce5" office:value-type="float" office:value="63.09496" calcext:value-type="float">
            <text:p>63.1 </text:p>
          </table:table-cell>
          <table:table-cell table:style-name="ce5" office:value-type="float" office:value="42.80501" calcext:value-type="float">
            <text:p>42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28901" calcext:value-type="float">
            <text:p>63.3 </text:p>
          </table:table-cell>
          <table:table-cell table:style-name="ce5" office:value-type="float" office:value="35.30848" calcext:value-type="float">
            <text:p>35.3 </text:p>
          </table:table-cell>
          <table:table-cell table:style-name="ce5" office:value-type="float" office:value="64.53667" calcext:value-type="float">
            <text:p>64.5 </text:p>
          </table:table-cell>
          <table:table-cell table:style-name="ce5" office:value-type="float" office:value="67.36009" calcext:value-type="float">
            <text:p>67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38108" calcext:value-type="float">
            <text:p>58.4 </text:p>
          </table:table-cell>
          <table:table-cell table:style-name="ce5" office:value-type="float" office:value="26.67419" calcext:value-type="float">
            <text:p>26.7 </text:p>
          </table:table-cell>
          <table:table-cell table:style-name="ce5" office:value-type="float" office:value="42.32883" calcext:value-type="float">
            <text:p>42.3 </text:p>
          </table:table-cell>
          <table:table-cell table:style-name="ce5" office:value-type="float" office:value="59.87537" calcext:value-type="float">
            <text:p>59.9 </text:p>
          </table:table-cell>
          <table:table-cell table:style-name="ce5" office:value-type="float" office:value="84.92691" calcext:value-type="float">
            <text:p>84.9 </text:p>
          </table:table-cell>
          <table:table-cell table:style-name="ce5" office:value-type="float" office:value="59.33333" calcext:value-type="float">
            <text:p>59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Q3</text:p>
          </table:table-cell>
          <table:table-cell office:value-type="float" office:value="54.96867" calcext:value-type="float">
            <text:p>55.0 </text:p>
          </table:table-cell>
          <table:table-cell office:value-type="float" office:value="67.99861" calcext:value-type="float">
            <text:p>68.0 </text:p>
          </table:table-cell>
          <table:table-cell office:value-type="float" office:value="68.07811" calcext:value-type="float">
            <text:p>68.1 </text:p>
          </table:table-cell>
          <table:table-cell office:value-type="float" office:value="65.9945" calcext:value-type="float">
            <text:p>66.0 </text:p>
          </table:table-cell>
          <table:table-cell office:value-type="string" calcext:value-type="string">
            <text:p>..</text:p>
          </table:table-cell>
          <table:table-cell office:value-type="float" office:value="35.63063" calcext:value-type="float">
            <text:p>35.6 </text:p>
          </table:table-cell>
          <table:table-cell office:value-type="float" office:value="19.23091" calcext:value-type="float">
            <text:p>19.2 </text:p>
          </table:table-cell>
          <table:table-cell office:value-type="float" office:value="50.6" calcext:value-type="float">
            <text:p>50.6 </text:p>
          </table:table-cell>
          <table:table-cell table:number-columns-repeated="2" office:value-type="string" calcext:value-type="string">
            <text:p>..</text:p>
          </table:table-cell>
          <table:table-cell office:value-type="float" office:value="72.01334" calcext:value-type="float">
            <text:p>72.0 </text:p>
          </table:table-cell>
          <table:table-cell office:value-type="string" calcext:value-type="string">
            <text:p>..</text:p>
          </table:table-cell>
          <table:table-cell office:value-type="float" office:value="33.5865" calcext:value-type="float">
            <text:p>33.6 </text:p>
          </table:table-cell>
          <table:table-cell office:value-type="float" office:value="53.50384" calcext:value-type="float">
            <text:p>53.5 </text:p>
          </table:table-cell>
          <table:table-cell office:value-type="float" office:value="66.95468" calcext:value-type="float">
            <text:p>67.0 </text:p>
          </table:table-cell>
          <table:table-cell office:value-type="float" office:value="66.64767" calcext:value-type="float">
            <text:p>66.6 </text:p>
          </table:table-cell>
          <table:table-cell office:value-type="float" office:value="97.8" calcext:value-type="float">
            <text:p>97.8 </text:p>
          </table:table-cell>
          <table:table-cell office:value-type="float" office:value="63.75877" calcext:value-type="float">
            <text:p>63.8 </text:p>
          </table:table-cell>
          <table:table-cell office:value-type="float" office:value="46.08579" calcext:value-type="float">
            <text:p>46.1 </text:p>
          </table:table-cell>
          <table:table-cell office:value-type="string" calcext:value-type="string">
            <text:p>..</text:p>
          </table:table-cell>
          <table:table-cell office:value-type="float" office:value="63.65642" calcext:value-type="float">
            <text:p>63.7 </text:p>
          </table:table-cell>
          <table:table-cell office:value-type="float" office:value="36.36513" calcext:value-type="float">
            <text:p>36.4 </text:p>
          </table:table-cell>
          <table:table-cell office:value-type="float" office:value="65.50333" calcext:value-type="float">
            <text:p>65.5 </text:p>
          </table:table-cell>
          <table:table-cell office:value-type="float" office:value="67.77335" calcext:value-type="float">
            <text:p>67.8 </text:p>
          </table:table-cell>
          <table:table-cell office:value-type="string" calcext:value-type="string">
            <text:p>..</text:p>
          </table:table-cell>
          <table:table-cell office:value-type="float" office:value="58.67929" calcext:value-type="float">
            <text:p>58.7 </text:p>
          </table:table-cell>
          <table:table-cell office:value-type="float" office:value="27.3993" calcext:value-type="float">
            <text:p>27.4 </text:p>
          </table:table-cell>
          <table:table-cell office:value-type="float" office:value="43.30935" calcext:value-type="float">
            <text:p>43.3 </text:p>
          </table:table-cell>
          <table:table-cell office:value-type="float" office:value="60.58733" calcext:value-type="float">
            <text:p>60.6 </text:p>
          </table:table-cell>
          <table:table-cell office:value-type="float" office:value="84.9218" calcext:value-type="float">
            <text:p>84.9 </text:p>
          </table:table-cell>
          <table:table-cell office:value-type="float" office:value="59.76667" calcext:value-type="float">
            <text:p>59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7Q4</text:p>
          </table:table-cell>
          <table:table-cell table:style-name="ce5" office:value-type="float" office:value="54.96867" calcext:value-type="float">
            <text:p>55.0 </text:p>
          </table:table-cell>
          <table:table-cell table:style-name="ce5" office:value-type="float" office:value="67.88834" calcext:value-type="float">
            <text:p>67.9 </text:p>
          </table:table-cell>
          <table:table-cell table:style-name="ce5" office:value-type="float" office:value="67.92809" calcext:value-type="float">
            <text:p>67.9 </text:p>
          </table:table-cell>
          <table:table-cell table:style-name="ce5" office:value-type="float" office:value="65.77452" calcext:value-type="float">
            <text:p>65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6.51014" calcext:value-type="float">
            <text:p>36.5 </text:p>
          </table:table-cell>
          <table:table-cell table:style-name="ce5" office:value-type="float" office:value="19.38442" calcext:value-type="float">
            <text:p>19.4 </text:p>
          </table:table-cell>
          <table:table-cell table:style-name="ce5" office:value-type="float" office:value="50.86666" calcext:value-type="float">
            <text:p>50.9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71.78667" calcext:value-type="float">
            <text:p>7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4.14548" calcext:value-type="float">
            <text:p>34.1 </text:p>
          </table:table-cell>
          <table:table-cell table:style-name="ce5" office:value-type="float" office:value="54.18585" calcext:value-type="float">
            <text:p>54.2 </text:p>
          </table:table-cell>
          <table:table-cell table:style-name="ce5" office:value-type="float" office:value="67.7679" calcext:value-type="float">
            <text:p>67.8 </text:p>
          </table:table-cell>
          <table:table-cell table:style-name="ce5" office:value-type="float" office:value="67.0587" calcext:value-type="float">
            <text:p>67.1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64.32755" calcext:value-type="float">
            <text:p>64.3 </text:p>
          </table:table-cell>
          <table:table-cell table:style-name="ce5" office:value-type="float" office:value="47.32452" calcext:value-type="float">
            <text:p>4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07749" calcext:value-type="float">
            <text:p>64.1 </text:p>
          </table:table-cell>
          <table:table-cell table:style-name="ce5" office:value-type="float" office:value="37.71984" calcext:value-type="float">
            <text:p>37.7 </text:p>
          </table:table-cell>
          <table:table-cell table:style-name="ce5" office:value-type="float" office:value="65.47334" calcext:value-type="float">
            <text:p>65.5 </text:p>
          </table:table-cell>
          <table:table-cell table:style-name="ce5" office:value-type="float" office:value="68.42274" calcext:value-type="float">
            <text:p>6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8.98398" calcext:value-type="float">
            <text:p>59.0 </text:p>
          </table:table-cell>
          <table:table-cell table:style-name="ce5" office:value-type="float" office:value="27.96961" calcext:value-type="float">
            <text:p>28.0 </text:p>
          </table:table-cell>
          <table:table-cell table:style-name="ce5" office:value-type="float" office:value="44.12337" calcext:value-type="float">
            <text:p>44.1 </text:p>
          </table:table-cell>
          <table:table-cell table:style-name="ce5" office:value-type="float" office:value="60.63839" calcext:value-type="float">
            <text:p>60.6 </text:p>
          </table:table-cell>
          <table:table-cell table:style-name="ce5" office:value-type="float" office:value="84.9345" calcext:value-type="float">
            <text:p>84.9 </text:p>
          </table:table-cell>
          <table:table-cell table:style-name="ce5" office:value-type="float" office:value="60.16667" calcext:value-type="float">
            <text:p>60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Q1</text:p>
          </table:table-cell>
          <table:table-cell office:value-type="float" office:value="55.23724" calcext:value-type="float">
            <text:p>55.2 </text:p>
          </table:table-cell>
          <table:table-cell office:value-type="float" office:value="68.28534" calcext:value-type="float">
            <text:p>68.3 </text:p>
          </table:table-cell>
          <table:table-cell office:value-type="float" office:value="69.07085" calcext:value-type="float">
            <text:p>69.1 </text:p>
          </table:table-cell>
          <table:table-cell office:value-type="float" office:value="66.21449" calcext:value-type="float">
            <text:p>66.2 </text:p>
          </table:table-cell>
          <table:table-cell office:value-type="string" calcext:value-type="string">
            <text:p>..</text:p>
          </table:table-cell>
          <table:table-cell office:value-type="float" office:value="38.97278" calcext:value-type="float">
            <text:p>39.0 </text:p>
          </table:table-cell>
          <table:table-cell office:value-type="float" office:value="20.21939" calcext:value-type="float">
            <text:p>20.2 </text:p>
          </table:table-cell>
          <table:table-cell office:value-type="float" office:value="53.7" calcext:value-type="float">
            <text:p>53.7 </text:p>
          </table:table-cell>
          <table:table-cell office:value-type="string" calcext:value-type="string">
            <text:p>..</text:p>
          </table:table-cell>
          <table:table-cell office:value-type="float" office:value="47.1626" calcext:value-type="float">
            <text:p>47.2 </text:p>
          </table:table-cell>
          <table:table-cell office:value-type="float" office:value="72.17667" calcext:value-type="float">
            <text:p>72.2 </text:p>
          </table:table-cell>
          <table:table-cell office:value-type="string" calcext:value-type="string">
            <text:p>..</text:p>
          </table:table-cell>
          <table:table-cell office:value-type="float" office:value="36.62406" calcext:value-type="float">
            <text:p>36.6 </text:p>
          </table:table-cell>
          <table:table-cell office:value-type="float" office:value="54.52686" calcext:value-type="float">
            <text:p>54.5 </text:p>
          </table:table-cell>
          <table:table-cell office:value-type="float" office:value="68.61499" calcext:value-type="float">
            <text:p>68.6 </text:p>
          </table:table-cell>
          <table:table-cell office:value-type="float" office:value="67.57249" calcext:value-type="float">
            <text:p>67.6 </text:p>
          </table:table-cell>
          <table:table-cell office:value-type="float" office:value="98.26667" calcext:value-type="float">
            <text:p>98.3 </text:p>
          </table:table-cell>
          <table:table-cell office:value-type="float" office:value="66.41366" calcext:value-type="float">
            <text:p>66.4 </text:p>
          </table:table-cell>
          <table:table-cell office:value-type="float" office:value="48.20786" calcext:value-type="float">
            <text:p>48.2 </text:p>
          </table:table-cell>
          <table:table-cell office:value-type="string" calcext:value-type="string">
            <text:p>..</text:p>
          </table:table-cell>
          <table:table-cell office:value-type="float" office:value="64.3417" calcext:value-type="float">
            <text:p>64.3 </text:p>
          </table:table-cell>
          <table:table-cell office:value-type="float" office:value="39.80157" calcext:value-type="float">
            <text:p>39.8 </text:p>
          </table:table-cell>
          <table:table-cell office:value-type="float" office:value="65.92333" calcext:value-type="float">
            <text:p>65.9 </text:p>
          </table:table-cell>
          <table:table-cell office:value-type="float" office:value="68.30467" calcext:value-type="float">
            <text:p>68.3 </text:p>
          </table:table-cell>
          <table:table-cell office:value-type="string" calcext:value-type="string">
            <text:p>..</text:p>
          </table:table-cell>
          <table:table-cell office:value-type="float" office:value="60.13468" calcext:value-type="float">
            <text:p>60.1 </text:p>
          </table:table-cell>
          <table:table-cell office:value-type="float" office:value="28.82508" calcext:value-type="float">
            <text:p>28.8 </text:p>
          </table:table-cell>
          <table:table-cell office:value-type="float" office:value="45.6034" calcext:value-type="float">
            <text:p>45.6 </text:p>
          </table:table-cell>
          <table:table-cell office:value-type="float" office:value="61.34809" calcext:value-type="float">
            <text:p>61.3 </text:p>
          </table:table-cell>
          <table:table-cell office:value-type="float" office:value="85.1142" calcext:value-type="float">
            <text:p>85.1 </text:p>
          </table:table-cell>
          <table:table-cell office:value-type="float" office:value="60.5" calcext:value-type="float">
            <text:p>60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Q2</text:p>
          </table:table-cell>
          <table:table-cell table:style-name="ce5" office:value-type="float" office:value="55.68487" calcext:value-type="float">
            <text:p>55.7 </text:p>
          </table:table-cell>
          <table:table-cell table:style-name="ce5" office:value-type="float" office:value="68.48385" calcext:value-type="float">
            <text:p>68.5 </text:p>
          </table:table-cell>
          <table:table-cell table:style-name="ce5" office:value-type="float" office:value="69.27515" calcext:value-type="float">
            <text:p>69.3 </text:p>
          </table:table-cell>
          <table:table-cell table:style-name="ce5" office:value-type="float" office:value="66.67889" calcext:value-type="float">
            <text:p>6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0.92064" calcext:value-type="float">
            <text:p>40.9 </text:p>
          </table:table-cell>
          <table:table-cell table:style-name="ce5" office:value-type="float" office:value="20.6541" calcext:value-type="float">
            <text:p>20.7 </text:p>
          </table:table-cell>
          <table:table-cell table:style-name="ce5" office:value-type="float" office:value="54.5" calcext:value-type="float">
            <text:p>54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8.26345" calcext:value-type="float">
            <text:p>48.3 </text:p>
          </table:table-cell>
          <table:table-cell table:style-name="ce5" office:value-type="float" office:value="72.55334" calcext:value-type="float">
            <text:p>72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8.08867" calcext:value-type="float">
            <text:p>38.1 </text:p>
          </table:table-cell>
          <table:table-cell table:style-name="ce5" office:value-type="float" office:value="55.03836" calcext:value-type="float">
            <text:p>55.0 </text:p>
          </table:table-cell>
          <table:table-cell table:style-name="ce5" office:value-type="float" office:value="69.76704" calcext:value-type="float">
            <text:p>69.8 </text:p>
          </table:table-cell>
          <table:table-cell table:style-name="ce5" office:value-type="float" office:value="68.06571" calcext:value-type="float">
            <text:p>68.1 </text:p>
          </table:table-cell>
          <table:table-cell table:style-name="ce5" office:value-type="float" office:value="98.43333" calcext:value-type="float">
            <text:p>98.4 </text:p>
          </table:table-cell>
          <table:table-cell table:style-name="ce5" office:value-type="float" office:value="66.8874" calcext:value-type="float">
            <text:p>66.9 </text:p>
          </table:table-cell>
          <table:table-cell table:style-name="ce5" office:value-type="float" office:value="49.41334" calcext:value-type="float">
            <text:p>4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45316" calcext:value-type="float">
            <text:p>64.5 </text:p>
          </table:table-cell>
          <table:table-cell table:style-name="ce5" office:value-type="float" office:value="40.8733" calcext:value-type="float">
            <text:p>40.9 </text:p>
          </table:table-cell>
          <table:table-cell table:style-name="ce5" office:value-type="float" office:value="66.07333" calcext:value-type="float">
            <text:p>66.1 </text:p>
          </table:table-cell>
          <table:table-cell table:style-name="ce5" office:value-type="float" office:value="68.65889" calcext:value-type="float">
            <text:p>6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83158" calcext:value-type="float">
            <text:p>60.8 </text:p>
          </table:table-cell>
          <table:table-cell table:style-name="ce5" office:value-type="float" office:value="29.06135" calcext:value-type="float">
            <text:p>29.1 </text:p>
          </table:table-cell>
          <table:table-cell table:style-name="ce5" office:value-type="float" office:value="46.75042" calcext:value-type="float">
            <text:p>46.8 </text:p>
          </table:table-cell>
          <table:table-cell table:style-name="ce5" office:value-type="float" office:value="62.00109" calcext:value-type="float">
            <text:p>62.0 </text:p>
          </table:table-cell>
          <table:table-cell table:style-name="ce5" office:value-type="float" office:value="84.97866" calcext:value-type="float">
            <text:p>85.0 </text:p>
          </table:table-cell>
          <table:table-cell table:style-name="ce5" office:value-type="float" office:value="61.33333" calcext:value-type="float">
            <text:p>61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Q3</text:p>
          </table:table-cell>
          <table:table-cell office:value-type="float" office:value="56.04297" calcext:value-type="float">
            <text:p>56.0 </text:p>
          </table:table-cell>
          <table:table-cell office:value-type="float" office:value="69.0573" calcext:value-type="float">
            <text:p>69.1 </text:p>
          </table:table-cell>
          <table:table-cell office:value-type="float" office:value="69.7795" calcext:value-type="float">
            <text:p>69.8 </text:p>
          </table:table-cell>
          <table:table-cell office:value-type="float" office:value="67.1433" calcext:value-type="float">
            <text:p>67.1 </text:p>
          </table:table-cell>
          <table:table-cell office:value-type="string" calcext:value-type="string">
            <text:p>..</text:p>
          </table:table-cell>
          <table:table-cell office:value-type="float" office:value="41.90622" calcext:value-type="float">
            <text:p>41.9 </text:p>
          </table:table-cell>
          <table:table-cell office:value-type="float" office:value="21.70512" calcext:value-type="float">
            <text:p>21.7 </text:p>
          </table:table-cell>
          <table:table-cell office:value-type="float" office:value="56.53333" calcext:value-type="float">
            <text:p>56.5 </text:p>
          </table:table-cell>
          <table:table-cell office:value-type="string" calcext:value-type="string">
            <text:p>..</text:p>
          </table:table-cell>
          <table:table-cell office:value-type="float" office:value="48.87181" calcext:value-type="float">
            <text:p>48.9 </text:p>
          </table:table-cell>
          <table:table-cell office:value-type="float" office:value="72.90334" calcext:value-type="float">
            <text:p>72.9 </text:p>
          </table:table-cell>
          <table:table-cell office:value-type="string" calcext:value-type="string">
            <text:p>..</text:p>
          </table:table-cell>
          <table:table-cell office:value-type="float" office:value="38.94664" calcext:value-type="float">
            <text:p>38.9 </text:p>
          </table:table-cell>
          <table:table-cell office:value-type="float" office:value="55.68628" calcext:value-type="float">
            <text:p>55.7 </text:p>
          </table:table-cell>
          <table:table-cell office:value-type="float" office:value="71.02075" calcext:value-type="float">
            <text:p>71.0 </text:p>
          </table:table-cell>
          <table:table-cell office:value-type="float" office:value="68.37399" calcext:value-type="float">
            <text:p>68.4 </text:p>
          </table:table-cell>
          <table:table-cell office:value-type="float" office:value="98.4" calcext:value-type="float">
            <text:p>98.4 </text:p>
          </table:table-cell>
          <table:table-cell office:value-type="float" office:value="66.71627" calcext:value-type="float">
            <text:p>66.7 </text:p>
          </table:table-cell>
          <table:table-cell office:value-type="float" office:value="50.23639" calcext:value-type="float">
            <text:p>50.2 </text:p>
          </table:table-cell>
          <table:table-cell office:value-type="string" calcext:value-type="string">
            <text:p>..</text:p>
          </table:table-cell>
          <table:table-cell office:value-type="float" office:value="64.71117" calcext:value-type="float">
            <text:p>64.7 </text:p>
          </table:table-cell>
          <table:table-cell office:value-type="float" office:value="42.00016" calcext:value-type="float">
            <text:p>42.0 </text:p>
          </table:table-cell>
          <table:table-cell office:value-type="float" office:value="67.34" calcext:value-type="float">
            <text:p>67.3 </text:p>
          </table:table-cell>
          <table:table-cell office:value-type="float" office:value="68.89503" calcext:value-type="float">
            <text:p>68.9 </text:p>
          </table:table-cell>
          <table:table-cell office:value-type="string" calcext:value-type="string">
            <text:p>..</text:p>
          </table:table-cell>
          <table:table-cell office:value-type="float" office:value="61.36317" calcext:value-type="float">
            <text:p>61.4 </text:p>
          </table:table-cell>
          <table:table-cell office:value-type="float" office:value="29.22429" calcext:value-type="float">
            <text:p>29.2 </text:p>
          </table:table-cell>
          <table:table-cell office:value-type="float" office:value="47.60144" calcext:value-type="float">
            <text:p>47.6 </text:p>
          </table:table-cell>
          <table:table-cell office:value-type="float" office:value="62.85324" calcext:value-type="float">
            <text:p>62.9 </text:p>
          </table:table-cell>
          <table:table-cell office:value-type="float" office:value="85.25603" calcext:value-type="float">
            <text:p>85.3 </text:p>
          </table:table-cell>
          <table:table-cell office:value-type="float" office:value="61.73333" calcext:value-type="float">
            <text:p>61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8Q4</text:p>
          </table:table-cell>
          <table:table-cell table:style-name="ce5" office:value-type="float" office:value="56.40107" calcext:value-type="float">
            <text:p>56.4 </text:p>
          </table:table-cell>
          <table:table-cell table:style-name="ce5" office:value-type="float" office:value="68.92496" calcext:value-type="float">
            <text:p>68.9 </text:p>
          </table:table-cell>
          <table:table-cell table:style-name="ce5" office:value-type="float" office:value="69.62948" calcext:value-type="float">
            <text:p>69.6 </text:p>
          </table:table-cell>
          <table:table-cell table:style-name="ce5" office:value-type="float" office:value="67.11885" calcext:value-type="float">
            <text:p>6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2.78314" calcext:value-type="float">
            <text:p>42.8 </text:p>
          </table:table-cell>
          <table:table-cell table:style-name="ce5" office:value-type="float" office:value="21.83804" calcext:value-type="float">
            <text:p>21.8 </text:p>
          </table:table-cell>
          <table:table-cell table:style-name="ce5" office:value-type="float" office:value="56.36666" calcext:value-type="float">
            <text:p>56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87127" calcext:value-type="float">
            <text:p>49.9 </text:p>
          </table:table-cell>
          <table:table-cell table:style-name="ce5" office:value-type="float" office:value="72.72667" calcext:value-type="float">
            <text:p>72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39.34746" calcext:value-type="float">
            <text:p>39.3 </text:p>
          </table:table-cell>
          <table:table-cell table:style-name="ce5" office:value-type="float" office:value="55.75447" calcext:value-type="float">
            <text:p>55.8 </text:p>
          </table:table-cell>
          <table:table-cell table:style-name="ce5" office:value-type="float" office:value="73.96866" calcext:value-type="float">
            <text:p>74.0 </text:p>
          </table:table-cell>
          <table:table-cell table:style-name="ce5" office:value-type="float" office:value="68.72335" calcext:value-type="float">
            <text:p>68.7 </text:p>
          </table:table-cell>
          <table:table-cell table:style-name="ce5" office:value-type="float" office:value="98.36667" calcext:value-type="float">
            <text:p>98.4 </text:p>
          </table:table-cell>
          <table:table-cell table:style-name="ce5" office:value-type="float" office:value="66.4133" calcext:value-type="float">
            <text:p>66.4 </text:p>
          </table:table-cell>
          <table:table-cell table:style-name="ce5" office:value-type="float" office:value="50.57621" calcext:value-type="float">
            <text:p>50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75864" calcext:value-type="float">
            <text:p>64.8 </text:p>
          </table:table-cell>
          <table:table-cell table:style-name="ce5" office:value-type="float" office:value="43.81083" calcext:value-type="float">
            <text:p>43.8 </text:p>
          </table:table-cell>
          <table:table-cell table:style-name="ce5" office:value-type="float" office:value="67.44334" calcext:value-type="float">
            <text:p>67.4 </text:p>
          </table:table-cell>
          <table:table-cell table:style-name="ce5" office:value-type="float" office:value="67.59624" calcext:value-type="float">
            <text:p>67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76187" calcext:value-type="float">
            <text:p>61.8 </text:p>
          </table:table-cell>
          <table:table-cell table:style-name="ce5" office:value-type="float" office:value="29.80275" calcext:value-type="float">
            <text:p>29.8 </text:p>
          </table:table-cell>
          <table:table-cell table:style-name="ce5" office:value-type="float" office:value="48.17495" calcext:value-type="float">
            <text:p>48.2 </text:p>
          </table:table-cell>
          <table:table-cell table:style-name="ce5" office:value-type="float" office:value="62.88822" calcext:value-type="float">
            <text:p>62.9 </text:p>
          </table:table-cell>
          <table:table-cell table:style-name="ce5" office:value-type="float" office:value="85.39285" calcext:value-type="float">
            <text:p>85.4 </text:p>
          </table:table-cell>
          <table:table-cell table:style-name="ce5" office:value-type="float" office:value="62.13334" calcext:value-type="float">
            <text:p>62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Q1</text:p>
          </table:table-cell>
          <table:table-cell office:value-type="float" office:value="55.86392" calcext:value-type="float">
            <text:p>55.9 </text:p>
          </table:table-cell>
          <table:table-cell office:value-type="float" office:value="69.29992" calcext:value-type="float">
            <text:p>69.3 </text:p>
          </table:table-cell>
          <table:table-cell office:value-type="float" office:value="70.16575" calcext:value-type="float">
            <text:p>70.2 </text:p>
          </table:table-cell>
          <table:table-cell office:value-type="float" office:value="67.09441" calcext:value-type="float">
            <text:p>67.1 </text:p>
          </table:table-cell>
          <table:table-cell office:value-type="float" office:value="49.94752" calcext:value-type="float">
            <text:p>49.9 </text:p>
          </table:table-cell>
          <table:table-cell office:value-type="float" office:value="44.73877" calcext:value-type="float">
            <text:p>44.7 </text:p>
          </table:table-cell>
          <table:table-cell office:value-type="float" office:value="22.6966" calcext:value-type="float">
            <text:p>22.7 </text:p>
          </table:table-cell>
          <table:table-cell office:value-type="float" office:value="57.46667" calcext:value-type="float">
            <text:p>57.5 </text:p>
          </table:table-cell>
          <table:table-cell office:value-type="string" calcext:value-type="string">
            <text:p>..</text:p>
          </table:table-cell>
          <table:table-cell office:value-type="float" office:value="51.79775" calcext:value-type="float">
            <text:p>51.8 </text:p>
          </table:table-cell>
          <table:table-cell office:value-type="float" office:value="72.99333" calcext:value-type="float">
            <text:p>73.0 </text:p>
          </table:table-cell>
          <table:table-cell office:value-type="string" calcext:value-type="string">
            <text:p>..</text:p>
          </table:table-cell>
          <table:table-cell office:value-type="float" office:value="42.23986" calcext:value-type="float">
            <text:p>42.2 </text:p>
          </table:table-cell>
          <table:table-cell office:value-type="float" office:value="55.44757" calcext:value-type="float">
            <text:p>55.4 </text:p>
          </table:table-cell>
          <table:table-cell office:value-type="float" office:value="74.27361" calcext:value-type="float">
            <text:p>74.3 </text:p>
          </table:table-cell>
          <table:table-cell office:value-type="float" office:value="69.13438" calcext:value-type="float">
            <text:p>69.1 </text:p>
          </table:table-cell>
          <table:table-cell office:value-type="float" office:value="98.26667" calcext:value-type="float">
            <text:p>98.3 </text:p>
          </table:table-cell>
          <table:table-cell office:value-type="float" office:value="66.14785" calcext:value-type="float">
            <text:p>66.1 </text:p>
          </table:table-cell>
          <table:table-cell office:value-type="float" office:value="51.11868" calcext:value-type="float">
            <text:p>51.1 </text:p>
          </table:table-cell>
          <table:table-cell office:value-type="string" calcext:value-type="string">
            <text:p>..</text:p>
          </table:table-cell>
          <table:table-cell office:value-type="float" office:value="65.01046" calcext:value-type="float">
            <text:p>65.0 </text:p>
          </table:table-cell>
          <table:table-cell office:value-type="float" office:value="46.418" calcext:value-type="float">
            <text:p>46.4 </text:p>
          </table:table-cell>
          <table:table-cell office:value-type="float" office:value="67.82667" calcext:value-type="float">
            <text:p>67.8 </text:p>
          </table:table-cell>
          <table:table-cell office:value-type="float" office:value="67.06491" calcext:value-type="float">
            <text:p>67.1 </text:p>
          </table:table-cell>
          <table:table-cell office:value-type="string" calcext:value-type="string">
            <text:p>..</text:p>
          </table:table-cell>
          <table:table-cell office:value-type="float" office:value="62.4685" calcext:value-type="float">
            <text:p>62.5 </text:p>
          </table:table-cell>
          <table:table-cell office:value-type="float" office:value="32.40988" calcext:value-type="float">
            <text:p>32.4 </text:p>
          </table:table-cell>
          <table:table-cell office:value-type="float" office:value="49.06297" calcext:value-type="float">
            <text:p>49.1 </text:p>
          </table:table-cell>
          <table:table-cell office:value-type="float" office:value="63.59933" calcext:value-type="float">
            <text:p>63.6 </text:p>
          </table:table-cell>
          <table:table-cell office:value-type="float" office:value="85.81805" calcext:value-type="float">
            <text:p>85.8 </text:p>
          </table:table-cell>
          <table:table-cell office:value-type="float" office:value="62.66667" calcext:value-type="float">
            <text:p>62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Q2</text:p>
          </table:table-cell>
          <table:table-cell table:style-name="ce5" office:value-type="float" office:value="56.04297" calcext:value-type="float">
            <text:p>56.0 </text:p>
          </table:table-cell>
          <table:table-cell table:style-name="ce5" office:value-type="float" office:value="69.45431" calcext:value-type="float">
            <text:p>69.5 </text:p>
          </table:table-cell>
          <table:table-cell table:style-name="ce5" office:value-type="float" office:value="70.33174" calcext:value-type="float">
            <text:p>70.3 </text:p>
          </table:table-cell>
          <table:table-cell table:style-name="ce5" office:value-type="float" office:value="67.80324" calcext:value-type="float">
            <text:p>67.8 </text:p>
          </table:table-cell>
          <table:table-cell table:style-name="ce5" office:value-type="float" office:value="50.37998" calcext:value-type="float">
            <text:p>50.4 </text:p>
          </table:table-cell>
          <table:table-cell table:style-name="ce5" office:value-type="float" office:value="46.01923" calcext:value-type="float">
            <text:p>46.0 </text:p>
          </table:table-cell>
          <table:table-cell table:style-name="ce5" office:value-type="float" office:value="23.22379" calcext:value-type="float">
            <text:p>23.2 </text:p>
          </table:table-cell>
          <table:table-cell table:style-name="ce5" office:value-type="float" office:value="57.7" calcext:value-type="float">
            <text:p>57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23175" calcext:value-type="float">
            <text:p>53.2 </text:p>
          </table:table-cell>
          <table:table-cell table:style-name="ce5" office:value-type="float" office:value="73.4" calcext:value-type="float">
            <text:p>7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3.9948" calcext:value-type="float">
            <text:p>44.0 </text:p>
          </table:table-cell>
          <table:table-cell table:style-name="ce5" office:value-type="float" office:value="55.92498" calcext:value-type="float">
            <text:p>55.9 </text:p>
          </table:table-cell>
          <table:table-cell table:style-name="ce5" office:value-type="float" office:value="73.96866" calcext:value-type="float">
            <text:p>74.0 </text:p>
          </table:table-cell>
          <table:table-cell table:style-name="ce5" office:value-type="float" office:value="69.60706" calcext:value-type="float">
            <text:p>69.6 </text:p>
          </table:table-cell>
          <table:table-cell table:style-name="ce5" office:value-type="float" office:value="98.53333" calcext:value-type="float">
            <text:p>98.5 </text:p>
          </table:table-cell>
          <table:table-cell table:style-name="ce5" office:value-type="float" office:value="66.07139" calcext:value-type="float">
            <text:p>66.1 </text:p>
          </table:table-cell>
          <table:table-cell table:style-name="ce5" office:value-type="float" office:value="51.6175" calcext:value-type="float">
            <text:p>51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50172" calcext:value-type="float">
            <text:p>65.5 </text:p>
          </table:table-cell>
          <table:table-cell table:style-name="ce5" office:value-type="float" office:value="47.85184" calcext:value-type="float">
            <text:p>47.9 </text:p>
          </table:table-cell>
          <table:table-cell table:style-name="ce5" office:value-type="float" office:value="68.02333" calcext:value-type="float">
            <text:p>68.0 </text:p>
          </table:table-cell>
          <table:table-cell table:style-name="ce5" office:value-type="float" office:value="67.30106" calcext:value-type="float">
            <text:p>67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12326" calcext:value-type="float">
            <text:p>63.1 </text:p>
          </table:table-cell>
          <table:table-cell table:style-name="ce5" office:value-type="float" office:value="33.11054" calcext:value-type="float">
            <text:p>33.1 </text:p>
          </table:table-cell>
          <table:table-cell table:style-name="ce5" office:value-type="float" office:value="49.85848" calcext:value-type="float">
            <text:p>49.9 </text:p>
          </table:table-cell>
          <table:table-cell table:style-name="ce5" office:value-type="float" office:value="64.17336" calcext:value-type="float">
            <text:p>64.2 </text:p>
          </table:table-cell>
          <table:table-cell table:style-name="ce5" office:value-type="float" office:value="85.7263" calcext:value-type="float">
            <text:p>85.7 </text:p>
          </table:table-cell>
          <table:table-cell table:style-name="ce5" office:value-type="float" office:value="63.4" calcext:value-type="float">
            <text:p>63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Q3</text:p>
          </table:table-cell>
          <table:table-cell office:value-type="float" office:value="56.66965" calcext:value-type="float">
            <text:p>56.7 </text:p>
          </table:table-cell>
          <table:table-cell office:value-type="float" office:value="69.91748" calcext:value-type="float">
            <text:p>69.9 </text:p>
          </table:table-cell>
          <table:table-cell office:value-type="float" office:value="70.71799" calcext:value-type="float">
            <text:p>70.7 </text:p>
          </table:table-cell>
          <table:table-cell office:value-type="float" office:value="68.34097" calcext:value-type="float">
            <text:p>68.3 </text:p>
          </table:table-cell>
          <table:table-cell office:value-type="float" office:value="50.68774" calcext:value-type="float">
            <text:p>50.7 </text:p>
          </table:table-cell>
          <table:table-cell office:value-type="float" office:value="46.59609" calcext:value-type="float">
            <text:p>46.6 </text:p>
          </table:table-cell>
          <table:table-cell office:value-type="float" office:value="23.87904" calcext:value-type="float">
            <text:p>23.9 </text:p>
          </table:table-cell>
          <table:table-cell office:value-type="float" office:value="59.03333" calcext:value-type="float">
            <text:p>59.0 </text:p>
          </table:table-cell>
          <table:table-cell office:value-type="string" calcext:value-type="string">
            <text:p>..</text:p>
          </table:table-cell>
          <table:table-cell office:value-type="float" office:value="54.12981" calcext:value-type="float">
            <text:p>54.1 </text:p>
          </table:table-cell>
          <table:table-cell office:value-type="float" office:value="73.68" calcext:value-type="float">
            <text:p>73.7 </text:p>
          </table:table-cell>
          <table:table-cell office:value-type="string" calcext:value-type="string">
            <text:p>..</text:p>
          </table:table-cell>
          <table:table-cell office:value-type="float" office:value="44.68161" calcext:value-type="float">
            <text:p>44.7 </text:p>
          </table:table-cell>
          <table:table-cell office:value-type="float" office:value="56.43649" calcext:value-type="float">
            <text:p>56.4 </text:p>
          </table:table-cell>
          <table:table-cell office:value-type="float" office:value="75.08683" calcext:value-type="float">
            <text:p>75.1 </text:p>
          </table:table-cell>
          <table:table-cell office:value-type="float" office:value="70.01808" calcext:value-type="float">
            <text:p>70.0 </text:p>
          </table:table-cell>
          <table:table-cell office:value-type="float" office:value="98.53333" calcext:value-type="float">
            <text:p>98.5 </text:p>
          </table:table-cell>
          <table:table-cell office:value-type="float" office:value="65.93884" calcext:value-type="float">
            <text:p>65.9 </text:p>
          </table:table-cell>
          <table:table-cell office:value-type="float" office:value="52.62553" calcext:value-type="float">
            <text:p>52.6 </text:p>
          </table:table-cell>
          <table:table-cell office:value-type="string" calcext:value-type="string">
            <text:p>..</text:p>
          </table:table-cell>
          <table:table-cell office:value-type="float" office:value="65.80513" calcext:value-type="float">
            <text:p>65.8 </text:p>
          </table:table-cell>
          <table:table-cell office:value-type="float" office:value="49.00899" calcext:value-type="float">
            <text:p>49.0 </text:p>
          </table:table-cell>
          <table:table-cell office:value-type="float" office:value="69.10333" calcext:value-type="float">
            <text:p>69.1 </text:p>
          </table:table-cell>
          <table:table-cell office:value-type="float" office:value="67.77216" calcext:value-type="float">
            <text:p>67.8 </text:p>
          </table:table-cell>
          <table:table-cell office:value-type="string" calcext:value-type="string">
            <text:p>..</text:p>
          </table:table-cell>
          <table:table-cell office:value-type="float" office:value="63.47009" calcext:value-type="float">
            <text:p>63.5 </text:p>
          </table:table-cell>
          <table:table-cell office:value-type="float" office:value="37.90115" calcext:value-type="float">
            <text:p>37.9 </text:p>
          </table:table-cell>
          <table:table-cell office:value-type="float" office:value="51.69002" calcext:value-type="float">
            <text:p>51.7 </text:p>
          </table:table-cell>
          <table:table-cell office:value-type="float" office:value="64.95668" calcext:value-type="float">
            <text:p>65.0 </text:p>
          </table:table-cell>
          <table:table-cell office:value-type="float" office:value="86.05088" calcext:value-type="float">
            <text:p>86.1 </text:p>
          </table:table-cell>
          <table:table-cell office:value-type="float" office:value="63.7" calcext:value-type="float">
            <text:p>63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1999Q4</text:p>
          </table:table-cell>
          <table:table-cell table:style-name="ce5" office:value-type="float" office:value="57.11728" calcext:value-type="float">
            <text:p>57.1 </text:p>
          </table:table-cell>
          <table:table-cell table:style-name="ce5" office:value-type="float" office:value="69.82926" calcext:value-type="float">
            <text:p>69.8 </text:p>
          </table:table-cell>
          <table:table-cell table:style-name="ce5" office:value-type="float" office:value="70.89993" calcext:value-type="float">
            <text:p>70.9 </text:p>
          </table:table-cell>
          <table:table-cell table:style-name="ce5" office:value-type="float" office:value="68.36542" calcext:value-type="float">
            <text:p>68.4 </text:p>
          </table:table-cell>
          <table:table-cell table:style-name="ce5" office:value-type="float" office:value="51.06979" calcext:value-type="float">
            <text:p>51.1 </text:p>
          </table:table-cell>
          <table:table-cell table:style-name="ce5" office:value-type="float" office:value="46.85477" calcext:value-type="float">
            <text:p>46.9 </text:p>
          </table:table-cell>
          <table:table-cell table:style-name="ce5" office:value-type="float" office:value="24.52118" calcext:value-type="float">
            <text:p>24.5 </text:p>
          </table:table-cell>
          <table:table-cell table:style-name="ce5" office:value-type="float" office:value="58.66667" calcext:value-type="float">
            <text:p>5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4.39053" calcext:value-type="float">
            <text:p>54.4 </text:p>
          </table:table-cell>
          <table:table-cell table:style-name="ce5" office:value-type="float" office:value="73.38333" calcext:value-type="float">
            <text:p>73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4.78344" calcext:value-type="float">
            <text:p>44.8 </text:p>
          </table:table-cell>
          <table:table-cell table:style-name="ce5" office:value-type="float" office:value="56.70929" calcext:value-type="float">
            <text:p>56.7 </text:p>
          </table:table-cell>
          <table:table-cell table:style-name="ce5" office:value-type="float" office:value="75.42567" calcext:value-type="float">
            <text:p>75.4 </text:p>
          </table:table-cell>
          <table:table-cell table:style-name="ce5" office:value-type="float" office:value="70.36745" calcext:value-type="float">
            <text:p>70.4 </text:p>
          </table:table-cell>
          <table:table-cell table:style-name="ce5" office:value-type="float" office:value="98.46667" calcext:value-type="float">
            <text:p>98.5 </text:p>
          </table:table-cell>
          <table:table-cell table:style-name="ce5" office:value-type="float" office:value="66.18536" calcext:value-type="float">
            <text:p>66.2 </text:p>
          </table:table-cell>
          <table:table-cell table:style-name="ce5" office:value-type="float" office:value="53.19709" calcext:value-type="float">
            <text:p>53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22208" calcext:value-type="float">
            <text:p>66.2 </text:p>
          </table:table-cell>
          <table:table-cell table:style-name="ce5" office:value-type="float" office:value="50.49942" calcext:value-type="float">
            <text:p>50.5 </text:p>
          </table:table-cell>
          <table:table-cell table:style-name="ce5" office:value-type="float" office:value="69.23666" calcext:value-type="float">
            <text:p>69.2 </text:p>
          </table:table-cell>
          <table:table-cell table:style-name="ce5" office:value-type="float" office:value="67.83947" calcext:value-type="float">
            <text:p>6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11189" calcext:value-type="float">
            <text:p>64.1 </text:p>
          </table:table-cell>
          <table:table-cell table:style-name="ce5" office:value-type="float" office:value="38.41442" calcext:value-type="float">
            <text:p>38.4 </text:p>
          </table:table-cell>
          <table:table-cell table:style-name="ce5" office:value-type="float" office:value="52.30053" calcext:value-type="float">
            <text:p>52.3 </text:p>
          </table:table-cell>
          <table:table-cell table:style-name="ce5" office:value-type="float" office:value="64.87714" calcext:value-type="float">
            <text:p>64.9 </text:p>
          </table:table-cell>
          <table:table-cell table:style-name="ce5" office:value-type="float" office:value="86.18088" calcext:value-type="float">
            <text:p>86.2 </text:p>
          </table:table-cell>
          <table:table-cell table:style-name="ce5" office:value-type="float" office:value="64.03333" calcext:value-type="float">
            <text:p>64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Q1</text:p>
          </table:table-cell>
          <table:table-cell office:value-type="float" office:value="57.56491" calcext:value-type="float">
            <text:p>57.6 </text:p>
          </table:table-cell>
          <table:table-cell office:value-type="float" office:value="70.42374" calcext:value-type="float">
            <text:p>70.4 </text:p>
          </table:table-cell>
          <table:table-cell office:value-type="float" office:value="71.48728" calcext:value-type="float">
            <text:p>71.5 </text:p>
          </table:table-cell>
          <table:table-cell office:value-type="float" office:value="68.51207" calcext:value-type="float">
            <text:p>68.5 </text:p>
          </table:table-cell>
          <table:table-cell office:value-type="float" office:value="52.28226" calcext:value-type="float">
            <text:p>52.3 </text:p>
          </table:table-cell>
          <table:table-cell office:value-type="float" office:value="48.33701" calcext:value-type="float">
            <text:p>48.3 </text:p>
          </table:table-cell>
          <table:table-cell office:value-type="float" office:value="25.62948" calcext:value-type="float">
            <text:p>25.6 </text:p>
          </table:table-cell>
          <table:table-cell office:value-type="float" office:value="60.06667" calcext:value-type="float">
            <text:p>60.1 </text:p>
          </table:table-cell>
          <table:table-cell office:value-type="float" office:value="67.45607" calcext:value-type="float">
            <text:p>67.5 </text:p>
          </table:table-cell>
          <table:table-cell office:value-type="float" office:value="55.73762" calcext:value-type="float">
            <text:p>55.7 </text:p>
          </table:table-cell>
          <table:table-cell office:value-type="float" office:value="73.54667" calcext:value-type="float">
            <text:p>73.5 </text:p>
          </table:table-cell>
          <table:table-cell office:value-type="string" calcext:value-type="string">
            <text:p>..</text:p>
          </table:table-cell>
          <table:table-cell office:value-type="float" office:value="46.4916" calcext:value-type="float">
            <text:p>46.5 </text:p>
          </table:table-cell>
          <table:table-cell office:value-type="float" office:value="57.69821" calcext:value-type="float">
            <text:p>57.7 </text:p>
          </table:table-cell>
          <table:table-cell office:value-type="float" office:value="76.00169" calcext:value-type="float">
            <text:p>76.0 </text:p>
          </table:table-cell>
          <table:table-cell office:value-type="float" office:value="70.86068" calcext:value-type="float">
            <text:p>70.9 </text:p>
          </table:table-cell>
          <table:table-cell office:value-type="float" office:value="98.23333" calcext:value-type="float">
            <text:p>98.2 </text:p>
          </table:table-cell>
          <table:table-cell office:value-type="float" office:value="67.20787" calcext:value-type="float">
            <text:p>67.2 </text:p>
          </table:table-cell>
          <table:table-cell office:value-type="float" office:value="54.21554" calcext:value-type="float">
            <text:p>54.2 </text:p>
          </table:table-cell>
          <table:table-cell office:value-type="float" office:value="60.3422" calcext:value-type="float">
            <text:p>60.3 </text:p>
          </table:table-cell>
          <table:table-cell office:value-type="float" office:value="66.58949" calcext:value-type="float">
            <text:p>66.6 </text:p>
          </table:table-cell>
          <table:table-cell office:value-type="float" office:value="52.3471" calcext:value-type="float">
            <text:p>52.3 </text:p>
          </table:table-cell>
          <table:table-cell office:value-type="float" office:value="69.01667" calcext:value-type="float">
            <text:p>69.0 </text:p>
          </table:table-cell>
          <table:table-cell office:value-type="float" office:value="67.90677" calcext:value-type="float">
            <text:p>67.9 </text:p>
          </table:table-cell>
          <table:table-cell office:value-type="string" calcext:value-type="string">
            <text:p>..</text:p>
          </table:table-cell>
          <table:table-cell office:value-type="float" office:value="64.86066" calcext:value-type="float">
            <text:p>64.9 </text:p>
          </table:table-cell>
          <table:table-cell office:value-type="float" office:value="42.30067" calcext:value-type="float">
            <text:p>42.3 </text:p>
          </table:table-cell>
          <table:table-cell office:value-type="float" office:value="53.62333" calcext:value-type="float">
            <text:p>53.6 </text:p>
          </table:table-cell>
          <table:table-cell office:value-type="float" office:value="65.59023" calcext:value-type="float">
            <text:p>65.6 </text:p>
          </table:table-cell>
          <table:table-cell office:value-type="float" office:value="86.30496" calcext:value-type="float">
            <text:p>86.3 </text:p>
          </table:table-cell>
          <table:table-cell office:value-type="float" office:value="64.46667" calcext:value-type="float">
            <text:p>64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Q2</text:p>
          </table:table-cell>
          <table:table-cell table:style-name="ce5" office:value-type="float" office:value="58.10206" calcext:value-type="float">
            <text:p>58.1 </text:p>
          </table:table-cell>
          <table:table-cell table:style-name="ce5" office:value-type="float" office:value="71.16178" calcext:value-type="float">
            <text:p>71.2 </text:p>
          </table:table-cell>
          <table:table-cell table:style-name="ce5" office:value-type="float" office:value="71.83203" calcext:value-type="float">
            <text:p>71.8 </text:p>
          </table:table-cell>
          <table:table-cell table:style-name="ce5" office:value-type="float" office:value="69.29423" calcext:value-type="float">
            <text:p>69.3 </text:p>
          </table:table-cell>
          <table:table-cell table:style-name="ce5" office:value-type="float" office:value="53.71494" calcext:value-type="float">
            <text:p>53.7 </text:p>
          </table:table-cell>
          <table:table-cell table:style-name="ce5" office:value-type="float" office:value="49.42605" calcext:value-type="float">
            <text:p>49.4 </text:p>
          </table:table-cell>
          <table:table-cell table:style-name="ce5" office:value-type="float" office:value="26.14544" calcext:value-type="float">
            <text:p>26.1 </text:p>
          </table:table-cell>
          <table:table-cell table:style-name="ce5" office:value-type="float" office:value="60.26667" calcext:value-type="float">
            <text:p>60.3 </text:p>
          </table:table-cell>
          <table:table-cell table:style-name="ce5" office:value-type="float" office:value="68.04639" calcext:value-type="float">
            <text:p>68.0 </text:p>
          </table:table-cell>
          <table:table-cell table:style-name="ce5" office:value-type="float" office:value="56.6212" calcext:value-type="float">
            <text:p>56.6 </text:p>
          </table:table-cell>
          <table:table-cell table:style-name="ce5" office:value-type="float" office:value="73.71333" calcext:value-type="float">
            <text:p>73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7.90333" calcext:value-type="float">
            <text:p>47.9 </text:p>
          </table:table-cell>
          <table:table-cell table:style-name="ce5" office:value-type="float" office:value="58.99403" calcext:value-type="float">
            <text:p>59.0 </text:p>
          </table:table-cell>
          <table:table-cell table:style-name="ce5" office:value-type="float" office:value="76.88268" calcext:value-type="float">
            <text:p>76.9 </text:p>
          </table:table-cell>
          <table:table-cell table:style-name="ce5" office:value-type="float" office:value="71.29226" calcext:value-type="float">
            <text:p>71.3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67.752" calcext:value-type="float">
            <text:p>67.8 </text:p>
          </table:table-cell>
          <table:table-cell table:style-name="ce5" office:value-type="float" office:value="54.92289" calcext:value-type="float">
            <text:p>54.9 </text:p>
          </table:table-cell>
          <table:table-cell table:style-name="ce5" office:value-type="float" office:value="61.08167" calcext:value-type="float">
            <text:p>61.1 </text:p>
          </table:table-cell>
          <table:table-cell table:style-name="ce5" office:value-type="float" office:value="67.01469" calcext:value-type="float">
            <text:p>67.0 </text:p>
          </table:table-cell>
          <table:table-cell table:style-name="ce5" office:value-type="float" office:value="53.01086" calcext:value-type="float">
            <text:p>53.0 </text:p>
          </table:table-cell>
          <table:table-cell table:style-name="ce5" office:value-type="float" office:value="69.35" calcext:value-type="float">
            <text:p>69.4 </text:p>
          </table:table-cell>
          <table:table-cell table:style-name="ce5" office:value-type="float" office:value="68.44518" calcext:value-type="float">
            <text:p>68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5.71964" calcext:value-type="float">
            <text:p>65.7 </text:p>
          </table:table-cell>
          <table:table-cell table:style-name="ce5" office:value-type="float" office:value="43.84866" calcext:value-type="float">
            <text:p>43.8 </text:p>
          </table:table-cell>
          <table:table-cell table:style-name="ce5" office:value-type="float" office:value="54.85667" calcext:value-type="float">
            <text:p>54.9 </text:p>
          </table:table-cell>
          <table:table-cell table:style-name="ce5" office:value-type="float" office:value="66.37665" calcext:value-type="float">
            <text:p>66.4 </text:p>
          </table:table-cell>
          <table:table-cell table:style-name="ce5" office:value-type="float" office:value="86.1189" calcext:value-type="float">
            <text:p>86.1 </text:p>
          </table:table-cell>
          <table:table-cell table:style-name="ce5" office:value-type="float" office:value="65.13333" calcext:value-type="float">
            <text:p>65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Q3</text:p>
          </table:table-cell>
          <table:table-cell office:value-type="float" office:value="60.6983" calcext:value-type="float">
            <text:p>60.7 </text:p>
          </table:table-cell>
          <table:table-cell office:value-type="float" office:value="72.23314" calcext:value-type="float">
            <text:p>72.2 </text:p>
          </table:table-cell>
          <table:table-cell office:value-type="float" office:value="72.35235" calcext:value-type="float">
            <text:p>72.4 </text:p>
          </table:table-cell>
          <table:table-cell office:value-type="float" office:value="70.0275" calcext:value-type="float">
            <text:p>70.0 </text:p>
          </table:table-cell>
          <table:table-cell office:value-type="float" office:value="54.36761" calcext:value-type="float">
            <text:p>54.4 </text:p>
          </table:table-cell>
          <table:table-cell office:value-type="float" office:value="49.80373" calcext:value-type="float">
            <text:p>49.8 </text:p>
          </table:table-cell>
          <table:table-cell office:value-type="float" office:value="27.16238" calcext:value-type="float">
            <text:p>27.2 </text:p>
          </table:table-cell>
          <table:table-cell office:value-type="float" office:value="61.7" calcext:value-type="float">
            <text:p>61.7 </text:p>
          </table:table-cell>
          <table:table-cell office:value-type="float" office:value="68.36427" calcext:value-type="float">
            <text:p>68.4 </text:p>
          </table:table-cell>
          <table:table-cell office:value-type="float" office:value="57.31647" calcext:value-type="float">
            <text:p>57.3 </text:p>
          </table:table-cell>
          <table:table-cell office:value-type="float" office:value="74.15" calcext:value-type="float">
            <text:p>74.2 </text:p>
          </table:table-cell>
          <table:table-cell office:value-type="string" calcext:value-type="string">
            <text:p>..</text:p>
          </table:table-cell>
          <table:table-cell office:value-type="float" office:value="48.81259" calcext:value-type="float">
            <text:p>48.8 </text:p>
          </table:table-cell>
          <table:table-cell office:value-type="float" office:value="60.22165" calcext:value-type="float">
            <text:p>60.2 </text:p>
          </table:table-cell>
          <table:table-cell office:value-type="float" office:value="77.52647" calcext:value-type="float">
            <text:p>77.5 </text:p>
          </table:table-cell>
          <table:table-cell office:value-type="float" office:value="71.68273" calcext:value-type="float">
            <text:p>71.7 </text:p>
          </table:table-cell>
          <table:table-cell office:value-type="float" office:value="98.73333" calcext:value-type="float">
            <text:p>98.7 </text:p>
          </table:table-cell>
          <table:table-cell office:value-type="float" office:value="68.25146" calcext:value-type="float">
            <text:p>68.3 </text:p>
          </table:table-cell>
          <table:table-cell office:value-type="float" office:value="55.16073" calcext:value-type="float">
            <text:p>55.2 </text:p>
          </table:table-cell>
          <table:table-cell office:value-type="float" office:value="61.36853" calcext:value-type="float">
            <text:p>61.4 </text:p>
          </table:table-cell>
          <table:table-cell office:value-type="float" office:value="67.48324" calcext:value-type="float">
            <text:p>67.5 </text:p>
          </table:table-cell>
          <table:table-cell office:value-type="float" office:value="53.73532" calcext:value-type="float">
            <text:p>53.7 </text:p>
          </table:table-cell>
          <table:table-cell office:value-type="float" office:value="70.22334" calcext:value-type="float">
            <text:p>70.2 </text:p>
          </table:table-cell>
          <table:table-cell office:value-type="float" office:value="68.64708" calcext:value-type="float">
            <text:p>68.6 </text:p>
          </table:table-cell>
          <table:table-cell office:value-type="string" calcext:value-type="string">
            <text:p>..</text:p>
          </table:table-cell>
          <table:table-cell office:value-type="float" office:value="66.44895" calcext:value-type="float">
            <text:p>66.4 </text:p>
          </table:table-cell>
          <table:table-cell office:value-type="float" office:value="44.3049" calcext:value-type="float">
            <text:p>44.3 </text:p>
          </table:table-cell>
          <table:table-cell office:value-type="float" office:value="56.09" calcext:value-type="float">
            <text:p>56.1 </text:p>
          </table:table-cell>
          <table:table-cell office:value-type="float" office:value="67.67843" calcext:value-type="float">
            <text:p>67.7 </text:p>
          </table:table-cell>
          <table:table-cell office:value-type="float" office:value="86.22141" calcext:value-type="float">
            <text:p>86.2 </text:p>
          </table:table-cell>
          <table:table-cell office:value-type="float" office:value="65.6" calcext:value-type="float">
            <text:p>65.6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0Q4</text:p>
          </table:table-cell>
          <table:table-cell table:style-name="ce5" office:value-type="float" office:value="60.96688" calcext:value-type="float">
            <text:p>61.0 </text:p>
          </table:table-cell>
          <table:table-cell table:style-name="ce5" office:value-type="float" office:value="71.87602" calcext:value-type="float">
            <text:p>71.9 </text:p>
          </table:table-cell>
          <table:table-cell table:style-name="ce5" office:value-type="float" office:value="72.10336" calcext:value-type="float">
            <text:p>72.1 </text:p>
          </table:table-cell>
          <table:table-cell table:style-name="ce5" office:value-type="float" office:value="70.07639" calcext:value-type="float">
            <text:p>70.1 </text:p>
          </table:table-cell>
          <table:table-cell table:style-name="ce5" office:value-type="float" office:value="55.38375" calcext:value-type="float">
            <text:p>55.4 </text:p>
          </table:table-cell>
          <table:table-cell table:style-name="ce5" office:value-type="float" office:value="50.08569" calcext:value-type="float">
            <text:p>50.1 </text:p>
          </table:table-cell>
          <table:table-cell table:style-name="ce5" office:value-type="float" office:value="27.7083" calcext:value-type="float">
            <text:p>27.7 </text:p>
          </table:table-cell>
          <table:table-cell table:style-name="ce5" office:value-type="float" office:value="61.23333" calcext:value-type="float">
            <text:p>61.2 </text:p>
          </table:table-cell>
          <table:table-cell table:style-name="ce5" office:value-type="float" office:value="68.61402" calcext:value-type="float">
            <text:p>68.6 </text:p>
          </table:table-cell>
          <table:table-cell table:style-name="ce5" office:value-type="float" office:value="58.64907" calcext:value-type="float">
            <text:p>58.6 </text:p>
          </table:table-cell>
          <table:table-cell table:style-name="ce5" office:value-type="float" office:value="73.99" calcext:value-type="float">
            <text:p>7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49.43471" calcext:value-type="float">
            <text:p>49.4 </text:p>
          </table:table-cell>
          <table:table-cell table:style-name="ce5" office:value-type="float" office:value="61.14237" calcext:value-type="float">
            <text:p>61.1 </text:p>
          </table:table-cell>
          <table:table-cell table:style-name="ce5" office:value-type="float" office:value="76.78103" calcext:value-type="float">
            <text:p>76.8 </text:p>
          </table:table-cell>
          <table:table-cell table:style-name="ce5" office:value-type="float" office:value="71.991" calcext:value-type="float">
            <text:p>72.0 </text:p>
          </table:table-cell>
          <table:table-cell table:style-name="ce5" office:value-type="float" office:value="98.26667" calcext:value-type="float">
            <text:p>98.3 </text:p>
          </table:table-cell>
          <table:table-cell table:style-name="ce5" office:value-type="float" office:value="68.93207" calcext:value-type="float">
            <text:p>68.9 </text:p>
          </table:table-cell>
          <table:table-cell table:style-name="ce5" office:value-type="float" office:value="55.42328" calcext:value-type="float">
            <text:p>55.4 </text:p>
          </table:table-cell>
          <table:table-cell table:style-name="ce5" office:value-type="float" office:value="61.5317" calcext:value-type="float">
            <text:p>61.5 </text:p>
          </table:table-cell>
          <table:table-cell table:style-name="ce5" office:value-type="float" office:value="67.79079" calcext:value-type="float">
            <text:p>67.8 </text:p>
          </table:table-cell>
          <table:table-cell table:style-name="ce5" office:value-type="float" office:value="55.18116" calcext:value-type="float">
            <text:p>55.2 </text:p>
          </table:table-cell>
          <table:table-cell table:style-name="ce5" office:value-type="float" office:value="70.25" calcext:value-type="float">
            <text:p>70.3 </text:p>
          </table:table-cell>
          <table:table-cell table:style-name="ce5" office:value-type="float" office:value="69.25278" calcext:value-type="float">
            <text:p>6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6.89303" calcext:value-type="float">
            <text:p>66.9 </text:p>
          </table:table-cell>
          <table:table-cell table:style-name="ce5" office:value-type="float" office:value="44.66339" calcext:value-type="float">
            <text:p>44.7 </text:p>
          </table:table-cell>
          <table:table-cell table:style-name="ce5" office:value-type="float" office:value="57.37667" calcext:value-type="float">
            <text:p>57.4 </text:p>
          </table:table-cell>
          <table:table-cell table:style-name="ce5" office:value-type="float" office:value="67.63161" calcext:value-type="float">
            <text:p>67.6 </text:p>
          </table:table-cell>
          <table:table-cell table:style-name="ce5" office:value-type="float" office:value="86.6254" calcext:value-type="float">
            <text:p>86.6 </text:p>
          </table:table-cell>
          <table:table-cell table:style-name="ce5" office:value-type="float" office:value="66.1" calcext:value-type="float">
            <text:p>66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Q1</text:p>
          </table:table-cell>
          <table:table-cell office:value-type="float" office:value="61.41451" calcext:value-type="float">
            <text:p>61.4 </text:p>
          </table:table-cell>
          <table:table-cell office:value-type="float" office:value="72.7093" calcext:value-type="float">
            <text:p>72.7 </text:p>
          </table:table-cell>
          <table:table-cell office:value-type="float" office:value="72.68113" calcext:value-type="float">
            <text:p>72.7 </text:p>
          </table:table-cell>
          <table:table-cell office:value-type="float" office:value="70.36969" calcext:value-type="float">
            <text:p>70.4 </text:p>
          </table:table-cell>
          <table:table-cell office:value-type="float" office:value="56.17438" calcext:value-type="float">
            <text:p>56.2 </text:p>
          </table:table-cell>
          <table:table-cell office:value-type="float" office:value="51.27303" calcext:value-type="float">
            <text:p>51.3 </text:p>
          </table:table-cell>
          <table:table-cell office:value-type="float" office:value="29.09892" calcext:value-type="float">
            <text:p>29.1 </text:p>
          </table:table-cell>
          <table:table-cell office:value-type="float" office:value="64.2" calcext:value-type="float">
            <text:p>64.2 </text:p>
          </table:table-cell>
          <table:table-cell office:value-type="float" office:value="69.5" calcext:value-type="float">
            <text:p>69.5 </text:p>
          </table:table-cell>
          <table:table-cell office:value-type="float" office:value="59.69198" calcext:value-type="float">
            <text:p>59.7 </text:p>
          </table:table-cell>
          <table:table-cell office:value-type="float" office:value="74.23666" calcext:value-type="float">
            <text:p>74.2 </text:p>
          </table:table-cell>
          <table:table-cell office:value-type="string" calcext:value-type="string">
            <text:p>..</text:p>
          </table:table-cell>
          <table:table-cell office:value-type="float" office:value="51.63606" calcext:value-type="float">
            <text:p>51.6 </text:p>
          </table:table-cell>
          <table:table-cell office:value-type="float" office:value="62.30179" calcext:value-type="float">
            <text:p>62.3 </text:p>
          </table:table-cell>
          <table:table-cell office:value-type="float" office:value="76.50996" calcext:value-type="float">
            <text:p>76.5 </text:p>
          </table:table-cell>
          <table:table-cell office:value-type="float" office:value="72.95691" calcext:value-type="float">
            <text:p>73.0 </text:p>
          </table:table-cell>
          <table:table-cell office:value-type="float" office:value="98.06667" calcext:value-type="float">
            <text:p>98.1 </text:p>
          </table:table-cell>
          <table:table-cell office:value-type="float" office:value="70.20181" calcext:value-type="float">
            <text:p>70.2 </text:p>
          </table:table-cell>
          <table:table-cell office:value-type="float" office:value="55.80321" calcext:value-type="float">
            <text:p>55.8 </text:p>
          </table:table-cell>
          <table:table-cell office:value-type="float" office:value="62.5573" calcext:value-type="float">
            <text:p>62.6 </text:p>
          </table:table-cell>
          <table:table-cell office:value-type="float" office:value="68.72375" calcext:value-type="float">
            <text:p>68.7 </text:p>
          </table:table-cell>
          <table:table-cell office:value-type="float" office:value="56.46893" calcext:value-type="float">
            <text:p>56.5 </text:p>
          </table:table-cell>
          <table:table-cell office:value-type="float" office:value="71.21667" calcext:value-type="float">
            <text:p>71.2 </text:p>
          </table:table-cell>
          <table:table-cell office:value-type="float" office:value="68.24327" calcext:value-type="float">
            <text:p>68.2 </text:p>
          </table:table-cell>
          <table:table-cell office:value-type="string" calcext:value-type="string">
            <text:p>..</text:p>
          </table:table-cell>
          <table:table-cell office:value-type="float" office:value="68.04697" calcext:value-type="float">
            <text:p>68.0 </text:p>
          </table:table-cell>
          <table:table-cell office:value-type="float" office:value="48.71259" calcext:value-type="float">
            <text:p>48.7 </text:p>
          </table:table-cell>
          <table:table-cell office:value-type="float" office:value="59.22" calcext:value-type="float">
            <text:p>59.2 </text:p>
          </table:table-cell>
          <table:table-cell office:value-type="float" office:value="68.55991" calcext:value-type="float">
            <text:p>68.6 </text:p>
          </table:table-cell>
          <table:table-cell office:value-type="float" office:value="87.40185" calcext:value-type="float">
            <text:p>87.4 </text:p>
          </table:table-cell>
          <table:table-cell office:value-type="float" office:value="66.5" calcext:value-type="float">
            <text:p>66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Q2</text:p>
          </table:table-cell>
          <table:table-cell table:style-name="ce5" office:value-type="float" office:value="61.68308" calcext:value-type="float">
            <text:p>61.7 </text:p>
          </table:table-cell>
          <table:table-cell table:style-name="ce5" office:value-type="float" office:value="73.47115" calcext:value-type="float">
            <text:p>73.5 </text:p>
          </table:table-cell>
          <table:table-cell table:style-name="ce5" office:value-type="float" office:value="73.31956" calcext:value-type="float">
            <text:p>73.3 </text:p>
          </table:table-cell>
          <table:table-cell table:style-name="ce5" office:value-type="float" office:value="71.05408" calcext:value-type="float">
            <text:p>71.1 </text:p>
          </table:table-cell>
          <table:table-cell table:style-name="ce5" office:value-type="float" office:value="56.68378" calcext:value-type="float">
            <text:p>56.7 </text:p>
          </table:table-cell>
          <table:table-cell table:style-name="ce5" office:value-type="float" office:value="52.52763" calcext:value-type="float">
            <text:p>52.5 </text:p>
          </table:table-cell>
          <table:table-cell table:style-name="ce5" office:value-type="float" office:value="30.75875" calcext:value-type="float">
            <text:p>30.8 </text:p>
          </table:table-cell>
          <table:table-cell table:style-name="ce5" office:value-type="float" office:value="65" calcext:value-type="float">
            <text:p>65.0 </text:p>
          </table:table-cell>
          <table:table-cell table:style-name="ce5" office:value-type="float" office:value="70.16666" calcext:value-type="float">
            <text:p>70.2 </text:p>
          </table:table-cell>
          <table:table-cell table:style-name="ce5" office:value-type="float" office:value="60.3438" calcext:value-type="float">
            <text:p>60.3 </text:p>
          </table:table-cell>
          <table:table-cell table:style-name="ce5" office:value-type="float" office:value="74.63667" calcext:value-type="float">
            <text:p>7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2.78459" calcext:value-type="float">
            <text:p>52.8 </text:p>
          </table:table-cell>
          <table:table-cell table:style-name="ce5" office:value-type="float" office:value="63.73402" calcext:value-type="float">
            <text:p>63.7 </text:p>
          </table:table-cell>
          <table:table-cell table:style-name="ce5" office:value-type="float" office:value="77.59424" calcext:value-type="float">
            <text:p>77.6 </text:p>
          </table:table-cell>
          <table:table-cell table:style-name="ce5" office:value-type="float" office:value="73.59399" calcext:value-type="float">
            <text:p>73.6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1.13036" calcext:value-type="float">
            <text:p>71.1 </text:p>
          </table:table-cell>
          <table:table-cell table:style-name="ce5" office:value-type="float" office:value="55.86808" calcext:value-type="float">
            <text:p>55.9 </text:p>
          </table:table-cell>
          <table:table-cell table:style-name="ce5" office:value-type="float" office:value="62.72107" calcext:value-type="float">
            <text:p>62.7 </text:p>
          </table:table-cell>
          <table:table-cell table:style-name="ce5" office:value-type="float" office:value="69.37807" calcext:value-type="float">
            <text:p>69.4 </text:p>
          </table:table-cell>
          <table:table-cell table:style-name="ce5" office:value-type="float" office:value="57.21738" calcext:value-type="float">
            <text:p>57.2 </text:p>
          </table:table-cell>
          <table:table-cell table:style-name="ce5" office:value-type="float" office:value="71.75333" calcext:value-type="float">
            <text:p>71.8 </text:p>
          </table:table-cell>
          <table:table-cell table:style-name="ce5" office:value-type="float" office:value="68.71438" calcext:value-type="float">
            <text:p>68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89622" calcext:value-type="float">
            <text:p>68.9 </text:p>
          </table:table-cell>
          <table:table-cell table:style-name="ce5" office:value-type="float" office:value="49.99986" calcext:value-type="float">
            <text:p>50.0 </text:p>
          </table:table-cell>
          <table:table-cell table:style-name="ce5" office:value-type="float" office:value="60.65667" calcext:value-type="float">
            <text:p>60.7 </text:p>
          </table:table-cell>
          <table:table-cell table:style-name="ce5" office:value-type="float" office:value="69.35791" calcext:value-type="float">
            <text:p>69.4 </text:p>
          </table:table-cell>
          <table:table-cell table:style-name="ce5" office:value-type="float" office:value="87.82305" calcext:value-type="float">
            <text:p>87.8 </text:p>
          </table:table-cell>
          <table:table-cell table:style-name="ce5" office:value-type="float" office:value="67.53333" calcext:value-type="float">
            <text:p>67.5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Q3</text:p>
          </table:table-cell>
          <table:table-cell office:value-type="float" office:value="62.30976" calcext:value-type="float">
            <text:p>62.3 </text:p>
          </table:table-cell>
          <table:table-cell office:value-type="float" office:value="74.68535" calcext:value-type="float">
            <text:p>74.7 </text:p>
          </table:table-cell>
          <table:table-cell office:value-type="float" office:value="74.16547" calcext:value-type="float">
            <text:p>74.2 </text:p>
          </table:table-cell>
          <table:table-cell office:value-type="float" office:value="71.81179" calcext:value-type="float">
            <text:p>71.8 </text:p>
          </table:table-cell>
          <table:table-cell office:value-type="float" office:value="57.33379" calcext:value-type="float">
            <text:p>57.3 </text:p>
          </table:table-cell>
          <table:table-cell office:value-type="float" office:value="52.83287" calcext:value-type="float">
            <text:p>52.8 </text:p>
          </table:table-cell>
          <table:table-cell office:value-type="float" office:value="31.3904" calcext:value-type="float">
            <text:p>31.4 </text:p>
          </table:table-cell>
          <table:table-cell office:value-type="float" office:value="67.4" calcext:value-type="float">
            <text:p>67.4 </text:p>
          </table:table-cell>
          <table:table-cell office:value-type="float" office:value="70.6" calcext:value-type="float">
            <text:p>70.6 </text:p>
          </table:table-cell>
          <table:table-cell office:value-type="float" office:value="60.06858" calcext:value-type="float">
            <text:p>60.1 </text:p>
          </table:table-cell>
          <table:table-cell office:value-type="float" office:value="75.25333" calcext:value-type="float">
            <text:p>75.3 </text:p>
          </table:table-cell>
          <table:table-cell office:value-type="string" calcext:value-type="string">
            <text:p>..</text:p>
          </table:table-cell>
          <table:table-cell office:value-type="float" office:value="53.38279" calcext:value-type="float">
            <text:p>53.4 </text:p>
          </table:table-cell>
          <table:table-cell office:value-type="float" office:value="64.58653" calcext:value-type="float">
            <text:p>64.6 </text:p>
          </table:table-cell>
          <table:table-cell office:value-type="float" office:value="78.78017" calcext:value-type="float">
            <text:p>78.8 </text:p>
          </table:table-cell>
          <table:table-cell office:value-type="float" office:value="74.08723" calcext:value-type="float">
            <text:p>74.1 </text:p>
          </table:table-cell>
          <table:table-cell office:value-type="float" office:value="98.63333" calcext:value-type="float">
            <text:p>98.6 </text:p>
          </table:table-cell>
          <table:table-cell office:value-type="float" office:value="71.37974" calcext:value-type="float">
            <text:p>71.4 </text:p>
          </table:table-cell>
          <table:table-cell office:value-type="float" office:value="56.13681" calcext:value-type="float">
            <text:p>56.1 </text:p>
          </table:table-cell>
          <table:table-cell office:value-type="float" office:value="64.47253" calcext:value-type="float">
            <text:p>64.5 </text:p>
          </table:table-cell>
          <table:table-cell office:value-type="float" office:value="69.98078" calcext:value-type="float">
            <text:p>70.0 </text:p>
          </table:table-cell>
          <table:table-cell office:value-type="float" office:value="58.00485" calcext:value-type="float">
            <text:p>58.0 </text:p>
          </table:table-cell>
          <table:table-cell office:value-type="float" office:value="72.81667" calcext:value-type="float">
            <text:p>72.8 </text:p>
          </table:table-cell>
          <table:table-cell office:value-type="float" office:value="68.98358" calcext:value-type="float">
            <text:p>69.0 </text:p>
          </table:table-cell>
          <table:table-cell office:value-type="string" calcext:value-type="string">
            <text:p>..</text:p>
          </table:table-cell>
          <table:table-cell office:value-type="float" office:value="69.4343" calcext:value-type="float">
            <text:p>69.4 </text:p>
          </table:table-cell>
          <table:table-cell office:value-type="float" office:value="50.57016" calcext:value-type="float">
            <text:p>50.6 </text:p>
          </table:table-cell>
          <table:table-cell office:value-type="float" office:value="61.91333" calcext:value-type="float">
            <text:p>61.9 </text:p>
          </table:table-cell>
          <table:table-cell office:value-type="float" office:value="70.43742" calcext:value-type="float">
            <text:p>70.4 </text:p>
          </table:table-cell>
          <table:table-cell office:value-type="float" office:value="88.12099" calcext:value-type="float">
            <text:p>88.1 </text:p>
          </table:table-cell>
          <table:table-cell office:value-type="float" office:value="68.1" calcext:value-type="float">
            <text:p>68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1Q4</text:p>
          </table:table-cell>
          <table:table-cell table:style-name="ce5" office:value-type="float" office:value="62.93644" calcext:value-type="float">
            <text:p>62.9 </text:p>
          </table:table-cell>
          <table:table-cell table:style-name="ce5" office:value-type="float" office:value="74.42346" calcext:value-type="float">
            <text:p>74.4 </text:p>
          </table:table-cell>
          <table:table-cell table:style-name="ce5" office:value-type="float" office:value="74.68259" calcext:value-type="float">
            <text:p>74.7 </text:p>
          </table:table-cell>
          <table:table-cell table:style-name="ce5" office:value-type="float" office:value="71.66514" calcext:value-type="float">
            <text:p>71.7 </text:p>
          </table:table-cell>
          <table:table-cell table:style-name="ce5" office:value-type="float" office:value="57.98115" calcext:value-type="float">
            <text:p>58.0 </text:p>
          </table:table-cell>
          <table:table-cell table:style-name="ce5" office:value-type="float" office:value="53.09155" calcext:value-type="float">
            <text:p>53.1 </text:p>
          </table:table-cell>
          <table:table-cell table:style-name="ce5" office:value-type="float" office:value="31.90037" calcext:value-type="float">
            <text:p>31.9 </text:p>
          </table:table-cell>
          <table:table-cell table:style-name="ce5" office:value-type="float" office:value="66.7" calcext:value-type="float">
            <text:p>66.7 </text:p>
          </table:table-cell>
          <table:table-cell table:style-name="ce5" office:value-type="float" office:value="70.96667" calcext:value-type="float">
            <text:p>71.0 </text:p>
          </table:table-cell>
          <table:table-cell table:style-name="ce5" office:value-type="float" office:value="60.5321" calcext:value-type="float">
            <text:p>60.5 </text:p>
          </table:table-cell>
          <table:table-cell table:style-name="ce5" office:value-type="float" office:value="75.31333" calcext:value-type="float">
            <text:p>75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3.66992" calcext:value-type="float">
            <text:p>53.7 </text:p>
          </table:table-cell>
          <table:table-cell table:style-name="ce5" office:value-type="float" office:value="65.50725" calcext:value-type="float">
            <text:p>65.5 </text:p>
          </table:table-cell>
          <table:table-cell table:style-name="ce5" office:value-type="float" office:value="78.23804" calcext:value-type="float">
            <text:p>78.2 </text:p>
          </table:table-cell>
          <table:table-cell table:style-name="ce5" office:value-type="float" office:value="74.4777" calcext:value-type="float">
            <text:p>74.5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1.76631" calcext:value-type="float">
            <text:p>71.8 </text:p>
          </table:table-cell>
          <table:table-cell table:style-name="ce5" office:value-type="float" office:value="56.36229" calcext:value-type="float">
            <text:p>56.4 </text:p>
          </table:table-cell>
          <table:table-cell table:style-name="ce5" office:value-type="float" office:value="65.43497" calcext:value-type="float">
            <text:p>65.4 </text:p>
          </table:table-cell>
          <table:table-cell table:style-name="ce5" office:value-type="float" office:value="70.61858" calcext:value-type="float">
            <text:p>70.6 </text:p>
          </table:table-cell>
          <table:table-cell table:style-name="ce5" office:value-type="float" office:value="59.21465" calcext:value-type="float">
            <text:p>59.2 </text:p>
          </table:table-cell>
          <table:table-cell table:style-name="ce5" office:value-type="float" office:value="73.05334" calcext:value-type="float">
            <text:p>73.1 </text:p>
          </table:table-cell>
          <table:table-cell table:style-name="ce5" office:value-type="float" office:value="69.58929" calcext:value-type="float">
            <text:p>69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0.07285" calcext:value-type="float">
            <text:p>70.1 </text:p>
          </table:table-cell>
          <table:table-cell table:style-name="ce5" office:value-type="float" office:value="50.79014" calcext:value-type="float">
            <text:p>50.8 </text:p>
          </table:table-cell>
          <table:table-cell table:style-name="ce5" office:value-type="float" office:value="63.24667" calcext:value-type="float">
            <text:p>63.2 </text:p>
          </table:table-cell>
          <table:table-cell table:style-name="ce5" office:value-type="float" office:value="70.37112" calcext:value-type="float">
            <text:p>70.4 </text:p>
          </table:table-cell>
          <table:table-cell table:style-name="ce5" office:value-type="float" office:value="88.24957" calcext:value-type="float">
            <text:p>88.2 </text:p>
          </table:table-cell>
          <table:table-cell table:style-name="ce5" office:value-type="float" office:value="68.36667" calcext:value-type="float">
            <text:p>68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Q1</text:p>
          </table:table-cell>
          <table:table-cell office:value-type="float" office:value="63.92122" calcext:value-type="float">
            <text:p>63.9 </text:p>
          </table:table-cell>
          <table:table-cell office:value-type="float" office:value="74.97105" calcext:value-type="float">
            <text:p>75.0 </text:p>
          </table:table-cell>
          <table:table-cell office:value-type="float" office:value="75.61787" calcext:value-type="float">
            <text:p>75.6 </text:p>
          </table:table-cell>
          <table:table-cell office:value-type="float" office:value="72.03178" calcext:value-type="float">
            <text:p>72.0 </text:p>
          </table:table-cell>
          <table:table-cell office:value-type="float" office:value="58.1536" calcext:value-type="float">
            <text:p>58.2 </text:p>
          </table:table-cell>
          <table:table-cell office:value-type="float" office:value="54.2789" calcext:value-type="float">
            <text:p>54.3 </text:p>
          </table:table-cell>
          <table:table-cell office:value-type="float" office:value="32.81547" calcext:value-type="float">
            <text:p>32.8 </text:p>
          </table:table-cell>
          <table:table-cell office:value-type="float" office:value="68.26667" calcext:value-type="float">
            <text:p>68.3 </text:p>
          </table:table-cell>
          <table:table-cell office:value-type="float" office:value="71.86667" calcext:value-type="float">
            <text:p>71.9 </text:p>
          </table:table-cell>
          <table:table-cell office:value-type="float" office:value="62.02404" calcext:value-type="float">
            <text:p>62.0 </text:p>
          </table:table-cell>
          <table:table-cell office:value-type="float" office:value="76.05" calcext:value-type="float">
            <text:p>76.1 </text:p>
          </table:table-cell>
          <table:table-cell office:value-type="string" calcext:value-type="string">
            <text:p>..</text:p>
          </table:table-cell>
          <table:table-cell office:value-type="float" office:value="55.32093" calcext:value-type="float">
            <text:p>55.3 </text:p>
          </table:table-cell>
          <table:table-cell office:value-type="float" office:value="66.76897" calcext:value-type="float">
            <text:p>66.8 </text:p>
          </table:table-cell>
          <table:table-cell office:value-type="float" office:value="79.52563" calcext:value-type="float">
            <text:p>79.5 </text:p>
          </table:table-cell>
          <table:table-cell office:value-type="float" office:value="75.38196" calcext:value-type="float">
            <text:p>75.4 </text:p>
          </table:table-cell>
          <table:table-cell office:value-type="float" office:value="98.16666" calcext:value-type="float">
            <text:p>98.2 </text:p>
          </table:table-cell>
          <table:table-cell office:value-type="float" office:value="72.2647" calcext:value-type="float">
            <text:p>72.3 </text:p>
          </table:table-cell>
          <table:table-cell office:value-type="float" office:value="56.68353" calcext:value-type="float">
            <text:p>56.7 </text:p>
          </table:table-cell>
          <table:table-cell office:value-type="float" office:value="65.4642" calcext:value-type="float">
            <text:p>65.5 </text:p>
          </table:table-cell>
          <table:table-cell office:value-type="float" office:value="71.17795" calcext:value-type="float">
            <text:p>71.2 </text:p>
          </table:table-cell>
          <table:table-cell office:value-type="float" office:value="61.14371" calcext:value-type="float">
            <text:p>61.1 </text:p>
          </table:table-cell>
          <table:table-cell office:value-type="float" office:value="74.30666" calcext:value-type="float">
            <text:p>74.3 </text:p>
          </table:table-cell>
          <table:table-cell office:value-type="float" office:value="69.9931" calcext:value-type="float">
            <text:p>70.0 </text:p>
          </table:table-cell>
          <table:table-cell office:value-type="string" calcext:value-type="string">
            <text:p>..</text:p>
          </table:table-cell>
          <table:table-cell office:value-type="float" office:value="71.55418" calcext:value-type="float">
            <text:p>71.6 </text:p>
          </table:table-cell>
          <table:table-cell office:value-type="float" office:value="51.64814" calcext:value-type="float">
            <text:p>51.6 </text:p>
          </table:table-cell>
          <table:table-cell office:value-type="float" office:value="65.70667" calcext:value-type="float">
            <text:p>65.7 </text:p>
          </table:table-cell>
          <table:table-cell office:value-type="float" office:value="71.87456" calcext:value-type="float">
            <text:p>71.9 </text:p>
          </table:table-cell>
          <table:table-cell office:value-type="float" office:value="88.92875" calcext:value-type="float">
            <text:p>88.9 </text:p>
          </table:table-cell>
          <table:table-cell office:value-type="float" office:value="68.8" calcext:value-type="float">
            <text:p>68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Q2</text:p>
          </table:table-cell>
          <table:table-cell table:style-name="ce5" office:value-type="float" office:value="64.5479" calcext:value-type="float">
            <text:p>64.5 </text:p>
          </table:table-cell>
          <table:table-cell table:style-name="ce5" office:value-type="float" office:value="75.94717" calcext:value-type="float">
            <text:p>75.9 </text:p>
          </table:table-cell>
          <table:table-cell table:style-name="ce5" office:value-type="float" office:value="75.41039" calcext:value-type="float">
            <text:p>75.4 </text:p>
          </table:table-cell>
          <table:table-cell table:style-name="ce5" office:value-type="float" office:value="73.00947" calcext:value-type="float">
            <text:p>73.0 </text:p>
          </table:table-cell>
          <table:table-cell table:style-name="ce5" office:value-type="float" office:value="58.51708" calcext:value-type="float">
            <text:p>58.5 </text:p>
          </table:table-cell>
          <table:table-cell table:style-name="ce5" office:value-type="float" office:value="55.23343" calcext:value-type="float">
            <text:p>55.2 </text:p>
          </table:table-cell>
          <table:table-cell table:style-name="ce5" office:value-type="float" office:value="33.5793" calcext:value-type="float">
            <text:p>33.6 </text:p>
          </table:table-cell>
          <table:table-cell table:style-name="ce5" office:value-type="float" office:value="68.66666" calcext:value-type="float">
            <text:p>68.7 </text:p>
          </table:table-cell>
          <table:table-cell table:style-name="ce5" office:value-type="float" office:value="72.6" calcext:value-type="float">
            <text:p>72.6 </text:p>
          </table:table-cell>
          <table:table-cell table:style-name="ce5" office:value-type="float" office:value="62.42961" calcext:value-type="float">
            <text:p>62.4 </text:p>
          </table:table-cell>
          <table:table-cell table:style-name="ce5" office:value-type="float" office:value="76.68667" calcext:value-type="float">
            <text:p>76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37375" calcext:value-type="float">
            <text:p>56.4 </text:p>
          </table:table-cell>
          <table:table-cell table:style-name="ce5" office:value-type="float" office:value="68.20119" calcext:value-type="float">
            <text:p>68.2 </text:p>
          </table:table-cell>
          <table:table-cell table:style-name="ce5" office:value-type="float" office:value="82.23634" calcext:value-type="float">
            <text:p>82.2 </text:p>
          </table:table-cell>
          <table:table-cell table:style-name="ce5" office:value-type="float" office:value="76.0396" calcext:value-type="float">
            <text:p>76.0 </text:p>
          </table:table-cell>
          <table:table-cell table:style-name="ce5" office:value-type="float" office:value="98.26667" calcext:value-type="float">
            <text:p>98.3 </text:p>
          </table:table-cell>
          <table:table-cell table:style-name="ce5" office:value-type="float" office:value="73.05785" calcext:value-type="float">
            <text:p>73.1 </text:p>
          </table:table-cell>
          <table:table-cell table:style-name="ce5" office:value-type="float" office:value="56.73604" calcext:value-type="float">
            <text:p>56.7 </text:p>
          </table:table-cell>
          <table:table-cell table:style-name="ce5" office:value-type="float" office:value="65.19704" calcext:value-type="float">
            <text:p>65.2 </text:p>
          </table:table-cell>
          <table:table-cell table:style-name="ce5" office:value-type="float" office:value="71.67126" calcext:value-type="float">
            <text:p>71.7 </text:p>
          </table:table-cell>
          <table:table-cell table:style-name="ce5" office:value-type="float" office:value="61.97207" calcext:value-type="float">
            <text:p>62.0 </text:p>
          </table:table-cell>
          <table:table-cell table:style-name="ce5" office:value-type="float" office:value="74.80666" calcext:value-type="float">
            <text:p>74.8 </text:p>
          </table:table-cell>
          <table:table-cell table:style-name="ce5" office:value-type="float" office:value="70.80071" calcext:value-type="float">
            <text:p>7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2.81833" calcext:value-type="float">
            <text:p>72.8 </text:p>
          </table:table-cell>
          <table:table-cell table:style-name="ce5" office:value-type="float" office:value="51.98195" calcext:value-type="float">
            <text:p>52.0 </text:p>
          </table:table-cell>
          <table:table-cell table:style-name="ce5" office:value-type="float" office:value="67.42333" calcext:value-type="float">
            <text:p>67.4 </text:p>
          </table:table-cell>
          <table:table-cell table:style-name="ce5" office:value-type="float" office:value="72.79958" calcext:value-type="float">
            <text:p>72.8 </text:p>
          </table:table-cell>
          <table:table-cell table:style-name="ce5" office:value-type="float" office:value="89.23841" calcext:value-type="float">
            <text:p>89.2 </text:p>
          </table:table-cell>
          <table:table-cell table:style-name="ce5" office:value-type="float" office:value="69.96667" calcext:value-type="float">
            <text:p>70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Q3</text:p>
          </table:table-cell>
          <table:table-cell office:value-type="float" office:value="65.53268" calcext:value-type="float">
            <text:p>65.5 </text:p>
          </table:table-cell>
          <table:table-cell office:value-type="float" office:value="76.9471" calcext:value-type="float">
            <text:p>76.9 </text:p>
          </table:table-cell>
          <table:table-cell office:value-type="float" office:value="76.02966" calcext:value-type="float">
            <text:p>76.0 </text:p>
          </table:table-cell>
          <table:table-cell office:value-type="float" office:value="73.8894" calcext:value-type="float">
            <text:p>73.9 </text:p>
          </table:table-cell>
          <table:table-cell office:value-type="float" office:value="58.94954" calcext:value-type="float">
            <text:p>58.9 </text:p>
          </table:table-cell>
          <table:table-cell office:value-type="float" office:value="55.47917" calcext:value-type="float">
            <text:p>55.5 </text:p>
          </table:table-cell>
          <table:table-cell office:value-type="float" office:value="34.24466" calcext:value-type="float">
            <text:p>34.2 </text:p>
          </table:table-cell>
          <table:table-cell office:value-type="float" office:value="70.7" calcext:value-type="float">
            <text:p>70.7 </text:p>
          </table:table-cell>
          <table:table-cell office:value-type="float" office:value="73.03333" calcext:value-type="float">
            <text:p>73.0 </text:p>
          </table:table-cell>
          <table:table-cell office:value-type="float" office:value="62.99452" calcext:value-type="float">
            <text:p>63.0 </text:p>
          </table:table-cell>
          <table:table-cell office:value-type="float" office:value="77.7" calcext:value-type="float">
            <text:p>77.7 </text:p>
          </table:table-cell>
          <table:table-cell office:value-type="string" calcext:value-type="string">
            <text:p>..</text:p>
          </table:table-cell>
          <table:table-cell office:value-type="float" office:value="56.51732" calcext:value-type="float">
            <text:p>56.5 </text:p>
          </table:table-cell>
          <table:table-cell office:value-type="float" office:value="69.05371" calcext:value-type="float">
            <text:p>69.1 </text:p>
          </table:table-cell>
          <table:table-cell office:value-type="float" office:value="83.72723" calcext:value-type="float">
            <text:p>83.7 </text:p>
          </table:table-cell>
          <table:table-cell office:value-type="float" office:value="76.71779" calcext:value-type="float">
            <text:p>76.7 </text:p>
          </table:table-cell>
          <table:table-cell office:value-type="float" office:value="98.63333" calcext:value-type="float">
            <text:p>98.6 </text:p>
          </table:table-cell>
          <table:table-cell office:value-type="float" office:value="73.30794" calcext:value-type="float">
            <text:p>73.3 </text:p>
          </table:table-cell>
          <table:table-cell office:value-type="float" office:value="56.75149" calcext:value-type="float">
            <text:p>56.8 </text:p>
          </table:table-cell>
          <table:table-cell office:value-type="float" office:value="66.27693" calcext:value-type="float">
            <text:p>66.3 </text:p>
          </table:table-cell>
          <table:table-cell office:value-type="float" office:value="72.19554" calcext:value-type="float">
            <text:p>72.2 </text:p>
          </table:table-cell>
          <table:table-cell office:value-type="float" office:value="62.71571" calcext:value-type="float">
            <text:p>62.7 </text:p>
          </table:table-cell>
          <table:table-cell office:value-type="float" office:value="75.82333" calcext:value-type="float">
            <text:p>75.8 </text:p>
          </table:table-cell>
          <table:table-cell office:value-type="float" office:value="71.40643" calcext:value-type="float">
            <text:p>71.4 </text:p>
          </table:table-cell>
          <table:table-cell office:value-type="string" calcext:value-type="string">
            <text:p>..</text:p>
          </table:table-cell>
          <table:table-cell office:value-type="float" office:value="74.02413" calcext:value-type="float">
            <text:p>74.0 </text:p>
          </table:table-cell>
          <table:table-cell office:value-type="float" office:value="52.83162" calcext:value-type="float">
            <text:p>52.8 </text:p>
          </table:table-cell>
          <table:table-cell office:value-type="float" office:value="69.23333" calcext:value-type="float">
            <text:p>69.2 </text:p>
          </table:table-cell>
          <table:table-cell office:value-type="float" office:value="73.66177" calcext:value-type="float">
            <text:p>73.7 </text:p>
          </table:table-cell>
          <table:table-cell office:value-type="float" office:value="89.40262" calcext:value-type="float">
            <text:p>89.4 </text:p>
          </table:table-cell>
          <table:table-cell office:value-type="float" office:value="70.5" calcext:value-type="float">
            <text:p>70.5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2Q4</text:p>
          </table:table-cell>
          <table:table-cell table:style-name="ce5" office:value-type="float" office:value="65.9803" calcext:value-type="float">
            <text:p>66.0 </text:p>
          </table:table-cell>
          <table:table-cell table:style-name="ce5" office:value-type="float" office:value="76.23286" calcext:value-type="float">
            <text:p>76.2 </text:p>
          </table:table-cell>
          <table:table-cell table:style-name="ce5" office:value-type="float" office:value="75.64022" calcext:value-type="float">
            <text:p>75.6 </text:p>
          </table:table-cell>
          <table:table-cell table:style-name="ce5" office:value-type="float" office:value="74.37824" calcext:value-type="float">
            <text:p>74.4 </text:p>
          </table:table-cell>
          <table:table-cell table:style-name="ce5" office:value-type="float" office:value="59.57302" calcext:value-type="float">
            <text:p>59.6 </text:p>
          </table:table-cell>
          <table:table-cell table:style-name="ce5" office:value-type="float" office:value="55.71716" calcext:value-type="float">
            <text:p>55.7 </text:p>
          </table:table-cell>
          <table:table-cell table:style-name="ce5" office:value-type="float" office:value="34.84149" calcext:value-type="float">
            <text:p>34.8 </text:p>
          </table:table-cell>
          <table:table-cell table:style-name="ce5" office:value-type="float" office:value="69.73333" calcext:value-type="float">
            <text:p>69.7 </text:p>
          </table:table-cell>
          <table:table-cell table:style-name="ce5" office:value-type="float" office:value="73.26667" calcext:value-type="float">
            <text:p>73.3 </text:p>
          </table:table-cell>
          <table:table-cell table:style-name="ce5" office:value-type="float" office:value="63.8781" calcext:value-type="float">
            <text:p>63.9 </text:p>
          </table:table-cell>
          <table:table-cell table:style-name="ce5" office:value-type="float" office:value="77.81667" calcext:value-type="float">
            <text:p>7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56.73267" calcext:value-type="float">
            <text:p>56.7 </text:p>
          </table:table-cell>
          <table:table-cell table:style-name="ce5" office:value-type="float" office:value="70.07673" calcext:value-type="float">
            <text:p>70.1 </text:p>
          </table:table-cell>
          <table:table-cell table:style-name="ce5" office:value-type="float" office:value="83.45616" calcext:value-type="float">
            <text:p>83.5 </text:p>
          </table:table-cell>
          <table:table-cell table:style-name="ce5" office:value-type="float" office:value="77.21101" calcext:value-type="float">
            <text:p>77.2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3.73809" calcext:value-type="float">
            <text:p>73.7 </text:p>
          </table:table-cell>
          <table:table-cell table:style-name="ce5" office:value-type="float" office:value="56.87813" calcext:value-type="float">
            <text:p>56.9 </text:p>
          </table:table-cell>
          <table:table-cell table:style-name="ce5" office:value-type="float" office:value="66.19453" calcext:value-type="float">
            <text:p>66.2 </text:p>
          </table:table-cell>
          <table:table-cell table:style-name="ce5" office:value-type="float" office:value="72.74666" calcext:value-type="float">
            <text:p>72.7 </text:p>
          </table:table-cell>
          <table:table-cell table:style-name="ce5" office:value-type="float" office:value="64.03463" calcext:value-type="float">
            <text:p>64.0 </text:p>
          </table:table-cell>
          <table:table-cell table:style-name="ce5" office:value-type="float" office:value="75.90667" calcext:value-type="float">
            <text:p>75.9 </text:p>
          </table:table-cell>
          <table:table-cell table:style-name="ce5" office:value-type="float" office:value="72.48324" calcext:value-type="float">
            <text:p>72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4.89607" calcext:value-type="float">
            <text:p>74.9 </text:p>
          </table:table-cell>
          <table:table-cell table:style-name="ce5" office:value-type="float" office:value="53.43853" calcext:value-type="float">
            <text:p>53.4 </text:p>
          </table:table-cell>
          <table:table-cell table:style-name="ce5" office:value-type="float" office:value="69.48" calcext:value-type="float">
            <text:p>69.5 </text:p>
          </table:table-cell>
          <table:table-cell table:style-name="ce5" office:value-type="float" office:value="73.67106" calcext:value-type="float">
            <text:p>73.7 </text:p>
          </table:table-cell>
          <table:table-cell table:style-name="ce5" office:value-type="float" office:value="89.42738" calcext:value-type="float">
            <text:p>89.4 </text:p>
          </table:table-cell>
          <table:table-cell table:style-name="ce5" office:value-type="float" office:value="70.86667" calcext:value-type="float">
            <text:p>70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Q1</text:p>
          </table:table-cell>
          <table:table-cell office:value-type="float" office:value="66.51746" calcext:value-type="float">
            <text:p>66.5 </text:p>
          </table:table-cell>
          <table:table-cell office:value-type="float" office:value="76.78045" calcext:value-type="float">
            <text:p>76.8 </text:p>
          </table:table-cell>
          <table:table-cell office:value-type="float" office:value="76.25311" calcext:value-type="float">
            <text:p>76.3 </text:p>
          </table:table-cell>
          <table:table-cell office:value-type="float" office:value="75.13596" calcext:value-type="float">
            <text:p>75.1 </text:p>
          </table:table-cell>
          <table:table-cell office:value-type="float" office:value="60.40079" calcext:value-type="float">
            <text:p>60.4 </text:p>
          </table:table-cell>
          <table:table-cell office:value-type="float" office:value="57.27959" calcext:value-type="float">
            <text:p>57.3 </text:p>
          </table:table-cell>
          <table:table-cell office:value-type="float" office:value="35.87116" calcext:value-type="float">
            <text:p>35.9 </text:p>
          </table:table-cell>
          <table:table-cell office:value-type="float" office:value="70.7" calcext:value-type="float">
            <text:p>70.7 </text:p>
          </table:table-cell>
          <table:table-cell office:value-type="float" office:value="74.5" calcext:value-type="float">
            <text:p>74.5 </text:p>
          </table:table-cell>
          <table:table-cell office:value-type="float" office:value="65.399" calcext:value-type="float">
            <text:p>65.4 </text:p>
          </table:table-cell>
          <table:table-cell office:value-type="float" office:value="78.38667" calcext:value-type="float">
            <text:p>78.4 </text:p>
          </table:table-cell>
          <table:table-cell office:value-type="string" calcext:value-type="string">
            <text:p>..</text:p>
          </table:table-cell>
          <table:table-cell office:value-type="float" office:value="59.67578" calcext:value-type="float">
            <text:p>59.7 </text:p>
          </table:table-cell>
          <table:table-cell office:value-type="float" office:value="70.99744" calcext:value-type="float">
            <text:p>71.0 </text:p>
          </table:table-cell>
          <table:table-cell office:value-type="float" office:value="83.89665" calcext:value-type="float">
            <text:p>83.9 </text:p>
          </table:table-cell>
          <table:table-cell office:value-type="float" office:value="77.95086" calcext:value-type="float">
            <text:p>78.0 </text:p>
          </table:table-cell>
          <table:table-cell office:value-type="float" office:value="98.2" calcext:value-type="float">
            <text:p>98.2 </text:p>
          </table:table-cell>
          <table:table-cell office:value-type="float" office:value="74.69094" calcext:value-type="float">
            <text:p>74.7 </text:p>
          </table:table-cell>
          <table:table-cell office:value-type="float" office:value="57.39397" calcext:value-type="float">
            <text:p>57.4 </text:p>
          </table:table-cell>
          <table:table-cell office:value-type="float" office:value="66.78107" calcext:value-type="float">
            <text:p>66.8 </text:p>
          </table:table-cell>
          <table:table-cell office:value-type="float" office:value="73.33492" calcext:value-type="float">
            <text:p>73.3 </text:p>
          </table:table-cell>
          <table:table-cell office:value-type="float" office:value="65.11668" calcext:value-type="float">
            <text:p>65.1 </text:p>
          </table:table-cell>
          <table:table-cell office:value-type="float" office:value="76.85" calcext:value-type="float">
            <text:p>76.9 </text:p>
          </table:table-cell>
          <table:table-cell office:value-type="float" office:value="72.55054" calcext:value-type="float">
            <text:p>72.6 </text:p>
          </table:table-cell>
          <table:table-cell office:value-type="string" calcext:value-type="string">
            <text:p>..</text:p>
          </table:table-cell>
          <table:table-cell office:value-type="float" office:value="75.89767" calcext:value-type="float">
            <text:p>75.9 </text:p>
          </table:table-cell>
          <table:table-cell office:value-type="float" office:value="56.59447" calcext:value-type="float">
            <text:p>56.6 </text:p>
          </table:table-cell>
          <table:table-cell office:value-type="float" office:value="70.82" calcext:value-type="float">
            <text:p>70.8 </text:p>
          </table:table-cell>
          <table:table-cell office:value-type="float" office:value="74.61179" calcext:value-type="float">
            <text:p>74.6 </text:p>
          </table:table-cell>
          <table:table-cell office:value-type="float" office:value="90.04671" calcext:value-type="float">
            <text:p>90.0 </text:p>
          </table:table-cell>
          <table:table-cell office:value-type="float" office:value="71.13333" calcext:value-type="float">
            <text:p>71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Q2</text:p>
          </table:table-cell>
          <table:table-cell table:style-name="ce5" office:value-type="float" office:value="66.96509" calcext:value-type="float">
            <text:p>67.0 </text:p>
          </table:table-cell>
          <table:table-cell table:style-name="ce5" office:value-type="float" office:value="77.06614" calcext:value-type="float">
            <text:p>77.1 </text:p>
          </table:table-cell>
          <table:table-cell table:style-name="ce5" office:value-type="float" office:value="76.88514" calcext:value-type="float">
            <text:p>76.9 </text:p>
          </table:table-cell>
          <table:table-cell table:style-name="ce5" office:value-type="float" office:value="75.67369" calcext:value-type="float">
            <text:p>75.7 </text:p>
          </table:table-cell>
          <table:table-cell table:style-name="ce5" office:value-type="float" office:value="61.14632" calcext:value-type="float">
            <text:p>61.1 </text:p>
          </table:table-cell>
          <table:table-cell table:style-name="ce5" office:value-type="float" office:value="58.21342" calcext:value-type="float">
            <text:p>58.2 </text:p>
          </table:table-cell>
          <table:table-cell table:style-name="ce5" office:value-type="float" office:value="36.94165" calcext:value-type="float">
            <text:p>36.9 </text:p>
          </table:table-cell>
          <table:table-cell table:style-name="ce5" office:value-type="float" office:value="70.8" calcext:value-type="float">
            <text:p>70.8 </text:p>
          </table:table-cell>
          <table:table-cell table:style-name="ce5" office:value-type="float" office:value="75.16666" calcext:value-type="float">
            <text:p>75.2 </text:p>
          </table:table-cell>
          <table:table-cell table:style-name="ce5" office:value-type="float" office:value="65.2107" calcext:value-type="float">
            <text:p>65.2 </text:p>
          </table:table-cell>
          <table:table-cell table:style-name="ce5" office:value-type="float" office:value="78.86667" calcext:value-type="float">
            <text:p>78.9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0.36968" calcext:value-type="float">
            <text:p>60.4 </text:p>
          </table:table-cell>
          <table:table-cell table:style-name="ce5" office:value-type="float" office:value="71.95226" calcext:value-type="float">
            <text:p>72.0 </text:p>
          </table:table-cell>
          <table:table-cell table:style-name="ce5" office:value-type="float" office:value="84.13384" calcext:value-type="float">
            <text:p>84.1 </text:p>
          </table:table-cell>
          <table:table-cell table:style-name="ce5" office:value-type="float" office:value="78.6085" calcext:value-type="float">
            <text:p>78.6 </text:p>
          </table:table-cell>
          <table:table-cell table:style-name="ce5" office:value-type="float" office:value="98.63333" calcext:value-type="float">
            <text:p>98.6 </text:p>
          </table:table-cell>
          <table:table-cell table:style-name="ce5" office:value-type="float" office:value="75.89352" calcext:value-type="float">
            <text:p>75.9 </text:p>
          </table:table-cell>
          <table:table-cell table:style-name="ce5" office:value-type="float" office:value="57.77081" calcext:value-type="float">
            <text:p>57.8 </text:p>
          </table:table-cell>
          <table:table-cell table:style-name="ce5" office:value-type="float" office:value="66.8192" calcext:value-type="float">
            <text:p>66.8 </text:p>
          </table:table-cell>
          <table:table-cell table:style-name="ce5" office:value-type="float" office:value="73.60119" calcext:value-type="float">
            <text:p>73.6 </text:p>
          </table:table-cell>
          <table:table-cell table:style-name="ce5" office:value-type="float" office:value="65.3875" calcext:value-type="float">
            <text:p>65.4 </text:p>
          </table:table-cell>
          <table:table-cell table:style-name="ce5" office:value-type="float" office:value="77.22667" calcext:value-type="float">
            <text:p>77.2 </text:p>
          </table:table-cell>
          <table:table-cell table:style-name="ce5" office:value-type="float" office:value="72.95435" calcext:value-type="float">
            <text:p>7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48112" calcext:value-type="float">
            <text:p>76.5 </text:p>
          </table:table-cell>
          <table:table-cell table:style-name="ce5" office:value-type="float" office:value="57.83864" calcext:value-type="float">
            <text:p>57.8 </text:p>
          </table:table-cell>
          <table:table-cell table:style-name="ce5" office:value-type="float" office:value="72.40667" calcext:value-type="float">
            <text:p>72.4 </text:p>
          </table:table-cell>
          <table:table-cell table:style-name="ce5" office:value-type="float" office:value="75.44363" calcext:value-type="float">
            <text:p>75.4 </text:p>
          </table:table-cell>
          <table:table-cell table:style-name="ce5" office:value-type="float" office:value="90.06136" calcext:value-type="float">
            <text:p>90.1 </text:p>
          </table:table-cell>
          <table:table-cell table:style-name="ce5" office:value-type="float" office:value="72" calcext:value-type="float">
            <text:p>72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Q3</text:p>
          </table:table-cell>
          <table:table-cell office:value-type="float" office:value="67.59177" calcext:value-type="float">
            <text:p>67.6 </text:p>
          </table:table-cell>
          <table:table-cell office:value-type="float" office:value="78.08988" calcext:value-type="float">
            <text:p>78.1 </text:p>
          </table:table-cell>
          <table:table-cell office:value-type="float" office:value="77.32565" calcext:value-type="float">
            <text:p>77.3 </text:p>
          </table:table-cell>
          <table:table-cell office:value-type="float" office:value="76.26031" calcext:value-type="float">
            <text:p>76.3 </text:p>
          </table:table-cell>
          <table:table-cell office:value-type="float" office:value="60.81998" calcext:value-type="float">
            <text:p>60.8 </text:p>
          </table:table-cell>
          <table:table-cell office:value-type="float" office:value="58.61955" calcext:value-type="float">
            <text:p>58.6 </text:p>
          </table:table-cell>
          <table:table-cell office:value-type="float" office:value="37.49018" calcext:value-type="float">
            <text:p>37.5 </text:p>
          </table:table-cell>
          <table:table-cell office:value-type="float" office:value="71.86667" calcext:value-type="float">
            <text:p>71.9 </text:p>
          </table:table-cell>
          <table:table-cell office:value-type="float" office:value="75.26667" calcext:value-type="float">
            <text:p>75.3 </text:p>
          </table:table-cell>
          <table:table-cell office:value-type="float" office:value="66.18118" calcext:value-type="float">
            <text:p>66.2 </text:p>
          </table:table-cell>
          <table:table-cell office:value-type="float" office:value="79.58" calcext:value-type="float">
            <text:p>79.6 </text:p>
          </table:table-cell>
          <table:table-cell office:value-type="string" calcext:value-type="string">
            <text:p>..</text:p>
          </table:table-cell>
          <table:table-cell office:value-type="float" office:value="60.68074" calcext:value-type="float">
            <text:p>60.7 </text:p>
          </table:table-cell>
          <table:table-cell office:value-type="float" office:value="72.08866" calcext:value-type="float">
            <text:p>72.1 </text:p>
          </table:table-cell>
          <table:table-cell office:value-type="float" office:value="83.69335" calcext:value-type="float">
            <text:p>83.7 </text:p>
          </table:table-cell>
          <table:table-cell office:value-type="float" office:value="79.22504" calcext:value-type="float">
            <text:p>79.2 </text:p>
          </table:table-cell>
          <table:table-cell office:value-type="float" office:value="99.2" calcext:value-type="float">
            <text:p>99.2 </text:p>
          </table:table-cell>
          <table:table-cell office:value-type="float" office:value="76.18755" calcext:value-type="float">
            <text:p>76.2 </text:p>
          </table:table-cell>
          <table:table-cell office:value-type="float" office:value="57.94996" calcext:value-type="float">
            <text:p>57.9 </text:p>
          </table:table-cell>
          <table:table-cell office:value-type="float" office:value="66.22197" calcext:value-type="float">
            <text:p>66.2 </text:p>
          </table:table-cell>
          <table:table-cell office:value-type="float" office:value="74.32568" calcext:value-type="float">
            <text:p>74.3 </text:p>
          </table:table-cell>
          <table:table-cell office:value-type="float" office:value="65.86372" calcext:value-type="float">
            <text:p>65.9 </text:p>
          </table:table-cell>
          <table:table-cell office:value-type="float" office:value="78.33667" calcext:value-type="float">
            <text:p>78.3 </text:p>
          </table:table-cell>
          <table:table-cell office:value-type="float" office:value="73.08895" calcext:value-type="float">
            <text:p>73.1 </text:p>
          </table:table-cell>
          <table:table-cell office:value-type="string" calcext:value-type="string">
            <text:p>..</text:p>
          </table:table-cell>
          <table:table-cell office:value-type="float" office:value="77.09051" calcext:value-type="float">
            <text:p>77.1 </text:p>
          </table:table-cell>
          <table:table-cell office:value-type="float" office:value="58.52141" calcext:value-type="float">
            <text:p>58.5 </text:p>
          </table:table-cell>
          <table:table-cell office:value-type="float" office:value="74.08" calcext:value-type="float">
            <text:p>74.1 </text:p>
          </table:table-cell>
          <table:table-cell office:value-type="float" office:value="76.30725" calcext:value-type="float">
            <text:p>76.3 </text:p>
          </table:table-cell>
          <table:table-cell office:value-type="float" office:value="90.04436" calcext:value-type="float">
            <text:p>90.0 </text:p>
          </table:table-cell>
          <table:table-cell office:value-type="float" office:value="72.36667" calcext:value-type="float">
            <text:p>72.4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3Q4</text:p>
          </table:table-cell>
          <table:table-cell table:style-name="ce5" office:value-type="float" office:value="68.21844" calcext:value-type="float">
            <text:p>68.2 </text:p>
          </table:table-cell>
          <table:table-cell table:style-name="ce5" office:value-type="float" office:value="77.28041" calcext:value-type="float">
            <text:p>77.3 </text:p>
          </table:table-cell>
          <table:table-cell table:style-name="ce5" office:value-type="float" office:value="77.53313" calcext:value-type="float">
            <text:p>77.5 </text:p>
          </table:table-cell>
          <table:table-cell table:style-name="ce5" office:value-type="float" office:value="76.70027" calcext:value-type="float">
            <text:p>76.7 </text:p>
          </table:table-cell>
          <table:table-cell table:style-name="ce5" office:value-type="float" office:value="61.09856" calcext:value-type="float">
            <text:p>61.1 </text:p>
          </table:table-cell>
          <table:table-cell table:style-name="ce5" office:value-type="float" office:value="59.06966" calcext:value-type="float">
            <text:p>59.1 </text:p>
          </table:table-cell>
          <table:table-cell table:style-name="ce5" office:value-type="float" office:value="38.31991" calcext:value-type="float">
            <text:p>38.3 </text:p>
          </table:table-cell>
          <table:table-cell table:style-name="ce5" office:value-type="float" office:value="71.1" calcext:value-type="float">
            <text:p>71.1 </text:p>
          </table:table-cell>
          <table:table-cell table:style-name="ce5" office:value-type="float" office:value="75.2" calcext:value-type="float">
            <text:p>75.2 </text:p>
          </table:table-cell>
          <table:table-cell table:style-name="ce5" office:value-type="float" office:value="66.55779" calcext:value-type="float">
            <text:p>66.6 </text:p>
          </table:table-cell>
          <table:table-cell table:style-name="ce5" office:value-type="float" office:value="79.72334" calcext:value-type="float">
            <text:p>79.7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1.59" calcext:value-type="float">
            <text:p>61.6 </text:p>
          </table:table-cell>
          <table:table-cell table:style-name="ce5" office:value-type="float" office:value="72.22507" calcext:value-type="float">
            <text:p>72.2 </text:p>
          </table:table-cell>
          <table:table-cell table:style-name="ce5" office:value-type="float" office:value="82.7446" calcext:value-type="float">
            <text:p>82.7 </text:p>
          </table:table-cell>
          <table:table-cell table:style-name="ce5" office:value-type="float" office:value="79.47165" calcext:value-type="float">
            <text:p>79.5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76.41442" calcext:value-type="float">
            <text:p>76.4 </text:p>
          </table:table-cell>
          <table:table-cell table:style-name="ce5" office:value-type="float" office:value="58.76542" calcext:value-type="float">
            <text:p>58.8 </text:p>
          </table:table-cell>
          <table:table-cell table:style-name="ce5" office:value-type="float" office:value="64.73544" calcext:value-type="float">
            <text:p>64.7 </text:p>
          </table:table-cell>
          <table:table-cell table:style-name="ce5" office:value-type="float" office:value="74.95936" calcext:value-type="float">
            <text:p>75.0 </text:p>
          </table:table-cell>
          <table:table-cell table:style-name="ce5" office:value-type="float" office:value="67.15138" calcext:value-type="float">
            <text:p>67.2 </text:p>
          </table:table-cell>
          <table:table-cell table:style-name="ce5" office:value-type="float" office:value="78.35" calcext:value-type="float">
            <text:p>78.4 </text:p>
          </table:table-cell>
          <table:table-cell table:style-name="ce5" office:value-type="float" office:value="74.03117" calcext:value-type="float">
            <text:p>74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7.81982" calcext:value-type="float">
            <text:p>77.8 </text:p>
          </table:table-cell>
          <table:table-cell table:style-name="ce5" office:value-type="float" office:value="59.11315" calcext:value-type="float">
            <text:p>59.1 </text:p>
          </table:table-cell>
          <table:table-cell table:style-name="ce5" office:value-type="float" office:value="74.00667" calcext:value-type="float">
            <text:p>74.0 </text:p>
          </table:table-cell>
          <table:table-cell table:style-name="ce5" office:value-type="float" office:value="76.38152" calcext:value-type="float">
            <text:p>76.4 </text:p>
          </table:table-cell>
          <table:table-cell table:style-name="ce5" office:value-type="float" office:value="90.09645" calcext:value-type="float">
            <text:p>90.1 </text:p>
          </table:table-cell>
          <table:table-cell table:style-name="ce5" office:value-type="float" office:value="72.6" calcext:value-type="float">
            <text:p>72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Q1</text:p>
          </table:table-cell>
          <table:table-cell office:value-type="float" office:value="68.75559" calcext:value-type="float">
            <text:p>68.8 </text:p>
          </table:table-cell>
          <table:table-cell office:value-type="float" office:value="77.8518" calcext:value-type="float">
            <text:p>77.9 </text:p>
          </table:table-cell>
          <table:table-cell office:value-type="float" office:value="78.0758" calcext:value-type="float">
            <text:p>78.1 </text:p>
          </table:table-cell>
          <table:table-cell office:value-type="float" office:value="76.84693" calcext:value-type="float">
            <text:p>76.8 </text:p>
          </table:table-cell>
          <table:table-cell office:value-type="float" office:value="61.16489" calcext:value-type="float">
            <text:p>61.2 </text:p>
          </table:table-cell>
          <table:table-cell office:value-type="float" office:value="60.4717" calcext:value-type="float">
            <text:p>60.5 </text:p>
          </table:table-cell>
          <table:table-cell office:value-type="float" office:value="39.63864" calcext:value-type="float">
            <text:p>39.6 </text:p>
          </table:table-cell>
          <table:table-cell office:value-type="float" office:value="73.66666" calcext:value-type="float">
            <text:p>73.7 </text:p>
          </table:table-cell>
          <table:table-cell office:value-type="float" office:value="76.63333" calcext:value-type="float">
            <text:p>76.6 </text:p>
          </table:table-cell>
          <table:table-cell office:value-type="float" office:value="66.97785" calcext:value-type="float">
            <text:p>67.0 </text:p>
          </table:table-cell>
          <table:table-cell office:value-type="float" office:value="80.38333" calcext:value-type="float">
            <text:p>80.4 </text:p>
          </table:table-cell>
          <table:table-cell office:value-type="string" calcext:value-type="string">
            <text:p>..</text:p>
          </table:table-cell>
          <table:table-cell office:value-type="float" office:value="62.73853" calcext:value-type="float">
            <text:p>62.7 </text:p>
          </table:table-cell>
          <table:table-cell office:value-type="float" office:value="73.04348" calcext:value-type="float">
            <text:p>73.0 </text:p>
          </table:table-cell>
          <table:table-cell office:value-type="float" office:value="82.57518" calcext:value-type="float">
            <text:p>82.6 </text:p>
          </table:table-cell>
          <table:table-cell office:value-type="float" office:value="80.06763" calcext:value-type="float">
            <text:p>80.1 </text:p>
          </table:table-cell>
          <table:table-cell office:value-type="float" office:value="98.36667" calcext:value-type="float">
            <text:p>98.4 </text:p>
          </table:table-cell>
          <table:table-cell office:value-type="float" office:value="77.23043" calcext:value-type="float">
            <text:p>77.2 </text:p>
          </table:table-cell>
          <table:table-cell office:value-type="float" office:value="59.63338" calcext:value-type="float">
            <text:p>59.6 </text:p>
          </table:table-cell>
          <table:table-cell office:value-type="float" office:value="64.8794" calcext:value-type="float">
            <text:p>64.9 </text:p>
          </table:table-cell>
          <table:table-cell office:value-type="float" office:value="75.53317" calcext:value-type="float">
            <text:p>75.5 </text:p>
          </table:table-cell>
          <table:table-cell office:value-type="float" office:value="68.30962" calcext:value-type="float">
            <text:p>68.3 </text:p>
          </table:table-cell>
          <table:table-cell office:value-type="float" office:value="79.16" calcext:value-type="float">
            <text:p>79.2 </text:p>
          </table:table-cell>
          <table:table-cell office:value-type="float" office:value="74.16576" calcext:value-type="float">
            <text:p>74.2 </text:p>
          </table:table-cell>
          <table:table-cell office:value-type="string" calcext:value-type="string">
            <text:p>..</text:p>
          </table:table-cell>
          <table:table-cell office:value-type="float" office:value="78.85708" calcext:value-type="float">
            <text:p>78.9 </text:p>
          </table:table-cell>
          <table:table-cell office:value-type="float" office:value="62.61806" calcext:value-type="float">
            <text:p>62.6 </text:p>
          </table:table-cell>
          <table:table-cell office:value-type="float" office:value="75.33667" calcext:value-type="float">
            <text:p>75.3 </text:p>
          </table:table-cell>
          <table:table-cell office:value-type="float" office:value="77.32011" calcext:value-type="float">
            <text:p>77.3 </text:p>
          </table:table-cell>
          <table:table-cell office:value-type="float" office:value="90.62261" calcext:value-type="float">
            <text:p>90.6 </text:p>
          </table:table-cell>
          <table:table-cell office:value-type="float" office:value="72.96667" calcext:value-type="float">
            <text:p>73.0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Q2</text:p>
          </table:table-cell>
          <table:table-cell table:style-name="ce5" office:value-type="float" office:value="69.29275" calcext:value-type="float">
            <text:p>69.3 </text:p>
          </table:table-cell>
          <table:table-cell table:style-name="ce5" office:value-type="float" office:value="78.51842" calcext:value-type="float">
            <text:p>78.5 </text:p>
          </table:table-cell>
          <table:table-cell table:style-name="ce5" office:value-type="float" office:value="78.58334" calcext:value-type="float">
            <text:p>78.6 </text:p>
          </table:table-cell>
          <table:table-cell table:style-name="ce5" office:value-type="float" office:value="77.38466" calcext:value-type="float">
            <text:p>77.4 </text:p>
          </table:table-cell>
          <table:table-cell table:style-name="ce5" office:value-type="float" office:value="61.81755" calcext:value-type="float">
            <text:p>61.8 </text:p>
          </table:table-cell>
          <table:table-cell table:style-name="ce5" office:value-type="float" office:value="61.56851" calcext:value-type="float">
            <text:p>61.6 </text:p>
          </table:table-cell>
          <table:table-cell table:style-name="ce5" office:value-type="float" office:value="40.88361" calcext:value-type="float">
            <text:p>40.9 </text:p>
          </table:table-cell>
          <table:table-cell table:style-name="ce5" office:value-type="float" office:value="74.53333" calcext:value-type="float">
            <text:p>74.5 </text:p>
          </table:table-cell>
          <table:table-cell table:style-name="ce5" office:value-type="float" office:value="77.26667" calcext:value-type="float">
            <text:p>77.3 </text:p>
          </table:table-cell>
          <table:table-cell table:style-name="ce5" office:value-type="float" office:value="67.83245" calcext:value-type="float">
            <text:p>67.8 </text:p>
          </table:table-cell>
          <table:table-cell table:style-name="ce5" office:value-type="float" office:value="80.81667" calcext:value-type="float">
            <text:p>80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3.95884" calcext:value-type="float">
            <text:p>64.0 </text:p>
          </table:table-cell>
          <table:table-cell table:style-name="ce5" office:value-type="float" office:value="73.93009" calcext:value-type="float">
            <text:p>73.9 </text:p>
          </table:table-cell>
          <table:table-cell table:style-name="ce5" office:value-type="float" office:value="83.96442" calcext:value-type="float">
            <text:p>84.0 </text:p>
          </table:table-cell>
          <table:table-cell table:style-name="ce5" office:value-type="float" office:value="80.93079" calcext:value-type="float">
            <text:p>80.9 </text:p>
          </table:table-cell>
          <table:table-cell table:style-name="ce5" office:value-type="float" office:value="98.53333" calcext:value-type="float">
            <text:p>98.5 </text:p>
          </table:table-cell>
          <table:table-cell table:style-name="ce5" office:value-type="float" office:value="77.95569" calcext:value-type="float">
            <text:p>78.0 </text:p>
          </table:table-cell>
          <table:table-cell table:style-name="ce5" office:value-type="float" office:value="60.64962" calcext:value-type="float">
            <text:p>60.6 </text:p>
          </table:table-cell>
          <table:table-cell table:style-name="ce5" office:value-type="float" office:value="65.64133" calcext:value-type="float">
            <text:p>65.6 </text:p>
          </table:table-cell>
          <table:table-cell table:style-name="ce5" office:value-type="float" office:value="75.86343" calcext:value-type="float">
            <text:p>75.9 </text:p>
          </table:table-cell>
          <table:table-cell table:style-name="ce5" office:value-type="float" office:value="68.6173" calcext:value-type="float">
            <text:p>68.6 </text:p>
          </table:table-cell>
          <table:table-cell table:style-name="ce5" office:value-type="float" office:value="79.36" calcext:value-type="float">
            <text:p>79.4 </text:p>
          </table:table-cell>
          <table:table-cell table:style-name="ce5" office:value-type="float" office:value="74.56957" calcext:value-type="float">
            <text:p>74.6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44053" calcext:value-type="float">
            <text:p>79.4 </text:p>
          </table:table-cell>
          <table:table-cell table:style-name="ce5" office:value-type="float" office:value="63.77119" calcext:value-type="float">
            <text:p>63.8 </text:p>
          </table:table-cell>
          <table:table-cell table:style-name="ce5" office:value-type="float" office:value="76.89667" calcext:value-type="float">
            <text:p>76.9 </text:p>
          </table:table-cell>
          <table:table-cell table:style-name="ce5" office:value-type="float" office:value="78.28512" calcext:value-type="float">
            <text:p>78.3 </text:p>
          </table:table-cell>
          <table:table-cell table:style-name="ce5" office:value-type="float" office:value="90.87897" calcext:value-type="float">
            <text:p>90.9 </text:p>
          </table:table-cell>
          <table:table-cell table:style-name="ce5" office:value-type="float" office:value="73.76667" calcext:value-type="float">
            <text:p>73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Q3</text:p>
          </table:table-cell>
          <table:table-cell office:value-type="float" office:value="69.91943" calcext:value-type="float">
            <text:p>69.9 </text:p>
          </table:table-cell>
          <table:table-cell office:value-type="float" office:value="79.87547" calcext:value-type="float">
            <text:p>79.9 </text:p>
          </table:table-cell>
          <table:table-cell office:value-type="float" office:value="79.26646" calcext:value-type="float">
            <text:p>79.3 </text:p>
          </table:table-cell>
          <table:table-cell office:value-type="float" office:value="77.94684" calcext:value-type="float">
            <text:p>77.9 </text:p>
          </table:table-cell>
          <table:table-cell office:value-type="float" office:value="62.89737" calcext:value-type="float">
            <text:p>62.9 </text:p>
          </table:table-cell>
          <table:table-cell office:value-type="float" office:value="62.11174" calcext:value-type="float">
            <text:p>62.1 </text:p>
          </table:table-cell>
          <table:table-cell office:value-type="float" office:value="42.26599" calcext:value-type="float">
            <text:p>42.3 </text:p>
          </table:table-cell>
          <table:table-cell office:value-type="float" office:value="76.33334" calcext:value-type="float">
            <text:p>76.3 </text:p>
          </table:table-cell>
          <table:table-cell office:value-type="float" office:value="77.6" calcext:value-type="float">
            <text:p>77.6 </text:p>
          </table:table-cell>
          <table:table-cell office:value-type="float" office:value="68.57118" calcext:value-type="float">
            <text:p>68.6 </text:p>
          </table:table-cell>
          <table:table-cell office:value-type="float" office:value="81.76" calcext:value-type="float">
            <text:p>81.8 </text:p>
          </table:table-cell>
          <table:table-cell office:value-type="string" calcext:value-type="string">
            <text:p>..</text:p>
          </table:table-cell>
          <table:table-cell office:value-type="float" office:value="64.77238" calcext:value-type="float">
            <text:p>64.8 </text:p>
          </table:table-cell>
          <table:table-cell office:value-type="float" office:value="74.85081" calcext:value-type="float">
            <text:p>74.9 </text:p>
          </table:table-cell>
          <table:table-cell office:value-type="float" office:value="84.47268" calcext:value-type="float">
            <text:p>84.5 </text:p>
          </table:table-cell>
          <table:table-cell office:value-type="float" office:value="81.77339" calcext:value-type="float">
            <text:p>81.8 </text:p>
          </table:table-cell>
          <table:table-cell office:value-type="float" office:value="98.96667" calcext:value-type="float">
            <text:p>99.0 </text:p>
          </table:table-cell>
          <table:table-cell office:value-type="float" office:value="78.47802" calcext:value-type="float">
            <text:p>78.5 </text:p>
          </table:table-cell>
          <table:table-cell office:value-type="float" office:value="61.65041" calcext:value-type="float">
            <text:p>61.7 </text:p>
          </table:table-cell>
          <table:table-cell office:value-type="float" office:value="66.42036" calcext:value-type="float">
            <text:p>66.4 </text:p>
          </table:table-cell>
          <table:table-cell office:value-type="float" office:value="76.13176" calcext:value-type="float">
            <text:p>76.1 </text:p>
          </table:table-cell>
          <table:table-cell office:value-type="float" office:value="69.04114" calcext:value-type="float">
            <text:p>69.0 </text:p>
          </table:table-cell>
          <table:table-cell office:value-type="float" office:value="80.23666" calcext:value-type="float">
            <text:p>80.2 </text:p>
          </table:table-cell>
          <table:table-cell office:value-type="float" office:value="75.37718" calcext:value-type="float">
            <text:p>75.4 </text:p>
          </table:table-cell>
          <table:table-cell office:value-type="string" calcext:value-type="string">
            <text:p>..</text:p>
          </table:table-cell>
          <table:table-cell office:value-type="float" office:value="80.07585" calcext:value-type="float">
            <text:p>80.1 </text:p>
          </table:table-cell>
          <table:table-cell office:value-type="float" office:value="64.59052" calcext:value-type="float">
            <text:p>64.6 </text:p>
          </table:table-cell>
          <table:table-cell office:value-type="float" office:value="78.69666" calcext:value-type="float">
            <text:p>78.7 </text:p>
          </table:table-cell>
          <table:table-cell office:value-type="float" office:value="79.1548" calcext:value-type="float">
            <text:p>79.2 </text:p>
          </table:table-cell>
          <table:table-cell office:value-type="float" office:value="91.01025" calcext:value-type="float">
            <text:p>91.0 </text:p>
          </table:table-cell>
          <table:table-cell office:value-type="float" office:value="74.3" calcext:value-type="float">
            <text:p>74.3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4Q4</text:p>
          </table:table-cell>
          <table:table-cell table:style-name="ce5" office:value-type="float" office:value="70.36706" calcext:value-type="float">
            <text:p>70.4 </text:p>
          </table:table-cell>
          <table:table-cell table:style-name="ce5" office:value-type="float" office:value="80.06593" calcext:value-type="float">
            <text:p>80.1 </text:p>
          </table:table-cell>
          <table:table-cell table:style-name="ce5" office:value-type="float" office:value="79.35583" calcext:value-type="float">
            <text:p>79.4 </text:p>
          </table:table-cell>
          <table:table-cell table:style-name="ce5" office:value-type="float" office:value="78.33791" calcext:value-type="float">
            <text:p>78.3 </text:p>
          </table:table-cell>
          <table:table-cell table:style-name="ce5" office:value-type="float" office:value="63.35636" calcext:value-type="float">
            <text:p>63.4 </text:p>
          </table:table-cell>
          <table:table-cell table:style-name="ce5" office:value-type="float" office:value="62.56184" calcext:value-type="float">
            <text:p>62.6 </text:p>
          </table:table-cell>
          <table:table-cell table:style-name="ce5" office:value-type="float" office:value="43.01372" calcext:value-type="float">
            <text:p>43.0 </text:p>
          </table:table-cell>
          <table:table-cell table:style-name="ce5" office:value-type="float" office:value="75.66666" calcext:value-type="float">
            <text:p>75.7 </text:p>
          </table:table-cell>
          <table:table-cell table:style-name="ce5" office:value-type="float" office:value="77.66666" calcext:value-type="float">
            <text:p>77.7 </text:p>
          </table:table-cell>
          <table:table-cell table:style-name="ce5" office:value-type="float" office:value="69.0347" calcext:value-type="float">
            <text:p>69.0 </text:p>
          </table:table-cell>
          <table:table-cell table:style-name="ce5" office:value-type="float" office:value="81.77" calcext:value-type="float">
            <text:p>81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4.77238" calcext:value-type="float">
            <text:p>64.8 </text:p>
          </table:table-cell>
          <table:table-cell table:style-name="ce5" office:value-type="float" office:value="75.08952" calcext:value-type="float">
            <text:p>75.1 </text:p>
          </table:table-cell>
          <table:table-cell table:style-name="ce5" office:value-type="float" office:value="83.65947" calcext:value-type="float">
            <text:p>83.7 </text:p>
          </table:table-cell>
          <table:table-cell table:style-name="ce5" office:value-type="float" office:value="81.8967" calcext:value-type="float">
            <text:p>81.9 </text:p>
          </table:table-cell>
          <table:table-cell table:style-name="ce5" office:value-type="float" office:value="98.33334" calcext:value-type="float">
            <text:p>98.3 </text:p>
          </table:table-cell>
          <table:table-cell table:style-name="ce5" office:value-type="float" office:value="78.79456" calcext:value-type="float">
            <text:p>78.8 </text:p>
          </table:table-cell>
          <table:table-cell table:style-name="ce5" office:value-type="float" office:value="62.42262" calcext:value-type="float">
            <text:p>62.4 </text:p>
          </table:table-cell>
          <table:table-cell table:style-name="ce5" office:value-type="float" office:value="66.4186" calcext:value-type="float">
            <text:p>66.4 </text:p>
          </table:table-cell>
          <table:table-cell table:style-name="ce5" office:value-type="float" office:value="76.75717" calcext:value-type="float">
            <text:p>76.8 </text:p>
          </table:table-cell>
          <table:table-cell table:style-name="ce5" office:value-type="float" office:value="70.29753" calcext:value-type="float">
            <text:p>70.3 </text:p>
          </table:table-cell>
          <table:table-cell table:style-name="ce5" office:value-type="float" office:value="80.25667" calcext:value-type="float">
            <text:p>80.3 </text:p>
          </table:table-cell>
          <table:table-cell table:style-name="ce5" office:value-type="float" office:value="76.5213" calcext:value-type="float">
            <text:p>76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0.51668" calcext:value-type="float">
            <text:p>80.5 </text:p>
          </table:table-cell>
          <table:table-cell table:style-name="ce5" office:value-type="float" office:value="65.25813" calcext:value-type="float">
            <text:p>65.3 </text:p>
          </table:table-cell>
          <table:table-cell table:style-name="ce5" office:value-type="float" office:value="78.02333" calcext:value-type="float">
            <text:p>78.0 </text:p>
          </table:table-cell>
          <table:table-cell table:style-name="ce5" office:value-type="float" office:value="79.23727" calcext:value-type="float">
            <text:p>79.2 </text:p>
          </table:table-cell>
          <table:table-cell table:style-name="ce5" office:value-type="float" office:value="91.37068" calcext:value-type="float">
            <text:p>91.4 </text:p>
          </table:table-cell>
          <table:table-cell table:style-name="ce5" office:value-type="float" office:value="74.7" calcext:value-type="float">
            <text:p>74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Q1</text:p>
          </table:table-cell>
          <table:table-cell office:value-type="float" office:value="71.26231" calcext:value-type="float">
            <text:p>71.3 </text:p>
          </table:table-cell>
          <table:table-cell office:value-type="float" office:value="81.00616" calcext:value-type="float">
            <text:p>81.0 </text:p>
          </table:table-cell>
          <table:table-cell office:value-type="float" office:value="80.1379" calcext:value-type="float">
            <text:p>80.1 </text:p>
          </table:table-cell>
          <table:table-cell office:value-type="float" office:value="78.58234" calcext:value-type="float">
            <text:p>78.6 </text:p>
          </table:table-cell>
          <table:table-cell office:value-type="float" office:value="63.23962" calcext:value-type="float">
            <text:p>63.2 </text:p>
          </table:table-cell>
          <table:table-cell office:value-type="float" office:value="64.04926" calcext:value-type="float">
            <text:p>64.0 </text:p>
          </table:table-cell>
          <table:table-cell office:value-type="float" office:value="44.3946" calcext:value-type="float">
            <text:p>44.4 </text:p>
          </table:table-cell>
          <table:table-cell office:value-type="float" office:value="76.8" calcext:value-type="float">
            <text:p>76.8 </text:p>
          </table:table-cell>
          <table:table-cell office:value-type="float" office:value="78.6" calcext:value-type="float">
            <text:p>78.6 </text:p>
          </table:table-cell>
          <table:table-cell office:value-type="float" office:value="69.42579" calcext:value-type="float">
            <text:p>69.4 </text:p>
          </table:table-cell>
          <table:table-cell office:value-type="float" office:value="82.50667" calcext:value-type="float">
            <text:p>82.5 </text:p>
          </table:table-cell>
          <table:table-cell office:value-type="string" calcext:value-type="string">
            <text:p>..</text:p>
          </table:table-cell>
          <table:table-cell office:value-type="float" office:value="66.56697" calcext:value-type="float">
            <text:p>66.6 </text:p>
          </table:table-cell>
          <table:table-cell office:value-type="float" office:value="75.94203" calcext:value-type="float">
            <text:p>75.9 </text:p>
          </table:table-cell>
          <table:table-cell office:value-type="float" office:value="82.98179" calcext:value-type="float">
            <text:p>83.0 </text:p>
          </table:table-cell>
          <table:table-cell office:value-type="float" office:value="82.41048" calcext:value-type="float">
            <text:p>82.4 </text:p>
          </table:table-cell>
          <table:table-cell office:value-type="float" office:value="98.06667" calcext:value-type="float">
            <text:p>98.1 </text:p>
          </table:table-cell>
          <table:table-cell office:value-type="float" office:value="79.4716" calcext:value-type="float">
            <text:p>79.5 </text:p>
          </table:table-cell>
          <table:table-cell office:value-type="float" office:value="63.36078" calcext:value-type="float">
            <text:p>63.4 </text:p>
          </table:table-cell>
          <table:table-cell office:value-type="float" office:value="67.17197" calcext:value-type="float">
            <text:p>67.2 </text:p>
          </table:table-cell>
          <table:table-cell office:value-type="float" office:value="77.39426" calcext:value-type="float">
            <text:p>77.4 </text:p>
          </table:table-cell>
          <table:table-cell office:value-type="float" office:value="71.26094" calcext:value-type="float">
            <text:p>71.3 </text:p>
          </table:table-cell>
          <table:table-cell office:value-type="float" office:value="80.89667" calcext:value-type="float">
            <text:p>80.9 </text:p>
          </table:table-cell>
          <table:table-cell office:value-type="float" office:value="76.454" calcext:value-type="float">
            <text:p>76.5 </text:p>
          </table:table-cell>
          <table:table-cell office:value-type="string" calcext:value-type="string">
            <text:p>..</text:p>
          </table:table-cell>
          <table:table-cell office:value-type="float" office:value="81.17793" calcext:value-type="float">
            <text:p>81.2 </text:p>
          </table:table-cell>
          <table:table-cell office:value-type="float" office:value="66.71471" calcext:value-type="float">
            <text:p>66.7 </text:p>
          </table:table-cell>
          <table:table-cell office:value-type="float" office:value="78.63333" calcext:value-type="float">
            <text:p>78.6 </text:p>
          </table:table-cell>
          <table:table-cell office:value-type="float" office:value="80.33617" calcext:value-type="float">
            <text:p>80.3 </text:p>
          </table:table-cell>
          <table:table-cell office:value-type="float" office:value="91.95307" calcext:value-type="float">
            <text:p>92.0 </text:p>
          </table:table-cell>
          <table:table-cell office:value-type="float" office:value="75.1" calcext:value-type="float">
            <text:p>75.1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Q2</text:p>
          </table:table-cell>
          <table:table-cell table:style-name="ce5" office:value-type="float" office:value="71.53088" calcext:value-type="float">
            <text:p>71.5 </text:p>
          </table:table-cell>
          <table:table-cell table:style-name="ce5" office:value-type="float" office:value="80.95209" calcext:value-type="float">
            <text:p>81.0 </text:p>
          </table:table-cell>
          <table:table-cell table:style-name="ce5" office:value-type="float" office:value="80.29112" calcext:value-type="float">
            <text:p>80.3 </text:p>
          </table:table-cell>
          <table:table-cell table:style-name="ce5" office:value-type="float" office:value="79.16896" calcext:value-type="float">
            <text:p>79.2 </text:p>
          </table:table-cell>
          <table:table-cell table:style-name="ce5" office:value-type="float" office:value="64.45741" calcext:value-type="float">
            <text:p>64.5 </text:p>
          </table:table-cell>
          <table:table-cell table:style-name="ce5" office:value-type="float" office:value="64.98827" calcext:value-type="float">
            <text:p>65.0 </text:p>
          </table:table-cell>
          <table:table-cell table:style-name="ce5" office:value-type="float" office:value="45.80357" calcext:value-type="float">
            <text:p>45.8 </text:p>
          </table:table-cell>
          <table:table-cell table:style-name="ce5" office:value-type="float" office:value="77.56667" calcext:value-type="float">
            <text:p>77.6 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70.29488" calcext:value-type="float">
            <text:p>70.3 </text:p>
          </table:table-cell>
          <table:table-cell table:style-name="ce5" office:value-type="float" office:value="83.02333" calcext:value-type="float">
            <text:p>83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7.45229" calcext:value-type="float">
            <text:p>67.5 </text:p>
          </table:table-cell>
          <table:table-cell table:style-name="ce5" office:value-type="float" office:value="76.89684" calcext:value-type="float">
            <text:p>76.9 </text:p>
          </table:table-cell>
          <table:table-cell table:style-name="ce5" office:value-type="float" office:value="83.82889" calcext:value-type="float">
            <text:p>83.8 </text:p>
          </table:table-cell>
          <table:table-cell table:style-name="ce5" office:value-type="float" office:value="83.08867" calcext:value-type="float">
            <text:p>83.1 </text:p>
          </table:table-cell>
          <table:table-cell table:style-name="ce5" office:value-type="float" office:value="98.3" calcext:value-type="float">
            <text:p>98.3 </text:p>
          </table:table-cell>
          <table:table-cell table:style-name="ce5" office:value-type="float" office:value="79.84494" calcext:value-type="float">
            <text:p>79.8 </text:p>
          </table:table-cell>
          <table:table-cell table:style-name="ce5" office:value-type="float" office:value="64.5164" calcext:value-type="float">
            <text:p>64.5 </text:p>
          </table:table-cell>
          <table:table-cell table:style-name="ce5" office:value-type="float" office:value="67.65453" calcext:value-type="float">
            <text:p>67.7 </text:p>
          </table:table-cell>
          <table:table-cell table:style-name="ce5" office:value-type="float" office:value="77.67252" calcext:value-type="float">
            <text:p>77.7 </text:p>
          </table:table-cell>
          <table:table-cell table:style-name="ce5" office:value-type="float" office:value="70.96879" calcext:value-type="float">
            <text:p>71.0 </text:p>
          </table:table-cell>
          <table:table-cell table:style-name="ce5" office:value-type="float" office:value="81.07333" calcext:value-type="float">
            <text:p>81.1 </text:p>
          </table:table-cell>
          <table:table-cell table:style-name="ce5" office:value-type="float" office:value="77.12701" calcext:value-type="float">
            <text:p>77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1.74194" calcext:value-type="float">
            <text:p>81.7 </text:p>
          </table:table-cell>
          <table:table-cell table:style-name="ce5" office:value-type="float" office:value="67.26093" calcext:value-type="float">
            <text:p>67.3 </text:p>
          </table:table-cell>
          <table:table-cell table:style-name="ce5" office:value-type="float" office:value="79.32" calcext:value-type="float">
            <text:p>79.3 </text:p>
          </table:table-cell>
          <table:table-cell table:style-name="ce5" office:value-type="float" office:value="81.16373" calcext:value-type="float">
            <text:p>81.2 </text:p>
          </table:table-cell>
          <table:table-cell table:style-name="ce5" office:value-type="float" office:value="91.8942" calcext:value-type="float">
            <text:p>91.9 </text:p>
          </table:table-cell>
          <table:table-cell table:style-name="ce5" office:value-type="float" office:value="76" calcext:value-type="float">
            <text:p>76.0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Q3</text:p>
          </table:table-cell>
          <table:table-cell office:value-type="float" office:value="71.97852" calcext:value-type="float">
            <text:p>72.0 </text:p>
          </table:table-cell>
          <table:table-cell office:value-type="float" office:value="81.65508" calcext:value-type="float">
            <text:p>81.7 </text:p>
          </table:table-cell>
          <table:table-cell office:value-type="float" office:value="81.00935" calcext:value-type="float">
            <text:p>81.0 </text:p>
          </table:table-cell>
          <table:table-cell office:value-type="float" office:value="79.60892" calcext:value-type="float">
            <text:p>79.6 </text:p>
          </table:table-cell>
          <table:table-cell office:value-type="float" office:value="65.30109" calcext:value-type="float">
            <text:p>65.3 </text:p>
          </table:table-cell>
          <table:table-cell office:value-type="float" office:value="65.50821" calcext:value-type="float">
            <text:p>65.5 </text:p>
          </table:table-cell>
          <table:table-cell office:value-type="float" office:value="46.80329" calcext:value-type="float">
            <text:p>46.8 </text:p>
          </table:table-cell>
          <table:table-cell office:value-type="float" office:value="79.6" calcext:value-type="float">
            <text:p>79.6 </text:p>
          </table:table-cell>
          <table:table-cell office:value-type="float" office:value="79.3" calcext:value-type="float">
            <text:p>79.3 </text:p>
          </table:table-cell>
          <table:table-cell office:value-type="float" office:value="71.01912" calcext:value-type="float">
            <text:p>71.0 </text:p>
          </table:table-cell>
          <table:table-cell office:value-type="float" office:value="83.89333" calcext:value-type="float">
            <text:p>83.9 </text:p>
          </table:table-cell>
          <table:table-cell office:value-type="string" calcext:value-type="string">
            <text:p>..</text:p>
          </table:table-cell>
          <table:table-cell office:value-type="float" office:value="68.07442" calcext:value-type="float">
            <text:p>68.1 </text:p>
          </table:table-cell>
          <table:table-cell office:value-type="float" office:value="77.64706" calcext:value-type="float">
            <text:p>77.6 </text:p>
          </table:table-cell>
          <table:table-cell office:value-type="float" office:value="84.70987" calcext:value-type="float">
            <text:p>84.7 </text:p>
          </table:table-cell>
          <table:table-cell office:value-type="float" office:value="83.84907" calcext:value-type="float">
            <text:p>83.8 </text:p>
          </table:table-cell>
          <table:table-cell office:value-type="float" office:value="98.6" calcext:value-type="float">
            <text:p>98.6 </text:p>
          </table:table-cell>
          <table:table-cell office:value-type="float" office:value="80.13791" calcext:value-type="float">
            <text:p>80.1 </text:p>
          </table:table-cell>
          <table:table-cell office:value-type="float" office:value="65.73116" calcext:value-type="float">
            <text:p>65.7 </text:p>
          </table:table-cell>
          <table:table-cell office:value-type="float" office:value="68.6849" calcext:value-type="float">
            <text:p>68.7 </text:p>
          </table:table-cell>
          <table:table-cell office:value-type="float" office:value="78.19521" calcext:value-type="float">
            <text:p>78.2 </text:p>
          </table:table-cell>
          <table:table-cell office:value-type="float" office:value="71.32513" calcext:value-type="float">
            <text:p>71.3 </text:p>
          </table:table-cell>
          <table:table-cell office:value-type="float" office:value="81.7" calcext:value-type="float">
            <text:p>81.7 </text:p>
          </table:table-cell>
          <table:table-cell office:value-type="float" office:value="78.27113" calcext:value-type="float">
            <text:p>78.3 </text:p>
          </table:table-cell>
          <table:table-cell office:value-type="string" calcext:value-type="string">
            <text:p>..</text:p>
          </table:table-cell>
          <table:table-cell office:value-type="float" office:value="82.53932" calcext:value-type="float">
            <text:p>82.5 </text:p>
          </table:table-cell>
          <table:table-cell office:value-type="float" office:value="67.42783" calcext:value-type="float">
            <text:p>67.4 </text:p>
          </table:table-cell>
          <table:table-cell office:value-type="float" office:value="80.88667" calcext:value-type="float">
            <text:p>80.9 </text:p>
          </table:table-cell>
          <table:table-cell office:value-type="float" office:value="82.12231" calcext:value-type="float">
            <text:p>82.1 </text:p>
          </table:table-cell>
          <table:table-cell office:value-type="float" office:value="91.72064" calcext:value-type="float">
            <text:p>91.7 </text:p>
          </table:table-cell>
          <table:table-cell office:value-type="float" office:value="76.9" calcext:value-type="float">
            <text:p>76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5Q4</text:p>
          </table:table-cell>
          <table:table-cell table:style-name="ce5" office:value-type="float" office:value="72.51567" calcext:value-type="float">
            <text:p>72.5 </text:p>
          </table:table-cell>
          <table:table-cell table:style-name="ce5" office:value-type="float" office:value="80.87098" calcext:value-type="float">
            <text:p>80.9 </text:p>
          </table:table-cell>
          <table:table-cell table:style-name="ce5" office:value-type="float" office:value="81.24556" calcext:value-type="float">
            <text:p>81.2 </text:p>
          </table:table-cell>
          <table:table-cell table:style-name="ce5" office:value-type="float" office:value="79.97556" calcext:value-type="float">
            <text:p>80.0 </text:p>
          </table:table-cell>
          <table:table-cell table:style-name="ce5" office:value-type="float" office:value="65.82375" calcext:value-type="float">
            <text:p>65.8 </text:p>
          </table:table-cell>
          <table:table-cell table:style-name="ce5" office:value-type="float" office:value="66.00229" calcext:value-type="float">
            <text:p>66.0 </text:p>
          </table:table-cell>
          <table:table-cell table:style-name="ce5" office:value-type="float" office:value="48.0168" calcext:value-type="float">
            <text:p>48.0 </text:p>
          </table:table-cell>
          <table:table-cell table:style-name="ce5" office:value-type="float" office:value="79.1" calcext:value-type="float">
            <text:p>79.1 </text:p>
          </table:table-cell>
          <table:table-cell table:style-name="ce5" office:value-type="float" office:value="79.26667" calcext:value-type="float">
            <text:p>79.3 </text:p>
          </table:table-cell>
          <table:table-cell table:style-name="ce5" office:value-type="float" office:value="71.49712" calcext:value-type="float">
            <text:p>71.5 </text:p>
          </table:table-cell>
          <table:table-cell table:style-name="ce5" office:value-type="float" office:value="83.76" calcext:value-type="float">
            <text:p>83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8.24191" calcext:value-type="float">
            <text:p>68.2 </text:p>
          </table:table-cell>
          <table:table-cell table:style-name="ce5" office:value-type="float" office:value="78.19267" calcext:value-type="float">
            <text:p>78.2 </text:p>
          </table:table-cell>
          <table:table-cell table:style-name="ce5" office:value-type="float" office:value="84.50656" calcext:value-type="float">
            <text:p>84.5 </text:p>
          </table:table-cell>
          <table:table-cell table:style-name="ce5" office:value-type="float" office:value="83.72576" calcext:value-type="float">
            <text:p>83.7 </text:p>
          </table:table-cell>
          <table:table-cell table:style-name="ce5" office:value-type="float" office:value="98.23333" calcext:value-type="float">
            <text:p>98.2 </text:p>
          </table:table-cell>
          <table:table-cell table:style-name="ce5" office:value-type="float" office:value="80.3512" calcext:value-type="float">
            <text:p>80.4 </text:p>
          </table:table-cell>
          <table:table-cell table:style-name="ce5" office:value-type="float" office:value="66.70202" calcext:value-type="float">
            <text:p>66.7 </text:p>
          </table:table-cell>
          <table:table-cell table:style-name="ce5" office:value-type="float" office:value="69.10187" calcext:value-type="float">
            <text:p>69.1 </text:p>
          </table:table-cell>
          <table:table-cell table:style-name="ce5" office:value-type="float" office:value="78.79591" calcext:value-type="float">
            <text:p>78.8 </text:p>
          </table:table-cell>
          <table:table-cell table:style-name="ce5" office:value-type="float" office:value="72.79664" calcext:value-type="float">
            <text:p>72.8 </text:p>
          </table:table-cell>
          <table:table-cell table:style-name="ce5" office:value-type="float" office:value="81.60667" calcext:value-type="float">
            <text:p>81.6 </text:p>
          </table:table-cell>
          <table:table-cell table:style-name="ce5" office:value-type="float" office:value="79.41525" calcext:value-type="float">
            <text:p>79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82.90236" calcext:value-type="float">
            <text:p>82.9 </text:p>
          </table:table-cell>
          <table:table-cell table:style-name="ce5" office:value-type="float" office:value="67.94371" calcext:value-type="float">
            <text:p>67.9 </text:p>
          </table:table-cell>
          <table:table-cell table:style-name="ce5" office:value-type="float" office:value="80.26334" calcext:value-type="float">
            <text:p>80.3 </text:p>
          </table:table-cell>
          <table:table-cell table:style-name="ce5" office:value-type="float" office:value="82.30046" calcext:value-type="float">
            <text:p>82.3 </text:p>
          </table:table-cell>
          <table:table-cell table:style-name="ce5" office:value-type="float" office:value="91.90025" calcext:value-type="float">
            <text:p>91.9 </text:p>
          </table:table-cell>
          <table:table-cell table:style-name="ce5" office:value-type="float" office:value="77.2" calcext:value-type="float">
            <text:p>77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Q1</text:p>
          </table:table-cell>
          <table:table-cell office:value-type="float" office:value="73.23187" calcext:value-type="float">
            <text:p>73.2 </text:p>
          </table:table-cell>
          <table:table-cell office:value-type="float" office:value="81.54693" calcext:value-type="float">
            <text:p>81.5 </text:p>
          </table:table-cell>
          <table:table-cell office:value-type="float" office:value="81.33813" calcext:value-type="float">
            <text:p>81.3 </text:p>
          </table:table-cell>
          <table:table-cell office:value-type="float" office:value="80.31775" calcext:value-type="float">
            <text:p>80.3 </text:p>
          </table:table-cell>
          <table:table-cell office:value-type="float" office:value="66.25356" calcext:value-type="float">
            <text:p>66.3 </text:p>
          </table:table-cell>
          <table:table-cell office:value-type="float" office:value="67.16635" calcext:value-type="float">
            <text:p>67.2 </text:p>
          </table:table-cell>
          <table:table-cell office:value-type="float" office:value="49.91477" calcext:value-type="float">
            <text:p>49.9 </text:p>
          </table:table-cell>
          <table:table-cell office:value-type="float" office:value="79.96667" calcext:value-type="float">
            <text:p>80.0 </text:p>
          </table:table-cell>
          <table:table-cell office:value-type="float" office:value="80.4" calcext:value-type="float">
            <text:p>80.4 </text:p>
          </table:table-cell>
          <table:table-cell office:value-type="float" office:value="72.52554" calcext:value-type="float">
            <text:p>72.5 </text:p>
          </table:table-cell>
          <table:table-cell office:value-type="float" office:value="84.42" calcext:value-type="float">
            <text:p>84.4 </text:p>
          </table:table-cell>
          <table:table-cell office:value-type="string" calcext:value-type="string">
            <text:p>..</text:p>
          </table:table-cell>
          <table:table-cell office:value-type="float" office:value="69.07938" calcext:value-type="float">
            <text:p>69.1 </text:p>
          </table:table-cell>
          <table:table-cell office:value-type="float" office:value="79.35209" calcext:value-type="float">
            <text:p>79.4 </text:p>
          </table:table-cell>
          <table:table-cell office:value-type="float" office:value="84.67599" calcext:value-type="float">
            <text:p>84.7 </text:p>
          </table:table-cell>
          <table:table-cell office:value-type="float" office:value="84.21899" calcext:value-type="float">
            <text:p>84.2 </text:p>
          </table:table-cell>
          <table:table-cell office:value-type="float" office:value="98" calcext:value-type="float">
            <text:p>98.0 </text:p>
          </table:table-cell>
          <table:table-cell office:value-type="float" office:value="81.2308" calcext:value-type="float">
            <text:p>81.2 </text:p>
          </table:table-cell>
          <table:table-cell office:value-type="float" office:value="67.6312" calcext:value-type="float">
            <text:p>67.6 </text:p>
          </table:table-cell>
          <table:table-cell office:value-type="float" office:value="69.77744" calcext:value-type="float">
            <text:p>69.8 </text:p>
          </table:table-cell>
          <table:table-cell office:value-type="float" office:value="79.71386" calcext:value-type="float">
            <text:p>79.7 </text:p>
          </table:table-cell>
          <table:table-cell office:value-type="float" office:value="73.73355" calcext:value-type="float">
            <text:p>73.7 </text:p>
          </table:table-cell>
          <table:table-cell office:value-type="float" office:value="81.04" calcext:value-type="float">
            <text:p>81.0 </text:p>
          </table:table-cell>
          <table:table-cell office:value-type="float" office:value="79.54985" calcext:value-type="float">
            <text:p>79.5 </text:p>
          </table:table-cell>
          <table:table-cell office:value-type="float" office:value="77.97102" calcext:value-type="float">
            <text:p>78.0 </text:p>
          </table:table-cell>
          <table:table-cell office:value-type="float" office:value="83.7192" calcext:value-type="float">
            <text:p>83.7 </text:p>
          </table:table-cell>
          <table:table-cell office:value-type="float" office:value="71.14516" calcext:value-type="float">
            <text:p>71.1 </text:p>
          </table:table-cell>
          <table:table-cell office:value-type="float" office:value="80.85667" calcext:value-type="float">
            <text:p>80.9 </text:p>
          </table:table-cell>
          <table:table-cell office:value-type="float" office:value="83.35829" calcext:value-type="float">
            <text:p>83.4 </text:p>
          </table:table-cell>
          <table:table-cell office:value-type="float" office:value="92.50908" calcext:value-type="float">
            <text:p>92.5 </text:p>
          </table:table-cell>
          <table:table-cell office:value-type="float" office:value="77.7" calcext:value-type="float">
            <text:p>77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Q2</text:p>
          </table:table-cell>
          <table:table-cell table:style-name="ce5" office:value-type="float" office:value="73.85855" calcext:value-type="float">
            <text:p>73.9 </text:p>
          </table:table-cell>
          <table:table-cell table:style-name="ce5" office:value-type="float" office:value="81.92546" calcext:value-type="float">
            <text:p>81.9 </text:p>
          </table:table-cell>
          <table:table-cell table:style-name="ce5" office:value-type="float" office:value="81.61266" calcext:value-type="float">
            <text:p>81.6 </text:p>
          </table:table-cell>
          <table:table-cell table:style-name="ce5" office:value-type="float" office:value="81.24656" calcext:value-type="float">
            <text:p>81.2 </text:p>
          </table:table-cell>
          <table:table-cell table:style-name="ce5" office:value-type="float" office:value="67.27766" calcext:value-type="float">
            <text:p>67.3 </text:p>
          </table:table-cell>
          <table:table-cell table:style-name="ce5" office:value-type="float" office:value="67.9993" calcext:value-type="float">
            <text:p>68.0 </text:p>
          </table:table-cell>
          <table:table-cell table:style-name="ce5" office:value-type="float" office:value="51.37541" calcext:value-type="float">
            <text:p>51.4 </text:p>
          </table:table-cell>
          <table:table-cell table:style-name="ce5" office:value-type="float" office:value="80.23333" calcext:value-type="float">
            <text:p>80.2 </text:p>
          </table:table-cell>
          <table:table-cell table:style-name="ce5" office:value-type="float" office:value="80.83334" calcext:value-type="float">
            <text:p>80.8 </text:p>
          </table:table-cell>
          <table:table-cell table:style-name="ce5" office:value-type="float" office:value="73.64087" calcext:value-type="float">
            <text:p>73.6 </text:p>
          </table:table-cell>
          <table:table-cell table:style-name="ce5" office:value-type="float" office:value="84.97" calcext:value-type="float">
            <text:p>85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69.74936" calcext:value-type="float">
            <text:p>69.7 </text:p>
          </table:table-cell>
          <table:table-cell table:style-name="ce5" office:value-type="float" office:value="80.95482" calcext:value-type="float">
            <text:p>81.0 </text:p>
          </table:table-cell>
          <table:table-cell table:style-name="ce5" office:value-type="float" office:value="85.79415" calcext:value-type="float">
            <text:p>85.8 </text:p>
          </table:table-cell>
          <table:table-cell table:style-name="ce5" office:value-type="float" office:value="84.97939" calcext:value-type="float">
            <text:p>85.0 </text:p>
          </table:table-cell>
          <table:table-cell table:style-name="ce5" office:value-type="float" office:value="98.23333" calcext:value-type="float">
            <text:p>98.2 </text:p>
          </table:table-cell>
          <table:table-cell table:style-name="ce5" office:value-type="float" office:value="82.03038" calcext:value-type="float">
            <text:p>82.0 </text:p>
          </table:table-cell>
          <table:table-cell table:style-name="ce5" office:value-type="float" office:value="68.30344" calcext:value-type="float">
            <text:p>68.3 </text:p>
          </table:table-cell>
          <table:table-cell table:style-name="ce5" office:value-type="float" office:value="70.9204" calcext:value-type="float">
            <text:p>70.9 </text:p>
          </table:table-cell>
          <table:table-cell table:style-name="ce5" office:value-type="float" office:value="80.23135" calcext:value-type="float">
            <text:p>80.2 </text:p>
          </table:table-cell>
          <table:table-cell table:style-name="ce5" office:value-type="float" office:value="73.67786" calcext:value-type="float">
            <text:p>73.7 </text:p>
          </table:table-cell>
          <table:table-cell table:style-name="ce5" office:value-type="float" office:value="81.25667" calcext:value-type="float">
            <text:p>81.3 </text:p>
          </table:table-cell>
          <table:table-cell table:style-name="ce5" office:value-type="float" office:value="80.69397" calcext:value-type="float">
            <text:p>80.7 </text:p>
          </table:table-cell>
          <table:table-cell table:style-name="ce5" office:value-type="float" office:value="78.36627" calcext:value-type="float">
            <text:p>78.4 </text:p>
          </table:table-cell>
          <table:table-cell table:style-name="ce5" office:value-type="float" office:value="84.29941" calcext:value-type="float">
            <text:p>84.3 </text:p>
          </table:table-cell>
          <table:table-cell table:style-name="ce5" office:value-type="float" office:value="71.66104" calcext:value-type="float">
            <text:p>71.7 </text:p>
          </table:table-cell>
          <table:table-cell table:style-name="ce5" office:value-type="float" office:value="82.12334" calcext:value-type="float">
            <text:p>82.1 </text:p>
          </table:table-cell>
          <table:table-cell table:style-name="ce5" office:value-type="float" office:value="84.40435" calcext:value-type="float">
            <text:p>84.4 </text:p>
          </table:table-cell>
          <table:table-cell table:style-name="ce5" office:value-type="float" office:value="92.76064" calcext:value-type="float">
            <text:p>92.8 </text:p>
          </table:table-cell>
          <table:table-cell table:style-name="ce5" office:value-type="float" office:value="78.6" calcext:value-type="float">
            <text:p>78.6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Q3</text:p>
          </table:table-cell>
          <table:table-cell office:value-type="float" office:value="74.57475" calcext:value-type="float">
            <text:p>74.6 </text:p>
          </table:table-cell>
          <table:table-cell office:value-type="float" office:value="82.89883" calcext:value-type="float">
            <text:p>82.9 </text:p>
          </table:table-cell>
          <table:table-cell office:value-type="float" office:value="82.25108" calcext:value-type="float">
            <text:p>82.3 </text:p>
          </table:table-cell>
          <table:table-cell office:value-type="float" office:value="81.75985" calcext:value-type="float">
            <text:p>81.8 </text:p>
          </table:table-cell>
          <table:table-cell office:value-type="float" office:value="68.42115" calcext:value-type="float">
            <text:p>68.4 </text:p>
          </table:table-cell>
          <table:table-cell office:value-type="float" office:value="68.61755" calcext:value-type="float">
            <text:p>68.6 </text:p>
          </table:table-cell>
          <table:table-cell office:value-type="float" office:value="52.58106" calcext:value-type="float">
            <text:p>52.6 </text:p>
          </table:table-cell>
          <table:table-cell office:value-type="float" office:value="81.93333" calcext:value-type="float">
            <text:p>81.9 </text:p>
          </table:table-cell>
          <table:table-cell office:value-type="float" office:value="81.23333" calcext:value-type="float">
            <text:p>81.2 </text:p>
          </table:table-cell>
          <table:table-cell office:value-type="float" office:value="75.20523" calcext:value-type="float">
            <text:p>75.2 </text:p>
          </table:table-cell>
          <table:table-cell office:value-type="float" office:value="85.92" calcext:value-type="float">
            <text:p>85.9 </text:p>
          </table:table-cell>
          <table:table-cell office:value-type="string" calcext:value-type="string">
            <text:p>..</text:p>
          </table:table-cell>
          <table:table-cell office:value-type="float" office:value="70.89789" calcext:value-type="float">
            <text:p>70.9 </text:p>
          </table:table-cell>
          <table:table-cell office:value-type="float" office:value="83.00085" calcext:value-type="float">
            <text:p>83.0 </text:p>
          </table:table-cell>
          <table:table-cell office:value-type="float" office:value="86.09911" calcext:value-type="float">
            <text:p>86.1 </text:p>
          </table:table-cell>
          <table:table-cell office:value-type="float" office:value="85.57537" calcext:value-type="float">
            <text:p>85.6 </text:p>
          </table:table-cell>
          <table:table-cell office:value-type="float" office:value="98.46667" calcext:value-type="float">
            <text:p>98.5 </text:p>
          </table:table-cell>
          <table:table-cell office:value-type="float" office:value="82.4834" calcext:value-type="float">
            <text:p>82.5 </text:p>
          </table:table-cell>
          <table:table-cell office:value-type="float" office:value="70.0298" calcext:value-type="float">
            <text:p>70.0 </text:p>
          </table:table-cell>
          <table:table-cell office:value-type="float" office:value="72.23953" calcext:value-type="float">
            <text:p>72.2 </text:p>
          </table:table-cell>
          <table:table-cell office:value-type="float" office:value="80.58241" calcext:value-type="float">
            <text:p>80.6 </text:p>
          </table:table-cell>
          <table:table-cell office:value-type="float" office:value="74.20169" calcext:value-type="float">
            <text:p>74.2 </text:p>
          </table:table-cell>
          <table:table-cell office:value-type="float" office:value="81.99333" calcext:value-type="float">
            <text:p>82.0 </text:p>
          </table:table-cell>
          <table:table-cell office:value-type="float" office:value="81.25883" calcext:value-type="float">
            <text:p>81.3 </text:p>
          </table:table-cell>
          <table:table-cell office:value-type="float" office:value="79.8946" calcext:value-type="float">
            <text:p>79.9 </text:p>
          </table:table-cell>
          <table:table-cell office:value-type="float" office:value="84.80183" calcext:value-type="float">
            <text:p>84.8 </text:p>
          </table:table-cell>
          <table:table-cell office:value-type="float" office:value="72.19209" calcext:value-type="float">
            <text:p>72.2 </text:p>
          </table:table-cell>
          <table:table-cell office:value-type="float" office:value="83.96333" calcext:value-type="float">
            <text:p>84.0 </text:p>
          </table:table-cell>
          <table:table-cell office:value-type="float" office:value="85.36257" calcext:value-type="float">
            <text:p>85.4 </text:p>
          </table:table-cell>
          <table:table-cell office:value-type="float" office:value="93.01615" calcext:value-type="float">
            <text:p>93.0 </text:p>
          </table:table-cell>
          <table:table-cell office:value-type="float" office:value="79.2" calcext:value-type="float">
            <text:p>79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6Q4</text:p>
          </table:table-cell>
          <table:table-cell table:style-name="ce5" office:value-type="float" office:value="75.29095" calcext:value-type="float">
            <text:p>75.3 </text:p>
          </table:table-cell>
          <table:table-cell table:style-name="ce5" office:value-type="float" office:value="82.27695" calcext:value-type="float">
            <text:p>82.3 </text:p>
          </table:table-cell>
          <table:table-cell table:style-name="ce5" office:value-type="float" office:value="82.2383" calcext:value-type="float">
            <text:p>82.2 </text:p>
          </table:table-cell>
          <table:table-cell table:style-name="ce5" office:value-type="float" office:value="82.4198" calcext:value-type="float">
            <text:p>82.4 </text:p>
          </table:table-cell>
          <table:table-cell table:style-name="ce5" office:value-type="float" office:value="68.46095" calcext:value-type="float">
            <text:p>68.5 </text:p>
          </table:table-cell>
          <table:table-cell table:style-name="ce5" office:value-type="float" office:value="69.00816" calcext:value-type="float">
            <text:p>69.0 </text:p>
          </table:table-cell>
          <table:table-cell table:style-name="ce5" office:value-type="float" office:value="53.55532" calcext:value-type="float">
            <text:p>53.6 </text:p>
          </table:table-cell>
          <table:table-cell table:style-name="ce5" office:value-type="float" office:value="81.06667" calcext:value-type="float">
            <text:p>81.1 </text:p>
          </table:table-cell>
          <table:table-cell table:style-name="ce5" office:value-type="float" office:value="81.23333" calcext:value-type="float">
            <text:p>81.2 </text:p>
          </table:table-cell>
          <table:table-cell table:style-name="ce5" office:value-type="float" office:value="76.42196" calcext:value-type="float">
            <text:p>76.4 </text:p>
          </table:table-cell>
          <table:table-cell table:style-name="ce5" office:value-type="float" office:value="85.96333" calcext:value-type="float">
            <text:p>86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1.71143" calcext:value-type="float">
            <text:p>71.7 </text:p>
          </table:table-cell>
          <table:table-cell table:style-name="ce5" office:value-type="float" office:value="84.53538" calcext:value-type="float">
            <text:p>84.5 </text:p>
          </table:table-cell>
          <table:table-cell table:style-name="ce5" office:value-type="float" office:value="85.01482" calcext:value-type="float">
            <text:p>85.0 </text:p>
          </table:table-cell>
          <table:table-cell table:style-name="ce5" office:value-type="float" office:value="85.63702" calcext:value-type="float">
            <text:p>85.6 </text:p>
          </table:table-cell>
          <table:table-cell table:style-name="ce5" office:value-type="float" office:value="98.2" calcext:value-type="float">
            <text:p>98.2 </text:p>
          </table:table-cell>
          <table:table-cell table:style-name="ce5" office:value-type="float" office:value="82.72313" calcext:value-type="float">
            <text:p>82.7 </text:p>
          </table:table-cell>
          <table:table-cell table:style-name="ce5" office:value-type="float" office:value="71.60179" calcext:value-type="float">
            <text:p>71.6 </text:p>
          </table:table-cell>
          <table:table-cell table:style-name="ce5" office:value-type="float" office:value="72.6984" calcext:value-type="float">
            <text:p>72.7 </text:p>
          </table:table-cell>
          <table:table-cell table:style-name="ce5" office:value-type="float" office:value="80.95687" calcext:value-type="float">
            <text:p>81.0 </text:p>
          </table:table-cell>
          <table:table-cell table:style-name="ce5" office:value-type="float" office:value="75.57838" calcext:value-type="float">
            <text:p>75.6 </text:p>
          </table:table-cell>
          <table:table-cell table:style-name="ce5" office:value-type="float" office:value="81.85667" calcext:value-type="float">
            <text:p>81.9 </text:p>
          </table:table-cell>
          <table:table-cell table:style-name="ce5" office:value-type="float" office:value="82.30785" calcext:value-type="float">
            <text:p>82.3 </text:p>
          </table:table-cell>
          <table:table-cell table:style-name="ce5" office:value-type="float" office:value="79.9473" calcext:value-type="float">
            <text:p>79.9 </text:p>
          </table:table-cell>
          <table:table-cell table:style-name="ce5" office:value-type="float" office:value="85.08383" calcext:value-type="float">
            <text:p>85.1 </text:p>
          </table:table-cell>
          <table:table-cell table:style-name="ce5" office:value-type="float" office:value="72.76865" calcext:value-type="float">
            <text:p>72.8 </text:p>
          </table:table-cell>
          <table:table-cell table:style-name="ce5" office:value-type="float" office:value="83.32667" calcext:value-type="float">
            <text:p>83.3 </text:p>
          </table:table-cell>
          <table:table-cell table:style-name="ce5" office:value-type="float" office:value="85.36401" calcext:value-type="float">
            <text:p>85.4 </text:p>
          </table:table-cell>
          <table:table-cell table:style-name="ce5" office:value-type="float" office:value="93.11523" calcext:value-type="float">
            <text:p>93.1 </text:p>
          </table:table-cell>
          <table:table-cell table:style-name="ce5" office:value-type="float" office:value="79.8" calcext:value-type="float">
            <text:p>79.8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Q1</text:p>
          </table:table-cell>
          <table:table-cell office:value-type="float" office:value="75.73859" calcext:value-type="float">
            <text:p>75.7 </text:p>
          </table:table-cell>
          <table:table-cell office:value-type="float" office:value="83.0881" calcext:value-type="float">
            <text:p>83.1 </text:p>
          </table:table-cell>
          <table:table-cell office:value-type="float" office:value="82.95972" calcext:value-type="float">
            <text:p>83.0 </text:p>
          </table:table-cell>
          <table:table-cell office:value-type="float" office:value="82.83532" calcext:value-type="float">
            <text:p>82.8 </text:p>
          </table:table-cell>
          <table:table-cell office:value-type="float" office:value="69.41077" calcext:value-type="float">
            <text:p>69.4 </text:p>
          </table:table-cell>
          <table:table-cell office:value-type="float" office:value="70.66371" calcext:value-type="float">
            <text:p>70.7 </text:p>
          </table:table-cell>
          <table:table-cell office:value-type="float" office:value="55.41397" calcext:value-type="float">
            <text:p>55.4 </text:p>
          </table:table-cell>
          <table:table-cell office:value-type="float" office:value="84.16666" calcext:value-type="float">
            <text:p>84.2 </text:p>
          </table:table-cell>
          <table:table-cell office:value-type="float" office:value="82.33334" calcext:value-type="float">
            <text:p>82.3 </text:p>
          </table:table-cell>
          <table:table-cell office:value-type="float" office:value="78.56571" calcext:value-type="float">
            <text:p>78.6 </text:p>
          </table:table-cell>
          <table:table-cell office:value-type="float" office:value="86.67333" calcext:value-type="float">
            <text:p>86.7 </text:p>
          </table:table-cell>
          <table:table-cell office:value-type="string" calcext:value-type="string">
            <text:p>..</text:p>
          </table:table-cell>
          <table:table-cell office:value-type="float" office:value="73.52994" calcext:value-type="float">
            <text:p>73.5 </text:p>
          </table:table-cell>
          <table:table-cell office:value-type="float" office:value="86.58141" calcext:value-type="float">
            <text:p>86.6 </text:p>
          </table:table-cell>
          <table:table-cell office:value-type="float" office:value="84.98094" calcext:value-type="float">
            <text:p>85.0 </text:p>
          </table:table-cell>
          <table:table-cell office:value-type="float" office:value="86.0275" calcext:value-type="float">
            <text:p>86.0 </text:p>
          </table:table-cell>
          <table:table-cell office:value-type="float" office:value="98.03333" calcext:value-type="float">
            <text:p>98.0 </text:p>
          </table:table-cell>
          <table:table-cell office:value-type="float" office:value="83.46947" calcext:value-type="float">
            <text:p>83.5 </text:p>
          </table:table-cell>
          <table:table-cell office:value-type="float" office:value="74.84505" calcext:value-type="float">
            <text:p>74.8 </text:p>
          </table:table-cell>
          <table:table-cell office:value-type="float" office:value="73.63997" calcext:value-type="float">
            <text:p>73.6 </text:p>
          </table:table-cell>
          <table:table-cell office:value-type="float" office:value="82.08286" calcext:value-type="float">
            <text:p>82.1 </text:p>
          </table:table-cell>
          <table:table-cell office:value-type="float" office:value="76.60909" calcext:value-type="float">
            <text:p>76.6 </text:p>
          </table:table-cell>
          <table:table-cell office:value-type="float" office:value="82.66333" calcext:value-type="float">
            <text:p>82.7 </text:p>
          </table:table-cell>
          <table:table-cell office:value-type="float" office:value="82.8727" calcext:value-type="float">
            <text:p>82.9 </text:p>
          </table:table-cell>
          <table:table-cell office:value-type="float" office:value="80.39526" calcext:value-type="float">
            <text:p>80.4 </text:p>
          </table:table-cell>
          <table:table-cell office:value-type="float" office:value="85.85853" calcext:value-type="float">
            <text:p>85.9 </text:p>
          </table:table-cell>
          <table:table-cell office:value-type="float" office:value="77.10807" calcext:value-type="float">
            <text:p>77.1 </text:p>
          </table:table-cell>
          <table:table-cell office:value-type="float" office:value="84.44" calcext:value-type="float">
            <text:p>84.4 </text:p>
          </table:table-cell>
          <table:table-cell office:value-type="float" office:value="86.56607" calcext:value-type="float">
            <text:p>86.6 </text:p>
          </table:table-cell>
          <table:table-cell office:value-type="float" office:value="93.6918" calcext:value-type="float">
            <text:p>93.7 </text:p>
          </table:table-cell>
          <table:table-cell office:value-type="float" office:value="80.2" calcext:value-type="float">
            <text:p>80.2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Q2</text:p>
          </table:table-cell>
          <table:table-cell table:style-name="ce5" office:value-type="float" office:value="76.27574" calcext:value-type="float">
            <text:p>76.3 </text:p>
          </table:table-cell>
          <table:table-cell table:style-name="ce5" office:value-type="float" office:value="83.19625" calcext:value-type="float">
            <text:p>83.2 </text:p>
          </table:table-cell>
          <table:table-cell table:style-name="ce5" office:value-type="float" office:value="83.39385" calcext:value-type="float">
            <text:p>83.4 </text:p>
          </table:table-cell>
          <table:table-cell table:style-name="ce5" office:value-type="float" office:value="83.88634" calcext:value-type="float">
            <text:p>83.9 </text:p>
          </table:table-cell>
          <table:table-cell table:style-name="ce5" office:value-type="float" office:value="69.7371" calcext:value-type="float">
            <text:p>69.7 </text:p>
          </table:table-cell>
          <table:table-cell table:style-name="ce5" office:value-type="float" office:value="71.73206" calcext:value-type="float">
            <text:p>71.7 </text:p>
          </table:table-cell>
          <table:table-cell table:style-name="ce5" office:value-type="float" office:value="56.23322" calcext:value-type="float">
            <text:p>56.2 </text:p>
          </table:table-cell>
          <table:table-cell table:style-name="ce5" office:value-type="float" office:value="84.63333" calcext:value-type="float">
            <text:p>84.6 </text:p>
          </table:table-cell>
          <table:table-cell table:style-name="ce5" office:value-type="float" office:value="82.83334" calcext:value-type="float">
            <text:p>82.8 </text:p>
          </table:table-cell>
          <table:table-cell table:style-name="ce5" office:value-type="float" office:value="80.60807" calcext:value-type="float">
            <text:p>80.6 </text:p>
          </table:table-cell>
          <table:table-cell table:style-name="ce5" office:value-type="float" office:value="87.17667" calcext:value-type="float">
            <text:p>87.2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5.03738" calcext:value-type="float">
            <text:p>75.0 </text:p>
          </table:table-cell>
          <table:table-cell table:style-name="ce5" office:value-type="float" office:value="88.32055" calcext:value-type="float">
            <text:p>88.3 </text:p>
          </table:table-cell>
          <table:table-cell table:style-name="ce5" office:value-type="float" office:value="85.59085" calcext:value-type="float">
            <text:p>85.6 </text:p>
          </table:table-cell>
          <table:table-cell table:style-name="ce5" office:value-type="float" office:value="86.64404" calcext:value-type="float">
            <text:p>86.6 </text:p>
          </table:table-cell>
          <table:table-cell table:style-name="ce5" office:value-type="float" office:value="98.26667" calcext:value-type="float">
            <text:p>98.3 </text:p>
          </table:table-cell>
          <table:table-cell table:style-name="ce5" office:value-type="float" office:value="84.48234" calcext:value-type="float">
            <text:p>84.5 </text:p>
          </table:table-cell>
          <table:table-cell table:style-name="ce5" office:value-type="float" office:value="76.90865" calcext:value-type="float">
            <text:p>76.9 </text:p>
          </table:table-cell>
          <table:table-cell table:style-name="ce5" office:value-type="float" office:value="74.91153" calcext:value-type="float">
            <text:p>74.9 </text:p>
          </table:table-cell>
          <table:table-cell table:style-name="ce5" office:value-type="float" office:value="82.59254" calcext:value-type="float">
            <text:p>82.6 </text:p>
          </table:table-cell>
          <table:table-cell table:style-name="ce5" office:value-type="float" office:value="76.19105" calcext:value-type="float">
            <text:p>76.2 </text:p>
          </table:table-cell>
          <table:table-cell table:style-name="ce5" office:value-type="float" office:value="83.07333" calcext:value-type="float">
            <text:p>83.1 </text:p>
          </table:table-cell>
          <table:table-cell table:style-name="ce5" office:value-type="float" office:value="83.19548" calcext:value-type="float">
            <text:p>83.2 </text:p>
          </table:table-cell>
          <table:table-cell table:style-name="ce5" office:value-type="float" office:value="81.02766" calcext:value-type="float">
            <text:p>81.0 </text:p>
          </table:table-cell>
          <table:table-cell table:style-name="ce5" office:value-type="float" office:value="86.87309" calcext:value-type="float">
            <text:p>86.9 </text:p>
          </table:table-cell>
          <table:table-cell table:style-name="ce5" office:value-type="float" office:value="77.54808" calcext:value-type="float">
            <text:p>77.5 </text:p>
          </table:table-cell>
          <table:table-cell table:style-name="ce5" office:value-type="float" office:value="85.51" calcext:value-type="float">
            <text:p>85.5 </text:p>
          </table:table-cell>
          <table:table-cell table:style-name="ce5" office:value-type="float" office:value="87.71673" calcext:value-type="float">
            <text:p>87.7 </text:p>
          </table:table-cell>
          <table:table-cell table:style-name="ce5" office:value-type="float" office:value="94.03799" calcext:value-type="float">
            <text:p>94.0 </text:p>
          </table:table-cell>
          <table:table-cell table:style-name="ce5" office:value-type="float" office:value="81.1" calcext:value-type="float">
            <text:p>81.1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Q3</text:p>
          </table:table-cell>
          <table:table-cell office:value-type="float" office:value="77.08147" calcext:value-type="float">
            <text:p>77.1 </text:p>
          </table:table-cell>
          <table:table-cell office:value-type="float" office:value="84.08851" calcext:value-type="float">
            <text:p>84.1 </text:p>
          </table:table-cell>
          <table:table-cell office:value-type="float" office:value="83.72264" calcext:value-type="float">
            <text:p>83.7 </text:p>
          </table:table-cell>
          <table:table-cell office:value-type="float" office:value="84.76627" calcext:value-type="float">
            <text:p>84.8 </text:p>
          </table:table-cell>
          <table:table-cell office:value-type="float" office:value="71.21223" calcext:value-type="float">
            <text:p>71.2 </text:p>
          </table:table-cell>
          <table:table-cell office:value-type="float" office:value="72.53397" calcext:value-type="float">
            <text:p>72.5 </text:p>
          </table:table-cell>
          <table:table-cell office:value-type="float" office:value="57.30445" calcext:value-type="float">
            <text:p>57.3 </text:p>
          </table:table-cell>
          <table:table-cell office:value-type="float" office:value="85.73333" calcext:value-type="float">
            <text:p>85.7 </text:p>
          </table:table-cell>
          <table:table-cell office:value-type="float" office:value="83.13333" calcext:value-type="float">
            <text:p>83.1 </text:p>
          </table:table-cell>
          <table:table-cell office:value-type="float" office:value="82.83874" calcext:value-type="float">
            <text:p>82.8 </text:p>
          </table:table-cell>
          <table:table-cell office:value-type="float" office:value="88.04667" calcext:value-type="float">
            <text:p>88.0 </text:p>
          </table:table-cell>
          <table:table-cell office:value-type="string" calcext:value-type="string">
            <text:p>..</text:p>
          </table:table-cell>
          <table:table-cell office:value-type="float" office:value="76.2577" calcext:value-type="float">
            <text:p>76.3 </text:p>
          </table:table-cell>
          <table:table-cell office:value-type="float" office:value="89.99148" calcext:value-type="float">
            <text:p>90.0 </text:p>
          </table:table-cell>
          <table:table-cell office:value-type="float" office:value="86.98009" calcext:value-type="float">
            <text:p>87.0 </text:p>
          </table:table-cell>
          <table:table-cell office:value-type="float" office:value="87.42498" calcext:value-type="float">
            <text:p>87.4 </text:p>
          </table:table-cell>
          <table:table-cell office:value-type="float" office:value="98.6" calcext:value-type="float">
            <text:p>98.6 </text:p>
          </table:table-cell>
          <table:table-cell office:value-type="float" office:value="84.85497" calcext:value-type="float">
            <text:p>84.9 </text:p>
          </table:table-cell>
          <table:table-cell office:value-type="float" office:value="79.76645" calcext:value-type="float">
            <text:p>79.8 </text:p>
          </table:table-cell>
          <table:table-cell office:value-type="float" office:value="77.36124" calcext:value-type="float">
            <text:p>77.4 </text:p>
          </table:table-cell>
          <table:table-cell office:value-type="float" office:value="82.84999" calcext:value-type="float">
            <text:p>82.8 </text:p>
          </table:table-cell>
          <table:table-cell office:value-type="float" office:value="76.67948" calcext:value-type="float">
            <text:p>76.7 </text:p>
          </table:table-cell>
          <table:table-cell office:value-type="float" office:value="83.49667" calcext:value-type="float">
            <text:p>83.5 </text:p>
          </table:table-cell>
          <table:table-cell office:value-type="float" office:value="83.84103" calcext:value-type="float">
            <text:p>83.8 </text:p>
          </table:table-cell>
          <table:table-cell office:value-type="float" office:value="81.10672" calcext:value-type="float">
            <text:p>81.1 </text:p>
          </table:table-cell>
          <table:table-cell office:value-type="float" office:value="87.29447" calcext:value-type="float">
            <text:p>87.3 </text:p>
          </table:table-cell>
          <table:table-cell office:value-type="float" office:value="78.36741" calcext:value-type="float">
            <text:p>78.4 </text:p>
          </table:table-cell>
          <table:table-cell office:value-type="float" office:value="88.15" calcext:value-type="float">
            <text:p>88.2 </text:p>
          </table:table-cell>
          <table:table-cell office:value-type="float" office:value="88.63104" calcext:value-type="float">
            <text:p>88.6 </text:p>
          </table:table-cell>
          <table:table-cell office:value-type="float" office:value="94.07544" calcext:value-type="float">
            <text:p>94.1 </text:p>
          </table:table-cell>
          <table:table-cell office:value-type="float" office:value="81.8" calcext:value-type="float">
            <text:p>81.8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7Q4</text:p>
          </table:table-cell>
          <table:table-cell table:style-name="ce5" office:value-type="float" office:value="78.06625" calcext:value-type="float">
            <text:p>78.1 </text:p>
          </table:table-cell>
          <table:table-cell table:style-name="ce5" office:value-type="float" office:value="83.35848" calcext:value-type="float">
            <text:p>83.4 </text:p>
          </table:table-cell>
          <table:table-cell table:style-name="ce5" office:value-type="float" office:value="83.55665" calcext:value-type="float">
            <text:p>83.6 </text:p>
          </table:table-cell>
          <table:table-cell table:style-name="ce5" office:value-type="float" office:value="85.25512" calcext:value-type="float">
            <text:p>85.3 </text:p>
          </table:table-cell>
          <table:table-cell table:style-name="ce5" office:value-type="float" office:value="72.90491" calcext:value-type="float">
            <text:p>72.9 </text:p>
          </table:table-cell>
          <table:table-cell table:style-name="ce5" office:value-type="float" office:value="73.08755" calcext:value-type="float">
            <text:p>73.1 </text:p>
          </table:table-cell>
          <table:table-cell table:style-name="ce5" office:value-type="float" office:value="58.84072" calcext:value-type="float">
            <text:p>58.8 </text:p>
          </table:table-cell>
          <table:table-cell table:style-name="ce5" office:value-type="float" office:value="85.43333" calcext:value-type="float">
            <text:p>85.4 </text:p>
          </table:table-cell>
          <table:table-cell table:style-name="ce5" office:value-type="float" office:value="83.1" calcext:value-type="float">
            <text:p>83.1 </text:p>
          </table:table-cell>
          <table:table-cell table:style-name="ce5" office:value-type="float" office:value="84.50449" calcext:value-type="float">
            <text:p>84.5 </text:p>
          </table:table-cell>
          <table:table-cell table:style-name="ce5" office:value-type="float" office:value="88.07333" calcext:value-type="float">
            <text:p>88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6.42519" calcext:value-type="float">
            <text:p>76.4 </text:p>
          </table:table-cell>
          <table:table-cell table:style-name="ce5" office:value-type="float" office:value="90.23018" calcext:value-type="float">
            <text:p>90.2 </text:p>
          </table:table-cell>
          <table:table-cell table:style-name="ce5" office:value-type="float" office:value="86.47183" calcext:value-type="float">
            <text:p>86.5 </text:p>
          </table:table-cell>
          <table:table-cell table:style-name="ce5" office:value-type="float" office:value="87.48663" calcext:value-type="float">
            <text:p>87.5 </text:p>
          </table:table-cell>
          <table:table-cell table:style-name="ce5" office:value-type="float" office:value="98.43333" calcext:value-type="float">
            <text:p>98.4 </text:p>
          </table:table-cell>
          <table:table-cell table:style-name="ce5" office:value-type="float" office:value="85.17473" calcext:value-type="float">
            <text:p>85.2 </text:p>
          </table:table-cell>
          <table:table-cell table:style-name="ce5" office:value-type="float" office:value="83.16627" calcext:value-type="float">
            <text:p>83.2 </text:p>
          </table:table-cell>
          <table:table-cell table:style-name="ce5" office:value-type="float" office:value="78.74427" calcext:value-type="float">
            <text:p>78.7 </text:p>
          </table:table-cell>
          <table:table-cell table:style-name="ce5" office:value-type="float" office:value="83.26606" calcext:value-type="float">
            <text:p>83.3 </text:p>
          </table:table-cell>
          <table:table-cell table:style-name="ce5" office:value-type="float" office:value="78.18495" calcext:value-type="float">
            <text:p>78.2 </text:p>
          </table:table-cell>
          <table:table-cell table:style-name="ce5" office:value-type="float" office:value="83.29" calcext:value-type="float">
            <text:p>83.3 </text:p>
          </table:table-cell>
          <table:table-cell table:style-name="ce5" office:value-type="float" office:value="84.72867" calcext:value-type="float">
            <text:p>84.7 </text:p>
          </table:table-cell>
          <table:table-cell table:style-name="ce5" office:value-type="float" office:value="81.23847" calcext:value-type="float">
            <text:p>81.2 </text:p>
          </table:table-cell>
          <table:table-cell table:style-name="ce5" office:value-type="float" office:value="87.62834" calcext:value-type="float">
            <text:p>87.6 </text:p>
          </table:table-cell>
          <table:table-cell table:style-name="ce5" office:value-type="float" office:value="79.14122" calcext:value-type="float">
            <text:p>79.1 </text:p>
          </table:table-cell>
          <table:table-cell table:style-name="ce5" office:value-type="float" office:value="87.46" calcext:value-type="float">
            <text:p>87.5 </text:p>
          </table:table-cell>
          <table:table-cell table:style-name="ce5" office:value-type="float" office:value="88.61712" calcext:value-type="float">
            <text:p>88.6 </text:p>
          </table:table-cell>
          <table:table-cell table:style-name="ce5" office:value-type="float" office:value="94.19676" calcext:value-type="float">
            <text:p>94.2 </text:p>
          </table:table-cell>
          <table:table-cell table:style-name="ce5" office:value-type="float" office:value="82.2" calcext:value-type="float">
            <text:p>82.2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Q1</text:p>
          </table:table-cell>
          <table:table-cell office:value-type="float" office:value="79.05103" calcext:value-type="float">
            <text:p>79.1 </text:p>
          </table:table-cell>
          <table:table-cell office:value-type="float" office:value="83.95332" calcext:value-type="float">
            <text:p>84.0 </text:p>
          </table:table-cell>
          <table:table-cell office:value-type="float" office:value="84.08015" calcext:value-type="float">
            <text:p>84.1 </text:p>
          </table:table-cell>
          <table:table-cell office:value-type="float" office:value="85.59731" calcext:value-type="float">
            <text:p>85.6 </text:p>
          </table:table-cell>
          <table:table-cell office:value-type="float" office:value="74.64271" calcext:value-type="float">
            <text:p>74.6 </text:p>
          </table:table-cell>
          <table:table-cell office:value-type="float" office:value="74.75345" calcext:value-type="float">
            <text:p>74.8 </text:p>
          </table:table-cell>
          <table:table-cell office:value-type="float" office:value="60.778" calcext:value-type="float">
            <text:p>60.8 </text:p>
          </table:table-cell>
          <table:table-cell office:value-type="float" office:value="89.23333" calcext:value-type="float">
            <text:p>89.2 </text:p>
          </table:table-cell>
          <table:table-cell office:value-type="float" office:value="84.6" calcext:value-type="float">
            <text:p>84.6 </text:p>
          </table:table-cell>
          <table:table-cell office:value-type="float" office:value="87.14073" calcext:value-type="float">
            <text:p>87.1 </text:p>
          </table:table-cell>
          <table:table-cell office:value-type="float" office:value="88.7" calcext:value-type="float">
            <text:p>88.7 </text:p>
          </table:table-cell>
          <table:table-cell office:value-type="string" calcext:value-type="string">
            <text:p>..</text:p>
          </table:table-cell>
          <table:table-cell office:value-type="float" office:value="78.21978" calcext:value-type="float">
            <text:p>78.2 </text:p>
          </table:table-cell>
          <table:table-cell office:value-type="float" office:value="91.3555" calcext:value-type="float">
            <text:p>91.4 </text:p>
          </table:table-cell>
          <table:table-cell office:value-type="float" office:value="86.43795" calcext:value-type="float">
            <text:p>86.4 </text:p>
          </table:table-cell>
          <table:table-cell office:value-type="float" office:value="88.37034" calcext:value-type="float">
            <text:p>88.4 </text:p>
          </table:table-cell>
          <table:table-cell office:value-type="float" office:value="98.4" calcext:value-type="float">
            <text:p>98.4 </text:p>
          </table:table-cell>
          <table:table-cell office:value-type="float" office:value="86.21439" calcext:value-type="float">
            <text:p>86.2 </text:p>
          </table:table-cell>
          <table:table-cell office:value-type="float" office:value="87.68735" calcext:value-type="float">
            <text:p>87.7 </text:p>
          </table:table-cell>
          <table:table-cell office:value-type="float" office:value="81.6" calcext:value-type="float">
            <text:p>81.6 </text:p>
          </table:table-cell>
          <table:table-cell office:value-type="float" office:value="84.17101" calcext:value-type="float">
            <text:p>84.2 </text:p>
          </table:table-cell>
          <table:table-cell office:value-type="float" office:value="79.40304" calcext:value-type="float">
            <text:p>79.4 </text:p>
          </table:table-cell>
          <table:table-cell office:value-type="float" office:value="84.40667" calcext:value-type="float">
            <text:p>84.4 </text:p>
          </table:table-cell>
          <table:table-cell office:value-type="float" office:value="85.05145" calcext:value-type="float">
            <text:p>85.1 </text:p>
          </table:table-cell>
          <table:table-cell office:value-type="float" office:value="83.00395" calcext:value-type="float">
            <text:p>83.0 </text:p>
          </table:table-cell>
          <table:table-cell office:value-type="float" office:value="88.83414" calcext:value-type="float">
            <text:p>88.8 </text:p>
          </table:table-cell>
          <table:table-cell office:value-type="float" office:value="81.84197" calcext:value-type="float">
            <text:p>81.8 </text:p>
          </table:table-cell>
          <table:table-cell office:value-type="float" office:value="88.90667" calcext:value-type="float">
            <text:p>88.9 </text:p>
          </table:table-cell>
          <table:table-cell office:value-type="float" office:value="89.90166" calcext:value-type="float">
            <text:p>89.9 </text:p>
          </table:table-cell>
          <table:table-cell office:value-type="float" office:value="94.82294" calcext:value-type="float">
            <text:p>94.8 </text:p>
          </table:table-cell>
          <table:table-cell office:value-type="float" office:value="82.7" calcext:value-type="float">
            <text:p>82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Q2</text:p>
          </table:table-cell>
          <table:table-cell table:style-name="ce5" office:value-type="float" office:value="80.39391" calcext:value-type="float">
            <text:p>80.4 </text:p>
          </table:table-cell>
          <table:table-cell table:style-name="ce5" office:value-type="float" office:value="84.71039" calcext:value-type="float">
            <text:p>84.7 </text:p>
          </table:table-cell>
          <table:table-cell table:style-name="ce5" office:value-type="float" office:value="84.44405" calcext:value-type="float">
            <text:p>84.4 </text:p>
          </table:table-cell>
          <table:table-cell table:style-name="ce5" office:value-type="float" office:value="86.89276" calcext:value-type="float">
            <text:p>86.9 </text:p>
          </table:table-cell>
          <table:table-cell table:style-name="ce5" office:value-type="float" office:value="76.09131" calcext:value-type="float">
            <text:p>76.1 </text:p>
          </table:table-cell>
          <table:table-cell table:style-name="ce5" office:value-type="float" office:value="75.9382" calcext:value-type="float">
            <text:p>75.9 </text:p>
          </table:table-cell>
          <table:table-cell table:style-name="ce5" office:value-type="float" office:value="62.79541" calcext:value-type="float">
            <text:p>62.8 </text:p>
          </table:table-cell>
          <table:table-cell table:style-name="ce5" office:value-type="float" office:value="90.1" calcext:value-type="float">
            <text:p>90.1 </text:p>
          </table:table-cell>
          <table:table-cell table:style-name="ce5" office:value-type="float" office:value="85.2" calcext:value-type="float">
            <text:p>85.2 </text:p>
          </table:table-cell>
          <table:table-cell table:style-name="ce5" office:value-type="float" office:value="88.76303" calcext:value-type="float">
            <text:p>88.8 </text:p>
          </table:table-cell>
          <table:table-cell table:style-name="ce5" office:value-type="float" office:value="89.3" calcext:value-type="float">
            <text:p>89.3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00939" calcext:value-type="float">
            <text:p>79.0 </text:p>
          </table:table-cell>
          <table:table-cell table:style-name="ce5" office:value-type="float" office:value="92.82182" calcext:value-type="float">
            <text:p>92.8 </text:p>
          </table:table-cell>
          <table:table-cell table:style-name="ce5" office:value-type="float" office:value="88.13215" calcext:value-type="float">
            <text:p>88.1 </text:p>
          </table:table-cell>
          <table:table-cell table:style-name="ce5" office:value-type="float" office:value="89.19239" calcext:value-type="float">
            <text:p>89.2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87.52058" calcext:value-type="float">
            <text:p>87.5 </text:p>
          </table:table-cell>
          <table:table-cell table:style-name="ce5" office:value-type="float" office:value="90.36034" calcext:value-type="float">
            <text:p>90.4 </text:p>
          </table:table-cell>
          <table:table-cell table:style-name="ce5" office:value-type="float" office:value="84.29397" calcext:value-type="float">
            <text:p>84.3 </text:p>
          </table:table-cell>
          <table:table-cell table:style-name="ce5" office:value-type="float" office:value="85.02656" calcext:value-type="float">
            <text:p>85.0 </text:p>
          </table:table-cell>
          <table:table-cell table:style-name="ce5" office:value-type="float" office:value="79.42312" calcext:value-type="float">
            <text:p>79.4 </text:p>
          </table:table-cell>
          <table:table-cell table:style-name="ce5" office:value-type="float" office:value="84.91333" calcext:value-type="float">
            <text:p>84.9 </text:p>
          </table:table-cell>
          <table:table-cell table:style-name="ce5" office:value-type="float" office:value="85.53561" calcext:value-type="float">
            <text:p>85.5 </text:p>
          </table:table-cell>
          <table:table-cell table:style-name="ce5" office:value-type="float" office:value="84.08432" calcext:value-type="float">
            <text:p>84.1 </text:p>
          </table:table-cell>
          <table:table-cell table:style-name="ce5" office:value-type="float" office:value="89.31387" calcext:value-type="float">
            <text:p>89.3 </text:p>
          </table:table-cell>
          <table:table-cell table:style-name="ce5" office:value-type="float" office:value="82.46406" calcext:value-type="float">
            <text:p>82.5 </text:p>
          </table:table-cell>
          <table:table-cell table:style-name="ce5" office:value-type="float" office:value="90.18" calcext:value-type="float">
            <text:p>90.2 </text:p>
          </table:table-cell>
          <table:table-cell table:style-name="ce5" office:value-type="float" office:value="90.97984" calcext:value-type="float">
            <text:p>91.0 </text:p>
          </table:table-cell>
          <table:table-cell table:style-name="ce5" office:value-type="float" office:value="95.46626" calcext:value-type="float">
            <text:p>95.5 </text:p>
          </table:table-cell>
          <table:table-cell table:style-name="ce5" office:value-type="float" office:value="83.9" calcext:value-type="float">
            <text:p>83.9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Q3</text:p>
          </table:table-cell>
          <table:table-cell office:value-type="float" office:value="81.55775" calcext:value-type="float">
            <text:p>81.6 </text:p>
          </table:table-cell>
          <table:table-cell office:value-type="float" office:value="86.00822" calcext:value-type="float">
            <text:p>86.0 </text:p>
          </table:table-cell>
          <table:table-cell office:value-type="float" office:value="85.69855" calcext:value-type="float">
            <text:p>85.7 </text:p>
          </table:table-cell>
          <table:table-cell office:value-type="float" office:value="87.69936" calcext:value-type="float">
            <text:p>87.7 </text:p>
          </table:table-cell>
          <table:table-cell office:value-type="float" office:value="78.29074" calcext:value-type="float">
            <text:p>78.3 </text:p>
          </table:table-cell>
          <table:table-cell office:value-type="float" office:value="76.73494" calcext:value-type="float">
            <text:p>76.7 </text:p>
          </table:table-cell>
          <table:table-cell office:value-type="float" office:value="65.05769" calcext:value-type="float">
            <text:p>65.1 </text:p>
          </table:table-cell>
          <table:table-cell office:value-type="float" office:value="91.36667" calcext:value-type="float">
            <text:p>91.4 </text:p>
          </table:table-cell>
          <table:table-cell office:value-type="float" office:value="85.83334" calcext:value-type="float">
            <text:p>85.8 </text:p>
          </table:table-cell>
          <table:table-cell office:value-type="float" office:value="90.67503" calcext:value-type="float">
            <text:p>90.7 </text:p>
          </table:table-cell>
          <table:table-cell office:value-type="float" office:value="90.07333" calcext:value-type="float">
            <text:p>90.1 </text:p>
          </table:table-cell>
          <table:table-cell office:value-type="string" calcext:value-type="string">
            <text:p>..</text:p>
          </table:table-cell>
          <table:table-cell office:value-type="float" office:value="80.08614" calcext:value-type="float">
            <text:p>80.1 </text:p>
          </table:table-cell>
          <table:table-cell office:value-type="float" office:value="94.52686" calcext:value-type="float">
            <text:p>94.5 </text:p>
          </table:table-cell>
          <table:table-cell office:value-type="float" office:value="89.92799" calcext:value-type="float">
            <text:p>89.9 </text:p>
          </table:table-cell>
          <table:table-cell office:value-type="float" office:value="90.1994" calcext:value-type="float">
            <text:p>90.2 </text:p>
          </table:table-cell>
          <table:table-cell office:value-type="float" office:value="99.03333" calcext:value-type="float">
            <text:p>99.0 </text:p>
          </table:table-cell>
          <table:table-cell office:value-type="float" office:value="88.15938" calcext:value-type="float">
            <text:p>88.2 </text:p>
          </table:table-cell>
          <table:table-cell office:value-type="float" office:value="93.07442" calcext:value-type="float">
            <text:p>93.1 </text:p>
          </table:table-cell>
          <table:table-cell office:value-type="float" office:value="86.6064" calcext:value-type="float">
            <text:p>86.6 </text:p>
          </table:table-cell>
          <table:table-cell office:value-type="float" office:value="85.45042" calcext:value-type="float">
            <text:p>85.5 </text:p>
          </table:table-cell>
          <table:table-cell office:value-type="float" office:value="80.39688" calcext:value-type="float">
            <text:p>80.4 </text:p>
          </table:table-cell>
          <table:table-cell office:value-type="float" office:value="85.8" calcext:value-type="float">
            <text:p>85.8 </text:p>
          </table:table-cell>
          <table:table-cell office:value-type="float" office:value="86.9074" calcext:value-type="float">
            <text:p>86.9 </text:p>
          </table:table-cell>
          <table:table-cell office:value-type="float" office:value="84.95389" calcext:value-type="float">
            <text:p>85.0 </text:p>
          </table:table-cell>
          <table:table-cell office:value-type="float" office:value="89.75471" calcext:value-type="float">
            <text:p>89.8 </text:p>
          </table:table-cell>
          <table:table-cell office:value-type="float" office:value="84.2241" calcext:value-type="float">
            <text:p>84.2 </text:p>
          </table:table-cell>
          <table:table-cell office:value-type="float" office:value="92.70333" calcext:value-type="float">
            <text:p>92.7 </text:p>
          </table:table-cell>
          <table:table-cell office:value-type="float" office:value="92.22226" calcext:value-type="float">
            <text:p>92.2 </text:p>
          </table:table-cell>
          <table:table-cell office:value-type="float" office:value="95.91106" calcext:value-type="float">
            <text:p>95.9 </text:p>
          </table:table-cell>
          <table:table-cell office:value-type="float" office:value="84.9" calcext:value-type="float">
            <text:p>84.9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8Q4</text:p>
          </table:table-cell>
          <table:table-cell table:style-name="ce5" office:value-type="float" office:value="82.00537" calcext:value-type="float">
            <text:p>82.0 </text:p>
          </table:table-cell>
          <table:table-cell table:style-name="ce5" office:value-type="float" office:value="85.33226" calcext:value-type="float">
            <text:p>85.3 </text:p>
          </table:table-cell>
          <table:table-cell table:style-name="ce5" office:value-type="float" office:value="86.11034" calcext:value-type="float">
            <text:p>86.1 </text:p>
          </table:table-cell>
          <table:table-cell table:style-name="ce5" office:value-type="float" office:value="88.01711" calcext:value-type="float">
            <text:p>88.0 </text:p>
          </table:table-cell>
          <table:table-cell table:style-name="ce5" office:value-type="float" office:value="79.5828" calcext:value-type="float">
            <text:p>79.6 </text:p>
          </table:table-cell>
          <table:table-cell table:style-name="ce5" office:value-type="float" office:value="77.34025" calcext:value-type="float">
            <text:p>77.3 </text:p>
          </table:table-cell>
          <table:table-cell table:style-name="ce5" office:value-type="float" office:value="67.34207" calcext:value-type="float">
            <text:p>67.3 </text:p>
          </table:table-cell>
          <table:table-cell table:style-name="ce5" office:value-type="float" office:value="90.8" calcext:value-type="float">
            <text:p>90.8 </text:p>
          </table:table-cell>
          <table:table-cell table:style-name="ce5" office:value-type="float" office:value="85.8" calcext:value-type="float">
            <text:p>85.8 </text:p>
          </table:table-cell>
          <table:table-cell table:style-name="ce5" office:value-type="float" office:value="90.80539" calcext:value-type="float">
            <text:p>90.8 </text:p>
          </table:table-cell>
          <table:table-cell table:style-name="ce5" office:value-type="float" office:value="90.14" calcext:value-type="float">
            <text:p>90.1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79.77508" calcext:value-type="float">
            <text:p>79.8 </text:p>
          </table:table-cell>
          <table:table-cell table:style-name="ce5" office:value-type="float" office:value="94.11765" calcext:value-type="float">
            <text:p>94.1 </text:p>
          </table:table-cell>
          <table:table-cell table:style-name="ce5" office:value-type="float" office:value="90.30072" calcext:value-type="float">
            <text:p>90.3 </text:p>
          </table:table-cell>
          <table:table-cell table:style-name="ce5" office:value-type="float" office:value="90.13775" calcext:value-type="float">
            <text:p>90.1 </text:p>
          </table:table-cell>
          <table:table-cell table:style-name="ce5" office:value-type="float" office:value="98.8" calcext:value-type="float">
            <text:p>98.8 </text:p>
          </table:table-cell>
          <table:table-cell table:style-name="ce5" office:value-type="float" office:value="88.61275" calcext:value-type="float">
            <text:p>88.6 </text:p>
          </table:table-cell>
          <table:table-cell table:style-name="ce5" office:value-type="float" office:value="94.77543" calcext:value-type="float">
            <text:p>94.8 </text:p>
          </table:table-cell>
          <table:table-cell table:style-name="ce5" office:value-type="float" office:value="88.18806" calcext:value-type="float">
            <text:p>88.2 </text:p>
          </table:table-cell>
          <table:table-cell table:style-name="ce5" office:value-type="float" office:value="85.74948" calcext:value-type="float">
            <text:p>85.7 </text:p>
          </table:table-cell>
          <table:table-cell table:style-name="ce5" office:value-type="float" office:value="82.3734" calcext:value-type="float">
            <text:p>82.4 </text:p>
          </table:table-cell>
          <table:table-cell table:style-name="ce5" office:value-type="float" office:value="85.75333" calcext:value-type="float">
            <text:p>85.8 </text:p>
          </table:table-cell>
          <table:table-cell table:style-name="ce5" office:value-type="float" office:value="87.95643" calcext:value-type="float">
            <text:p>88.0 </text:p>
          </table:table-cell>
          <table:table-cell table:style-name="ce5" office:value-type="float" office:value="85.2701" calcext:value-type="float">
            <text:p>85.3 </text:p>
          </table:table-cell>
          <table:table-cell table:style-name="ce5" office:value-type="float" office:value="90.25388" calcext:value-type="float">
            <text:p>90.3 </text:p>
          </table:table-cell>
          <table:table-cell table:style-name="ce5" office:value-type="float" office:value="86.68209" calcext:value-type="float">
            <text:p>86.7 </text:p>
          </table:table-cell>
          <table:table-cell table:style-name="ce5" office:value-type="float" office:value="91.19334" calcext:value-type="float">
            <text:p>91.2 </text:p>
          </table:table-cell>
          <table:table-cell table:style-name="ce5" office:value-type="float" office:value="92.11301" calcext:value-type="float">
            <text:p>92.1 </text:p>
          </table:table-cell>
          <table:table-cell table:style-name="ce5" office:value-type="float" office:value="96.16725" calcext:value-type="float">
            <text:p>96.2 </text:p>
          </table:table-cell>
          <table:table-cell table:style-name="ce5" office:value-type="float" office:value="85.4" calcext:value-type="float">
            <text:p>85.4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Q1</text:p>
          </table:table-cell>
          <table:table-cell office:value-type="float" office:value="81.46822" calcext:value-type="float">
            <text:p>81.5 </text:p>
          </table:table-cell>
          <table:table-cell office:value-type="float" office:value="85.9271" calcext:value-type="float">
            <text:p>85.9 </text:p>
          </table:table-cell>
          <table:table-cell office:value-type="float" office:value="86.84452" calcext:value-type="float">
            <text:p>86.8 </text:p>
          </table:table-cell>
          <table:table-cell office:value-type="float" office:value="88.06599" calcext:value-type="float">
            <text:p>88.1 </text:p>
          </table:table-cell>
          <table:table-cell office:value-type="float" office:value="78.39804" calcext:value-type="float">
            <text:p>78.4 </text:p>
          </table:table-cell>
          <table:table-cell office:value-type="float" office:value="78.86905" calcext:value-type="float">
            <text:p>78.9 </text:p>
          </table:table-cell>
          <table:table-cell office:value-type="float" office:value="70.31689" calcext:value-type="float">
            <text:p>70.3 </text:p>
          </table:table-cell>
          <table:table-cell office:value-type="float" office:value="92.4" calcext:value-type="float">
            <text:p>92.4 </text:p>
          </table:table-cell>
          <table:table-cell office:value-type="float" office:value="87.46667" calcext:value-type="float">
            <text:p>87.5 </text:p>
          </table:table-cell>
          <table:table-cell office:value-type="float" office:value="91.25443" calcext:value-type="float">
            <text:p>91.3 </text:p>
          </table:table-cell>
          <table:table-cell office:value-type="float" office:value="90.94" calcext:value-type="float">
            <text:p>90.9 </text:p>
          </table:table-cell>
          <table:table-cell office:value-type="float" office:value="97.44958" calcext:value-type="float">
            <text:p>97.4 </text:p>
          </table:table-cell>
          <table:table-cell office:value-type="float" office:value="80.85183" calcext:value-type="float">
            <text:p>80.9 </text:p>
          </table:table-cell>
          <table:table-cell office:value-type="float" office:value="90.94629" calcext:value-type="float">
            <text:p>90.9 </text:p>
          </table:table-cell>
          <table:table-cell office:value-type="float" office:value="90.60567" calcext:value-type="float">
            <text:p>90.6 </text:p>
          </table:table-cell>
          <table:table-cell office:value-type="float" office:value="90.2405" calcext:value-type="float">
            <text:p>90.2 </text:p>
          </table:table-cell>
          <table:table-cell office:value-type="float" office:value="98.6" calcext:value-type="float">
            <text:p>98.6 </text:p>
          </table:table-cell>
          <table:table-cell office:value-type="float" office:value="89.0397" calcext:value-type="float">
            <text:p>89.0 </text:p>
          </table:table-cell>
          <table:table-cell office:value-type="float" office:value="98.03244" calcext:value-type="float">
            <text:p>98.0 </text:p>
          </table:table-cell>
          <table:table-cell office:value-type="float" office:value="91.0281" calcext:value-type="float">
            <text:p>91.0 </text:p>
          </table:table-cell>
          <table:table-cell office:value-type="float" office:value="86.70644" calcext:value-type="float">
            <text:p>86.7 </text:p>
          </table:table-cell>
          <table:table-cell office:value-type="float" office:value="83.21486" calcext:value-type="float">
            <text:p>83.2 </text:p>
          </table:table-cell>
          <table:table-cell office:value-type="float" office:value="86.62334" calcext:value-type="float">
            <text:p>86.6 </text:p>
          </table:table-cell>
          <table:table-cell office:value-type="float" office:value="87.55296" calcext:value-type="float">
            <text:p>87.6 </text:p>
          </table:table-cell>
          <table:table-cell office:value-type="float" office:value="86.50856" calcext:value-type="float">
            <text:p>86.5 </text:p>
          </table:table-cell>
          <table:table-cell office:value-type="float" office:value="90.47106" calcext:value-type="float">
            <text:p>90.5 </text:p>
          </table:table-cell>
          <table:table-cell office:value-type="float" office:value="87.51659" calcext:value-type="float">
            <text:p>87.5 </text:p>
          </table:table-cell>
          <table:table-cell office:value-type="float" office:value="91.83667" calcext:value-type="float">
            <text:p>91.8 </text:p>
          </table:table-cell>
          <table:table-cell office:value-type="float" office:value="92.78206" calcext:value-type="float">
            <text:p>92.8 </text:p>
          </table:table-cell>
          <table:table-cell office:value-type="float" office:value="96.52746" calcext:value-type="float">
            <text:p>96.5 </text:p>
          </table:table-cell>
          <table:table-cell office:value-type="float" office:value="85.7" calcext:value-type="float">
            <text:p>85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Q2</text:p>
          </table:table-cell>
          <table:table-cell table:style-name="ce5" office:value-type="float" office:value="81.64727" calcext:value-type="float">
            <text:p>81.6 </text:p>
          </table:table-cell>
          <table:table-cell table:style-name="ce5" office:value-type="float" office:value="86.33267" calcext:value-type="float">
            <text:p>86.3 </text:p>
          </table:table-cell>
          <table:table-cell table:style-name="ce5" office:value-type="float" office:value="87.36164" calcext:value-type="float">
            <text:p>87.4 </text:p>
          </table:table-cell>
          <table:table-cell table:style-name="ce5" office:value-type="float" office:value="88.84815" calcext:value-type="float">
            <text:p>88.8 </text:p>
          </table:table-cell>
          <table:table-cell table:style-name="ce5" office:value-type="float" office:value="77.8972" calcext:value-type="float">
            <text:p>77.9 </text:p>
          </table:table-cell>
          <table:table-cell table:style-name="ce5" office:value-type="float" office:value="79.69682" calcext:value-type="float">
            <text:p>79.7 </text:p>
          </table:table-cell>
          <table:table-cell table:style-name="ce5" office:value-type="float" office:value="71.305" calcext:value-type="float">
            <text:p>71.3 </text:p>
          </table:table-cell>
          <table:table-cell table:style-name="ce5" office:value-type="float" office:value="92.63333" calcext:value-type="float">
            <text:p>92.6 </text:p>
          </table:table-cell>
          <table:table-cell table:style-name="ce5" office:value-type="float" office:value="88.03333" calcext:value-type="float">
            <text:p>88.0 </text:p>
          </table:table-cell>
          <table:table-cell table:style-name="ce5" office:value-type="float" office:value="90.57364" calcext:value-type="float">
            <text:p>90.6 </text:p>
          </table:table-cell>
          <table:table-cell table:style-name="ce5" office:value-type="float" office:value="91.51334" calcext:value-type="float">
            <text:p>91.5 </text:p>
          </table:table-cell>
          <table:table-cell table:style-name="ce5" office:value-type="float" office:value="98.00837" calcext:value-type="float">
            <text:p>98.0 </text:p>
          </table:table-cell>
          <table:table-cell table:style-name="ce5" office:value-type="float" office:value="82.02428" calcext:value-type="float">
            <text:p>82.0 </text:p>
          </table:table-cell>
          <table:table-cell table:style-name="ce5" office:value-type="float" office:value="88.55925" calcext:value-type="float">
            <text:p>88.6 </text:p>
          </table:table-cell>
          <table:table-cell table:style-name="ce5" office:value-type="float" office:value="91.96104" calcext:value-type="float">
            <text:p>92.0 </text:p>
          </table:table-cell>
          <table:table-cell table:style-name="ce5" office:value-type="float" office:value="90.93925" calcext:value-type="float">
            <text:p>90.9 </text:p>
          </table:table-cell>
          <table:table-cell table:style-name="ce5" office:value-type="float" office:value="98.53333" calcext:value-type="float">
            <text:p>98.5 </text:p>
          </table:table-cell>
          <table:table-cell table:style-name="ce5" office:value-type="float" office:value="89.57168" calcext:value-type="float">
            <text:p>89.6 </text:p>
          </table:table-cell>
          <table:table-cell table:style-name="ce5" office:value-type="float" office:value="97.97948" calcext:value-type="float">
            <text:p>98.0 </text:p>
          </table:table-cell>
          <table:table-cell table:style-name="ce5" office:value-type="float" office:value="91.31567" calcext:value-type="float">
            <text:p>91.3 </text:p>
          </table:table-cell>
          <table:table-cell table:style-name="ce5" office:value-type="float" office:value="86.97948" calcext:value-type="float">
            <text:p>87.0 </text:p>
          </table:table-cell>
          <table:table-cell table:style-name="ce5" office:value-type="float" office:value="82.65022" calcext:value-type="float">
            <text:p>82.7 </text:p>
          </table:table-cell>
          <table:table-cell table:style-name="ce5" office:value-type="float" office:value="87.12" calcext:value-type="float">
            <text:p>87.1 </text:p>
          </table:table-cell>
          <table:table-cell table:style-name="ce5" office:value-type="float" office:value="86.82671" calcext:value-type="float">
            <text:p>86.8 </text:p>
          </table:table-cell>
          <table:table-cell table:style-name="ce5" office:value-type="float" office:value="87.43083" calcext:value-type="float">
            <text:p>87.4 </text:p>
          </table:table-cell>
          <table:table-cell table:style-name="ce5" office:value-type="float" office:value="90.9994" calcext:value-type="float">
            <text:p>91.0 </text:p>
          </table:table-cell>
          <table:table-cell table:style-name="ce5" office:value-type="float" office:value="87.97178" calcext:value-type="float">
            <text:p>88.0 </text:p>
          </table:table-cell>
          <table:table-cell table:style-name="ce5" office:value-type="float" office:value="92.7" calcext:value-type="float">
            <text:p>92.7 </text:p>
          </table:table-cell>
          <table:table-cell table:style-name="ce5" office:value-type="float" office:value="93.42861" calcext:value-type="float">
            <text:p>93.4 </text:p>
          </table:table-cell>
          <table:table-cell table:style-name="ce5" office:value-type="float" office:value="96.79639" calcext:value-type="float">
            <text:p>96.8 </text:p>
          </table:table-cell>
          <table:table-cell table:style-name="ce5" office:value-type="float" office:value="86.3" calcext:value-type="float">
            <text:p>86.3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Q3</text:p>
          </table:table-cell>
          <table:table-cell office:value-type="float" office:value="82.453" calcext:value-type="float">
            <text:p>82.5 </text:p>
          </table:table-cell>
          <table:table-cell office:value-type="float" office:value="87.17085" calcext:value-type="float">
            <text:p>87.2 </text:p>
          </table:table-cell>
          <table:table-cell office:value-type="float" office:value="88.00645" calcext:value-type="float">
            <text:p>88.0 </text:p>
          </table:table-cell>
          <table:table-cell office:value-type="float" office:value="89.23923" calcext:value-type="float">
            <text:p>89.2 </text:p>
          </table:table-cell>
          <table:table-cell office:value-type="float" office:value="77.38858" calcext:value-type="float">
            <text:p>77.4 </text:p>
          </table:table-cell>
          <table:table-cell office:value-type="float" office:value="80.19867" calcext:value-type="float">
            <text:p>80.2 </text:p>
          </table:table-cell>
          <table:table-cell office:value-type="float" office:value="72.06546" calcext:value-type="float">
            <text:p>72.1 </text:p>
          </table:table-cell>
          <table:table-cell office:value-type="float" office:value="93.26667" calcext:value-type="float">
            <text:p>93.3 </text:p>
          </table:table-cell>
          <table:table-cell office:value-type="float" office:value="88.56667" calcext:value-type="float">
            <text:p>88.6 </text:p>
          </table:table-cell>
          <table:table-cell office:value-type="float" office:value="91.29787" calcext:value-type="float">
            <text:p>91.3 </text:p>
          </table:table-cell>
          <table:table-cell office:value-type="float" office:value="92.08" calcext:value-type="float">
            <text:p>92.1 </text:p>
          </table:table-cell>
          <table:table-cell office:value-type="float" office:value="98.70178" calcext:value-type="float">
            <text:p>98.7 </text:p>
          </table:table-cell>
          <table:table-cell office:value-type="float" office:value="84.89561" calcext:value-type="float">
            <text:p>84.9 </text:p>
          </table:table-cell>
          <table:table-cell office:value-type="float" office:value="88.08184" calcext:value-type="float">
            <text:p>88.1 </text:p>
          </table:table-cell>
          <table:table-cell office:value-type="float" office:value="93.9263" calcext:value-type="float">
            <text:p>93.9 </text:p>
          </table:table-cell>
          <table:table-cell office:value-type="float" office:value="91.65854" calcext:value-type="float">
            <text:p>91.7 </text:p>
          </table:table-cell>
          <table:table-cell office:value-type="float" office:value="98.66666" calcext:value-type="float">
            <text:p>98.7 </text:p>
          </table:table-cell>
          <table:table-cell office:value-type="float" office:value="90.05221" calcext:value-type="float">
            <text:p>90.1 </text:p>
          </table:table-cell>
          <table:table-cell office:value-type="float" office:value="96.76761" calcext:value-type="float">
            <text:p>96.8 </text:p>
          </table:table-cell>
          <table:table-cell office:value-type="float" office:value="92.08887" calcext:value-type="float">
            <text:p>92.1 </text:p>
          </table:table-cell>
          <table:table-cell office:value-type="float" office:value="87.57239" calcext:value-type="float">
            <text:p>87.6 </text:p>
          </table:table-cell>
          <table:table-cell office:value-type="float" office:value="82.94693" calcext:value-type="float">
            <text:p>82.9 </text:p>
          </table:table-cell>
          <table:table-cell office:value-type="float" office:value="88.07" calcext:value-type="float">
            <text:p>88.1 </text:p>
          </table:table-cell>
          <table:table-cell office:value-type="float" office:value="88.2792" calcext:value-type="float">
            <text:p>88.3 </text:p>
          </table:table-cell>
          <table:table-cell office:value-type="float" office:value="88.4058" calcext:value-type="float">
            <text:p>88.4 </text:p>
          </table:table-cell>
          <table:table-cell office:value-type="float" office:value="91.37865" calcext:value-type="float">
            <text:p>91.4 </text:p>
          </table:table-cell>
          <table:table-cell office:value-type="float" office:value="89.36768" calcext:value-type="float">
            <text:p>89.4 </text:p>
          </table:table-cell>
          <table:table-cell office:value-type="float" office:value="95.00667" calcext:value-type="float">
            <text:p>95.0 </text:p>
          </table:table-cell>
          <table:table-cell office:value-type="float" office:value="94.00591" calcext:value-type="float">
            <text:p>94.0 </text:p>
          </table:table-cell>
          <table:table-cell office:value-type="float" office:value="96.87164" calcext:value-type="float">
            <text:p>96.9 </text:p>
          </table:table-cell>
          <table:table-cell office:value-type="float" office:value="86.7" calcext:value-type="float">
            <text:p>86.7 </text:p>
          </table:table-cell>
          <table:table-cell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09Q4</text:p>
          </table:table-cell>
          <table:table-cell table:style-name="ce5" office:value-type="float" office:value="83.1692" calcext:value-type="float">
            <text:p>83.2 </text:p>
          </table:table-cell>
          <table:table-cell table:style-name="ce5" office:value-type="float" office:value="86.46786" calcext:value-type="float">
            <text:p>86.5 </text:p>
          </table:table-cell>
          <table:table-cell table:style-name="ce5" office:value-type="float" office:value="87.80534" calcext:value-type="float">
            <text:p>87.8 </text:p>
          </table:table-cell>
          <table:table-cell table:style-name="ce5" office:value-type="float" office:value="89.38589" calcext:value-type="float">
            <text:p>89.4 </text:p>
          </table:table-cell>
          <table:table-cell table:style-name="ce5" office:value-type="float" office:value="77.72074" calcext:value-type="float">
            <text:p>77.7 </text:p>
          </table:table-cell>
          <table:table-cell table:style-name="ce5" office:value-type="float" office:value="80.52719" calcext:value-type="float">
            <text:p>80.5 </text:p>
          </table:table-cell>
          <table:table-cell table:style-name="ce5" office:value-type="float" office:value="72.47283" calcext:value-type="float">
            <text:p>72.5 </text:p>
          </table:table-cell>
          <table:table-cell table:style-name="ce5" office:value-type="float" office:value="92.56667" calcext:value-type="float">
            <text:p>92.6 </text:p>
          </table:table-cell>
          <table:table-cell table:style-name="ce5" office:value-type="float" office:value="88.3" calcext:value-type="float">
            <text:p>88.3 </text:p>
          </table:table-cell>
          <table:table-cell table:style-name="ce5" office:value-type="float" office:value="90.28394" calcext:value-type="float">
            <text:p>90.3 </text:p>
          </table:table-cell>
          <table:table-cell table:style-name="ce5" office:value-type="float" office:value="91.84666" calcext:value-type="float">
            <text:p>91.8 </text:p>
          </table:table-cell>
          <table:table-cell table:style-name="ce5" office:value-type="float" office:value="99.75407" calcext:value-type="float">
            <text:p>99.8 </text:p>
          </table:table-cell>
          <table:table-cell table:style-name="ce5" office:value-type="float" office:value="84.44099" calcext:value-type="float">
            <text:p>84.4 </text:p>
          </table:table-cell>
          <table:table-cell table:style-name="ce5" office:value-type="float" office:value="88.11594" calcext:value-type="float">
            <text:p>88.1 </text:p>
          </table:table-cell>
          <table:table-cell table:style-name="ce5" office:value-type="float" office:value="94.02795" calcext:value-type="float">
            <text:p>94.0 </text:p>
          </table:table-cell>
          <table:table-cell table:style-name="ce5" office:value-type="float" office:value="91.65854" calcext:value-type="float">
            <text:p>91.7 </text:p>
          </table:table-cell>
          <table:table-cell table:style-name="ce5" office:value-type="float" office:value="98.36667" calcext:value-type="float">
            <text:p>98.4 </text:p>
          </table:table-cell>
          <table:table-cell table:style-name="ce5" office:value-type="float" office:value="90.2655" calcext:value-type="float">
            <text:p>90.3 </text:p>
          </table:table-cell>
          <table:table-cell table:style-name="ce5" office:value-type="float" office:value="94.66853" calcext:value-type="float">
            <text:p>94.7 </text:p>
          </table:table-cell>
          <table:table-cell table:style-name="ce5" office:value-type="float" office:value="91.13087" calcext:value-type="float">
            <text:p>91.1 </text:p>
          </table:table-cell>
          <table:table-cell table:style-name="ce5" office:value-type="float" office:value="87.57499" calcext:value-type="float">
            <text:p>87.6 </text:p>
          </table:table-cell>
          <table:table-cell table:style-name="ce5" office:value-type="float" office:value="84.70832" calcext:value-type="float">
            <text:p>84.7 </text:p>
          </table:table-cell>
          <table:table-cell table:style-name="ce5" office:value-type="float" office:value="87.95333" calcext:value-type="float">
            <text:p>88.0 </text:p>
          </table:table-cell>
          <table:table-cell table:style-name="ce5" office:value-type="float" office:value="89.16683" calcext:value-type="float">
            <text:p>89.2 </text:p>
          </table:table-cell>
          <table:table-cell table:style-name="ce5" office:value-type="float" office:value="88.37945" calcext:value-type="float">
            <text:p>88.4 </text:p>
          </table:table-cell>
          <table:table-cell table:style-name="ce5" office:value-type="float" office:value="91.36245" calcext:value-type="float">
            <text:p>91.4 </text:p>
          </table:table-cell>
          <table:table-cell table:style-name="ce5" office:value-type="float" office:value="89.91389" calcext:value-type="float">
            <text:p>89.9 </text:p>
          </table:table-cell>
          <table:table-cell table:style-name="ce5" office:value-type="float" office:value="92.87334" calcext:value-type="float">
            <text:p>92.9 </text:p>
          </table:table-cell>
          <table:table-cell table:style-name="ce5" office:value-type="float" office:value="93.61819" calcext:value-type="float">
            <text:p>93.6 </text:p>
          </table:table-cell>
          <table:table-cell table:style-name="ce5" office:value-type="float" office:value="97.01416" calcext:value-type="float">
            <text:p>97.0 </text:p>
          </table:table-cell>
          <table:table-cell table:style-name="ce5" office:value-type="float" office:value="86.7" calcext:value-type="float">
            <text:p>86.7 </text:p>
          </table:table-cell>
          <table:table-cell table:style-name="ce5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2010Q1</text:p>
          </table:table-cell>
          <table:table-cell office:value-type="float" office:value="84.24351" calcext:value-type="float">
            <text:p>84.2 </text:p>
          </table:table-cell>
          <table:table-cell office:value-type="float" office:value="87.19789" calcext:value-type="float">
            <text:p>87.2 </text:p>
          </table:table-cell>
          <table:table-cell office:value-type="float" office:value="87.95538" calcext:value-type="float">
            <text:p>88.0 </text:p>
          </table:table-cell>
          <table:table-cell office:value-type="float" office:value="89.60587" calcext:value-type="float">
            <text:p>89.6 </text:p>
          </table:table-cell>
          <table:table-cell office:value-type="float" office:value="79.4701" calcext:value-type="float">
            <text:p>79.5 </text:p>
          </table:table-cell>
          <table:table-cell office:value-type="float" office:value="81.99391" calcext:value-type="float">
            <text:p>82.0 </text:p>
          </table:table-cell>
          <table:table-cell office:value-type="float" office:value="75.6124" calcext:value-type="float">
            <text:p>75.6 </text:p>
          </table:table-cell>
          <table:table-cell office:value-type="float" office:value="94.73333" calcext:value-type="float">
            <text:p>94.7 </text:p>
          </table:table-cell>
          <table:table-cell office:value-type="float" office:value="89.66666" calcext:value-type="float">
            <text:p>89.7 </text:p>
          </table:table-cell>
          <table:table-cell office:value-type="float" office:value="89.80594" calcext:value-type="float">
            <text:p>89.8 </text:p>
          </table:table-cell>
          <table:table-cell office:value-type="float" office:value="92.42" calcext:value-type="float">
            <text:p>92.4 </text:p>
          </table:table-cell>
          <table:table-cell office:value-type="float" office:value="100.3481" calcext:value-type="float">
            <text:p>100.3 </text:p>
          </table:table-cell>
          <table:table-cell office:value-type="float" office:value="85.63737" calcext:value-type="float">
            <text:p>85.6 </text:p>
          </table:table-cell>
          <table:table-cell office:value-type="float" office:value="87.87724" calcext:value-type="float">
            <text:p>87.9 </text:p>
          </table:table-cell>
          <table:table-cell office:value-type="float" office:value="93.75688" calcext:value-type="float">
            <text:p>93.8 </text:p>
          </table:table-cell>
          <table:table-cell office:value-type="float" office:value="92.00791" calcext:value-type="float">
            <text:p>92.0 </text:p>
          </table:table-cell>
          <table:table-cell office:value-type="float" office:value="97.86667" calcext:value-type="float">
            <text:p>97.9 </text:p>
          </table:table-cell>
          <table:table-cell office:value-type="float" office:value="90.81891" calcext:value-type="float">
            <text:p>90.8 </text:p>
          </table:table-cell>
          <table:table-cell office:value-type="float" office:value="93.25095" calcext:value-type="float">
            <text:p>93.3 </text:p>
          </table:table-cell>
          <table:table-cell office:value-type="float" office:value="90.72163" calcext:value-type="float">
            <text:p>90.7 </text:p>
          </table:table-cell>
          <table:table-cell office:value-type="float" office:value="88.05347" calcext:value-type="float">
            <text:p>88.1 </text:p>
          </table:table-cell>
          <table:table-cell office:value-type="float" office:value="86.58131" calcext:value-type="float">
            <text:p>86.6 </text:p>
          </table:table-cell>
          <table:table-cell office:value-type="float" office:value="88.77" calcext:value-type="float">
            <text:p>88.8 </text:p>
          </table:table-cell>
          <table:table-cell office:value-type="float" office:value="89.16683" calcext:value-type="float">
            <text:p>89.2 </text:p>
          </table:table-cell>
          <table:table-cell office:value-type="float" office:value="88.9855" calcext:value-type="float">
            <text:p>89.0 </text:p>
          </table:table-cell>
          <table:table-cell office:value-type="float" office:value="91.26845" calcext:value-type="float">
            <text:p>91.3 </text:p>
          </table:table-cell>
          <table:table-cell office:value-type="float" office:value="89.86838" calcext:value-type="float">
            <text:p>89.9 </text:p>
          </table:table-cell>
          <table:table-cell office:value-type="float" office:value="93.47667" calcext:value-type="float">
            <text:p>93.5 </text:p>
          </table:table-cell>
          <table:table-cell office:value-type="float" office:value="93.89737" calcext:value-type="float">
            <text:p>93.9 </text:p>
          </table:table-cell>
          <table:table-cell office:value-type="float" office:value="97.41232" calcext:value-type="float">
            <text:p>97.4 </text:p>
          </table:table-cell>
          <table:table-cell office:value-type="float" office:value="87" calcext:value-type="float">
            <text:p>87.0 </text:p>
          </table:table-cell>
          <table:table-cell office:value-type="float" office:value="89.07405" calcext:value-type="float">
            <text:p>89.1 </text:p>
          </table:table-cell>
        </table:table-row>
        <table:table-row table:style-name="ro1">
          <table:table-cell office:value-type="string" calcext:value-type="string">
            <text:p>2010Q2</text:p>
          </table:table-cell>
          <table:table-cell table:style-name="ce5" office:value-type="float" office:value="84.42256" calcext:value-type="float">
            <text:p>84.4 </text:p>
          </table:table-cell>
          <table:table-cell table:style-name="ce5" office:value-type="float" office:value="87.49532" calcext:value-type="float">
            <text:p>87.5 </text:p>
          </table:table-cell>
          <table:table-cell table:style-name="ce5" office:value-type="float" office:value="88.45972" calcext:value-type="float">
            <text:p>88.5 </text:p>
          </table:table-cell>
          <table:table-cell table:style-name="ce5" office:value-type="float" office:value="90.29025" calcext:value-type="float">
            <text:p>90.3 </text:p>
          </table:table-cell>
          <table:table-cell table:style-name="ce5" office:value-type="float" office:value="80.23618" calcext:value-type="float">
            <text:p>80.2 </text:p>
          </table:table-cell>
          <table:table-cell table:style-name="ce5" office:value-type="float" office:value="82.6432" calcext:value-type="float">
            <text:p>82.6 </text:p>
          </table:table-cell>
          <table:table-cell table:style-name="ce5" office:value-type="float" office:value="76.60313" calcext:value-type="float">
            <text:p>76.6 </text:p>
          </table:table-cell>
          <table:table-cell table:style-name="ce5" office:value-type="float" office:value="94.96667" calcext:value-type="float">
            <text:p>95.0 </text:p>
          </table:table-cell>
          <table:table-cell table:style-name="ce5" office:value-type="float" office:value="90.33334" calcext:value-type="float">
            <text:p>90.3 </text:p>
          </table:table-cell>
          <table:table-cell table:style-name="ce5" office:value-type="float" office:value="90.57364" calcext:value-type="float">
            <text:p>90.6 </text:p>
          </table:table-cell>
          <table:table-cell table:style-name="ce5" office:value-type="float" office:value="92.70333" calcext:value-type="float">
            <text:p>92.7 </text:p>
          </table:table-cell>
          <table:table-cell table:style-name="ce5" office:value-type="float" office:value="101.3975" calcext:value-type="float">
            <text:p>101.4 </text:p>
          </table:table-cell>
          <table:table-cell table:style-name="ce5" office:value-type="float" office:value="86.69019" calcext:value-type="float">
            <text:p>86.7 </text:p>
          </table:table-cell>
          <table:table-cell table:style-name="ce5" office:value-type="float" office:value="88.59335" calcext:value-type="float">
            <text:p>88.6 </text:p>
          </table:table-cell>
          <table:table-cell table:style-name="ce5" office:value-type="float" office:value="94.50233" calcext:value-type="float">
            <text:p>94.5 </text:p>
          </table:table-cell>
          <table:table-cell table:style-name="ce5" office:value-type="float" office:value="92.70665" calcext:value-type="float">
            <text:p>92.7 </text:p>
          </table:table-cell>
          <table:table-cell table:style-name="ce5" office:value-type="float" office:value="97.4" calcext:value-type="float">
            <text:p>97.4 </text:p>
          </table:table-cell>
          <table:table-cell table:style-name="ce5" office:value-type="float" office:value="91.24514" calcext:value-type="float">
            <text:p>91.2 </text:p>
          </table:table-cell>
          <table:table-cell table:style-name="ce5" office:value-type="float" office:value="92.5797" calcext:value-type="float">
            <text:p>92.6 </text:p>
          </table:table-cell>
          <table:table-cell table:style-name="ce5" office:value-type="float" office:value="90.46477" calcext:value-type="float">
            <text:p>90.5 </text:p>
          </table:table-cell>
          <table:table-cell table:style-name="ce5" office:value-type="float" office:value="88.21989" calcext:value-type="float">
            <text:p>88.2 </text:p>
          </table:table-cell>
          <table:table-cell table:style-name="ce5" office:value-type="float" office:value="86.28978" calcext:value-type="float">
            <text:p>86.3 </text:p>
          </table:table-cell>
          <table:table-cell table:style-name="ce5" office:value-type="float" office:value="89.34333" calcext:value-type="float">
            <text:p>89.3 </text:p>
          </table:table-cell>
          <table:table-cell table:style-name="ce5" office:value-type="float" office:value="89.32822" calcext:value-type="float">
            <text:p>89.3 </text:p>
          </table:table-cell>
          <table:table-cell table:style-name="ce5" office:value-type="float" office:value="89.43346" calcext:value-type="float">
            <text:p>89.4 </text:p>
          </table:table-cell>
          <table:table-cell table:style-name="ce5" office:value-type="float" office:value="91.64769" calcext:value-type="float">
            <text:p>91.6 </text:p>
          </table:table-cell>
          <table:table-cell table:style-name="ce5" office:value-type="float" office:value="90.26287" calcext:value-type="float">
            <text:p>90.3 </text:p>
          </table:table-cell>
          <table:table-cell table:style-name="ce5" office:value-type="float" office:value="94.39" calcext:value-type="float">
            <text:p>94.4 </text:p>
          </table:table-cell>
          <table:table-cell table:style-name="ce5" office:value-type="float" office:value="94.33364" calcext:value-type="float">
            <text:p>94.3 </text:p>
          </table:table-cell>
          <table:table-cell table:style-name="ce5" office:value-type="float" office:value="97.52164" calcext:value-type="float">
            <text:p>97.5 </text:p>
          </table:table-cell>
          <table:table-cell table:style-name="ce5" office:value-type="float" office:value="87.9" calcext:value-type="float">
            <text:p>87.9 </text:p>
          </table:table-cell>
          <table:table-cell table:style-name="ce5" office:value-type="float" office:value="89.47224" calcext:value-type="float">
            <text:p>89.5 </text:p>
          </table:table-cell>
        </table:table-row>
        <table:table-row table:style-name="ro1">
          <table:table-cell office:value-type="string" calcext:value-type="string">
            <text:p>2010Q3</text:p>
          </table:table-cell>
          <table:table-cell office:value-type="float" office:value="85.22829" calcext:value-type="float">
            <text:p>85.2 </text:p>
          </table:table-cell>
          <table:table-cell office:value-type="float" office:value="88.4146" calcext:value-type="float">
            <text:p>88.4 </text:p>
          </table:table-cell>
          <table:table-cell office:value-type="float" office:value="89.33118" calcext:value-type="float">
            <text:p>89.3 </text:p>
          </table:table-cell>
          <table:table-cell office:value-type="float" office:value="91.24351" calcext:value-type="float">
            <text:p>91.2 </text:p>
          </table:table-cell>
          <table:table-cell office:value-type="float" office:value="81.88044" calcext:value-type="float">
            <text:p>81.9 </text:p>
          </table:table-cell>
          <table:table-cell office:value-type="float" office:value="83.01052" calcext:value-type="float">
            <text:p>83.0 </text:p>
          </table:table-cell>
          <table:table-cell office:value-type="float" office:value="77.31155" calcext:value-type="float">
            <text:p>77.3 </text:p>
          </table:table-cell>
          <table:table-cell office:value-type="float" office:value="95.63333" calcext:value-type="float">
            <text:p>95.6 </text:p>
          </table:table-cell>
          <table:table-cell office:value-type="float" office:value="90.86667" calcext:value-type="float">
            <text:p>90.9 </text:p>
          </table:table-cell>
          <table:table-cell office:value-type="float" office:value="92.28284" calcext:value-type="float">
            <text:p>92.3 </text:p>
          </table:table-cell>
          <table:table-cell office:value-type="float" office:value="93.32667" calcext:value-type="float">
            <text:p>93.3 </text:p>
          </table:table-cell>
          <table:table-cell office:value-type="float" office:value="102.287" calcext:value-type="float">
            <text:p>102.3 </text:p>
          </table:table-cell>
          <table:table-cell office:value-type="float" office:value="87.45589" calcext:value-type="float">
            <text:p>87.5 </text:p>
          </table:table-cell>
          <table:table-cell office:value-type="float" office:value="89.82097" calcext:value-type="float">
            <text:p>89.8 </text:p>
          </table:table-cell>
          <table:table-cell office:value-type="float" office:value="95.58662" calcext:value-type="float">
            <text:p>95.6 </text:p>
          </table:table-cell>
          <table:table-cell office:value-type="float" office:value="93.46705" calcext:value-type="float">
            <text:p>93.5 </text:p>
          </table:table-cell>
          <table:table-cell office:value-type="float" office:value="97.6" calcext:value-type="float">
            <text:p>97.6 </text:p>
          </table:table-cell>
          <table:table-cell office:value-type="float" office:value="91.67208" calcext:value-type="float">
            <text:p>91.7 </text:p>
          </table:table-cell>
          <table:table-cell office:value-type="float" office:value="92.65992" calcext:value-type="float">
            <text:p>92.7 </text:p>
          </table:table-cell>
          <table:table-cell office:value-type="float" office:value="90.98167" calcext:value-type="float">
            <text:p>91.0 </text:p>
          </table:table-cell>
          <table:table-cell office:value-type="float" office:value="89.46551" calcext:value-type="float">
            <text:p>89.5 </text:p>
          </table:table-cell>
          <table:table-cell office:value-type="float" office:value="86.75854" calcext:value-type="float">
            <text:p>86.8 </text:p>
          </table:table-cell>
          <table:table-cell office:value-type="float" office:value="89.60667" calcext:value-type="float">
            <text:p>89.6 </text:p>
          </table:table-cell>
          <table:table-cell office:value-type="float" office:value="90.37724" calcext:value-type="float">
            <text:p>90.4 </text:p>
          </table:table-cell>
          <table:table-cell office:value-type="float" office:value="89.98682" calcext:value-type="float">
            <text:p>90.0 </text:p>
          </table:table-cell>
          <table:table-cell office:value-type="float" office:value="92.42887" calcext:value-type="float">
            <text:p>92.4 </text:p>
          </table:table-cell>
          <table:table-cell office:value-type="float" office:value="90.5815" calcext:value-type="float">
            <text:p>90.6 </text:p>
          </table:table-cell>
          <table:table-cell office:value-type="float" office:value="95.53333" calcext:value-type="float">
            <text:p>95.5 </text:p>
          </table:table-cell>
          <table:table-cell office:value-type="float" office:value="95.40754" calcext:value-type="float">
            <text:p>95.4 </text:p>
          </table:table-cell>
          <table:table-cell office:value-type="float" office:value="97.4482" calcext:value-type="float">
            <text:p>97.4 </text:p>
          </table:table-cell>
          <table:table-cell office:value-type="float" office:value="88.6" calcext:value-type="float">
            <text:p>88.6 </text:p>
          </table:table-cell>
          <table:table-cell office:value-type="float" office:value="89.93542" calcext:value-type="float">
            <text:p>89.9 </text:p>
          </table:table-cell>
        </table:table-row>
        <table:table-row table:style-name="ro1">
          <table:table-cell office:value-type="string" calcext:value-type="string">
            <text:p>2010Q4</text:p>
          </table:table-cell>
          <table:table-cell table:style-name="ce5" office:value-type="float" office:value="85.40734" calcext:value-type="float">
            <text:p>85.4 </text:p>
          </table:table-cell>
          <table:table-cell table:style-name="ce5" office:value-type="float" office:value="87.87385" calcext:value-type="float">
            <text:p>87.9 </text:p>
          </table:table-cell>
          <table:table-cell table:style-name="ce5" office:value-type="float" office:value="89.27052" calcext:value-type="float">
            <text:p>89.3 </text:p>
          </table:table-cell>
          <table:table-cell table:style-name="ce5" office:value-type="float" office:value="91.61015" calcext:value-type="float">
            <text:p>91.6 </text:p>
          </table:table-cell>
          <table:table-cell table:style-name="ce5" office:value-type="float" office:value="82.3625" calcext:value-type="float">
            <text:p>82.4 </text:p>
          </table:table-cell>
          <table:table-cell table:style-name="ce5" office:value-type="float" office:value="83.36233" calcext:value-type="float">
            <text:p>83.4 </text:p>
          </table:table-cell>
          <table:table-cell table:style-name="ce5" office:value-type="float" office:value="78.15363" calcext:value-type="float">
            <text:p>78.2 </text:p>
          </table:table-cell>
          <table:table-cell table:style-name="ce5" office:value-type="float" office:value="94.96667" calcext:value-type="float">
            <text:p>95.0 </text:p>
          </table:table-cell>
          <table:table-cell table:style-name="ce5" office:value-type="float" office:value="90.76667" calcext:value-type="float">
            <text:p>90.8 </text:p>
          </table:table-cell>
          <table:table-cell table:style-name="ce5" office:value-type="float" office:value="91.76139" calcext:value-type="float">
            <text:p>91.8 </text:p>
          </table:table-cell>
          <table:table-cell table:style-name="ce5" office:value-type="float" office:value="93.15334" calcext:value-type="float">
            <text:p>93.2 </text:p>
          </table:table-cell>
          <table:table-cell table:style-name="ce5" office:value-type="float" office:value="102.6985" calcext:value-type="float">
            <text:p>102.7 </text:p>
          </table:table-cell>
          <table:table-cell table:style-name="ce5" office:value-type="float" office:value="86.85769" calcext:value-type="float">
            <text:p>86.9 </text:p>
          </table:table-cell>
          <table:table-cell table:style-name="ce5" office:value-type="float" office:value="89.92327" calcext:value-type="float">
            <text:p>89.9 </text:p>
          </table:table-cell>
          <table:table-cell table:style-name="ce5" office:value-type="float" office:value="95.65438" calcext:value-type="float">
            <text:p>95.7 </text:p>
          </table:table-cell>
          <table:table-cell table:style-name="ce5" office:value-type="float" office:value="93.24098" calcext:value-type="float">
            <text:p>93.2 </text:p>
          </table:table-cell>
          <table:table-cell table:style-name="ce5" office:value-type="float" office:value="97.66666" calcext:value-type="float">
            <text:p>97.7 </text:p>
          </table:table-cell>
          <table:table-cell table:style-name="ce5" office:value-type="float" office:value="91.91574" calcext:value-type="float">
            <text:p>91.9 </text:p>
          </table:table-cell>
          <table:table-cell table:style-name="ce5" office:value-type="float" office:value="92.19292" calcext:value-type="float">
            <text:p>92.2 </text:p>
          </table:table-cell>
          <table:table-cell table:style-name="ce5" office:value-type="float" office:value="90.5071" calcext:value-type="float">
            <text:p>90.5 </text:p>
          </table:table-cell>
          <table:table-cell table:style-name="ce5" office:value-type="float" office:value="89.61113" calcext:value-type="float">
            <text:p>89.6 </text:p>
          </table:table-cell>
          <table:table-cell table:style-name="ce5" office:value-type="float" office:value="88.18637" calcext:value-type="float">
            <text:p>88.2 </text:p>
          </table:table-cell>
          <table:table-cell table:style-name="ce5" office:value-type="float" office:value="89.57333" calcext:value-type="float">
            <text:p>89.6 </text:p>
          </table:table-cell>
          <table:table-cell table:style-name="ce5" office:value-type="float" office:value="92.87875" calcext:value-type="float">
            <text:p>92.9 </text:p>
          </table:table-cell>
          <table:table-cell table:style-name="ce5" office:value-type="float" office:value="90.09222" calcext:value-type="float">
            <text:p>90.1 </text:p>
          </table:table-cell>
          <table:table-cell table:style-name="ce5" office:value-type="float" office:value="92.41267" calcext:value-type="float">
            <text:p>92.4 </text:p>
          </table:table-cell>
          <table:table-cell table:style-name="ce5" office:value-type="float" office:value="90.85461" calcext:value-type="float">
            <text:p>90.9 </text:p>
          </table:table-cell>
          <table:table-cell table:style-name="ce5" office:value-type="float" office:value="92.65" calcext:value-type="float">
            <text:p>92.7 </text:p>
          </table:table-cell>
          <table:table-cell table:style-name="ce5" office:value-type="float" office:value="95.03232" calcext:value-type="float">
            <text:p>95.0 </text:p>
          </table:table-cell>
          <table:table-cell table:style-name="ce5" office:value-type="float" office:value="97.59225" calcext:value-type="float">
            <text:p>97.6 </text:p>
          </table:table-cell>
          <table:table-cell table:style-name="ce5" office:value-type="float" office:value="88.9" calcext:value-type="float">
            <text:p>88.9 </text:p>
          </table:table-cell>
          <table:table-cell table:style-name="ce5" office:value-type="float" office:value="89.81411" calcext:value-type="float">
            <text:p>89.8 </text:p>
          </table:table-cell>
        </table:table-row>
        <table:table-row table:style-name="ro1">
          <table:table-cell office:value-type="string" calcext:value-type="string">
            <text:p>2011Q1</text:p>
          </table:table-cell>
          <table:table-cell office:value-type="float" office:value="86.6607" calcext:value-type="float">
            <text:p>86.7 </text:p>
          </table:table-cell>
          <table:table-cell office:value-type="float" office:value="88.72025" calcext:value-type="float">
            <text:p>88.7 </text:p>
          </table:table-cell>
          <table:table-cell office:value-type="float" office:value="90.15793" calcext:value-type="float">
            <text:p>90.2 </text:p>
          </table:table-cell>
          <table:table-cell office:value-type="float" office:value="91.90345" calcext:value-type="float">
            <text:p>91.9 </text:p>
          </table:table-cell>
          <table:table-cell office:value-type="float" office:value="83.4948" calcext:value-type="float">
            <text:p>83.5 </text:p>
          </table:table-cell>
          <table:table-cell office:value-type="float" office:value="84.98425" calcext:value-type="float">
            <text:p>85.0 </text:p>
          </table:table-cell>
          <table:table-cell office:value-type="float" office:value="79.62887" calcext:value-type="float">
            <text:p>79.6 </text:p>
          </table:table-cell>
          <table:table-cell office:value-type="float" office:value="95.6" calcext:value-type="float">
            <text:p>95.6 </text:p>
          </table:table-cell>
          <table:table-cell office:value-type="float" office:value="92.16666" calcext:value-type="float">
            <text:p>92.2 </text:p>
          </table:table-cell>
          <table:table-cell office:value-type="float" office:value="92.15248" calcext:value-type="float">
            <text:p>92.2 </text:p>
          </table:table-cell>
          <table:table-cell office:value-type="float" office:value="93.81667" calcext:value-type="float">
            <text:p>93.8 </text:p>
          </table:table-cell>
          <table:table-cell office:value-type="float" office:value="103.7225" calcext:value-type="float">
            <text:p>103.7 </text:p>
          </table:table-cell>
          <table:table-cell office:value-type="float" office:value="87.45589" calcext:value-type="float">
            <text:p>87.5 </text:p>
          </table:table-cell>
          <table:table-cell office:value-type="float" office:value="90.57118" calcext:value-type="float">
            <text:p>90.6 </text:p>
          </table:table-cell>
          <table:table-cell office:value-type="float" office:value="96.23041" calcext:value-type="float">
            <text:p>96.2 </text:p>
          </table:table-cell>
          <table:table-cell office:value-type="float" office:value="93.68616" calcext:value-type="float">
            <text:p>93.7 </text:p>
          </table:table-cell>
          <table:table-cell office:value-type="float" office:value="97.53333" calcext:value-type="float">
            <text:p>97.5 </text:p>
          </table:table-cell>
          <table:table-cell office:value-type="float" office:value="92.9211" calcext:value-type="float">
            <text:p>92.9 </text:p>
          </table:table-cell>
          <table:table-cell office:value-type="float" office:value="92.74072" calcext:value-type="float">
            <text:p>92.7 </text:p>
          </table:table-cell>
          <table:table-cell office:value-type="float" office:value="90.70977" calcext:value-type="float">
            <text:p>90.7 </text:p>
          </table:table-cell>
          <table:table-cell office:value-type="float" office:value="90.88535" calcext:value-type="float">
            <text:p>90.9 </text:p>
          </table:table-cell>
          <table:table-cell office:value-type="float" office:value="89.23136" calcext:value-type="float">
            <text:p>89.2 </text:p>
          </table:table-cell>
          <table:table-cell office:value-type="float" office:value="90.22334" calcext:value-type="float">
            <text:p>90.2 </text:p>
          </table:table-cell>
          <table:table-cell office:value-type="float" office:value="92.95945" calcext:value-type="float">
            <text:p>93.0 </text:p>
          </table:table-cell>
          <table:table-cell office:value-type="float" office:value="91.3307" calcext:value-type="float">
            <text:p>91.3 </text:p>
          </table:table-cell>
          <table:table-cell office:value-type="float" office:value="93.58282" calcext:value-type="float">
            <text:p>93.6 </text:p>
          </table:table-cell>
          <table:table-cell office:value-type="float" office:value="93.57053" calcext:value-type="float">
            <text:p>93.6 </text:p>
          </table:table-cell>
          <table:table-cell office:value-type="float" office:value="92.26334" calcext:value-type="float">
            <text:p>92.3 </text:p>
          </table:table-cell>
          <table:table-cell office:value-type="float" office:value="95.51393" calcext:value-type="float">
            <text:p>95.5 </text:p>
          </table:table-cell>
          <table:table-cell office:value-type="float" office:value="98.18136" calcext:value-type="float">
            <text:p>98.2 </text:p>
          </table:table-cell>
          <table:table-cell office:value-type="float" office:value="89.7" calcext:value-type="float">
            <text:p>89.7 </text:p>
          </table:table-cell>
          <table:table-cell office:value-type="float" office:value="90.29586" calcext:value-type="float">
            <text:p>90.3 </text:p>
          </table:table-cell>
        </table:table-row>
        <table:table-row table:style-name="ro1">
          <table:table-cell office:value-type="string" calcext:value-type="string">
            <text:p>2011Q2</text:p>
          </table:table-cell>
          <table:table-cell table:style-name="ce5" office:value-type="float" office:value="87.3769" calcext:value-type="float">
            <text:p>87.4 </text:p>
          </table:table-cell>
          <table:table-cell table:style-name="ce5" office:value-type="float" office:value="90.0069" calcext:value-type="float">
            <text:p>90.0 </text:p>
          </table:table-cell>
          <table:table-cell table:style-name="ce5" office:value-type="float" office:value="90.48033" calcext:value-type="float">
            <text:p>90.5 </text:p>
          </table:table-cell>
          <table:table-cell table:style-name="ce5" office:value-type="float" office:value="92.7345" calcext:value-type="float">
            <text:p>92.7 </text:p>
          </table:table-cell>
          <table:table-cell table:style-name="ce5" office:value-type="float" office:value="84.50751" calcext:value-type="float">
            <text:p>84.5 </text:p>
          </table:table-cell>
          <table:table-cell table:style-name="ce5" office:value-type="float" office:value="85.86636" calcext:value-type="float">
            <text:p>85.9 </text:p>
          </table:table-cell>
          <table:table-cell table:style-name="ce5" office:value-type="float" office:value="80.49866" calcext:value-type="float">
            <text:p>80.5 </text:p>
          </table:table-cell>
          <table:table-cell table:style-name="ce5" office:value-type="float" office:value="95.73333" calcext:value-type="float">
            <text:p>95.7 </text:p>
          </table:table-cell>
          <table:table-cell table:style-name="ce5" office:value-type="float" office:value="92.6" calcext:value-type="float">
            <text:p>92.6 </text:p>
          </table:table-cell>
          <table:table-cell table:style-name="ce5" office:value-type="float" office:value="93.2823" calcext:value-type="float">
            <text:p>93.3 </text:p>
          </table:table-cell>
          <table:table-cell table:style-name="ce5" office:value-type="float" office:value="94.35333" calcext:value-type="float">
            <text:p>94.4 </text:p>
          </table:table-cell>
          <table:table-cell table:style-name="ce5" office:value-type="float" office:value="103.9569" calcext:value-type="float">
            <text:p>104.0 </text:p>
          </table:table-cell>
          <table:table-cell table:style-name="ce5" office:value-type="float" office:value="88.46085" calcext:value-type="float">
            <text:p>88.5 </text:p>
          </table:table-cell>
          <table:table-cell table:style-name="ce5" office:value-type="float" office:value="92.17391" calcext:value-type="float">
            <text:p>92.2 </text:p>
          </table:table-cell>
          <table:table-cell table:style-name="ce5" office:value-type="float" office:value="97.41635" calcext:value-type="float">
            <text:p>97.4 </text:p>
          </table:table-cell>
          <table:table-cell table:style-name="ce5" office:value-type="float" office:value="94.92417" calcext:value-type="float">
            <text:p>94.9 </text:p>
          </table:table-cell>
          <table:table-cell table:style-name="ce5" office:value-type="float" office:value="97.63333" calcext:value-type="float">
            <text:p>97.6 </text:p>
          </table:table-cell>
          <table:table-cell table:style-name="ce5" office:value-type="float" office:value="93.77427" calcext:value-type="float">
            <text:p>93.8 </text:p>
          </table:table-cell>
          <table:table-cell table:style-name="ce5" office:value-type="float" office:value="92.94274" calcext:value-type="float">
            <text:p>92.9 </text:p>
          </table:table-cell>
          <table:table-cell table:style-name="ce5" office:value-type="float" office:value="91.20747" calcext:value-type="float">
            <text:p>91.2 </text:p>
          </table:table-cell>
          <table:table-cell table:style-name="ce5" office:value-type="float" office:value="91.25721" calcext:value-type="float">
            <text:p>91.3 </text:p>
          </table:table-cell>
          <table:table-cell table:style-name="ce5" office:value-type="float" office:value="89.37952" calcext:value-type="float">
            <text:p>89.4 </text:p>
          </table:table-cell>
          <table:table-cell table:style-name="ce5" office:value-type="float" office:value="90.71667" calcext:value-type="float">
            <text:p>90.7 </text:p>
          </table:table-cell>
          <table:table-cell table:style-name="ce5" office:value-type="float" office:value="93.605" calcext:value-type="float">
            <text:p>93.6 </text:p>
          </table:table-cell>
          <table:table-cell table:style-name="ce5" office:value-type="float" office:value="92.14756" calcext:value-type="float">
            <text:p>92.1 </text:p>
          </table:table-cell>
          <table:table-cell table:style-name="ce5" office:value-type="float" office:value="94.17599" calcext:value-type="float">
            <text:p>94.2 </text:p>
          </table:table-cell>
          <table:table-cell table:style-name="ce5" office:value-type="float" office:value="94.25331" calcext:value-type="float">
            <text:p>94.3 </text:p>
          </table:table-cell>
          <table:table-cell table:style-name="ce5" office:value-type="float" office:value="93.67" calcext:value-type="float">
            <text:p>93.7 </text:p>
          </table:table-cell>
          <table:table-cell table:style-name="ce5" office:value-type="float" office:value="96.23331" calcext:value-type="float">
            <text:p>96.2 </text:p>
          </table:table-cell>
          <table:table-cell table:style-name="ce5" office:value-type="float" office:value="98.46212" calcext:value-type="float">
            <text:p>98.5 </text:p>
          </table:table-cell>
          <table:table-cell table:style-name="ce5" office:value-type="float" office:value="90.8" calcext:value-type="float">
            <text:p>90.8 </text:p>
          </table:table-cell>
          <table:table-cell table:style-name="ce5" office:value-type="float" office:value="90.85955" calcext:value-type="float">
            <text:p>90.9 </text:p>
          </table:table-cell>
        </table:table-row>
        <table:table-row table:style-name="ro1">
          <table:table-cell office:value-type="string" calcext:value-type="string">
            <text:p>2011Q3</text:p>
          </table:table-cell>
          <table:table-cell office:value-type="float" office:value="88.54073" calcext:value-type="float">
            <text:p>88.5 </text:p>
          </table:table-cell>
          <table:table-cell office:value-type="float" office:value="91.23506" calcext:value-type="float">
            <text:p>91.2 </text:p>
          </table:table-cell>
          <table:table-cell office:value-type="float" office:value="91.07407" calcext:value-type="float">
            <text:p>91.1 </text:p>
          </table:table-cell>
          <table:table-cell office:value-type="float" office:value="93.41888" calcext:value-type="float">
            <text:p>93.4 </text:p>
          </table:table-cell>
          <table:table-cell office:value-type="float" office:value="85.40812" calcext:value-type="float">
            <text:p>85.4 </text:p>
          </table:table-cell>
          <table:table-cell office:value-type="float" office:value="86.30869" calcext:value-type="float">
            <text:p>86.3 </text:p>
          </table:table-cell>
          <table:table-cell office:value-type="float" office:value="81.5126" calcext:value-type="float">
            <text:p>81.5 </text:p>
          </table:table-cell>
          <table:table-cell office:value-type="float" office:value="96.5" calcext:value-type="float">
            <text:p>96.5 </text:p>
          </table:table-cell>
          <table:table-cell office:value-type="float" office:value="93.06667" calcext:value-type="float">
            <text:p>93.1 </text:p>
          </table:table-cell>
          <table:table-cell office:value-type="float" office:value="94.48454" calcext:value-type="float">
            <text:p>94.5 </text:p>
          </table:table-cell>
          <table:table-cell office:value-type="float" office:value="94.95333" calcext:value-type="float">
            <text:p>95.0 </text:p>
          </table:table-cell>
          <table:table-cell office:value-type="float" office:value="104.2434" calcext:value-type="float">
            <text:p>104.2 </text:p>
          </table:table-cell>
          <table:table-cell office:value-type="float" office:value="89.3701" calcext:value-type="float">
            <text:p>89.4 </text:p>
          </table:table-cell>
          <table:table-cell office:value-type="float" office:value="92.85593" calcext:value-type="float">
            <text:p>92.9 </text:p>
          </table:table-cell>
          <table:table-cell office:value-type="float" office:value="98.19568" calcext:value-type="float">
            <text:p>98.2 </text:p>
          </table:table-cell>
          <table:table-cell office:value-type="float" office:value="95.91458" calcext:value-type="float">
            <text:p>95.9 </text:p>
          </table:table-cell>
          <table:table-cell office:value-type="float" office:value="98.03333" calcext:value-type="float">
            <text:p>98.0 </text:p>
          </table:table-cell>
          <table:table-cell office:value-type="float" office:value="94.29267" calcext:value-type="float">
            <text:p>94.3 </text:p>
          </table:table-cell>
          <table:table-cell office:value-type="float" office:value="93.47462" calcext:value-type="float">
            <text:p>93.5 </text:p>
          </table:table-cell>
          <table:table-cell office:value-type="float" office:value="92.09817" calcext:value-type="float">
            <text:p>92.1 </text:p>
          </table:table-cell>
          <table:table-cell office:value-type="float" office:value="91.92032" calcext:value-type="float">
            <text:p>91.9 </text:p>
          </table:table-cell>
          <table:table-cell office:value-type="float" office:value="89.96814" calcext:value-type="float">
            <text:p>90.0 </text:p>
          </table:table-cell>
          <table:table-cell office:value-type="float" office:value="92.03333" calcext:value-type="float">
            <text:p>92.0 </text:p>
          </table:table-cell>
          <table:table-cell office:value-type="float" office:value="94.00848" calcext:value-type="float">
            <text:p>94.0 </text:p>
          </table:table-cell>
          <table:table-cell office:value-type="float" office:value="93.28063" calcext:value-type="float">
            <text:p>93.3 </text:p>
          </table:table-cell>
          <table:table-cell office:value-type="float" office:value="94.75945" calcext:value-type="float">
            <text:p>94.8 </text:p>
          </table:table-cell>
          <table:table-cell office:value-type="float" office:value="94.93608" calcext:value-type="float">
            <text:p>94.9 </text:p>
          </table:table-cell>
          <table:table-cell office:value-type="float" office:value="95.37666" calcext:value-type="float">
            <text:p>95.4 </text:p>
          </table:table-cell>
          <table:table-cell office:value-type="float" office:value="97.00518" calcext:value-type="float">
            <text:p>97.0 </text:p>
          </table:table-cell>
          <table:table-cell office:value-type="float" office:value="98.40186" calcext:value-type="float">
            <text:p>98.4 </text:p>
          </table:table-cell>
          <table:table-cell office:value-type="float" office:value="91.5" calcext:value-type="float">
            <text:p>91.5 </text:p>
          </table:table-cell>
          <table:table-cell office:value-type="float" office:value="91.58777" calcext:value-type="float">
            <text:p>91.6 </text:p>
          </table:table-cell>
        </table:table-row>
        <table:table-row table:style-name="ro1">
          <table:table-cell office:value-type="string" calcext:value-type="string">
            <text:p>2011Q4</text:p>
          </table:table-cell>
          <table:table-cell table:style-name="ce5" office:value-type="float" office:value="89.25694" calcext:value-type="float">
            <text:p>89.3 </text:p>
          </table:table-cell>
          <table:table-cell table:style-name="ce5" office:value-type="float" office:value="90.29932" calcext:value-type="float">
            <text:p>90.3 </text:p>
          </table:table-cell>
          <table:table-cell table:style-name="ce5" office:value-type="float" office:value="91.19855" calcext:value-type="float">
            <text:p>91.2 </text:p>
          </table:table-cell>
          <table:table-cell table:style-name="ce5" office:value-type="float" office:value="93.66331" calcext:value-type="float">
            <text:p>93.7 </text:p>
          </table:table-cell>
          <table:table-cell table:style-name="ce5" office:value-type="float" office:value="86.21904" calcext:value-type="float">
            <text:p>86.2 </text:p>
          </table:table-cell>
          <table:table-cell table:style-name="ce5" office:value-type="float" office:value="86.83123" calcext:value-type="float">
            <text:p>86.8 </text:p>
          </table:table-cell>
          <table:table-cell table:style-name="ce5" office:value-type="float" office:value="82.35207" calcext:value-type="float">
            <text:p>82.4 </text:p>
          </table:table-cell>
          <table:table-cell table:style-name="ce5" office:value-type="float" office:value="96.03333" calcext:value-type="float">
            <text:p>96.0 </text:p>
          </table:table-cell>
          <table:table-cell table:style-name="ce5" office:value-type="float" office:value="92.76667" calcext:value-type="float">
            <text:p>92.8 </text:p>
          </table:table-cell>
          <table:table-cell table:style-name="ce5" office:value-type="float" office:value="94.35418" calcext:value-type="float">
            <text:p>94.4 </text:p>
          </table:table-cell>
          <table:table-cell table:style-name="ce5" office:value-type="float" office:value="94.63333" calcext:value-type="float">
            <text:p>94.6 </text:p>
          </table:table-cell>
          <table:table-cell table:style-name="ce5" office:value-type="float" office:value="104.6493" calcext:value-type="float">
            <text:p>104.6 </text:p>
          </table:table-cell>
          <table:table-cell table:style-name="ce5" office:value-type="float" office:value="89.13082" calcext:value-type="float">
            <text:p>89.1 </text:p>
          </table:table-cell>
          <table:table-cell table:style-name="ce5" office:value-type="float" office:value="93.43564" calcext:value-type="float">
            <text:p>93.4 </text:p>
          </table:table-cell>
          <table:table-cell table:style-name="ce5" office:value-type="float" office:value="97.89072" calcext:value-type="float">
            <text:p>97.9 </text:p>
          </table:table-cell>
          <table:table-cell table:style-name="ce5" office:value-type="float" office:value="95.57413" calcext:value-type="float">
            <text:p>95.6 </text:p>
          </table:table-cell>
          <table:table-cell table:style-name="ce5" office:value-type="float" office:value="97.66666" calcext:value-type="float">
            <text:p>97.7 </text:p>
          </table:table-cell>
          <table:table-cell table:style-name="ce5" office:value-type="float" office:value="94.44415" calcext:value-type="float">
            <text:p>94.4 </text:p>
          </table:table-cell>
          <table:table-cell table:style-name="ce5" office:value-type="float" office:value="93.45562" calcext:value-type="float">
            <text:p>93.5 </text:p>
          </table:table-cell>
          <table:table-cell table:style-name="ce5" office:value-type="float" office:value="91.8931" calcext:value-type="float">
            <text:p>91.9 </text:p>
          </table:table-cell>
          <table:table-cell table:style-name="ce5" office:value-type="float" office:value="92.46901" calcext:value-type="float">
            <text:p>92.5 </text:p>
          </table:table-cell>
          <table:table-cell table:style-name="ce5" office:value-type="float" office:value="90.58482" calcext:value-type="float">
            <text:p>90.6 </text:p>
          </table:table-cell>
          <table:table-cell table:style-name="ce5" office:value-type="float" office:value="91.39667" calcext:value-type="float">
            <text:p>91.4 </text:p>
          </table:table-cell>
          <table:table-cell table:style-name="ce5" office:value-type="float" office:value="94.49264" calcext:value-type="float">
            <text:p>94.5 </text:p>
          </table:table-cell>
          <table:table-cell table:style-name="ce5" office:value-type="float" office:value="93.64954" calcext:value-type="float">
            <text:p>93.6 </text:p>
          </table:table-cell>
          <table:table-cell table:style-name="ce5" office:value-type="float" office:value="94.6071" calcext:value-type="float">
            <text:p>94.6 </text:p>
          </table:table-cell>
          <table:table-cell table:style-name="ce5" office:value-type="float" office:value="96.08922" calcext:value-type="float">
            <text:p>96.1 </text:p>
          </table:table-cell>
          <table:table-cell table:style-name="ce5" office:value-type="float" office:value="93.40334" calcext:value-type="float">
            <text:p>93.4 </text:p>
          </table:table-cell>
          <table:table-cell table:style-name="ce5" office:value-type="float" office:value="96.58961" calcext:value-type="float">
            <text:p>96.6 </text:p>
          </table:table-cell>
          <table:table-cell table:style-name="ce5" office:value-type="float" office:value="98.41053" calcext:value-type="float">
            <text:p>98.4 </text:p>
          </table:table-cell>
          <table:table-cell table:style-name="ce5" office:value-type="float" office:value="91.8" calcext:value-type="float">
            <text:p>91.8 </text:p>
          </table:table-cell>
          <table:table-cell table:style-name="ce5" office:value-type="float" office:value="91.70908" calcext:value-type="float">
            <text:p>91.7 </text:p>
          </table:table-cell>
        </table:table-row>
        <table:table-row table:style-name="ro1">
          <table:table-cell office:value-type="string" calcext:value-type="string">
            <text:p>2012Q1</text:p>
          </table:table-cell>
          <table:table-cell office:value-type="float" office:value="89.97314" calcext:value-type="float">
            <text:p>90.0 </text:p>
          </table:table-cell>
          <table:table-cell office:value-type="float" office:value="91.17658" calcext:value-type="float">
            <text:p>91.2 </text:p>
          </table:table-cell>
          <table:table-cell office:value-type="float" office:value="92.80419" calcext:value-type="float">
            <text:p>92.8 </text:p>
          </table:table-cell>
          <table:table-cell office:value-type="float" office:value="94.0055" calcext:value-type="float">
            <text:p>94.0 </text:p>
          </table:table-cell>
          <table:table-cell office:value-type="float" office:value="87.20934" calcext:value-type="float">
            <text:p>87.2 </text:p>
          </table:table-cell>
          <table:table-cell office:value-type="float" office:value="88.41435" calcext:value-type="float">
            <text:p>88.4 </text:p>
          </table:table-cell>
          <table:table-cell office:value-type="float" office:value="84.2141" calcext:value-type="float">
            <text:p>84.2 </text:p>
          </table:table-cell>
          <table:table-cell office:value-type="float" office:value="97.66666" calcext:value-type="float">
            <text:p>97.7 </text:p>
          </table:table-cell>
          <table:table-cell office:value-type="float" office:value="94.53333" calcext:value-type="float">
            <text:p>94.5 </text:p>
          </table:table-cell>
          <table:table-cell office:value-type="float" office:value="94.57145" calcext:value-type="float">
            <text:p>94.6 </text:p>
          </table:table-cell>
          <table:table-cell office:value-type="float" office:value="95.37" calcext:value-type="float">
            <text:p>95.4 </text:p>
          </table:table-cell>
          <table:table-cell office:value-type="float" office:value="104.9872" calcext:value-type="float">
            <text:p>105.0 </text:p>
          </table:table-cell>
          <table:table-cell office:value-type="float" office:value="91.38004" calcext:value-type="float">
            <text:p>91.4 </text:p>
          </table:table-cell>
          <table:table-cell office:value-type="float" office:value="93.46973" calcext:value-type="float">
            <text:p>93.5 </text:p>
          </table:table-cell>
          <table:table-cell office:value-type="float" office:value="97.99238" calcext:value-type="float">
            <text:p>98.0 </text:p>
          </table:table-cell>
          <table:table-cell office:value-type="float" office:value="95.79078" calcext:value-type="float">
            <text:p>95.8 </text:p>
          </table:table-cell>
          <table:table-cell office:value-type="float" office:value="97.5" calcext:value-type="float">
            <text:p>97.5 </text:p>
          </table:table-cell>
          <table:table-cell office:value-type="float" office:value="94.83429" calcext:value-type="float">
            <text:p>94.8 </text:p>
          </table:table-cell>
          <table:table-cell office:value-type="float" office:value="94.10008" calcext:value-type="float">
            <text:p>94.1 </text:p>
          </table:table-cell>
          <table:table-cell office:value-type="float" office:value="92.74347" calcext:value-type="float">
            <text:p>92.7 </text:p>
          </table:table-cell>
          <table:table-cell office:value-type="float" office:value="93.09572" calcext:value-type="float">
            <text:p>93.1 </text:p>
          </table:table-cell>
          <table:table-cell office:value-type="float" office:value="91.2384" calcext:value-type="float">
            <text:p>91.2 </text:p>
          </table:table-cell>
          <table:table-cell office:value-type="float" office:value="92.00667" calcext:value-type="float">
            <text:p>92.0 </text:p>
          </table:table-cell>
          <table:table-cell office:value-type="float" office:value="94.57333" calcext:value-type="float">
            <text:p>94.6 </text:p>
          </table:table-cell>
          <table:table-cell office:value-type="float" office:value="94.5191" calcext:value-type="float">
            <text:p>94.5 </text:p>
          </table:table-cell>
          <table:table-cell office:value-type="float" office:value="96.50333" calcext:value-type="float">
            <text:p>96.5 </text:p>
          </table:table-cell>
          <table:table-cell office:value-type="float" office:value="96.55957" calcext:value-type="float">
            <text:p>96.6 </text:p>
          </table:table-cell>
          <table:table-cell office:value-type="float" office:value="94.08667" calcext:value-type="float">
            <text:p>94.1 </text:p>
          </table:table-cell>
          <table:table-cell office:value-type="float" office:value="96.75491" calcext:value-type="float">
            <text:p>96.8 </text:p>
          </table:table-cell>
          <table:table-cell office:value-type="float" office:value="98.689" calcext:value-type="float">
            <text:p>98.7 </text:p>
          </table:table-cell>
          <table:table-cell office:value-type="float" office:value="92.2" calcext:value-type="float">
            <text:p>92.2 </text:p>
          </table:table-cell>
          <table:table-cell office:value-type="float" office:value="92.18571" calcext:value-type="float">
            <text:p>92.2 </text:p>
          </table:table-cell>
        </table:table-row>
        <table:table-row table:style-name="ro1">
          <table:table-cell office:value-type="string" calcext:value-type="string">
            <text:p>2012Q2</text:p>
          </table:table-cell>
          <table:table-cell table:style-name="ce5" office:value-type="float" office:value="90.42077" calcext:value-type="float">
            <text:p>90.4 </text:p>
          </table:table-cell>
          <table:table-cell table:style-name="ce5" office:value-type="float" office:value="92.05384" calcext:value-type="float">
            <text:p>92.1 </text:p>
          </table:table-cell>
          <table:table-cell table:style-name="ce5" office:value-type="float" office:value="93.36919" calcext:value-type="float">
            <text:p>93.4 </text:p>
          </table:table-cell>
          <table:table-cell table:style-name="ce5" office:value-type="float" office:value="94.88543" calcext:value-type="float">
            <text:p>94.9 </text:p>
          </table:table-cell>
          <table:table-cell table:style-name="ce5" office:value-type="float" office:value="87.64282" calcext:value-type="float">
            <text:p>87.6 </text:p>
          </table:table-cell>
          <table:table-cell table:style-name="ce5" office:value-type="float" office:value="89.36629" calcext:value-type="float">
            <text:p>89.4 </text:p>
          </table:table-cell>
          <table:table-cell table:style-name="ce5" office:value-type="float" office:value="85.23965" calcext:value-type="float">
            <text:p>85.2 </text:p>
          </table:table-cell>
          <table:table-cell table:style-name="ce5" office:value-type="float" office:value="97.96667" calcext:value-type="float">
            <text:p>98.0 </text:p>
          </table:table-cell>
          <table:table-cell table:style-name="ce5" office:value-type="float" office:value="95.06667" calcext:value-type="float">
            <text:p>95.1 </text:p>
          </table:table-cell>
          <table:table-cell table:style-name="ce5" office:value-type="float" office:value="95.59987" calcext:value-type="float">
            <text:p>95.6 </text:p>
          </table:table-cell>
          <table:table-cell table:style-name="ce5" office:value-type="float" office:value="95.85333" calcext:value-type="float">
            <text:p>95.9 </text:p>
          </table:table-cell>
          <table:table-cell table:style-name="ce5" office:value-type="float" office:value="104.7334" calcext:value-type="float">
            <text:p>104.7 </text:p>
          </table:table-cell>
          <table:table-cell table:style-name="ce5" office:value-type="float" office:value="92.14572" calcext:value-type="float">
            <text:p>92.1 </text:p>
          </table:table-cell>
          <table:table-cell table:style-name="ce5" office:value-type="float" office:value="94.21995" calcext:value-type="float">
            <text:p>94.2 </text:p>
          </table:table-cell>
          <table:table-cell table:style-name="ce5" office:value-type="float" office:value="98.87336" calcext:value-type="float">
            <text:p>98.9 </text:p>
          </table:table-cell>
          <table:table-cell table:style-name="ce5" office:value-type="float" office:value="96.90498" calcext:value-type="float">
            <text:p>96.9 </text:p>
          </table:table-cell>
          <table:table-cell table:style-name="ce5" office:value-type="float" office:value="97.66666" calcext:value-type="float">
            <text:p>97.7 </text:p>
          </table:table-cell>
          <table:table-cell table:style-name="ce5" office:value-type="float" office:value="94.9772" calcext:value-type="float">
            <text:p>95.0 </text:p>
          </table:table-cell>
          <table:table-cell table:style-name="ce5" office:value-type="float" office:value="94.75073" calcext:value-type="float">
            <text:p>94.8 </text:p>
          </table:table-cell>
          <table:table-cell table:style-name="ce5" office:value-type="float" office:value="93.6703" calcext:value-type="float">
            <text:p>93.7 </text:p>
          </table:table-cell>
          <table:table-cell table:style-name="ce5" office:value-type="float" office:value="93.38177" calcext:value-type="float">
            <text:p>93.4 </text:p>
          </table:table-cell>
          <table:table-cell table:style-name="ce5" office:value-type="float" office:value="91.562" calcext:value-type="float">
            <text:p>91.6 </text:p>
          </table:table-cell>
          <table:table-cell table:style-name="ce5" office:value-type="float" office:value="92.57667" calcext:value-type="float">
            <text:p>92.6 </text:p>
          </table:table-cell>
          <table:table-cell table:style-name="ce5" office:value-type="float" office:value="94.81541" calcext:value-type="float">
            <text:p>94.8 </text:p>
          </table:table-cell>
          <table:table-cell table:style-name="ce5" office:value-type="float" office:value="95.17786" calcext:value-type="float">
            <text:p>95.2 </text:p>
          </table:table-cell>
          <table:table-cell table:style-name="ce5" office:value-type="float" office:value="97.15161" calcext:value-type="float">
            <text:p>97.2 </text:p>
          </table:table-cell>
          <table:table-cell table:style-name="ce5" office:value-type="float" office:value="97.24235" calcext:value-type="float">
            <text:p>97.2 </text:p>
          </table:table-cell>
          <table:table-cell table:style-name="ce5" office:value-type="float" office:value="94.46" calcext:value-type="float">
            <text:p>94.5 </text:p>
          </table:table-cell>
          <table:table-cell table:style-name="ce5" office:value-type="float" office:value="97.31864" calcext:value-type="float">
            <text:p>97.3 </text:p>
          </table:table-cell>
          <table:table-cell table:style-name="ce5" office:value-type="float" office:value="98.84931" calcext:value-type="float">
            <text:p>98.8 </text:p>
          </table:table-cell>
          <table:table-cell table:style-name="ce5" office:value-type="float" office:value="93.2" calcext:value-type="float">
            <text:p>93.2 </text:p>
          </table:table-cell>
          <table:table-cell table:style-name="ce5" office:value-type="float" office:value="92.80574" calcext:value-type="float">
            <text:p>92.8 </text:p>
          </table:table-cell>
        </table:table-row>
        <table:table-row table:style-name="ro1">
          <table:table-cell office:value-type="string" calcext:value-type="string">
            <text:p>2012Q3</text:p>
          </table:table-cell>
          <table:table-cell office:value-type="float" office:value="91.67413" calcext:value-type="float">
            <text:p>91.7 </text:p>
          </table:table-cell>
          <table:table-cell office:value-type="float" office:value="93.22352" calcext:value-type="float">
            <text:p>93.2 </text:p>
          </table:table-cell>
          <table:table-cell office:value-type="float" office:value="94.14806" calcext:value-type="float">
            <text:p>94.1 </text:p>
          </table:table-cell>
          <table:table-cell office:value-type="float" office:value="95.10541" calcext:value-type="float">
            <text:p>95.1 </text:p>
          </table:table-cell>
          <table:table-cell office:value-type="float" office:value="88.03894" calcext:value-type="float">
            <text:p>88.0 </text:p>
          </table:table-cell>
          <table:table-cell office:value-type="float" office:value="89.93022" calcext:value-type="float">
            <text:p>89.9 </text:p>
          </table:table-cell>
          <table:table-cell office:value-type="float" office:value="86.19518" calcext:value-type="float">
            <text:p>86.2 </text:p>
          </table:table-cell>
          <table:table-cell office:value-type="float" office:value="98.6" calcext:value-type="float">
            <text:p>98.6 </text:p>
          </table:table-cell>
          <table:table-cell office:value-type="float" office:value="95.53333" calcext:value-type="float">
            <text:p>95.5 </text:p>
          </table:table-cell>
          <table:table-cell office:value-type="float" office:value="96.55587" calcext:value-type="float">
            <text:p>96.6 </text:p>
          </table:table-cell>
          <table:table-cell office:value-type="float" office:value="96.64" calcext:value-type="float">
            <text:p>96.6 </text:p>
          </table:table-cell>
          <table:table-cell office:value-type="float" office:value="104.6341" calcext:value-type="float">
            <text:p>104.6 </text:p>
          </table:table-cell>
          <table:table-cell office:value-type="float" office:value="93.2464" calcext:value-type="float">
            <text:p>93.2 </text:p>
          </table:table-cell>
          <table:table-cell office:value-type="float" office:value="94.79966" calcext:value-type="float">
            <text:p>94.8 </text:p>
          </table:table-cell>
          <table:table-cell office:value-type="float" office:value="99.48327" calcext:value-type="float">
            <text:p>99.5 </text:p>
          </table:table-cell>
          <table:table-cell office:value-type="float" office:value="97.92634" calcext:value-type="float">
            <text:p>97.9 </text:p>
          </table:table-cell>
          <table:table-cell office:value-type="float" office:value="97.93333" calcext:value-type="float">
            <text:p>97.9 </text:p>
          </table:table-cell>
          <table:table-cell office:value-type="float" office:value="95.41629" calcext:value-type="float">
            <text:p>95.4 </text:p>
          </table:table-cell>
          <table:table-cell office:value-type="float" office:value="95.15583" calcext:value-type="float">
            <text:p>95.2 </text:p>
          </table:table-cell>
          <table:table-cell office:value-type="float" office:value="94.6257" calcext:value-type="float">
            <text:p>94.6 </text:p>
          </table:table-cell>
          <table:table-cell office:value-type="float" office:value="94.12809" calcext:value-type="float">
            <text:p>94.1 </text:p>
          </table:table-cell>
          <table:table-cell office:value-type="float" office:value="92.05132" calcext:value-type="float">
            <text:p>92.1 </text:p>
          </table:table-cell>
          <table:table-cell office:value-type="float" office:value="94.26334" calcext:value-type="float">
            <text:p>94.3 </text:p>
          </table:table-cell>
          <table:table-cell office:value-type="float" office:value="95.21888" calcext:value-type="float">
            <text:p>95.2 </text:p>
          </table:table-cell>
          <table:table-cell office:value-type="float" office:value="95.96838" calcext:value-type="float">
            <text:p>96.0 </text:p>
          </table:table-cell>
          <table:table-cell office:value-type="float" office:value="97.86148" calcext:value-type="float">
            <text:p>97.9 </text:p>
          </table:table-cell>
          <table:table-cell office:value-type="float" office:value="97.98582" calcext:value-type="float">
            <text:p>98.0 </text:p>
          </table:table-cell>
          <table:table-cell office:value-type="float" office:value="96.54667" calcext:value-type="float">
            <text:p>96.5 </text:p>
          </table:table-cell>
          <table:table-cell office:value-type="float" office:value="98.26187" calcext:value-type="float">
            <text:p>98.3 </text:p>
          </table:table-cell>
          <table:table-cell office:value-type="float" office:value="98.85146" calcext:value-type="float">
            <text:p>98.9 </text:p>
          </table:table-cell>
          <table:table-cell office:value-type="float" office:value="94" calcext:value-type="float">
            <text:p>94.0 </text:p>
          </table:table-cell>
          <table:table-cell office:value-type="float" office:value="93.43825" calcext:value-type="float">
            <text:p>93.4 </text:p>
          </table:table-cell>
        </table:table-row>
        <table:table-row table:style-name="ro1">
          <table:table-cell office:value-type="string" calcext:value-type="string">
            <text:p>2012Q4</text:p>
          </table:table-cell>
          <table:table-cell table:style-name="ce5" office:value-type="float" office:value="92.47986" calcext:value-type="float">
            <text:p>92.5 </text:p>
          </table:table-cell>
          <table:table-cell table:style-name="ce5" office:value-type="float" office:value="93.22352" calcext:value-type="float">
            <text:p>93.2 </text:p>
          </table:table-cell>
          <table:table-cell table:style-name="ce5" office:value-type="float" office:value="94.08742" calcext:value-type="float">
            <text:p>94.1 </text:p>
          </table:table-cell>
          <table:table-cell table:style-name="ce5" office:value-type="float" office:value="95.17873" calcext:value-type="float">
            <text:p>95.2 </text:p>
          </table:table-cell>
          <table:table-cell table:style-name="ce5" office:value-type="float" office:value="88.54343" calcext:value-type="float">
            <text:p>88.5 </text:p>
          </table:table-cell>
          <table:table-cell table:style-name="ce5" office:value-type="float" office:value="90.40102" calcext:value-type="float">
            <text:p>90.4 </text:p>
          </table:table-cell>
          <table:table-cell table:style-name="ce5" office:value-type="float" office:value="88.09727" calcext:value-type="float">
            <text:p>88.1 </text:p>
          </table:table-cell>
          <table:table-cell table:style-name="ce5" office:value-type="float" office:value="97.8" calcext:value-type="float">
            <text:p>97.8 </text:p>
          </table:table-cell>
          <table:table-cell table:style-name="ce5" office:value-type="float" office:value="95.16666" calcext:value-type="float">
            <text:p>95.2 </text:p>
          </table:table-cell>
          <table:table-cell table:style-name="ce5" office:value-type="float" office:value="96.20824" calcext:value-type="float">
            <text:p>96.2 </text:p>
          </table:table-cell>
          <table:table-cell table:style-name="ce5" office:value-type="float" office:value="95.86667" calcext:value-type="float">
            <text:p>95.9 </text:p>
          </table:table-cell>
          <table:table-cell table:style-name="ce5" office:value-type="float" office:value="103.7813" calcext:value-type="float">
            <text:p>103.8 </text:p>
          </table:table-cell>
          <table:table-cell table:style-name="ce5" office:value-type="float" office:value="93.0789" calcext:value-type="float">
            <text:p>93.1 </text:p>
          </table:table-cell>
          <table:table-cell table:style-name="ce5" office:value-type="float" office:value="94.18585" calcext:value-type="float">
            <text:p>94.2 </text:p>
          </table:table-cell>
          <table:table-cell table:style-name="ce5" office:value-type="float" office:value="98.50063" calcext:value-type="float">
            <text:p>98.5 </text:p>
          </table:table-cell>
          <table:table-cell table:style-name="ce5" office:value-type="float" office:value="97.36923" calcext:value-type="float">
            <text:p>97.4 </text:p>
          </table:table-cell>
          <table:table-cell table:style-name="ce5" office:value-type="float" office:value="97.56667" calcext:value-type="float">
            <text:p>97.6 </text:p>
          </table:table-cell>
          <table:table-cell table:style-name="ce5" office:value-type="float" office:value="95.65709" calcext:value-type="float">
            <text:p>95.7 </text:p>
          </table:table-cell>
          <table:table-cell table:style-name="ce5" office:value-type="float" office:value="94.18602" calcext:value-type="float">
            <text:p>94.2 </text:p>
          </table:table-cell>
          <table:table-cell table:style-name="ce5" office:value-type="float" office:value="94.53606" calcext:value-type="float">
            <text:p>94.5 </text:p>
          </table:table-cell>
          <table:table-cell table:style-name="ce5" office:value-type="float" office:value="94.65598" calcext:value-type="float">
            <text:p>94.7 </text:p>
          </table:table-cell>
          <table:table-cell table:style-name="ce5" office:value-type="float" office:value="92.19675" calcext:value-type="float">
            <text:p>92.2 </text:p>
          </table:table-cell>
          <table:table-cell table:style-name="ce5" office:value-type="float" office:value="93.77666" calcext:value-type="float">
            <text:p>93.8 </text:p>
          </table:table-cell>
          <table:table-cell table:style-name="ce5" office:value-type="float" office:value="96.10651" calcext:value-type="float">
            <text:p>96.1 </text:p>
          </table:table-cell>
          <table:table-cell table:style-name="ce5" office:value-type="float" office:value="96.02108" calcext:value-type="float">
            <text:p>96.0 </text:p>
          </table:table-cell>
          <table:table-cell table:style-name="ce5" office:value-type="float" office:value="97.45306" calcext:value-type="float">
            <text:p>97.5 </text:p>
          </table:table-cell>
          <table:table-cell table:style-name="ce5" office:value-type="float" office:value="98.47134" calcext:value-type="float">
            <text:p>98.5 </text:p>
          </table:table-cell>
          <table:table-cell table:style-name="ce5" office:value-type="float" office:value="95.55334" calcext:value-type="float">
            <text:p>95.6 </text:p>
          </table:table-cell>
          <table:table-cell table:style-name="ce5" office:value-type="float" office:value="98.8713" calcext:value-type="float">
            <text:p>98.9 </text:p>
          </table:table-cell>
          <table:table-cell table:style-name="ce5" office:value-type="float" office:value="98.79312" calcext:value-type="float">
            <text:p>98.8 </text:p>
          </table:table-cell>
          <table:table-cell table:style-name="ce5" office:value-type="float" office:value="94.6" calcext:value-type="float">
            <text:p>94.6 </text:p>
          </table:table-cell>
          <table:table-cell table:style-name="ce5" office:value-type="float" office:value="93.71802" calcext:value-type="float">
            <text:p>93.7 </text:p>
          </table:table-cell>
        </table:table-row>
        <table:table-row table:style-name="ro1">
          <table:table-cell office:value-type="string" calcext:value-type="string">
            <text:p>2013Q1</text:p>
          </table:table-cell>
          <table:table-cell office:value-type="float" office:value="93.37511" calcext:value-type="float">
            <text:p>93.4 </text:p>
          </table:table-cell>
          <table:table-cell office:value-type="float" office:value="94.15926" calcext:value-type="float">
            <text:p>94.2 </text:p>
          </table:table-cell>
          <table:table-cell office:value-type="float" office:value="94.75137" calcext:value-type="float">
            <text:p>94.8 </text:p>
          </table:table-cell>
          <table:table-cell office:value-type="float" office:value="95.32539" calcext:value-type="float">
            <text:p>95.3 </text:p>
          </table:table-cell>
          <table:table-cell office:value-type="float" office:value="89.3394" calcext:value-type="float">
            <text:p>89.3 </text:p>
          </table:table-cell>
          <table:table-cell office:value-type="float" office:value="91.59612" calcext:value-type="float">
            <text:p>91.6 </text:p>
          </table:table-cell>
          <table:table-cell office:value-type="float" office:value="91.58392" calcext:value-type="float">
            <text:p>91.6 </text:p>
          </table:table-cell>
          <table:table-cell office:value-type="float" office:value="99.03333" calcext:value-type="float">
            <text:p>99.0 </text:p>
          </table:table-cell>
          <table:table-cell office:value-type="float" office:value="96.23333" calcext:value-type="float">
            <text:p>96.2 </text:p>
          </table:table-cell>
          <table:table-cell office:value-type="float" office:value="95.55642" calcext:value-type="float">
            <text:p>95.6 </text:p>
          </table:table-cell>
          <table:table-cell office:value-type="float" office:value="96.46" calcext:value-type="float">
            <text:p>96.5 </text:p>
          </table:table-cell>
          <table:table-cell office:value-type="float" office:value="103.227" calcext:value-type="float">
            <text:p>103.2 </text:p>
          </table:table-cell>
          <table:table-cell office:value-type="float" office:value="94.61028" calcext:value-type="float">
            <text:p>94.6 </text:p>
          </table:table-cell>
          <table:table-cell office:value-type="float" office:value="94.93606" calcext:value-type="float">
            <text:p>94.9 </text:p>
          </table:table-cell>
          <table:table-cell office:value-type="float" office:value="97.99238" calcext:value-type="float">
            <text:p>98.0 </text:p>
          </table:table-cell>
          <table:table-cell office:value-type="float" office:value="97.58588" calcext:value-type="float">
            <text:p>97.6 </text:p>
          </table:table-cell>
          <table:table-cell office:value-type="float" office:value="97.3" calcext:value-type="float">
            <text:p>97.3 </text:p>
          </table:table-cell>
          <table:table-cell office:value-type="float" office:value="96.35162" calcext:value-type="float">
            <text:p>96.4 </text:p>
          </table:table-cell>
          <table:table-cell office:value-type="float" office:value="94.21088" calcext:value-type="float">
            <text:p>94.2 </text:p>
          </table:table-cell>
          <table:table-cell office:value-type="float" office:value="94.53886" calcext:value-type="float">
            <text:p>94.5 </text:p>
          </table:table-cell>
          <table:table-cell office:value-type="float" office:value="95.85738" calcext:value-type="float">
            <text:p>95.9 </text:p>
          </table:table-cell>
          <table:table-cell office:value-type="float" office:value="93.21194" calcext:value-type="float">
            <text:p>93.2 </text:p>
          </table:table-cell>
          <table:table-cell office:value-type="float" office:value="94.61333" calcext:value-type="float">
            <text:p>94.6 </text:p>
          </table:table-cell>
          <table:table-cell office:value-type="float" office:value="95.94513" calcext:value-type="float">
            <text:p>95.9 </text:p>
          </table:table-cell>
          <table:table-cell office:value-type="float" office:value="96.20554" calcext:value-type="float">
            <text:p>96.2 </text:p>
          </table:table-cell>
          <table:table-cell office:value-type="float" office:value="97.46927" calcext:value-type="float">
            <text:p>97.5 </text:p>
          </table:table-cell>
          <table:table-cell office:value-type="float" office:value="98.85066" calcext:value-type="float">
            <text:p>98.9 </text:p>
          </table:table-cell>
          <table:table-cell office:value-type="float" office:value="96.00333" calcext:value-type="float">
            <text:p>96.0 </text:p>
          </table:table-cell>
          <table:table-cell office:value-type="float" office:value="98.94449" calcext:value-type="float">
            <text:p>98.9 </text:p>
          </table:table-cell>
          <table:table-cell office:value-type="float" office:value="99.10967" calcext:value-type="float">
            <text:p>99.1 </text:p>
          </table:table-cell>
          <table:table-cell office:value-type="float" office:value="94.9" calcext:value-type="float">
            <text:p>94.9 </text:p>
          </table:table-cell>
          <table:table-cell office:value-type="float" office:value="94.41199" calcext:value-type="float">
            <text:p>94.4 </text:p>
          </table:table-cell>
        </table:table-row>
        <table:table-row table:style-name="ro1">
          <table:table-cell office:value-type="string" calcext:value-type="string">
            <text:p>2013Q2</text:p>
          </table:table-cell>
          <table:table-cell table:style-name="ce5" office:value-type="float" office:value="93.82274" calcext:value-type="float">
            <text:p>93.8 </text:p>
          </table:table-cell>
          <table:table-cell table:style-name="ce5" office:value-type="float" office:value="94.56865" calcext:value-type="float">
            <text:p>94.6 </text:p>
          </table:table-cell>
          <table:table-cell table:style-name="ce5" office:value-type="float" office:value="95.37064" calcext:value-type="float">
            <text:p>95.4 </text:p>
          </table:table-cell>
          <table:table-cell table:style-name="ce5" office:value-type="float" office:value="95.88757" calcext:value-type="float">
            <text:p>95.9 </text:p>
          </table:table-cell>
          <table:table-cell table:style-name="ce5" office:value-type="float" office:value="89.49261" calcext:value-type="float">
            <text:p>89.5 </text:p>
          </table:table-cell>
          <table:table-cell table:style-name="ce5" office:value-type="float" office:value="92.56358" calcext:value-type="float">
            <text:p>92.6 </text:p>
          </table:table-cell>
          <table:table-cell table:style-name="ce5" office:value-type="float" office:value="93.26622" calcext:value-type="float">
            <text:p>93.3 </text:p>
          </table:table-cell>
          <table:table-cell table:style-name="ce5" office:value-type="float" office:value="98.63333" calcext:value-type="float">
            <text:p>98.6 </text:p>
          </table:table-cell>
          <table:table-cell table:style-name="ce5" office:value-type="float" office:value="96.66666" calcext:value-type="float">
            <text:p>96.7 </text:p>
          </table:table-cell>
          <table:table-cell table:style-name="ce5" office:value-type="float" office:value="96.93247" calcext:value-type="float">
            <text:p>96.9 </text:p>
          </table:table-cell>
          <table:table-cell table:style-name="ce5" office:value-type="float" office:value="96.79" calcext:value-type="float">
            <text:p>96.8 </text:p>
          </table:table-cell>
          <table:table-cell table:style-name="ce5" office:value-type="float" office:value="102.5232" calcext:value-type="float">
            <text:p>102.5 </text:p>
          </table:table-cell>
          <table:table-cell table:style-name="ce5" office:value-type="float" office:value="95.73488" calcext:value-type="float">
            <text:p>95.7 </text:p>
          </table:table-cell>
          <table:table-cell table:style-name="ce5" office:value-type="float" office:value="95.82268" calcext:value-type="float">
            <text:p>95.8 </text:p>
          </table:table-cell>
          <table:table-cell table:style-name="ce5" office:value-type="float" office:value="98.46675" calcext:value-type="float">
            <text:p>98.5 </text:p>
          </table:table-cell>
          <table:table-cell table:style-name="ce5" office:value-type="float" office:value="98.45249" calcext:value-type="float">
            <text:p>98.5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96.58636" calcext:value-type="float">
            <text:p>96.6 </text:p>
          </table:table-cell>
          <table:table-cell table:style-name="ce5" office:value-type="float" office:value="94.49956" calcext:value-type="float">
            <text:p>94.5 </text:p>
          </table:table-cell>
          <table:table-cell table:style-name="ce5" office:value-type="float" office:value="95.30957" calcext:value-type="float">
            <text:p>95.3 </text:p>
          </table:table-cell>
          <table:table-cell table:style-name="ce5" office:value-type="float" office:value="96.29686" calcext:value-type="float">
            <text:p>96.3 </text:p>
          </table:table-cell>
          <table:table-cell table:style-name="ce5" office:value-type="float" office:value="94.26073" calcext:value-type="float">
            <text:p>94.3 </text:p>
          </table:table-cell>
          <table:table-cell table:style-name="ce5" office:value-type="float" office:value="95.09333" calcext:value-type="float">
            <text:p>95.1 </text:p>
          </table:table-cell>
          <table:table-cell table:style-name="ce5" office:value-type="float" office:value="96.34859" calcext:value-type="float">
            <text:p>96.3 </text:p>
          </table:table-cell>
          <table:table-cell table:style-name="ce5" office:value-type="float" office:value="96.67984" calcext:value-type="float">
            <text:p>96.7 </text:p>
          </table:table-cell>
          <table:table-cell table:style-name="ce5" office:value-type="float" office:value="97.95872" calcext:value-type="float">
            <text:p>98.0 </text:p>
          </table:table-cell>
          <table:table-cell table:style-name="ce5" office:value-type="float" office:value="99.07825" calcext:value-type="float">
            <text:p>99.1 </text:p>
          </table:table-cell>
          <table:table-cell table:style-name="ce5" office:value-type="float" office:value="96.93" calcext:value-type="float">
            <text:p>96.9 </text:p>
          </table:table-cell>
          <table:table-cell table:style-name="ce5" office:value-type="float" office:value="99.11371" calcext:value-type="float">
            <text:p>99.1 </text:p>
          </table:table-cell>
          <table:table-cell table:style-name="ce5" office:value-type="float" office:value="99.40687" calcext:value-type="float">
            <text:p>99.4 </text:p>
          </table:table-cell>
          <table:table-cell table:style-name="ce5" office:value-type="float" office:value="95.7" calcext:value-type="float">
            <text:p>95.7 </text:p>
          </table:table-cell>
          <table:table-cell table:style-name="ce5" office:value-type="float" office:value="95.04578" calcext:value-type="float">
            <text:p>95.0 </text:p>
          </table:table-cell>
        </table:table-row>
        <table:table-row table:style-name="ro1">
          <table:table-cell office:value-type="string" calcext:value-type="string">
            <text:p>2013Q3</text:p>
          </table:table-cell>
          <table:table-cell office:value-type="float" office:value="94.98657" calcext:value-type="float">
            <text:p>95.0 </text:p>
          </table:table-cell>
          <table:table-cell office:value-type="float" office:value="95.56288" calcext:value-type="float">
            <text:p>95.6 </text:p>
          </table:table-cell>
          <table:table-cell office:value-type="float" office:value="96.35062" calcext:value-type="float">
            <text:p>96.4 </text:p>
          </table:table-cell>
          <table:table-cell office:value-type="float" office:value="96.49863" calcext:value-type="float">
            <text:p>96.5 </text:p>
          </table:table-cell>
          <table:table-cell office:value-type="float" office:value="90.62118" calcext:value-type="float">
            <text:p>90.6 </text:p>
          </table:table-cell>
          <table:table-cell office:value-type="float" office:value="93.27237" calcext:value-type="float">
            <text:p>93.3 </text:p>
          </table:table-cell>
          <table:table-cell office:value-type="float" office:value="93.69569" calcext:value-type="float">
            <text:p>93.7 </text:p>
          </table:table-cell>
          <table:table-cell office:value-type="float" office:value="98.86667" calcext:value-type="float">
            <text:p>98.9 </text:p>
          </table:table-cell>
          <table:table-cell office:value-type="float" office:value="97.06667" calcext:value-type="float">
            <text:p>97.1 </text:p>
          </table:table-cell>
          <table:table-cell office:value-type="float" office:value="97.42496" calcext:value-type="float">
            <text:p>97.4 </text:p>
          </table:table-cell>
          <table:table-cell office:value-type="float" office:value="97.8" calcext:value-type="float">
            <text:p>97.8 </text:p>
          </table:table-cell>
          <table:table-cell office:value-type="float" office:value="101.8242" calcext:value-type="float">
            <text:p>101.8 </text:p>
          </table:table-cell>
          <table:table-cell office:value-type="float" office:value="96.54842" calcext:value-type="float">
            <text:p>96.5 </text:p>
          </table:table-cell>
          <table:table-cell office:value-type="float" office:value="96.30009" calcext:value-type="float">
            <text:p>96.3 </text:p>
          </table:table-cell>
          <table:table-cell office:value-type="float" office:value="99.48327" calcext:value-type="float">
            <text:p>99.5 </text:p>
          </table:table-cell>
          <table:table-cell office:value-type="float" office:value="99.381" calcext:value-type="float">
            <text:p>99.4 </text:p>
          </table:table-cell>
          <table:table-cell office:value-type="float" office:value="98" calcext:value-type="float">
            <text:p>98.0 </text:p>
          </table:table-cell>
          <table:table-cell office:value-type="float" office:value="96.84859" calcext:value-type="float">
            <text:p>96.8 </text:p>
          </table:table-cell>
          <table:table-cell office:value-type="float" office:value="95.25462" calcext:value-type="float">
            <text:p>95.3 </text:p>
          </table:table-cell>
          <table:table-cell office:value-type="float" office:value="96.1089" calcext:value-type="float">
            <text:p>96.1 </text:p>
          </table:table-cell>
          <table:table-cell office:value-type="float" office:value="96.79874" calcext:value-type="float">
            <text:p>96.8 </text:p>
          </table:table-cell>
          <table:table-cell office:value-type="float" office:value="94.81372" calcext:value-type="float">
            <text:p>94.8 </text:p>
          </table:table-cell>
          <table:table-cell office:value-type="float" office:value="97.39333" calcext:value-type="float">
            <text:p>97.4 </text:p>
          </table:table-cell>
          <table:table-cell office:value-type="float" office:value="97.23623" calcext:value-type="float">
            <text:p>97.2 </text:p>
          </table:table-cell>
          <table:table-cell office:value-type="float" office:value="98.12912" calcext:value-type="float">
            <text:p>98.1 </text:p>
          </table:table-cell>
          <table:table-cell office:value-type="float" office:value="98.56487" calcext:value-type="float">
            <text:p>98.6 </text:p>
          </table:table-cell>
          <table:table-cell office:value-type="float" office:value="99.12377" calcext:value-type="float">
            <text:p>99.1 </text:p>
          </table:table-cell>
          <table:table-cell office:value-type="float" office:value="99.58334" calcext:value-type="float">
            <text:p>99.6 </text:p>
          </table:table-cell>
          <table:table-cell office:value-type="float" office:value="99.77026" calcext:value-type="float">
            <text:p>99.8 </text:p>
          </table:table-cell>
          <table:table-cell office:value-type="float" office:value="99.45768" calcext:value-type="float">
            <text:p>99.5 </text:p>
          </table:table-cell>
          <table:table-cell office:value-type="float" office:value="96.3" calcext:value-type="float">
            <text:p>96.3 </text:p>
          </table:table-cell>
          <table:table-cell office:value-type="float" office:value="95.73591" calcext:value-type="float">
            <text:p>95.7 </text:p>
          </table:table-cell>
        </table:table-row>
        <table:table-row table:style-name="ro1">
          <table:table-cell office:value-type="string" calcext:value-type="string">
            <text:p>2013Q4</text:p>
          </table:table-cell>
          <table:table-cell table:style-name="ce5" office:value-type="float" office:value="95.88183" calcext:value-type="float">
            <text:p>95.9 </text:p>
          </table:table-cell>
          <table:table-cell table:style-name="ce5" office:value-type="float" office:value="95.29971" calcext:value-type="float">
            <text:p>95.3 </text:p>
          </table:table-cell>
          <table:table-cell table:style-name="ce5" office:value-type="float" office:value="96.59003" calcext:value-type="float">
            <text:p>96.6 </text:p>
          </table:table-cell>
          <table:table-cell table:style-name="ce5" office:value-type="float" office:value="96.62083" calcext:value-type="float">
            <text:p>96.6 </text:p>
          </table:table-cell>
          <table:table-cell table:style-name="ce5" office:value-type="float" office:value="91.60773" calcext:value-type="float">
            <text:p>91.6 </text:p>
          </table:table-cell>
          <table:table-cell table:style-name="ce5" office:value-type="float" office:value="93.68108" calcext:value-type="float">
            <text:p>93.7 </text:p>
          </table:table-cell>
          <table:table-cell table:style-name="ce5" office:value-type="float" office:value="93.10822" calcext:value-type="float">
            <text:p>93.1 </text:p>
          </table:table-cell>
          <table:table-cell table:style-name="ce5" office:value-type="float" office:value="98.36667" calcext:value-type="float">
            <text:p>98.4 </text:p>
          </table:table-cell>
          <table:table-cell table:style-name="ce5" office:value-type="float" office:value="97.1" calcext:value-type="float">
            <text:p>97.1 </text:p>
          </table:table-cell>
          <table:table-cell table:style-name="ce5" office:value-type="float" office:value="96.41102" calcext:value-type="float">
            <text:p>96.4 </text:p>
          </table:table-cell>
          <table:table-cell table:style-name="ce5" office:value-type="float" office:value="97.25" calcext:value-type="float">
            <text:p>97.3 </text:p>
          </table:table-cell>
          <table:table-cell table:style-name="ce5" office:value-type="float" office:value="101.0839" calcext:value-type="float">
            <text:p>101.1 </text:p>
          </table:table-cell>
          <table:table-cell table:style-name="ce5" office:value-type="float" office:value="96.90734" calcext:value-type="float">
            <text:p>96.9 </text:p>
          </table:table-cell>
          <table:table-cell table:style-name="ce5" office:value-type="float" office:value="96.02728" calcext:value-type="float">
            <text:p>96.0 </text:p>
          </table:table-cell>
          <table:table-cell table:style-name="ce5" office:value-type="float" office:value="99.31385" calcext:value-type="float">
            <text:p>99.3 </text:p>
          </table:table-cell>
          <table:table-cell table:style-name="ce5" office:value-type="float" office:value="98.54534" calcext:value-type="float">
            <text:p>98.5 </text:p>
          </table:table-cell>
          <table:table-cell table:style-name="ce5" office:value-type="float" office:value="98.06667" calcext:value-type="float">
            <text:p>98.1 </text:p>
          </table:table-cell>
          <table:table-cell table:style-name="ce5" office:value-type="float" office:value="96.9397" calcext:value-type="float">
            <text:p>96.9 </text:p>
          </table:table-cell>
          <table:table-cell table:style-name="ce5" office:value-type="float" office:value="95.21282" calcext:value-type="float">
            <text:p>95.2 </text:p>
          </table:table-cell>
          <table:table-cell table:style-name="ce5" office:value-type="float" office:value="95.43487" calcext:value-type="float">
            <text:p>95.4 </text:p>
          </table:table-cell>
          <table:table-cell table:style-name="ce5" office:value-type="float" office:value="97.29023" calcext:value-type="float">
            <text:p>97.3 </text:p>
          </table:table-cell>
          <table:table-cell table:style-name="ce5" office:value-type="float" office:value="95.50862" calcext:value-type="float">
            <text:p>95.5 </text:p>
          </table:table-cell>
          <table:table-cell table:style-name="ce5" office:value-type="float" office:value="96.42" calcext:value-type="float">
            <text:p>96.4 </text:p>
          </table:table-cell>
          <table:table-cell table:style-name="ce5" office:value-type="float" office:value="98.36594" calcext:value-type="float">
            <text:p>98.4 </text:p>
          </table:table-cell>
          <table:table-cell table:style-name="ce5" office:value-type="float" office:value="97.76021" calcext:value-type="float">
            <text:p>97.8 </text:p>
          </table:table-cell>
          <table:table-cell table:style-name="ce5" office:value-type="float" office:value="97.63458" calcext:value-type="float">
            <text:p>97.6 </text:p>
          </table:table-cell>
          <table:table-cell table:style-name="ce5" office:value-type="float" office:value="99.32101" calcext:value-type="float">
            <text:p>99.3 </text:p>
          </table:table-cell>
          <table:table-cell table:style-name="ce5" office:value-type="float" office:value="97.17667" calcext:value-type="float">
            <text:p>97.2 </text:p>
          </table:table-cell>
          <table:table-cell table:style-name="ce5" office:value-type="float" office:value="98.87951" calcext:value-type="float">
            <text:p>98.9 </text:p>
          </table:table-cell>
          <table:table-cell table:style-name="ce5" office:value-type="float" office:value="99.54862" calcext:value-type="float">
            <text:p>99.5 </text:p>
          </table:table-cell>
          <table:table-cell table:style-name="ce5" office:value-type="float" office:value="96.6" calcext:value-type="float">
            <text:p>96.6 </text:p>
          </table:table-cell>
          <table:table-cell table:style-name="ce5" office:value-type="float" office:value="95.94365" calcext:value-type="float">
            <text:p>95.9 </text:p>
          </table:table-cell>
        </table:table-row>
        <table:table-row table:style-name="ro1">
          <table:table-cell office:value-type="string" calcext:value-type="string">
            <text:p>2014Q1</text:p>
          </table:table-cell>
          <table:table-cell office:value-type="float" office:value="96.41898" calcext:value-type="float">
            <text:p>96.4 </text:p>
          </table:table-cell>
          <table:table-cell office:value-type="float" office:value="96.44014" calcext:value-type="float">
            <text:p>96.4 </text:p>
          </table:table-cell>
          <table:table-cell office:value-type="float" office:value="97.11673" calcext:value-type="float">
            <text:p>97.1 </text:p>
          </table:table-cell>
          <table:table-cell office:value-type="float" office:value="97.01192" calcext:value-type="float">
            <text:p>97.0 </text:p>
          </table:table-cell>
          <table:table-cell office:value-type="float" office:value="93.20715" calcext:value-type="float">
            <text:p>93.2 </text:p>
          </table:table-cell>
          <table:table-cell office:value-type="float" office:value="95.04951" calcext:value-type="float">
            <text:p>95.0 </text:p>
          </table:table-cell>
          <table:table-cell office:value-type="float" office:value="96.21296" calcext:value-type="float">
            <text:p>96.2 </text:p>
          </table:table-cell>
          <table:table-cell office:value-type="float" office:value="98.53333" calcext:value-type="float">
            <text:p>98.5 </text:p>
          </table:table-cell>
          <table:table-cell office:value-type="float" office:value="98.03333" calcext:value-type="float">
            <text:p>98.0 </text:p>
          </table:table-cell>
          <table:table-cell office:value-type="float" office:value="97.09181" calcext:value-type="float">
            <text:p>97.1 </text:p>
          </table:table-cell>
          <table:table-cell office:value-type="float" office:value="98.19666" calcext:value-type="float">
            <text:p>98.2 </text:p>
          </table:table-cell>
          <table:table-cell office:value-type="float" office:value="100.6596" calcext:value-type="float">
            <text:p>100.7 </text:p>
          </table:table-cell>
          <table:table-cell office:value-type="float" office:value="97.19447" calcext:value-type="float">
            <text:p>97.2 </text:p>
          </table:table-cell>
          <table:table-cell office:value-type="float" office:value="96.70929" calcext:value-type="float">
            <text:p>96.7 </text:p>
          </table:table-cell>
          <table:table-cell office:value-type="float" office:value="98.97501" calcext:value-type="float">
            <text:p>99.0 </text:p>
          </table:table-cell>
          <table:table-cell office:value-type="float" office:value="98.7001" calcext:value-type="float">
            <text:p>98.7 </text:p>
          </table:table-cell>
          <table:table-cell office:value-type="float" office:value="97.86667" calcext:value-type="float">
            <text:p>97.9 </text:p>
          </table:table-cell>
          <table:table-cell office:value-type="float" office:value="97.57993" calcext:value-type="float">
            <text:p>97.6 </text:p>
          </table:table-cell>
          <table:table-cell office:value-type="float" office:value="96.54923" calcext:value-type="float">
            <text:p>96.5 </text:p>
          </table:table-cell>
          <table:table-cell office:value-type="float" office:value="95.177" calcext:value-type="float">
            <text:p>95.2 </text:p>
          </table:table-cell>
          <table:table-cell office:value-type="float" office:value="97.84412" calcext:value-type="float">
            <text:p>97.8 </text:p>
          </table:table-cell>
          <table:table-cell office:value-type="float" office:value="96.8851" calcext:value-type="float">
            <text:p>96.9 </text:p>
          </table:table-cell>
          <table:table-cell office:value-type="float" office:value="96.74" calcext:value-type="float">
            <text:p>96.7 </text:p>
          </table:table-cell>
          <table:table-cell office:value-type="float" office:value="98.52734" calcext:value-type="float">
            <text:p>98.5 </text:p>
          </table:table-cell>
          <table:table-cell office:value-type="float" office:value="97.70751" calcext:value-type="float">
            <text:p>97.7 </text:p>
          </table:table-cell>
          <table:table-cell office:value-type="float" office:value="98.09486" calcext:value-type="float">
            <text:p>98.1 </text:p>
          </table:table-cell>
          <table:table-cell office:value-type="float" office:value="99.36654" calcext:value-type="float">
            <text:p>99.4 </text:p>
          </table:table-cell>
          <table:table-cell office:value-type="float" office:value="97.80334" calcext:value-type="float">
            <text:p>97.8 </text:p>
          </table:table-cell>
          <table:table-cell office:value-type="float" office:value="98.83167" calcext:value-type="float">
            <text:p>98.8 </text:p>
          </table:table-cell>
          <table:table-cell office:value-type="float" office:value="99.61665" calcext:value-type="float">
            <text:p>99.6 </text:p>
          </table:table-cell>
          <table:table-cell office:value-type="float" office:value="96.8" calcext:value-type="float">
            <text:p>96.8 </text:p>
          </table:table-cell>
          <table:table-cell office:value-type="float" office:value="96.77462" calcext:value-type="float">
            <text:p>96.8 </text:p>
          </table:table-cell>
        </table:table-row>
        <table:table-row table:style-name="ro1">
          <table:table-cell office:value-type="string" calcext:value-type="string">
            <text:p>2014Q2</text:p>
          </table:table-cell>
          <table:table-cell table:style-name="ce5" office:value-type="float" office:value="96.95613" calcext:value-type="float">
            <text:p>97.0 </text:p>
          </table:table-cell>
          <table:table-cell table:style-name="ce5" office:value-type="float" office:value="97.20043" calcext:value-type="float">
            <text:p>97.2 </text:p>
          </table:table-cell>
          <table:table-cell table:style-name="ce5" office:value-type="float" office:value="97.68492" calcext:value-type="float">
            <text:p>97.7 </text:p>
          </table:table-cell>
          <table:table-cell table:style-name="ce5" office:value-type="float" office:value="97.8674" calcext:value-type="float">
            <text:p>97.9 </text:p>
          </table:table-cell>
          <table:table-cell table:style-name="ce5" office:value-type="float" office:value="94.71688" calcext:value-type="float">
            <text:p>94.7 </text:p>
          </table:table-cell>
          <table:table-cell table:style-name="ce5" office:value-type="float" office:value="95.92384" calcext:value-type="float">
            <text:p>95.9 </text:p>
          </table:table-cell>
          <table:table-cell table:style-name="ce5" office:value-type="float" office:value="97.70805" calcext:value-type="float">
            <text:p>97.7 </text:p>
          </table:table-cell>
          <table:table-cell table:style-name="ce5" office:value-type="float" office:value="98.86667" calcext:value-type="float">
            <text:p>98.9 </text:p>
          </table:table-cell>
          <table:table-cell table:style-name="ce5" office:value-type="float" office:value="98.4" calcext:value-type="float">
            <text:p>98.4 </text:p>
          </table:table-cell>
          <table:table-cell table:style-name="ce5" office:value-type="float" office:value="98.3375" calcext:value-type="float">
            <text:p>98.3 </text:p>
          </table:table-cell>
          <table:table-cell table:style-name="ce5" office:value-type="float" office:value="98.59333" calcext:value-type="float">
            <text:p>98.6 </text:p>
          </table:table-cell>
          <table:table-cell table:style-name="ce5" office:value-type="float" office:value="100.9873" calcext:value-type="float">
            <text:p>101.0 </text:p>
          </table:table-cell>
          <table:table-cell table:style-name="ce5" office:value-type="float" office:value="97.55339" calcext:value-type="float">
            <text:p>97.6 </text:p>
          </table:table-cell>
          <table:table-cell table:style-name="ce5" office:value-type="float" office:value="97.90282" calcext:value-type="float">
            <text:p>97.9 </text:p>
          </table:table-cell>
          <table:table-cell table:style-name="ce5" office:value-type="float" office:value="99.82211" calcext:value-type="float">
            <text:p>99.8 </text:p>
          </table:table-cell>
          <table:table-cell table:style-name="ce5" office:value-type="float" office:value="99.5048" calcext:value-type="float">
            <text:p>99.5 </text:p>
          </table:table-cell>
          <table:table-cell table:style-name="ce5" office:value-type="float" office:value="99.43333" calcext:value-type="float">
            <text:p>99.4 </text:p>
          </table:table-cell>
          <table:table-cell table:style-name="ce5" office:value-type="float" office:value="98.1462" calcext:value-type="float">
            <text:p>98.1 </text:p>
          </table:table-cell>
          <table:table-cell table:style-name="ce5" office:value-type="float" office:value="97.05617" calcext:value-type="float">
            <text:p>97.1 </text:p>
          </table:table-cell>
          <table:table-cell table:style-name="ce5" office:value-type="float" office:value="95.94227" calcext:value-type="float">
            <text:p>95.9 </text:p>
          </table:table-cell>
          <table:table-cell table:style-name="ce5" office:value-type="float" office:value="98.16138" calcext:value-type="float">
            <text:p>98.2 </text:p>
          </table:table-cell>
          <table:table-cell table:style-name="ce5" office:value-type="float" office:value="97.55523" calcext:value-type="float">
            <text:p>97.6 </text:p>
          </table:table-cell>
          <table:table-cell table:style-name="ce5" office:value-type="float" office:value="97.22667" calcext:value-type="float">
            <text:p>97.2 </text:p>
          </table:table-cell>
          <table:table-cell table:style-name="ce5" office:value-type="float" office:value="98.52734" calcext:value-type="float">
            <text:p>98.5 </text:p>
          </table:table-cell>
          <table:table-cell table:style-name="ce5" office:value-type="float" office:value="98.20817" calcext:value-type="float">
            <text:p>98.2 </text:p>
          </table:table-cell>
          <table:table-cell table:style-name="ce5" office:value-type="float" office:value="98.69128" calcext:value-type="float">
            <text:p>98.7 </text:p>
          </table:table-cell>
          <table:table-cell table:style-name="ce5" office:value-type="float" office:value="99.63965" calcext:value-type="float">
            <text:p>99.6 </text:p>
          </table:table-cell>
          <table:table-cell table:style-name="ce5" office:value-type="float" office:value="99.03667" calcext:value-type="float">
            <text:p>99.0 </text:p>
          </table:table-cell>
          <table:table-cell table:style-name="ce5" office:value-type="float" office:value="99.41503" calcext:value-type="float">
            <text:p>99.4 </text:p>
          </table:table-cell>
          <table:table-cell table:style-name="ce5" office:value-type="float" office:value="99.85297" calcext:value-type="float">
            <text:p>99.9 </text:p>
          </table:table-cell>
          <table:table-cell table:style-name="ce5" office:value-type="float" office:value="97.7" calcext:value-type="float">
            <text:p>97.7 </text:p>
          </table:table-cell>
          <table:table-cell table:style-name="ce5" office:value-type="float" office:value="97.65905" calcext:value-type="float">
            <text:p>97.7 </text:p>
          </table:table-cell>
        </table:table-row>
        <table:table-row table:style-name="ro1">
          <table:table-cell office:value-type="string" calcext:value-type="string">
            <text:p>2014Q3</text:p>
          </table:table-cell>
          <table:table-cell office:value-type="float" office:value="97.67234" calcext:value-type="float">
            <text:p>97.7 </text:p>
          </table:table-cell>
          <table:table-cell office:value-type="float" office:value="98.4286" calcext:value-type="float">
            <text:p>98.4 </text:p>
          </table:table-cell>
          <table:table-cell office:value-type="float" office:value="98.24673" calcext:value-type="float">
            <text:p>98.2 </text:p>
          </table:table-cell>
          <table:table-cell office:value-type="float" office:value="98.674" calcext:value-type="float">
            <text:p>98.7 </text:p>
          </table:table-cell>
          <table:table-cell office:value-type="float" office:value="95.42316" calcext:value-type="float">
            <text:p>95.4 </text:p>
          </table:table-cell>
          <table:table-cell office:value-type="float" office:value="96.21874" calcext:value-type="float">
            <text:p>96.2 </text:p>
          </table:table-cell>
          <table:table-cell office:value-type="float" office:value="98.86764" calcext:value-type="float">
            <text:p>98.9 </text:p>
          </table:table-cell>
          <table:table-cell office:value-type="float" office:value="99.66666" calcext:value-type="float">
            <text:p>99.7 </text:p>
          </table:table-cell>
          <table:table-cell office:value-type="float" office:value="98.76667" calcext:value-type="float">
            <text:p>98.8 </text:p>
          </table:table-cell>
          <table:table-cell office:value-type="float" office:value="98.6272" calcext:value-type="float">
            <text:p>98.6 </text:p>
          </table:table-cell>
          <table:table-cell office:value-type="float" office:value="99.5" calcext:value-type="float">
            <text:p>99.5 </text:p>
          </table:table-cell>
          <table:table-cell office:value-type="float" office:value="100.9196" calcext:value-type="float">
            <text:p>100.9 </text:p>
          </table:table-cell>
          <table:table-cell office:value-type="float" office:value="98.70192" calcext:value-type="float">
            <text:p>98.7 </text:p>
          </table:table-cell>
          <table:table-cell office:value-type="float" office:value="98.27792" calcext:value-type="float">
            <text:p>98.3 </text:p>
          </table:table-cell>
          <table:table-cell office:value-type="float" office:value="100.0932" calcext:value-type="float">
            <text:p>100.1 </text:p>
          </table:table-cell>
          <table:table-cell office:value-type="float" office:value="100" calcext:value-type="float">
            <text:p>100.0 </text:p>
          </table:table-cell>
          <table:table-cell office:value-type="float" office:value="99.8" calcext:value-type="float">
            <text:p>99.8 </text:p>
          </table:table-cell>
          <table:table-cell office:value-type="float" office:value="98.51777" calcext:value-type="float">
            <text:p>98.5 </text:p>
          </table:table-cell>
          <table:table-cell office:value-type="float" office:value="98.28798" calcext:value-type="float">
            <text:p>98.3 </text:p>
          </table:table-cell>
          <table:table-cell office:value-type="float" office:value="97.91727" calcext:value-type="float">
            <text:p>97.9 </text:p>
          </table:table-cell>
          <table:table-cell office:value-type="float" office:value="98.64765" calcext:value-type="float">
            <text:p>98.6 </text:p>
          </table:table-cell>
          <table:table-cell office:value-type="float" office:value="98.16564" calcext:value-type="float">
            <text:p>98.2 </text:p>
          </table:table-cell>
          <table:table-cell office:value-type="float" office:value="99.55666" calcext:value-type="float">
            <text:p>99.6 </text:p>
          </table:table-cell>
          <table:table-cell office:value-type="float" office:value="99.25358" calcext:value-type="float">
            <text:p>99.3 </text:p>
          </table:table-cell>
          <table:table-cell office:value-type="float" office:value="99.31489" calcext:value-type="float">
            <text:p>99.3 </text:p>
          </table:table-cell>
          <table:table-cell office:value-type="float" office:value="99.53405" calcext:value-type="float">
            <text:p>99.5 </text:p>
          </table:table-cell>
          <table:table-cell office:value-type="float" office:value="99.92793" calcext:value-type="float">
            <text:p>99.9 </text:p>
          </table:table-cell>
          <table:table-cell office:value-type="float" office:value="100.7333" calcext:value-type="float">
            <text:p>100.7 </text:p>
          </table:table-cell>
          <table:table-cell office:value-type="float" office:value="99.94091" calcext:value-type="float">
            <text:p>99.9 </text:p>
          </table:table-cell>
          <table:table-cell office:value-type="float" office:value="99.83943" calcext:value-type="float">
            <text:p>99.8 </text:p>
          </table:table-cell>
          <table:table-cell office:value-type="float" office:value="98.4" calcext:value-type="float">
            <text:p>98.4 </text:p>
          </table:table-cell>
          <table:table-cell office:value-type="float" office:value="98.21858" calcext:value-type="float">
            <text:p>98.2 </text:p>
          </table:table-cell>
        </table:table-row>
        <table:table-row table:style-name="ro1">
          <table:table-cell office:value-type="string" calcext:value-type="string">
            <text:p>2014Q4</text:p>
          </table:table-cell>
          <table:table-cell table:style-name="ce5" office:value-type="float" office:value="98.47807" calcext:value-type="float">
            <text:p>98.5 </text:p>
          </table:table-cell>
          <table:table-cell table:style-name="ce5" office:value-type="float" office:value="98.19466" calcext:value-type="float">
            <text:p>98.2 </text:p>
          </table:table-cell>
          <table:table-cell table:style-name="ce5" office:value-type="float" office:value="98.19247" calcext:value-type="float">
            <text:p>98.2 </text:p>
          </table:table-cell>
          <table:table-cell table:style-name="ce5" office:value-type="float" office:value="98.72289" calcext:value-type="float">
            <text:p>98.7 </text:p>
          </table:table-cell>
          <table:table-cell table:style-name="ce5" office:value-type="float" office:value="96.71989" calcext:value-type="float">
            <text:p>96.7 </text:p>
          </table:table-cell>
          <table:table-cell table:style-name="ce5" office:value-type="float" office:value="96.88354" calcext:value-type="float">
            <text:p>96.9 </text:p>
          </table:table-cell>
          <table:table-cell table:style-name="ce5" office:value-type="float" office:value="99.02116" calcext:value-type="float">
            <text:p>99.0 </text:p>
          </table:table-cell>
          <table:table-cell table:style-name="ce5" office:value-type="float" office:value="99.2" calcext:value-type="float">
            <text:p>99.2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7.59878" calcext:value-type="float">
            <text:p>97.6 </text:p>
          </table:table-cell>
          <table:table-cell table:style-name="ce5" office:value-type="float" office:value="98.77" calcext:value-type="float">
            <text:p>98.8 </text:p>
          </table:table-cell>
          <table:table-cell table:style-name="ce5" office:value-type="float" office:value="100.225" calcext:value-type="float">
            <text:p>100.2 </text:p>
          </table:table-cell>
          <table:table-cell table:style-name="ce5" office:value-type="float" office:value="98.55836" calcext:value-type="float">
            <text:p>98.6 </text:p>
          </table:table-cell>
          <table:table-cell table:style-name="ce5" office:value-type="float" office:value="97.86871" calcext:value-type="float">
            <text:p>97.9 </text:p>
          </table:table-cell>
          <table:table-cell table:style-name="ce5" office:value-type="float" office:value="99.99153" calcext:value-type="float">
            <text:p>100.0 </text:p>
          </table:table-cell>
          <table:table-cell table:style-name="ce5" office:value-type="float" office:value="99.41195" calcext:value-type="float">
            <text:p>99.4 </text:p>
          </table:table-cell>
          <table:table-cell table:style-name="ce5" office:value-type="float" office:value="99.8" calcext:value-type="float">
            <text:p>99.8 </text:p>
          </table:table-cell>
          <table:table-cell table:style-name="ce5" office:value-type="float" office:value="98.51813" calcext:value-type="float">
            <text:p>98.5 </text:p>
          </table:table-cell>
          <table:table-cell table:style-name="ce5" office:value-type="float" office:value="98.17608" calcext:value-type="float">
            <text:p>98.2 </text:p>
          </table:table-cell>
          <table:table-cell table:style-name="ce5" office:value-type="float" office:value="97.46557" calcext:value-type="float">
            <text:p>97.5 </text:p>
          </table:table-cell>
          <table:table-cell table:style-name="ce5" office:value-type="float" office:value="98.44222" calcext:value-type="float">
            <text:p>98.4 </text:p>
          </table:table-cell>
          <table:table-cell table:style-name="ce5" office:value-type="float" office:value="98.71896" calcext:value-type="float">
            <text:p>98.7 </text:p>
          </table:table-cell>
          <table:table-cell table:style-name="ce5" office:value-type="float" office:value="98.59" calcext:value-type="float">
            <text:p>98.6 </text:p>
          </table:table-cell>
          <table:table-cell table:style-name="ce5" office:value-type="float" office:value="99.97983" calcext:value-type="float">
            <text:p>100.0 </text:p>
          </table:table-cell>
          <table:table-cell table:style-name="ce5" office:value-type="float" office:value="99.07774" calcext:value-type="float">
            <text:p>99.1 </text:p>
          </table:table-cell>
          <table:table-cell table:style-name="ce5" office:value-type="float" office:value="98.57459" calcext:value-type="float">
            <text:p>98.6 </text:p>
          </table:table-cell>
          <table:table-cell table:style-name="ce5" office:value-type="float" office:value="99.82172" calcext:value-type="float">
            <text:p>99.8 </text:p>
          </table:table-cell>
          <table:table-cell table:style-name="ce5" office:value-type="float" office:value="98.66666" calcext:value-type="float">
            <text:p>98.7 </text:p>
          </table:table-cell>
          <table:table-cell table:style-name="ce5" office:value-type="float" office:value="99.04802" calcext:value-type="float">
            <text:p>99.0 </text:p>
          </table:table-cell>
          <table:table-cell table:style-name="ce5" office:value-type="float" office:value="99.96791" calcext:value-type="float">
            <text:p>100.0 </text:p>
          </table:table-cell>
          <table:table-cell table:style-name="ce5" office:value-type="float" office:value="98.6" calcext:value-type="float">
            <text:p>98.6 </text:p>
          </table:table-cell>
          <table:table-cell table:style-name="ce5" office:value-type="float" office:value="98.35334" calcext:value-type="float">
            <text:p>98.4 </text:p>
          </table:table-cell>
        </table:table-row>
        <table:table-row table:style-name="ro1">
          <table:table-cell office:value-type="string" calcext:value-type="string">
            <text:p>2015Q1</text:p>
          </table:table-cell>
          <table:table-cell office:value-type="float" office:value="99.37332" calcext:value-type="float">
            <text:p>99.4 </text:p>
          </table:table-cell>
          <table:table-cell office:value-type="float" office:value="99.12508" calcext:value-type="float">
            <text:p>99.1 </text:p>
          </table:table-cell>
          <table:table-cell office:value-type="float" office:value="98.92346" calcext:value-type="float">
            <text:p>98.9 </text:p>
          </table:table-cell>
          <table:table-cell office:value-type="float" office:value="99.18729" calcext:value-type="float">
            <text:p>99.2 </text:p>
          </table:table-cell>
          <table:table-cell office:value-type="float" office:value="98.27446" calcext:value-type="float">
            <text:p>98.3 </text:p>
          </table:table-cell>
          <table:table-cell office:value-type="float" office:value="98.56756" calcext:value-type="float">
            <text:p>98.6 </text:p>
          </table:table-cell>
          <table:table-cell office:value-type="float" office:value="100.4189" calcext:value-type="float">
            <text:p>100.4 </text:p>
          </table:table-cell>
          <table:table-cell office:value-type="float" office:value="99.5" calcext:value-type="float">
            <text:p>99.5 </text:p>
          </table:table-cell>
          <table:table-cell office:value-type="float" office:value="99.53333" calcext:value-type="float">
            <text:p>99.5 </text:p>
          </table:table-cell>
          <table:table-cell office:value-type="float" office:value="98.55478" calcext:value-type="float">
            <text:p>98.6 </text:p>
          </table:table-cell>
          <table:table-cell office:value-type="float" office:value="99.39667" calcext:value-type="float">
            <text:p>99.4 </text:p>
          </table:table-cell>
          <table:table-cell office:value-type="float" office:value="99.76506" calcext:value-type="float">
            <text:p>99.8 </text:p>
          </table:table-cell>
          <table:table-cell office:value-type="float" office:value="99.15655" calcext:value-type="float">
            <text:p>99.2 </text:p>
          </table:table-cell>
          <table:table-cell office:value-type="float" office:value="98.92583" calcext:value-type="float">
            <text:p>98.9 </text:p>
          </table:table-cell>
          <table:table-cell office:value-type="float" office:value="99.38161" calcext:value-type="float">
            <text:p>99.4 </text:p>
          </table:table-cell>
          <table:table-cell office:value-type="float" office:value="99.25719" calcext:value-type="float">
            <text:p>99.3 </text:p>
          </table:table-cell>
          <table:table-cell office:value-type="float" office:value="99.63333" calcext:value-type="float">
            <text:p>99.6 </text:p>
          </table:table-cell>
          <table:table-cell office:value-type="float" office:value="99.21194" calcext:value-type="float">
            <text:p>99.2 </text:p>
          </table:table-cell>
          <table:table-cell office:value-type="float" office:value="98.86578" calcext:value-type="float">
            <text:p>98.9 </text:p>
          </table:table-cell>
          <table:table-cell office:value-type="float" office:value="98.02593" calcext:value-type="float">
            <text:p>98.0 </text:p>
          </table:table-cell>
          <table:table-cell office:value-type="float" office:value="99.37" calcext:value-type="float">
            <text:p>99.4 </text:p>
          </table:table-cell>
          <table:table-cell office:value-type="float" office:value="99.10779" calcext:value-type="float">
            <text:p>99.1 </text:p>
          </table:table-cell>
          <table:table-cell office:value-type="float" office:value="98.69334" calcext:value-type="float">
            <text:p>98.7 </text:p>
          </table:table-cell>
          <table:table-cell office:value-type="float" office:value="99.89913" calcext:value-type="float">
            <text:p>99.9 </text:p>
          </table:table-cell>
          <table:table-cell office:value-type="float" office:value="99.36759" calcext:value-type="float">
            <text:p>99.4 </text:p>
          </table:table-cell>
          <table:table-cell office:value-type="float" office:value="99.13535" calcext:value-type="float">
            <text:p>99.1 </text:p>
          </table:table-cell>
          <table:table-cell office:value-type="float" office:value="99.73068" calcext:value-type="float">
            <text:p>99.7 </text:p>
          </table:table-cell>
          <table:table-cell office:value-type="float" office:value="99.67667" calcext:value-type="float">
            <text:p>99.7 </text:p>
          </table:table-cell>
          <table:table-cell office:value-type="float" office:value="99.24509" calcext:value-type="float">
            <text:p>99.2 </text:p>
          </table:table-cell>
          <table:table-cell office:value-type="float" office:value="100.1091" calcext:value-type="float">
            <text:p>100.1 </text:p>
          </table:table-cell>
          <table:table-cell office:value-type="float" office:value="98.9" calcext:value-type="float">
            <text:p>98.9 </text:p>
          </table:table-cell>
          <table:table-cell office:value-type="float" office:value="99.00058" calcext:value-type="float">
            <text:p>99.0 </text:p>
          </table:table-cell>
        </table:table-row>
        <table:table-row table:style-name="ro1">
          <table:table-cell office:value-type="string" calcext:value-type="string">
            <text:p>2015Q2</text:p>
          </table:table-cell>
          <table:table-cell table:style-name="ce5" office:value-type="float" office:value="99.55238" calcext:value-type="float">
            <text:p>99.6 </text:p>
          </table:table-cell>
          <table:table-cell table:style-name="ce5" office:value-type="float" office:value="99.5917" calcext:value-type="float">
            <text:p>99.6 </text:p>
          </table:table-cell>
          <table:table-cell table:style-name="ce5" office:value-type="float" office:value="99.68638" calcext:value-type="float">
            <text:p>99.7 </text:p>
          </table:table-cell>
          <table:table-cell table:style-name="ce5" office:value-type="float" office:value="99.79835" calcext:value-type="float">
            <text:p>99.8 </text:p>
          </table:table-cell>
          <table:table-cell table:style-name="ce5" office:value-type="float" office:value="99.53755" calcext:value-type="float">
            <text:p>99.5 </text:p>
          </table:table-cell>
          <table:table-cell table:style-name="ce5" office:value-type="float" office:value="99.74714" calcext:value-type="float">
            <text:p>99.7 </text:p>
          </table:table-cell>
          <table:table-cell table:style-name="ce5" office:value-type="float" office:value="100.1313" calcext:value-type="float">
            <text:p>100.1 </text:p>
          </table:table-cell>
          <table:table-cell table:style-name="ce5" office:value-type="float" office:value="99.73333" calcext:value-type="float">
            <text:p>99.7 </text:p>
          </table:table-cell>
          <table:table-cell table:style-name="ce5" office:value-type="float" office:value="99.83334" calcext:value-type="float">
            <text:p>99.8 </text:p>
          </table:table-cell>
          <table:table-cell table:style-name="ce5" office:value-type="float" office:value="100.235" calcext:value-type="float">
            <text:p>100.2 </text:p>
          </table:table-cell>
          <table:table-cell table:style-name="ce5" office:value-type="float" office:value="99.84333" calcext:value-type="float">
            <text:p>99.8 </text:p>
          </table:table-cell>
          <table:table-cell table:style-name="ce5" office:value-type="float" office:value="99.76559" calcext:value-type="float">
            <text:p>99.8 </text:p>
          </table:table-cell>
          <table:table-cell table:style-name="ce5" office:value-type="float" office:value="99.77867" calcext:value-type="float">
            <text:p>99.8 </text:p>
          </table:table-cell>
          <table:table-cell table:style-name="ce5" office:value-type="float" office:value="99.71014" calcext:value-type="float">
            <text:p>99.7 </text:p>
          </table:table-cell>
          <table:table-cell table:style-name="ce5" office:value-type="float" office:value="100.1609" calcext:value-type="float">
            <text:p>100.2 </text:p>
          </table:table-cell>
          <table:table-cell table:style-name="ce5" office:value-type="float" office:value="100.031" calcext:value-type="float">
            <text:p>100.0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99.75143" calcext:value-type="float">
            <text:p>99.8 </text:p>
          </table:table-cell>
          <table:table-cell table:style-name="ce5" office:value-type="float" office:value="100.0847" calcext:value-type="float">
            <text:p>100.1 </text:p>
          </table:table-cell>
          <table:table-cell table:style-name="ce5" office:value-type="float" office:value="99.07633" calcext:value-type="float">
            <text:p>99.1 </text:p>
          </table:table-cell>
          <table:table-cell table:style-name="ce5" office:value-type="float" office:value="99.79667" calcext:value-type="float">
            <text:p>99.8 </text:p>
          </table:table-cell>
          <table:table-cell table:style-name="ce5" office:value-type="float" office:value="99.66924" calcext:value-type="float">
            <text:p>99.7 </text:p>
          </table:table-cell>
          <table:table-cell table:style-name="ce5" office:value-type="float" office:value="99.61333" calcext:value-type="float">
            <text:p>99.6 </text:p>
          </table:table-cell>
          <table:table-cell table:style-name="ce5" office:value-type="float" office:value="99.73775" calcext:value-type="float">
            <text:p>99.7 </text:p>
          </table:table-cell>
          <table:table-cell table:style-name="ce5" office:value-type="float" office:value="99.7892" calcext:value-type="float">
            <text:p>99.8 </text:p>
          </table:table-cell>
          <table:table-cell table:style-name="ce5" office:value-type="float" office:value="99.88736" calcext:value-type="float">
            <text:p>99.9 </text:p>
          </table:table-cell>
          <table:table-cell table:style-name="ce5" office:value-type="float" office:value="99.89758" calcext:value-type="float">
            <text:p>99.9 </text:p>
          </table:table-cell>
          <table:table-cell table:style-name="ce5" office:value-type="float" office:value="99.28" calcext:value-type="float">
            <text:p>99.3 </text:p>
          </table:table-cell>
          <table:table-cell table:style-name="ce5" office:value-type="float" office:value="99.94234" calcext:value-type="float">
            <text:p>99.9 </text:p>
          </table:table-cell>
          <table:table-cell table:style-name="ce5" office:value-type="float" office:value="100.1327" calcext:value-type="float">
            <text:p>100.1 </text:p>
          </table:table-cell>
          <table:table-cell table:style-name="ce5" office:value-type="float" office:value="99.7" calcext:value-type="float">
            <text:p>99.7 </text:p>
          </table:table-cell>
          <table:table-cell table:style-name="ce5" office:value-type="float" office:value="99.76529" calcext:value-type="float">
            <text:p>99.8 </text:p>
          </table:table-cell>
        </table:table-row>
        <table:table-row table:style-name="ro1">
          <table:table-cell office:value-type="string" calcext:value-type="string">
            <text:p>2015Q3</text:p>
          </table:table-cell>
          <table:table-cell office:value-type="float" office:value="100.2686" calcext:value-type="float">
            <text:p>100.3 </text:p>
          </table:table-cell>
          <table:table-cell office:value-type="float" office:value="100.8249" calcext:value-type="float">
            <text:p>100.8 </text:p>
          </table:table-cell>
          <table:table-cell office:value-type="float" office:value="100.4238" calcext:value-type="float">
            <text:p>100.4 </text:p>
          </table:table-cell>
          <table:table-cell office:value-type="float" office:value="100.5316" calcext:value-type="float">
            <text:p>100.5 </text:p>
          </table:table-cell>
          <table:table-cell office:value-type="float" office:value="100.6101" calcext:value-type="float">
            <text:p>100.6 </text:p>
          </table:table-cell>
          <table:table-cell office:value-type="float" office:value="100.3938" calcext:value-type="float">
            <text:p>100.4 </text:p>
          </table:table-cell>
          <table:table-cell office:value-type="float" office:value="99.62061" calcext:value-type="float">
            <text:p>99.6 </text:p>
          </table:table-cell>
          <table:table-cell office:value-type="float" office:value="100.6" calcext:value-type="float">
            <text:p>100.6 </text:p>
          </table:table-cell>
          <table:table-cell office:value-type="float" office:value="100.3667" calcext:value-type="float">
            <text:p>100.4 </text:p>
          </table:table-cell>
          <table:table-cell office:value-type="float" office:value="100.8724" calcext:value-type="float">
            <text:p>100.9 </text:p>
          </table:table-cell>
          <table:table-cell office:value-type="float" office:value="100.8133" calcext:value-type="float">
            <text:p>100.8 </text:p>
          </table:table-cell>
          <table:table-cell office:value-type="float" office:value="100.2427" calcext:value-type="float">
            <text:p>100.2 </text:p>
          </table:table-cell>
          <table:table-cell office:value-type="float" office:value="100.7119" calcext:value-type="float">
            <text:p>100.7 </text:p>
          </table:table-cell>
          <table:table-cell office:value-type="float" office:value="101.006" calcext:value-type="float">
            <text:p>101.0 </text:p>
          </table:table-cell>
          <table:table-cell office:value-type="float" office:value="100.7031" calcext:value-type="float">
            <text:p>100.7 </text:p>
          </table:table-cell>
          <table:table-cell office:value-type="float" office:value="100.8357" calcext:value-type="float">
            <text:p>100.8 </text:p>
          </table:table-cell>
          <table:table-cell office:value-type="float" office:value="100.2333" calcext:value-type="float">
            <text:p>100.2 </text:p>
          </table:table-cell>
          <table:table-cell office:value-type="float" office:value="100.4617" calcext:value-type="float">
            <text:p>100.5 </text:p>
          </table:table-cell>
          <table:table-cell office:value-type="float" office:value="100.7215" calcext:value-type="float">
            <text:p>100.7 </text:p>
          </table:table-cell>
          <table:table-cell office:value-type="float" office:value="101.0108" calcext:value-type="float">
            <text:p>101.0 </text:p>
          </table:table-cell>
          <table:table-cell office:value-type="float" office:value="100.5233" calcext:value-type="float">
            <text:p>100.5 </text:p>
          </table:table-cell>
          <table:table-cell office:value-type="float" office:value="100.3516" calcext:value-type="float">
            <text:p>100.4 </text:p>
          </table:table-cell>
          <table:table-cell office:value-type="float" office:value="101.5233" calcext:value-type="float">
            <text:p>101.5 </text:p>
          </table:table-cell>
          <table:table-cell office:value-type="float" office:value="99.81844" calcext:value-type="float">
            <text:p>99.8 </text:p>
          </table:table-cell>
          <table:table-cell office:value-type="float" office:value="100.5007" calcext:value-type="float">
            <text:p>100.5 </text:p>
          </table:table-cell>
          <table:table-cell office:value-type="float" office:value="100.9279" calcext:value-type="float">
            <text:p>100.9 </text:p>
          </table:table-cell>
          <table:table-cell office:value-type="float" office:value="100.1707" calcext:value-type="float">
            <text:p>100.2 </text:p>
          </table:table-cell>
          <table:table-cell office:value-type="float" office:value="101.2633" calcext:value-type="float">
            <text:p>101.3 </text:p>
          </table:table-cell>
          <table:table-cell office:value-type="float" office:value="100.7917" calcext:value-type="float">
            <text:p>100.8 </text:p>
          </table:table-cell>
          <table:table-cell office:value-type="float" office:value="100.0145" calcext:value-type="float">
            <text:p>100.0 </text:p>
          </table:table-cell>
          <table:table-cell office:value-type="float" office:value="100.6" calcext:value-type="float">
            <text:p>100.6 </text:p>
          </table:table-cell>
          <table:table-cell office:value-type="float" office:value="100.4327" calcext:value-type="float">
            <text:p>100.4 </text:p>
          </table:table-cell>
        </table:table-row>
        <table:table-row table:style-name="ro1">
          <table:table-cell office:value-type="string" calcext:value-type="string">
            <text:p>2015Q4</text:p>
          </table:table-cell>
          <table:table-cell table:style-name="ce5" office:value-type="float" office:value="100.8057" calcext:value-type="float">
            <text:p>100.8 </text:p>
          </table:table-cell>
          <table:table-cell table:style-name="ce5" office:value-type="float" office:value="100.4583" calcext:value-type="float">
            <text:p>100.5 </text:p>
          </table:table-cell>
          <table:table-cell table:style-name="ce5" office:value-type="float" office:value="100.9664" calcext:value-type="float">
            <text:p>101.0 </text:p>
          </table:table-cell>
          <table:table-cell table:style-name="ce5" office:value-type="float" office:value="100.4827" calcext:value-type="float">
            <text:p>100.5 </text:p>
          </table:table-cell>
          <table:table-cell table:style-name="ce5" office:value-type="float" office:value="101.5779" calcext:value-type="float">
            <text:p>101.6 </text:p>
          </table:table-cell>
          <table:table-cell table:style-name="ce5" office:value-type="float" office:value="101.2915" calcext:value-type="float">
            <text:p>101.3 </text:p>
          </table:table-cell>
          <table:table-cell table:style-name="ce5" office:value-type="float" office:value="99.82917" calcext:value-type="float">
            <text:p>99.8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2667" calcext:value-type="float">
            <text:p>100.3 </text:p>
          </table:table-cell>
          <table:table-cell table:style-name="ce5" office:value-type="float" office:value="100.3379" calcext:value-type="float">
            <text:p>100.3 </text:p>
          </table:table-cell>
          <table:table-cell table:style-name="ce5" office:value-type="float" office:value="99.94334" calcext:value-type="float">
            <text:p>99.9 </text:p>
          </table:table-cell>
          <table:table-cell table:style-name="ce5" office:value-type="float" office:value="100.2266" calcext:value-type="float">
            <text:p>100.2 </text:p>
          </table:table-cell>
          <table:table-cell table:style-name="ce5" office:value-type="float" office:value="100.3529" calcext:value-type="float">
            <text:p>100.4 </text:p>
          </table:table-cell>
          <table:table-cell table:style-name="ce5" office:value-type="float" office:value="100.3581" calcext:value-type="float">
            <text:p>100.4 </text:p>
          </table:table-cell>
          <table:table-cell table:style-name="ce5" office:value-type="float" office:value="99.75434" calcext:value-type="float">
            <text:p>99.8 </text:p>
          </table:table-cell>
          <table:table-cell table:style-name="ce5" office:value-type="float" office:value="100.031" calcext:value-type="float">
            <text:p>100.0 </text:p>
          </table:table-cell>
          <table:table-cell table:style-name="ce5" office:value-type="float" office:value="100.2" calcext:value-type="float">
            <text:p>100.2 </text:p>
          </table:table-cell>
          <table:table-cell table:style-name="ce5" office:value-type="float" office:value="100.5749" calcext:value-type="float">
            <text:p>100.6 </text:p>
          </table:table-cell>
          <table:table-cell table:style-name="ce5" office:value-type="float" office:value="100.328" calcext:value-type="float">
            <text:p>100.3 </text:p>
          </table:table-cell>
          <table:table-cell table:style-name="ce5" office:value-type="float" office:value="101.887" calcext:value-type="float">
            <text:p>101.9 </text:p>
          </table:table-cell>
          <table:table-cell table:style-name="ce5" office:value-type="float" office:value="100.31" calcext:value-type="float">
            <text:p>100.3 </text:p>
          </table:table-cell>
          <table:table-cell table:style-name="ce5" office:value-type="float" office:value="100.8714" calcext:value-type="float">
            <text:p>100.9 </text:p>
          </table:table-cell>
          <table:table-cell table:style-name="ce5" office:value-type="float" office:value="100.17" calcext:value-type="float">
            <text:p>100.2 </text:p>
          </table:table-cell>
          <table:table-cell table:style-name="ce5" office:value-type="float" office:value="100.5447" calcext:value-type="float">
            <text:p>100.5 </text:p>
          </table:table-cell>
          <table:table-cell table:style-name="ce5" office:value-type="float" office:value="100.3426" calcext:value-type="float">
            <text:p>100.3 </text:p>
          </table:table-cell>
          <table:table-cell table:style-name="ce5" office:value-type="float" office:value="100.0494" calcext:value-type="float">
            <text:p>100.0 </text:p>
          </table:table-cell>
          <table:table-cell table:style-name="ce5" office:value-type="float" office:value="100.201" calcext:value-type="float">
            <text:p>100.2 </text:p>
          </table:table-cell>
          <table:table-cell table:style-name="ce5" office:value-type="float" office:value="99.78" calcext:value-type="float">
            <text:p>99.8 </text:p>
          </table:table-cell>
          <table:table-cell table:style-name="ce5" office:value-type="float" office:value="100.0209" calcext:value-type="float">
            <text:p>100.0 </text:p>
          </table:table-cell>
          <table:table-cell table:style-name="ce5" office:value-type="float" office:value="99.74371" calcext:value-type="float">
            <text:p>99.7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0.8014" calcext:value-type="float">
            <text:p>100.8 </text:p>
          </table:table-cell>
        </table:table-row>
        <table:table-row table:style-name="ro1">
          <table:table-cell office:value-type="string" calcext:value-type="string">
            <text:p>2016Q1</text:p>
          </table:table-cell>
          <table:table-cell office:value-type="float" office:value="101.2534" calcext:value-type="float">
            <text:p>101.3 </text:p>
          </table:table-cell>
          <table:table-cell office:value-type="float" office:value="101.5249" calcext:value-type="float">
            <text:p>101.5 </text:p>
          </table:table-cell>
          <table:table-cell office:value-type="float" office:value="101.7229" calcext:value-type="float">
            <text:p>101.7 </text:p>
          </table:table-cell>
          <table:table-cell office:value-type="float" office:value="100.8738" calcext:value-type="float">
            <text:p>100.9 </text:p>
          </table:table-cell>
          <table:table-cell office:value-type="float" office:value="103.6407" calcext:value-type="float">
            <text:p>103.6 </text:p>
          </table:table-cell>
          <table:table-cell office:value-type="float" office:value="103.4877" calcext:value-type="float">
            <text:p>103.5 </text:p>
          </table:table-cell>
          <table:table-cell office:value-type="float" office:value="101.1419" calcext:value-type="float">
            <text:p>101.1 </text:p>
          </table:table-cell>
          <table:table-cell office:value-type="float" office:value="100.9667" calcext:value-type="float">
            <text:p>101.0 </text:p>
          </table:table-cell>
          <table:table-cell office:value-type="float" office:value="101.2667" calcext:value-type="float">
            <text:p>101.3 </text:p>
          </table:table-cell>
          <table:table-cell office:value-type="float" office:value="100.4378" calcext:value-type="float">
            <text:p>100.4 </text:p>
          </table:table-cell>
          <table:table-cell office:value-type="float" office:value="100.2967" calcext:value-type="float">
            <text:p>100.3 </text:p>
          </table:table-cell>
          <table:table-cell office:value-type="float" office:value="99.91058" calcext:value-type="float">
            <text:p>99.9 </text:p>
          </table:table-cell>
          <table:table-cell office:value-type="float" office:value="100.7836" calcext:value-type="float">
            <text:p>100.8 </text:p>
          </table:table-cell>
          <table:table-cell office:value-type="float" office:value="100.8014" calcext:value-type="float">
            <text:p>100.8 </text:p>
          </table:table-cell>
          <table:table-cell office:value-type="float" office:value="99.31385" calcext:value-type="float">
            <text:p>99.3 </text:p>
          </table:table-cell>
          <table:table-cell office:value-type="float" office:value="99.86667" calcext:value-type="float">
            <text:p>99.9 </text:p>
          </table:table-cell>
          <table:table-cell office:value-type="float" office:value="100" calcext:value-type="float">
            <text:p>100.0 </text:p>
          </table:table-cell>
          <table:table-cell office:value-type="float" office:value="101.5682" calcext:value-type="float">
            <text:p>101.6 </text:p>
          </table:table-cell>
          <table:table-cell office:value-type="float" office:value="100.5488" calcext:value-type="float">
            <text:p>100.5 </text:p>
          </table:table-cell>
          <table:table-cell office:value-type="float" office:value="102.9691" calcext:value-type="float">
            <text:p>103.0 </text:p>
          </table:table-cell>
          <table:table-cell office:value-type="float" office:value="100.5367" calcext:value-type="float">
            <text:p>100.5 </text:p>
          </table:table-cell>
          <table:table-cell office:value-type="float" office:value="101.5668" calcext:value-type="float">
            <text:p>101.6 </text:p>
          </table:table-cell>
          <table:table-cell office:value-type="float" office:value="100.0267" calcext:value-type="float">
            <text:p>100.0 </text:p>
          </table:table-cell>
          <table:table-cell office:value-type="float" office:value="100.464" calcext:value-type="float">
            <text:p>100.5 </text:p>
          </table:table-cell>
          <table:table-cell office:value-type="float" office:value="100.5007" calcext:value-type="float">
            <text:p>100.5 </text:p>
          </table:table-cell>
          <table:table-cell office:value-type="float" office:value="100.7463" calcext:value-type="float">
            <text:p>100.7 </text:p>
          </table:table-cell>
          <table:table-cell office:value-type="float" office:value="100.6259" calcext:value-type="float">
            <text:p>100.6 </text:p>
          </table:table-cell>
          <table:table-cell office:value-type="float" office:value="100.0267" calcext:value-type="float">
            <text:p>100.0 </text:p>
          </table:table-cell>
          <table:table-cell office:value-type="float" office:value="100.4497" calcext:value-type="float">
            <text:p>100.4 </text:p>
          </table:table-cell>
          <table:table-cell office:value-type="float" office:value="99.97231" calcext:value-type="float">
            <text:p>100.0 </text:p>
          </table:table-cell>
          <table:table-cell office:value-type="float" office:value="101.2" calcext:value-type="float">
            <text:p>101.2 </text:p>
          </table:table-cell>
          <table:table-cell office:value-type="float" office:value="101.5652" calcext:value-type="float">
            <text:p>101.6 </text:p>
          </table:table-cell>
        </table:table-row>
        <table:table-row table:style-name="ro1">
          <table:table-cell office:value-type="string" calcext:value-type="string">
            <text:p>2016Q2</text:p>
          </table:table-cell>
          <table:table-cell table:style-name="ce5" office:value-type="float" office:value="101.5219" calcext:value-type="float">
            <text:p>101.5 </text:p>
          </table:table-cell>
          <table:table-cell table:style-name="ce5" office:value-type="float" office:value="101.7582" calcext:value-type="float">
            <text:p>101.8 </text:p>
          </table:table-cell>
          <table:table-cell table:style-name="ce5" office:value-type="float" office:value="102.5752" calcext:value-type="float">
            <text:p>102.6 </text:p>
          </table:table-cell>
          <table:table-cell table:style-name="ce5" office:value-type="float" office:value="101.656" calcext:value-type="float">
            <text:p>101.7 </text:p>
          </table:table-cell>
          <table:table-cell table:style-name="ce5" office:value-type="float" office:value="104.6983" calcext:value-type="float">
            <text:p>104.7 </text:p>
          </table:table-cell>
          <table:table-cell table:style-name="ce5" office:value-type="float" office:value="105.1639" calcext:value-type="float">
            <text:p>105.2 </text:p>
          </table:table-cell>
          <table:table-cell table:style-name="ce5" office:value-type="float" office:value="101.6066" calcext:value-type="float">
            <text:p>101.6 </text:p>
          </table:table-cell>
          <table:table-cell table:style-name="ce5" office:value-type="float" office:value="101.0667" calcext:value-type="float">
            <text:p>101.1 </text:p>
          </table:table-cell>
          <table:table-cell table:style-name="ce5" office:value-type="float" office:value="101.7333" calcext:value-type="float">
            <text:p>101.7 </text:p>
          </table:table-cell>
          <table:table-cell table:style-name="ce5" office:value-type="float" office:value="101.7994" calcext:value-type="float">
            <text:p>101.8 </text:p>
          </table:table-cell>
          <table:table-cell table:style-name="ce5" office:value-type="float" office:value="100.8333" calcext:value-type="float">
            <text:p>100.8 </text:p>
          </table:table-cell>
          <table:table-cell table:style-name="ce5" office:value-type="float" office:value="100.2866" calcext:value-type="float">
            <text:p>100.3 </text:p>
          </table:table-cell>
          <table:table-cell table:style-name="ce5" office:value-type="float" office:value="101.5254" calcext:value-type="float">
            <text:p>101.5 </text:p>
          </table:table-cell>
          <table:table-cell table:style-name="ce5" office:value-type="float" office:value="102.37" calcext:value-type="float">
            <text:p>102.4 </text:p>
          </table:table-cell>
          <table:table-cell table:style-name="ce5" office:value-type="float" office:value="100.0593" calcext:value-type="float">
            <text:p>100.1 </text:p>
          </table:table-cell>
          <table:table-cell table:style-name="ce5" office:value-type="float" office:value="100.4333" calcext:value-type="float">
            <text:p>100.4 </text:p>
          </table:table-cell>
          <table:table-cell table:style-name="ce5" office:value-type="float" office:value="100.3" calcext:value-type="float">
            <text:p>100.3 </text:p>
          </table:table-cell>
          <table:table-cell table:style-name="ce5" office:value-type="float" office:value="102.1084" calcext:value-type="float">
            <text:p>102.1 </text:p>
          </table:table-cell>
          <table:table-cell table:style-name="ce5" office:value-type="float" office:value="101.2167" calcext:value-type="float">
            <text:p>101.2 </text:p>
          </table:table-cell>
          <table:table-cell table:style-name="ce5" office:value-type="float" office:value="103.3778" calcext:value-type="float">
            <text:p>103.4 </text:p>
          </table:table-cell>
          <table:table-cell table:style-name="ce5" office:value-type="float" office:value="100.89" calcext:value-type="float">
            <text:p>100.9 </text:p>
          </table:table-cell>
          <table:table-cell table:style-name="ce5" office:value-type="float" office:value="101.966" calcext:value-type="float">
            <text:p>102.0 </text:p>
          </table:table-cell>
          <table:table-cell table:style-name="ce5" office:value-type="float" office:value="100.2567" calcext:value-type="float">
            <text:p>100.3 </text:p>
          </table:table-cell>
          <table:table-cell table:style-name="ce5" office:value-type="float" office:value="100.3833" calcext:value-type="float">
            <text:p>100.4 </text:p>
          </table:table-cell>
          <table:table-cell table:style-name="ce5" office:value-type="float" office:value="100.4216" calcext:value-type="float">
            <text:p>100.4 </text:p>
          </table:table-cell>
          <table:table-cell table:style-name="ce5" office:value-type="float" office:value="101.4692" calcext:value-type="float">
            <text:p>101.5 </text:p>
          </table:table-cell>
          <table:table-cell table:style-name="ce5" office:value-type="float" office:value="100.7473" calcext:value-type="float">
            <text:p>100.7 </text:p>
          </table:table-cell>
          <table:table-cell table:style-name="ce5" office:value-type="float" office:value="101.1467" calcext:value-type="float">
            <text:p>101.1 </text:p>
          </table:table-cell>
          <table:table-cell table:style-name="ce5" office:value-type="float" office:value="100.7035" calcext:value-type="float">
            <text:p>100.7 </text:p>
          </table:table-cell>
          <table:table-cell table:style-name="ce5" office:value-type="float" office:value="100.4425" calcext:value-type="float">
            <text:p>100.4 </text:p>
          </table:table-cell>
          <table:table-cell table:style-name="ce5" office:value-type="float" office:value="102.3" calcext:value-type="float">
            <text:p>102.3 </text:p>
          </table:table-cell>
          <table:table-cell table:style-name="ce5" office:value-type="float" office:value="102.5479" calcext:value-type="float">
            <text:p>102.5 </text:p>
          </table:table-cell>
        </table:table-row>
        <table:table-row table:style-name="ro1">
          <table:table-cell office:value-type="string" calcext:value-type="string">
            <text:p>2016Q3</text:p>
          </table:table-cell>
          <table:table-cell office:value-type="float" office:value="102.0591" calcext:value-type="float">
            <text:p>102.1 </text:p>
          </table:table-cell>
          <table:table-cell office:value-type="float" office:value="102.9248" calcext:value-type="float">
            <text:p>102.9 </text:p>
          </table:table-cell>
          <table:table-cell office:value-type="float" office:value="103.2871" calcext:value-type="float">
            <text:p>103.3 </text:p>
          </table:table-cell>
          <table:table-cell office:value-type="float" office:value="102.4626" calcext:value-type="float">
            <text:p>102.5 </text:p>
          </table:table-cell>
          <table:table-cell office:value-type="float" office:value="105.0981" calcext:value-type="float">
            <text:p>105.1 </text:p>
          </table:table-cell>
          <table:table-cell office:value-type="float" office:value="106.09" calcext:value-type="float">
            <text:p>106.1 </text:p>
          </table:table-cell>
          <table:table-cell office:value-type="float" office:value="102.4318" calcext:value-type="float">
            <text:p>102.4 </text:p>
          </table:table-cell>
          <table:table-cell office:value-type="float" office:value="101.9667" calcext:value-type="float">
            <text:p>102.0 </text:p>
          </table:table-cell>
          <table:table-cell office:value-type="float" office:value="102" calcext:value-type="float">
            <text:p>102.0 </text:p>
          </table:table-cell>
          <table:table-cell office:value-type="float" office:value="102.0746" calcext:value-type="float">
            <text:p>102.1 </text:p>
          </table:table-cell>
          <table:table-cell office:value-type="float" office:value="101.74" calcext:value-type="float">
            <text:p>101.7 </text:p>
          </table:table-cell>
          <table:table-cell office:value-type="float" office:value="100.557" calcext:value-type="float">
            <text:p>100.6 </text:p>
          </table:table-cell>
          <table:table-cell office:value-type="float" office:value="102.1954" calcext:value-type="float">
            <text:p>102.2 </text:p>
          </table:table-cell>
          <table:table-cell office:value-type="float" office:value="103.2907" calcext:value-type="float">
            <text:p>103.3 </text:p>
          </table:table-cell>
          <table:table-cell office:value-type="float" office:value="100.737" calcext:value-type="float">
            <text:p>100.7 </text:p>
          </table:table-cell>
          <table:table-cell office:value-type="float" office:value="101.3667" calcext:value-type="float">
            <text:p>101.4 </text:p>
          </table:table-cell>
          <table:table-cell office:value-type="float" office:value="100.5" calcext:value-type="float">
            <text:p>100.5 </text:p>
          </table:table-cell>
          <table:table-cell office:value-type="float" office:value="102.6546" calcext:value-type="float">
            <text:p>102.7 </text:p>
          </table:table-cell>
          <table:table-cell office:value-type="float" office:value="103.6006" calcext:value-type="float">
            <text:p>103.6 </text:p>
          </table:table-cell>
          <table:table-cell office:value-type="float" office:value="104.9303" calcext:value-type="float">
            <text:p>104.9 </text:p>
          </table:table-cell>
          <table:table-cell office:value-type="float" office:value="101.47" calcext:value-type="float">
            <text:p>101.5 </text:p>
          </table:table-cell>
          <table:table-cell office:value-type="float" office:value="102.7443" calcext:value-type="float">
            <text:p>102.7 </text:p>
          </table:table-cell>
          <table:table-cell office:value-type="float" office:value="102.1" calcext:value-type="float">
            <text:p>102.1 </text:p>
          </table:table-cell>
          <table:table-cell office:value-type="float" office:value="100.6254" calcext:value-type="float">
            <text:p>100.6 </text:p>
          </table:table-cell>
          <table:table-cell office:value-type="float" office:value="101.2121" calcext:value-type="float">
            <text:p>101.2 </text:p>
          </table:table-cell>
          <table:table-cell office:value-type="float" office:value="102.2795" calcext:value-type="float">
            <text:p>102.3 </text:p>
          </table:table-cell>
          <table:table-cell office:value-type="float" office:value="101.0507" calcext:value-type="float">
            <text:p>101.1 </text:p>
          </table:table-cell>
          <table:table-cell office:value-type="float" office:value="103.4967" calcext:value-type="float">
            <text:p>103.5 </text:p>
          </table:table-cell>
          <table:table-cell office:value-type="float" office:value="101.7892" calcext:value-type="float">
            <text:p>101.8 </text:p>
          </table:table-cell>
          <table:table-cell office:value-type="float" office:value="100.1991" calcext:value-type="float">
            <text:p>100.2 </text:p>
          </table:table-cell>
          <table:table-cell office:value-type="float" office:value="103.2" calcext:value-type="float">
            <text:p>103.2 </text:p>
          </table:table-cell>
          <table:table-cell office:value-type="float" office:value="103.407" calcext:value-type="float">
            <text:p>103.4 </text:p>
          </table:table-cell>
        </table:table-row>
        <table:table-row table:style-name="ro1">
          <table:table-cell office:value-type="string" calcext:value-type="string">
            <text:p>2016Q4</text:p>
          </table:table-cell>
          <table:table-cell table:style-name="ce5" office:value-type="float" office:value="102.5067" calcext:value-type="float">
            <text:p>102.5 </text:p>
          </table:table-cell>
          <table:table-cell table:style-name="ce5" office:value-type="float" office:value="102.4915" calcext:value-type="float">
            <text:p>102.5 </text:p>
          </table:table-cell>
          <table:table-cell table:style-name="ce5" office:value-type="float" office:value="103.1275" calcext:value-type="float">
            <text:p>103.1 </text:p>
          </table:table-cell>
          <table:table-cell table:style-name="ce5" office:value-type="float" office:value="102.4137" calcext:value-type="float">
            <text:p>102.4 </text:p>
          </table:table-cell>
          <table:table-cell table:style-name="ce5" office:value-type="float" office:value="105.6998" calcext:value-type="float">
            <text:p>105.7 </text:p>
          </table:table-cell>
          <table:table-cell table:style-name="ce5" office:value-type="float" office:value="106.8531" calcext:value-type="float">
            <text:p>106.9 </text:p>
          </table:table-cell>
          <table:table-cell table:style-name="ce5" office:value-type="float" office:value="102.4977" calcext:value-type="float">
            <text:p>102.5 </text:p>
          </table:table-cell>
          <table:table-cell table:style-name="ce5" office:value-type="float" office:value="101.9" calcext:value-type="float">
            <text:p>101.9 </text:p>
          </table:table-cell>
          <table:table-cell table:style-name="ce5" office:value-type="float" office:value="101.4333" calcext:value-type="float">
            <text:p>101.4 </text:p>
          </table:table-cell>
          <table:table-cell table:style-name="ce5" office:value-type="float" office:value="101.8139" calcext:value-type="float">
            <text:p>101.8 </text:p>
          </table:table-cell>
          <table:table-cell table:style-name="ce5" office:value-type="float" office:value="100.92" calcext:value-type="float">
            <text:p>100.9 </text:p>
          </table:table-cell>
          <table:table-cell table:style-name="ce5" office:value-type="float" office:value="100.2884" calcext:value-type="float">
            <text:p>100.3 </text:p>
          </table:table-cell>
          <table:table-cell table:style-name="ce5" office:value-type="float" office:value="102.2672" calcext:value-type="float">
            <text:p>102.3 </text:p>
          </table:table-cell>
          <table:table-cell table:style-name="ce5" office:value-type="float" office:value="102.1654" calcext:value-type="float">
            <text:p>102.2 </text:p>
          </table:table-cell>
          <table:table-cell table:style-name="ce5" office:value-type="float" office:value="100.1609" calcext:value-type="float">
            <text:p>100.2 </text:p>
          </table:table-cell>
          <table:table-cell table:style-name="ce5" office:value-type="float" office:value="100.5333" calcext:value-type="float">
            <text:p>100.5 </text:p>
          </table:table-cell>
          <table:table-cell table:style-name="ce5" office:value-type="float" office:value="100.4" calcext:value-type="float">
            <text:p>100.4 </text:p>
          </table:table-cell>
          <table:table-cell table:style-name="ce5" office:value-type="float" office:value="102.6546" calcext:value-type="float">
            <text:p>102.7 </text:p>
          </table:table-cell>
          <table:table-cell table:style-name="ce5" office:value-type="float" office:value="103.3748" calcext:value-type="float">
            <text:p>103.4 </text:p>
          </table:table-cell>
          <table:table-cell table:style-name="ce5" office:value-type="float" office:value="104.5085" calcext:value-type="float">
            <text:p>104.5 </text:p>
          </table:table-cell>
          <table:table-cell table:style-name="ce5" office:value-type="float" office:value="101.2267" calcext:value-type="float">
            <text:p>101.2 </text:p>
          </table:table-cell>
          <table:table-cell table:style-name="ce5" office:value-type="float" office:value="103.551" calcext:value-type="float">
            <text:p>103.6 </text:p>
          </table:table-cell>
          <table:table-cell table:style-name="ce5" office:value-type="float" office:value="101.11" calcext:value-type="float">
            <text:p>101.1 </text:p>
          </table:table-cell>
          <table:table-cell table:style-name="ce5" office:value-type="float" office:value="101.7551" calcext:value-type="float">
            <text:p>101.8 </text:p>
          </table:table-cell>
          <table:table-cell table:style-name="ce5" office:value-type="float" office:value="101.3439" calcext:value-type="float">
            <text:p>101.3 </text:p>
          </table:table-cell>
          <table:table-cell table:style-name="ce5" office:value-type="float" office:value="101.5859" calcext:value-type="float">
            <text:p>101.6 </text:p>
          </table:table-cell>
          <table:table-cell table:style-name="ce5" office:value-type="float" office:value="101.3845" calcext:value-type="float">
            <text:p>101.4 </text:p>
          </table:table-cell>
          <table:table-cell table:style-name="ce5" office:value-type="float" office:value="101.4067" calcext:value-type="float">
            <text:p>101.4 </text:p>
          </table:table-cell>
          <table:table-cell table:style-name="ce5" office:value-type="float" office:value="101.3093" calcext:value-type="float">
            <text:p>101.3 </text:p>
          </table:table-cell>
          <table:table-cell table:style-name="ce5" office:value-type="float" office:value="99.85768" calcext:value-type="float">
            <text:p>99.9 </text:p>
          </table:table-cell>
          <table:table-cell table:style-name="ce5" office:value-type="float" office:value="103.3" calcext:value-type="float">
            <text:p>103.3 </text:p>
          </table:table-cell>
          <table:table-cell table:style-name="ce5" office:value-type="float" office:value="103.8081" calcext:value-type="float">
            <text:p>103.8 </text:p>
          </table:table-cell>
        </table:table-row>
        <table:table-row table:style-name="ro1">
          <table:table-cell office:value-type="string" calcext:value-type="string">
            <text:p>2017Q1</text:p>
          </table:table-cell>
          <table:table-cell office:value-type="float" office:value="102.8648" calcext:value-type="float">
            <text:p>102.9 </text:p>
          </table:table-cell>
          <table:table-cell office:value-type="float" office:value="103.5914" calcext:value-type="float">
            <text:p>103.6 </text:p>
          </table:table-cell>
          <table:table-cell office:value-type="float" office:value="103.801" calcext:value-type="float">
            <text:p>103.8 </text:p>
          </table:table-cell>
          <table:table-cell office:value-type="float" office:value="103.147" calcext:value-type="float">
            <text:p>103.1 </text:p>
          </table:table-cell>
          <table:table-cell office:value-type="float" office:value="106.8956" calcext:value-type="float">
            <text:p>106.9 </text:p>
          </table:table-cell>
          <table:table-cell office:value-type="float" office:value="109.4735" calcext:value-type="float">
            <text:p>109.5 </text:p>
          </table:table-cell>
          <table:table-cell office:value-type="float" office:value="102.7579" calcext:value-type="float">
            <text:p>102.8 </text:p>
          </table:table-cell>
          <table:table-cell office:value-type="float" office:value="103.5" calcext:value-type="float">
            <text:p>103.5 </text:p>
          </table:table-cell>
          <table:table-cell office:value-type="float" office:value="102.4667" calcext:value-type="float">
            <text:p>102.5 </text:p>
          </table:table-cell>
          <table:table-cell office:value-type="float" office:value="103.3058" calcext:value-type="float">
            <text:p>103.3 </text:p>
          </table:table-cell>
          <table:table-cell office:value-type="float" office:value="101.31" calcext:value-type="float">
            <text:p>101.3 </text:p>
          </table:table-cell>
          <table:table-cell office:value-type="float" office:value="100.569" calcext:value-type="float">
            <text:p>100.6 </text:p>
          </table:table-cell>
          <table:table-cell office:value-type="float" office:value="102.6021" calcext:value-type="float">
            <text:p>102.6 </text:p>
          </table:table-cell>
          <table:table-cell office:value-type="float" office:value="102.9156" calcext:value-type="float">
            <text:p>102.9 </text:p>
          </table:table-cell>
          <table:table-cell office:value-type="float" office:value="99.44939" calcext:value-type="float">
            <text:p>99.4 </text:p>
          </table:table-cell>
          <table:table-cell office:value-type="float" office:value="100.7333" calcext:value-type="float">
            <text:p>100.7 </text:p>
          </table:table-cell>
          <table:table-cell office:value-type="float" office:value="100.1" calcext:value-type="float">
            <text:p>100.1 </text:p>
          </table:table-cell>
          <table:table-cell office:value-type="float" office:value="103.7715" calcext:value-type="float">
            <text:p>103.8 </text:p>
          </table:table-cell>
          <table:table-cell office:value-type="float" office:value="103.6128" calcext:value-type="float">
            <text:p>103.6 </text:p>
          </table:table-cell>
          <table:table-cell office:value-type="float" office:value="105.9577" calcext:value-type="float">
            <text:p>106.0 </text:p>
          </table:table-cell>
          <table:table-cell office:value-type="float" office:value="101.8767" calcext:value-type="float">
            <text:p>101.9 </text:p>
          </table:table-cell>
          <table:table-cell office:value-type="float" office:value="105.0036" calcext:value-type="float">
            <text:p>105.0 </text:p>
          </table:table-cell>
          <table:table-cell office:value-type="float" office:value="101.1533" calcext:value-type="float">
            <text:p>101.2 </text:p>
          </table:table-cell>
          <table:table-cell office:value-type="float" office:value="101.8358" calcext:value-type="float">
            <text:p>101.8 </text:p>
          </table:table-cell>
          <table:table-cell office:value-type="float" office:value="102.0026" calcext:value-type="float">
            <text:p>102.0 </text:p>
          </table:table-cell>
          <table:table-cell office:value-type="float" office:value="102.0397" calcext:value-type="float">
            <text:p>102.0 </text:p>
          </table:table-cell>
          <table:table-cell office:value-type="float" office:value="101.5666" calcext:value-type="float">
            <text:p>101.6 </text:p>
          </table:table-cell>
          <table:table-cell office:value-type="float" office:value="101.7467" calcext:value-type="float">
            <text:p>101.7 </text:p>
          </table:table-cell>
          <table:table-cell office:value-type="float" office:value="101.7017" calcext:value-type="float">
            <text:p>101.7 </text:p>
          </table:table-cell>
          <table:table-cell office:value-type="float" office:value="100.3932" calcext:value-type="float">
            <text:p>100.4 </text:p>
          </table:table-cell>
          <table:table-cell office:value-type="float" office:value="103.7" calcext:value-type="float">
            <text:p>103.7 </text:p>
          </table:table-cell>
          <table:table-cell office:value-type="float" office:value="104.6554" calcext:value-type="float">
            <text:p>104.7 </text:p>
          </table:table-cell>
        </table:table-row>
        <table:table-row table:style-name="ro1">
          <table:table-cell office:value-type="string" calcext:value-type="string">
            <text:p>2017Q2</text:p>
          </table:table-cell>
          <table:table-cell table:style-name="ce5" office:value-type="float" office:value="103.3124" calcext:value-type="float">
            <text:p>103.3 </text:p>
          </table:table-cell>
          <table:table-cell table:style-name="ce5" office:value-type="float" office:value="104.1247" calcext:value-type="float">
            <text:p>104.1 </text:p>
          </table:table-cell>
          <table:table-cell table:style-name="ce5" office:value-type="float" office:value="104.6884" calcext:value-type="float">
            <text:p>104.7 </text:p>
          </table:table-cell>
          <table:table-cell table:style-name="ce5" office:value-type="float" office:value="104.0758" calcext:value-type="float">
            <text:p>104.1 </text:p>
          </table:table-cell>
          <table:table-cell table:style-name="ce5" office:value-type="float" office:value="107.9756" calcext:value-type="float">
            <text:p>108.0 </text:p>
          </table:table-cell>
          <table:table-cell table:style-name="ce5" office:value-type="float" office:value="111.305" calcext:value-type="float">
            <text:p>111.3 </text:p>
          </table:table-cell>
          <table:table-cell table:style-name="ce5" office:value-type="float" office:value="103.4319" calcext:value-type="float">
            <text:p>103.4 </text:p>
          </table:table-cell>
          <table:table-cell table:style-name="ce5" office:value-type="float" office:value="104" calcext:value-type="float">
            <text:p>104.0 </text:p>
          </table:table-cell>
          <table:table-cell table:style-name="ce5" office:value-type="float" office:value="103.3667" calcext:value-type="float">
            <text:p>103.4 </text:p>
          </table:table-cell>
          <table:table-cell table:style-name="ce5" office:value-type="float" office:value="104.7543" calcext:value-type="float">
            <text:p>104.8 </text:p>
          </table:table-cell>
          <table:table-cell table:style-name="ce5" office:value-type="float" office:value="101.7967" calcext:value-type="float">
            <text:p>101.8 </text:p>
          </table:table-cell>
          <table:table-cell table:style-name="ce5" office:value-type="float" office:value="101.8172" calcext:value-type="float">
            <text:p>101.8 </text:p>
          </table:table-cell>
          <table:table-cell table:style-name="ce5" office:value-type="float" office:value="103.4612" calcext:value-type="float">
            <text:p>103.5 </text:p>
          </table:table-cell>
          <table:table-cell table:style-name="ce5" office:value-type="float" office:value="104.5865" calcext:value-type="float">
            <text:p>104.6 </text:p>
          </table:table-cell>
          <table:table-cell table:style-name="ce5" office:value-type="float" office:value="100.1609" calcext:value-type="float">
            <text:p>100.2 </text:p>
          </table:table-cell>
          <table:table-cell table:style-name="ce5" office:value-type="float" office:value="102" calcext:value-type="float">
            <text:p>102.0 </text:p>
          </table:table-cell>
          <table:table-cell table:style-name="ce5" office:value-type="float" office:value="100.2667" calcext:value-type="float">
            <text:p>100.3 </text:p>
          </table:table-cell>
          <table:table-cell table:style-name="ce5" office:value-type="float" office:value="104.138" calcext:value-type="float">
            <text:p>104.1 </text:p>
          </table:table-cell>
          <table:table-cell table:style-name="ce5" office:value-type="float" office:value="105.116" calcext:value-type="float">
            <text:p>105.1 </text:p>
          </table:table-cell>
          <table:table-cell table:style-name="ce5" office:value-type="float" office:value="108.2499" calcext:value-type="float">
            <text:p>108.2 </text:p>
          </table:table-cell>
          <table:table-cell table:style-name="ce5" office:value-type="float" office:value="102.8733" calcext:value-type="float">
            <text:p>102.9 </text:p>
          </table:table-cell>
          <table:table-cell table:style-name="ce5" office:value-type="float" office:value="106.1811" calcext:value-type="float">
            <text:p>106.2 </text:p>
          </table:table-cell>
          <table:table-cell table:style-name="ce5" office:value-type="float" office:value="101.69" calcext:value-type="float">
            <text:p>101.7 </text:p>
          </table:table-cell>
          <table:table-cell table:style-name="ce5" office:value-type="float" office:value="101.6744" calcext:value-type="float">
            <text:p>101.7 </text:p>
          </table:table-cell>
          <table:table-cell table:style-name="ce5" office:value-type="float" office:value="103.083" calcext:value-type="float">
            <text:p>103.1 </text:p>
          </table:table-cell>
          <table:table-cell table:style-name="ce5" office:value-type="float" office:value="104.098" calcext:value-type="float">
            <text:p>104.1 </text:p>
          </table:table-cell>
          <table:table-cell table:style-name="ce5" office:value-type="float" office:value="101.87" calcext:value-type="float">
            <text:p>101.9 </text:p>
          </table:table-cell>
          <table:table-cell table:style-name="ce5" office:value-type="float" office:value="103.18" calcext:value-type="float">
            <text:p>103.2 </text:p>
          </table:table-cell>
          <table:table-cell table:style-name="ce5" office:value-type="float" office:value="102.6417" calcext:value-type="float">
            <text:p>102.6 </text:p>
          </table:table-cell>
          <table:table-cell table:style-name="ce5" office:value-type="float" office:value="101.0139" calcext:value-type="float">
            <text:p>101.0 </text:p>
          </table:table-cell>
          <table:table-cell table:style-name="ce5" office:value-type="float" office:value="104.9" calcext:value-type="float">
            <text:p>104.9 </text:p>
          </table:table-cell>
          <table:table-cell table:style-name="ce5" office:value-type="float" office:value="105.3039" calcext:value-type="float">
            <text:p>105.3 </text:p>
          </table:table-cell>
        </table:table-row>
        <table:table-row table:style-name="ro1">
          <table:table-cell office:value-type="string" calcext:value-type="string">
            <text:p>2017Q3</text:p>
          </table:table-cell>
          <table:table-cell office:value-type="float" office:value="103.9391" calcext:value-type="float">
            <text:p>103.9 </text:p>
          </table:table-cell>
          <table:table-cell office:value-type="float" office:value="105.3246" calcext:value-type="float">
            <text:p>105.3 </text:p>
          </table:table-cell>
          <table:table-cell office:value-type="float" office:value="105.3109" calcext:value-type="float">
            <text:p>105.3 </text:p>
          </table:table-cell>
          <table:table-cell office:value-type="float" office:value="104.6379" calcext:value-type="float">
            <text:p>104.6 </text:p>
          </table:table-cell>
          <table:table-cell office:value-type="float" office:value="108.2559" calcext:value-type="float">
            <text:p>108.3 </text:p>
          </table:table-cell>
          <table:table-cell office:value-type="float" office:value="111.8637" calcext:value-type="float">
            <text:p>111.9 </text:p>
          </table:table-cell>
          <table:table-cell office:value-type="float" office:value="103.7827" calcext:value-type="float">
            <text:p>103.8 </text:p>
          </table:table-cell>
          <table:table-cell office:value-type="float" office:value="105.2667" calcext:value-type="float">
            <text:p>105.3 </text:p>
          </table:table-cell>
          <table:table-cell office:value-type="float" office:value="104.7333" calcext:value-type="float">
            <text:p>104.7 </text:p>
          </table:table-cell>
          <table:table-cell office:value-type="float" office:value="106.1593" calcext:value-type="float">
            <text:p>106.2 </text:p>
          </table:table-cell>
          <table:table-cell office:value-type="float" office:value="102.82" calcext:value-type="float">
            <text:p>102.8 </text:p>
          </table:table-cell>
          <table:table-cell office:value-type="float" office:value="101.9923" calcext:value-type="float">
            <text:p>102.0 </text:p>
          </table:table-cell>
          <table:table-cell office:value-type="float" office:value="104.4087" calcext:value-type="float">
            <text:p>104.4 </text:p>
          </table:table-cell>
          <table:table-cell office:value-type="float" office:value="105.6777" calcext:value-type="float">
            <text:p>105.7 </text:p>
          </table:table-cell>
          <table:table-cell office:value-type="float" office:value="100.6014" calcext:value-type="float">
            <text:p>100.6 </text:p>
          </table:table-cell>
          <table:table-cell office:value-type="float" office:value="102.7667" calcext:value-type="float">
            <text:p>102.8 </text:p>
          </table:table-cell>
          <table:table-cell office:value-type="float" office:value="100.4667" calcext:value-type="float">
            <text:p>100.5 </text:p>
          </table:table-cell>
          <table:table-cell office:value-type="float" office:value="104.5885" calcext:value-type="float">
            <text:p>104.6 </text:p>
          </table:table-cell>
          <table:table-cell office:value-type="float" office:value="106.7377" calcext:value-type="float">
            <text:p>106.7 </text:p>
          </table:table-cell>
          <table:table-cell office:value-type="float" office:value="111.0469" calcext:value-type="float">
            <text:p>111.0 </text:p>
          </table:table-cell>
          <table:table-cell office:value-type="float" office:value="103.61" calcext:value-type="float">
            <text:p>103.6 </text:p>
          </table:table-cell>
          <table:table-cell office:value-type="float" office:value="107.0713" calcext:value-type="float">
            <text:p>107.1 </text:p>
          </table:table-cell>
          <table:table-cell office:value-type="float" office:value="103.46" calcext:value-type="float">
            <text:p>103.5 </text:p>
          </table:table-cell>
          <table:table-cell office:value-type="float" office:value="102.32" calcext:value-type="float">
            <text:p>102.3 </text:p>
          </table:table-cell>
          <table:table-cell office:value-type="float" office:value="103.7945" calcext:value-type="float">
            <text:p>103.8 </text:p>
          </table:table-cell>
          <table:table-cell office:value-type="float" office:value="104.6879" calcext:value-type="float">
            <text:p>104.7 </text:p>
          </table:table-cell>
          <table:table-cell office:value-type="float" office:value="102.4466" calcext:value-type="float">
            <text:p>102.4 </text:p>
          </table:table-cell>
          <table:table-cell office:value-type="float" office:value="105.1267" calcext:value-type="float">
            <text:p>105.1 </text:p>
          </table:table-cell>
          <table:table-cell office:value-type="float" office:value="103.6153" calcext:value-type="float">
            <text:p>103.6 </text:p>
          </table:table-cell>
          <table:table-cell office:value-type="float" office:value="100.9062" calcext:value-type="float">
            <text:p>100.9 </text:p>
          </table:table-cell>
          <table:table-cell office:value-type="float" office:value="105.7" calcext:value-type="float">
            <text:p>105.7 </text:p>
          </table:table-cell>
          <table:table-cell office:value-type="float" office:value="106.0193" calcext:value-type="float">
            <text:p>106.0 </text:p>
          </table:table-cell>
        </table:table-row>
        <table:table-row table:style-name="ro1">
          <table:table-cell office:value-type="string" calcext:value-type="string">
            <text:p>2017Q4</text:p>
          </table:table-cell>
          <table:table-cell table:style-name="ce5" office:value-type="float" office:value="104.2972" calcext:value-type="float">
            <text:p>104.3 </text:p>
          </table:table-cell>
          <table:table-cell table:style-name="ce5" office:value-type="float" office:value="104.8246" calcext:value-type="float">
            <text:p>104.8 </text:p>
          </table:table-cell>
          <table:table-cell table:style-name="ce5" office:value-type="float" office:value="105.2119" calcext:value-type="float">
            <text:p>105.2 </text:p>
          </table:table-cell>
          <table:table-cell table:style-name="ce5" office:value-type="float" office:value="104.6379" calcext:value-type="float">
            <text:p>104.6 </text:p>
          </table:table-cell>
          <table:table-cell table:style-name="ce5" office:value-type="float" office:value="108.9921" calcext:value-type="float">
            <text:p>109.0 </text:p>
          </table:table-cell>
          <table:table-cell table:style-name="ce5" office:value-type="float" office:value="112.5725" calcext:value-type="float">
            <text:p>112.6 </text:p>
          </table:table-cell>
          <table:table-cell table:style-name="ce5" office:value-type="float" office:value="104.7929" calcext:value-type="float">
            <text:p>104.8 </text:p>
          </table:table-cell>
          <table:table-cell table:style-name="ce5" office:value-type="float" office:value="105.0333" calcext:value-type="float">
            <text:p>105.0 </text:p>
          </table:table-cell>
          <table:table-cell table:style-name="ce5" office:value-type="float" office:value="103.8" calcext:value-type="float">
            <text:p>103.8 </text:p>
          </table:table-cell>
          <table:table-cell table:style-name="ce5" office:value-type="float" office:value="104.4356" calcext:value-type="float">
            <text:p>104.4 </text:p>
          </table:table-cell>
          <table:table-cell table:style-name="ce5" office:value-type="float" office:value="101.9467" calcext:value-type="float">
            <text:p>101.9 </text:p>
          </table:table-cell>
          <table:table-cell table:style-name="ce5" office:value-type="float" office:value="101.211" calcext:value-type="float">
            <text:p>101.2 </text:p>
          </table:table-cell>
          <table:table-cell table:style-name="ce5" office:value-type="float" office:value="103.966" calcext:value-type="float">
            <text:p>104.0 </text:p>
          </table:table-cell>
          <table:table-cell table:style-name="ce5" office:value-type="float" office:value="104.3478" calcext:value-type="float">
            <text:p>104.3 </text:p>
          </table:table-cell>
          <table:table-cell table:style-name="ce5" office:value-type="float" office:value="100.2965" calcext:value-type="float">
            <text:p>100.3 </text:p>
          </table:table-cell>
          <table:table-cell table:style-name="ce5" office:value-type="float" office:value="101.1333" calcext:value-type="float">
            <text:p>101.1 </text:p>
          </table:table-cell>
          <table:table-cell table:style-name="ce5" office:value-type="float" office:value="100.4333" calcext:value-type="float">
            <text:p>100.4 </text:p>
          </table:table-cell>
          <table:table-cell table:style-name="ce5" office:value-type="float" office:value="104.5149" calcext:value-type="float">
            <text:p>104.5 </text:p>
          </table:table-cell>
          <table:table-cell table:style-name="ce5" office:value-type="float" office:value="106.2787" calcext:value-type="float">
            <text:p>106.3 </text:p>
          </table:table-cell>
          <table:table-cell table:style-name="ce5" office:value-type="float" office:value="110.2366" calcext:value-type="float">
            <text:p>110.2 </text:p>
          </table:table-cell>
          <table:table-cell table:style-name="ce5" office:value-type="float" office:value="102.66" calcext:value-type="float">
            <text:p>102.7 </text:p>
          </table:table-cell>
          <table:table-cell table:style-name="ce5" office:value-type="float" office:value="108.1348" calcext:value-type="float">
            <text:p>108.1 </text:p>
          </table:table-cell>
          <table:table-cell table:style-name="ce5" office:value-type="float" office:value="102.3333" calcext:value-type="float">
            <text:p>102.3 </text:p>
          </table:table-cell>
          <table:table-cell table:style-name="ce5" office:value-type="float" office:value="103.3012" calcext:value-type="float">
            <text:p>103.3 </text:p>
          </table:table-cell>
          <table:table-cell table:style-name="ce5" office:value-type="float" office:value="103.8735" calcext:value-type="float">
            <text:p>103.9 </text:p>
          </table:table-cell>
          <table:table-cell table:style-name="ce5" office:value-type="float" office:value="103.8095" calcext:value-type="float">
            <text:p>103.8 </text:p>
          </table:table-cell>
          <table:table-cell table:style-name="ce5" office:value-type="float" office:value="102.8411" calcext:value-type="float">
            <text:p>102.8 </text:p>
          </table:table-cell>
          <table:table-cell table:style-name="ce5" office:value-type="float" office:value="102.81" calcext:value-type="float">
            <text:p>102.8 </text:p>
          </table:table-cell>
          <table:table-cell table:style-name="ce5" office:value-type="float" office:value="102.7674" calcext:value-type="float">
            <text:p>102.8 </text:p>
          </table:table-cell>
          <table:table-cell table:style-name="ce5" office:value-type="float" office:value="100.4726" calcext:value-type="float">
            <text:p>100.5 </text:p>
          </table:table-cell>
          <table:table-cell table:style-name="ce5" office:value-type="float" office:value="105.8" calcext:value-type="float">
            <text:p>105.8 </text:p>
          </table:table-cell>
          <table:table-cell table:style-name="ce5" office:value-type="float" office:value="106.5033" calcext:value-type="float">
            <text:p>106.5 </text:p>
          </table:table-cell>
        </table:table-row>
        <table:table-row table:style-name="ro1">
          <table:table-cell office:value-type="string" calcext:value-type="string">
            <text:p>2018Q1</text:p>
          </table:table-cell>
          <table:table-cell office:value-type="float" office:value="104.9239" calcext:value-type="float">
            <text:p>104.9 </text:p>
          </table:table-cell>
          <table:table-cell office:value-type="float" office:value="105.6245" calcext:value-type="float">
            <text:p>105.6 </text:p>
          </table:table-cell>
          <table:table-cell office:value-type="float" office:value="105.7961" calcext:value-type="float">
            <text:p>105.8 </text:p>
          </table:table-cell>
          <table:table-cell office:value-type="float" office:value="105.7134" calcext:value-type="float">
            <text:p>105.7 </text:p>
          </table:table-cell>
          <table:table-cell office:value-type="float" office:value="109.9263" calcext:value-type="float">
            <text:p>109.9 </text:p>
          </table:table-cell>
          <table:table-cell office:value-type="float" office:value="114.8489" calcext:value-type="float">
            <text:p>114.8 </text:p>
          </table:table-cell>
          <table:table-cell office:value-type="float" office:value="106.0349" calcext:value-type="float">
            <text:p>106.0 </text:p>
          </table:table-cell>
          <table:table-cell office:value-type="float" office:value="106.3" calcext:value-type="float">
            <text:p>106.3 </text:p>
          </table:table-cell>
          <table:table-cell office:value-type="float" office:value="104.3333" calcext:value-type="float">
            <text:p>104.3 </text:p>
          </table:table-cell>
          <table:table-cell office:value-type="float" office:value="105.1454" calcext:value-type="float">
            <text:p>105.1 </text:p>
          </table:table-cell>
          <table:table-cell office:value-type="float" office:value="102.61" calcext:value-type="float">
            <text:p>102.6 </text:p>
          </table:table-cell>
          <table:table-cell office:value-type="float" office:value="100.8564" calcext:value-type="float">
            <text:p>100.9 </text:p>
          </table:table-cell>
          <table:table-cell office:value-type="float" office:value="104.1814" calcext:value-type="float">
            <text:p>104.2 </text:p>
          </table:table-cell>
          <table:table-cell office:value-type="float" office:value="104.7911" calcext:value-type="float">
            <text:p>104.8 </text:p>
          </table:table-cell>
          <table:table-cell office:value-type="float" office:value="100.5337" calcext:value-type="float">
            <text:p>100.5 </text:p>
          </table:table-cell>
          <table:table-cell office:value-type="float" office:value="101.5" calcext:value-type="float">
            <text:p>101.5 </text:p>
          </table:table-cell>
          <table:table-cell office:value-type="float" office:value="100.3" calcext:value-type="float">
            <text:p>100.3 </text:p>
          </table:table-cell>
          <table:table-cell office:value-type="float" office:value="105.3713" calcext:value-type="float">
            <text:p>105.4 </text:p>
          </table:table-cell>
          <table:table-cell office:value-type="float" office:value="107.2431" calcext:value-type="float">
            <text:p>107.2 </text:p>
          </table:table-cell>
          <table:table-cell office:value-type="float" office:value="111.4898" calcext:value-type="float">
            <text:p>111.5 </text:p>
          </table:table-cell>
          <table:table-cell office:value-type="float" office:value="102.6933" calcext:value-type="float">
            <text:p>102.7 </text:p>
          </table:table-cell>
          <table:table-cell office:value-type="float" office:value="109.1981" calcext:value-type="float">
            <text:p>109.2 </text:p>
          </table:table-cell>
          <table:table-cell office:value-type="float" office:value="102.5167" calcext:value-type="float">
            <text:p>102.5 </text:p>
          </table:table-cell>
          <table:table-cell office:value-type="float" office:value="102.9962" calcext:value-type="float">
            <text:p>103.0 </text:p>
          </table:table-cell>
          <table:table-cell office:value-type="float" office:value="104.3215" calcext:value-type="float">
            <text:p>104.3 </text:p>
          </table:table-cell>
          <table:table-cell office:value-type="float" office:value="103.9414" calcext:value-type="float">
            <text:p>103.9 </text:p>
          </table:table-cell>
          <table:table-cell office:value-type="float" office:value="104.1004" calcext:value-type="float">
            <text:p>104.1 </text:p>
          </table:table-cell>
          <table:table-cell office:value-type="float" office:value="103.17" calcext:value-type="float">
            <text:p>103.2 </text:p>
          </table:table-cell>
          <table:table-cell office:value-type="float" office:value="103.3486" calcext:value-type="float">
            <text:p>103.3 </text:p>
          </table:table-cell>
          <table:table-cell office:value-type="float" office:value="100.9284" calcext:value-type="float">
            <text:p>100.9 </text:p>
          </table:table-cell>
          <table:table-cell office:value-type="float" office:value="105.9" calcext:value-type="float">
            <text:p>105.9 </text:p>
          </table:table-cell>
          <table:table-cell office:value-type="float" office:value="107.4524" calcext:value-type="float">
            <text:p>107.5 </text:p>
          </table:table-cell>
        </table:table-row>
        <table:table-row table:style-name="ro1">
          <table:table-cell office:value-type="string" calcext:value-type="string">
            <text:p>2018Q2</text:p>
          </table:table-cell>
          <table:table-cell table:style-name="ce5" office:value-type="float" office:value="105.1925" calcext:value-type="float">
            <text:p>105.2 </text:p>
          </table:table-cell>
          <table:table-cell table:style-name="ce5" office:value-type="float" office:value="106.0578" calcext:value-type="float">
            <text:p>106.1 </text:p>
          </table:table-cell>
          <table:table-cell table:style-name="ce5" office:value-type="float" office:value="106.1632" calcext:value-type="float">
            <text:p>106.2 </text:p>
          </table:table-cell>
          <table:table-cell table:style-name="ce5" office:value-type="float" office:value="106.4222" calcext:value-type="float">
            <text:p>106.4 </text:p>
          </table:table-cell>
          <table:table-cell table:style-name="ce5" office:value-type="float" office:value="111.0885" calcext:value-type="float">
            <text:p>111.1 </text:p>
          </table:table-cell>
          <table:table-cell table:style-name="ce5" office:value-type="float" office:value="116.0466" calcext:value-type="float">
            <text:p>116.0 </text:p>
          </table:table-cell>
          <table:table-cell table:style-name="ce5" office:value-type="float" office:value="106.3446" calcext:value-type="float">
            <text:p>106.3 </text:p>
          </table:table-cell>
          <table:table-cell table:style-name="ce5" office:value-type="float" office:value="107.2" calcext:value-type="float">
            <text:p>107.2 </text:p>
          </table:table-cell>
          <table:table-cell table:style-name="ce5" office:value-type="float" office:value="104.9" calcext:value-type="float">
            <text:p>104.9 </text:p>
          </table:table-cell>
          <table:table-cell table:style-name="ce5" office:value-type="float" office:value="107.376" calcext:value-type="float">
            <text:p>107.4 </text:p>
          </table:table-cell>
          <table:table-cell table:style-name="ce5" office:value-type="float" office:value="103.1633" calcext:value-type="float">
            <text:p>103.2 </text:p>
          </table:table-cell>
          <table:table-cell table:style-name="ce5" office:value-type="float" office:value="102.1393" calcext:value-type="float">
            <text:p>102.1 </text:p>
          </table:table-cell>
          <table:table-cell table:style-name="ce5" office:value-type="float" office:value="105.4495" calcext:value-type="float">
            <text:p>105.4 </text:p>
          </table:table-cell>
          <table:table-cell table:style-name="ce5" office:value-type="float" office:value="105.6436" calcext:value-type="float">
            <text:p>105.6 </text:p>
          </table:table-cell>
          <table:table-cell table:style-name="ce5" office:value-type="float" office:value="101.313" calcext:value-type="float">
            <text:p>101.3 </text:p>
          </table:table-cell>
          <table:table-cell table:style-name="ce5" office:value-type="float" office:value="102.7333" calcext:value-type="float">
            <text:p>102.7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5.9615" calcext:value-type="float">
            <text:p>106.0 </text:p>
          </table:table-cell>
          <table:table-cell table:style-name="ce5" office:value-type="float" office:value="108.5301" calcext:value-type="float">
            <text:p>108.5 </text:p>
          </table:table-cell>
          <table:table-cell table:style-name="ce5" office:value-type="float" office:value="113.0829" calcext:value-type="float">
            <text:p>113.1 </text:p>
          </table:table-cell>
          <table:table-cell table:style-name="ce5" office:value-type="float" office:value="103.0433" calcext:value-type="float">
            <text:p>103.0 </text:p>
          </table:table-cell>
          <table:table-cell table:style-name="ce5" office:value-type="float" office:value="109.9582" calcext:value-type="float">
            <text:p>110.0 </text:p>
          </table:table-cell>
          <table:table-cell table:style-name="ce5" office:value-type="float" office:value="103.11" calcext:value-type="float">
            <text:p>103.1 </text:p>
          </table:table-cell>
          <table:table-cell table:style-name="ce5" office:value-type="float" office:value="103.0978" calcext:value-type="float">
            <text:p>103.1 </text:p>
          </table:table-cell>
          <table:table-cell table:style-name="ce5" office:value-type="float" office:value="104.5586" calcext:value-type="float">
            <text:p>104.6 </text:p>
          </table:table-cell>
          <table:table-cell table:style-name="ce5" office:value-type="float" office:value="105.5469" calcext:value-type="float">
            <text:p>105.5 </text:p>
          </table:table-cell>
          <table:table-cell table:style-name="ce5" office:value-type="float" office:value="104.8743" calcext:value-type="float">
            <text:p>104.9 </text:p>
          </table:table-cell>
          <table:table-cell table:style-name="ce5" office:value-type="float" office:value="105.5533" calcext:value-type="float">
            <text:p>105.6 </text:p>
          </table:table-cell>
          <table:table-cell table:style-name="ce5" office:value-type="float" office:value="104.1776" calcext:value-type="float">
            <text:p>104.2 </text:p>
          </table:table-cell>
          <table:table-cell table:style-name="ce5" office:value-type="float" office:value="101.5437" calcext:value-type="float">
            <text:p>101.5 </text:p>
          </table:table-cell>
          <table:table-cell table:style-name="ce5" office:value-type="float" office:value="107" calcext:value-type="float">
            <text:p>107.0 </text:p>
          </table:table-cell>
          <table:table-cell table:style-name="ce5" office:value-type="float" office:value="108.31" calcext:value-type="float">
            <text:p>108.3 </text:p>
          </table:table-cell>
        </table:table-row>
        <table:table-row table:style-name="ro1">
          <table:table-cell office:value-type="string" calcext:value-type="string">
            <text:p>2018Q3</text:p>
          </table:table-cell>
          <table:table-cell office:value-type="float" office:value="105.5506" calcext:value-type="float">
            <text:p>105.6 </text:p>
          </table:table-cell>
          <table:table-cell office:value-type="float" office:value="107.4577" calcext:value-type="float">
            <text:p>107.5 </text:p>
          </table:table-cell>
          <table:table-cell office:value-type="float" office:value="107.0857" calcext:value-type="float">
            <text:p>107.1 </text:p>
          </table:table-cell>
          <table:table-cell office:value-type="float" office:value="107.6688" calcext:value-type="float">
            <text:p>107.7 </text:p>
          </table:table-cell>
          <table:table-cell office:value-type="float" office:value="112.0302" calcext:value-type="float">
            <text:p>112.0 </text:p>
          </table:table-cell>
          <table:table-cell office:value-type="float" office:value="116.4708" calcext:value-type="float">
            <text:p>116.5 </text:p>
          </table:table-cell>
          <table:table-cell office:value-type="float" office:value="106.7392" calcext:value-type="float">
            <text:p>106.7 </text:p>
          </table:table-cell>
          <table:table-cell office:value-type="float" office:value="109.0333" calcext:value-type="float">
            <text:p>109.0 </text:p>
          </table:table-cell>
          <table:table-cell office:value-type="float" office:value="106.4333" calcext:value-type="float">
            <text:p>106.4 </text:p>
          </table:table-cell>
          <table:table-cell office:value-type="float" office:value="110.1571" calcext:value-type="float">
            <text:p>110.2 </text:p>
          </table:table-cell>
          <table:table-cell office:value-type="float" office:value="104.0667" calcext:value-type="float">
            <text:p>104.1 </text:p>
          </table:table-cell>
          <table:table-cell office:value-type="float" office:value="102.1195" calcext:value-type="float">
            <text:p>102.1 </text:p>
          </table:table-cell>
          <table:table-cell office:value-type="float" office:value="106.7656" calcext:value-type="float">
            <text:p>106.8 </text:p>
          </table:table-cell>
          <table:table-cell office:value-type="float" office:value="106.9395" calcext:value-type="float">
            <text:p>106.9 </text:p>
          </table:table-cell>
          <table:table-cell office:value-type="float" office:value="101.7535" calcext:value-type="float">
            <text:p>101.8 </text:p>
          </table:table-cell>
          <table:table-cell office:value-type="float" office:value="103.7667" calcext:value-type="float">
            <text:p>103.8 </text:p>
          </table:table-cell>
          <table:table-cell office:value-type="float" office:value="100.7667" calcext:value-type="float">
            <text:p>100.8 </text:p>
          </table:table-cell>
          <table:table-cell office:value-type="float" office:value="106.2052" calcext:value-type="float">
            <text:p>106.2 </text:p>
          </table:table-cell>
          <table:table-cell office:value-type="float" office:value="109.9092" calcext:value-type="float">
            <text:p>109.9 </text:p>
          </table:table-cell>
          <table:table-cell office:value-type="float" office:value="115.0193" calcext:value-type="float">
            <text:p>115.0 </text:p>
          </table:table-cell>
          <table:table-cell office:value-type="float" office:value="104.2133" calcext:value-type="float">
            <text:p>104.2 </text:p>
          </table:table-cell>
          <table:table-cell office:value-type="float" office:value="110.819" calcext:value-type="float">
            <text:p>110.8 </text:p>
          </table:table-cell>
          <table:table-cell office:value-type="float" office:value="105.25" calcext:value-type="float">
            <text:p>105.3 </text:p>
          </table:table-cell>
          <table:table-cell office:value-type="float" office:value="104.1146" calcext:value-type="float">
            <text:p>104.1 </text:p>
          </table:table-cell>
          <table:table-cell office:value-type="float" office:value="105.5599" calcext:value-type="float">
            <text:p>105.6 </text:p>
          </table:table-cell>
          <table:table-cell office:value-type="float" office:value="106.8045" calcext:value-type="float">
            <text:p>106.8 </text:p>
          </table:table-cell>
          <table:table-cell office:value-type="float" office:value="105.6177" calcext:value-type="float">
            <text:p>105.6 </text:p>
          </table:table-cell>
          <table:table-cell office:value-type="float" office:value="107.5867" calcext:value-type="float">
            <text:p>107.6 </text:p>
          </table:table-cell>
          <table:table-cell office:value-type="float" office:value="105.0341" calcext:value-type="float">
            <text:p>105.0 </text:p>
          </table:table-cell>
          <table:table-cell office:value-type="float" office:value="101.4212" calcext:value-type="float">
            <text:p>101.4 </text:p>
          </table:table-cell>
          <table:table-cell office:value-type="float" office:value="107.9" calcext:value-type="float">
            <text:p>107.9 </text:p>
          </table:table-cell>
          <table:table-cell office:value-type="float" office:value="108.9908" calcext:value-type="float">
            <text:p>109.0 </text:p>
          </table:table-cell>
        </table:table-row>
        <table:table-row table:style-name="ro1">
          <table:table-cell office:value-type="string" calcext:value-type="string">
            <text:p>2018Q4</text:p>
          </table:table-cell>
          <table:table-cell table:style-name="ce5" office:value-type="float" office:value="106.0877" calcext:value-type="float">
            <text:p>106.1 </text:p>
          </table:table-cell>
          <table:table-cell table:style-name="ce5" office:value-type="float" office:value="107.0577" calcext:value-type="float">
            <text:p>107.1 </text:p>
          </table:table-cell>
          <table:table-cell table:style-name="ce5" office:value-type="float" office:value="107.207" calcext:value-type="float">
            <text:p>107.2 </text:p>
          </table:table-cell>
          <table:table-cell table:style-name="ce5" office:value-type="float" office:value="107.7177" calcext:value-type="float">
            <text:p>107.7 </text:p>
          </table:table-cell>
          <table:table-cell table:style-name="ce5" office:value-type="float" office:value="112.8299" calcext:value-type="float">
            <text:p>112.8 </text:p>
          </table:table-cell>
          <table:table-cell table:style-name="ce5" office:value-type="float" office:value="116.9571" calcext:value-type="float">
            <text:p>117.0 </text:p>
          </table:table-cell>
          <table:table-cell table:style-name="ce5" office:value-type="float" office:value="107.5015" calcext:value-type="float">
            <text:p>107.5 </text:p>
          </table:table-cell>
          <table:table-cell table:style-name="ce5" office:value-type="float" office:value="108.8333" calcext:value-type="float">
            <text:p>108.8 </text:p>
          </table:table-cell>
          <table:table-cell table:style-name="ce5" office:value-type="float" office:value="105.3333" calcext:value-type="float">
            <text:p>105.3 </text:p>
          </table:table-cell>
          <table:table-cell table:style-name="ce5" office:value-type="float" office:value="108.9259" calcext:value-type="float">
            <text:p>108.9 </text:p>
          </table:table-cell>
          <table:table-cell table:style-name="ce5" office:value-type="float" office:value="103.02" calcext:value-type="float">
            <text:p>103.0 </text:p>
          </table:table-cell>
          <table:table-cell table:style-name="ce5" office:value-type="float" office:value="101.8501" calcext:value-type="float">
            <text:p>101.9 </text:p>
          </table:table-cell>
          <table:table-cell table:style-name="ce5" office:value-type="float" office:value="106.8373" calcext:value-type="float">
            <text:p>106.8 </text:p>
          </table:table-cell>
          <table:table-cell table:style-name="ce5" office:value-type="float" office:value="105.7459" calcext:value-type="float">
            <text:p>105.7 </text:p>
          </table:table-cell>
          <table:table-cell table:style-name="ce5" office:value-type="float" office:value="101.618" calcext:value-type="float">
            <text:p>101.6 </text:p>
          </table:table-cell>
          <table:table-cell table:style-name="ce5" office:value-type="float" office:value="102.4" calcext:value-type="float">
            <text:p>102.4 </text:p>
          </table:table-cell>
          <table:table-cell table:style-name="ce5" office:value-type="float" office:value="100.7333" calcext:value-type="float">
            <text:p>100.7 </text:p>
          </table:table-cell>
          <table:table-cell table:style-name="ce5" office:value-type="float" office:value="106.158" calcext:value-type="float">
            <text:p>106.2 </text:p>
          </table:table-cell>
          <table:table-cell table:style-name="ce5" office:value-type="float" office:value="109.4805" calcext:value-type="float">
            <text:p>109.5 </text:p>
          </table:table-cell>
          <table:table-cell table:style-name="ce5" office:value-type="float" office:value="114.8999" calcext:value-type="float">
            <text:p>114.9 </text:p>
          </table:table-cell>
          <table:table-cell table:style-name="ce5" office:value-type="float" office:value="104.31" calcext:value-type="float">
            <text:p>104.3 </text:p>
          </table:table-cell>
          <table:table-cell table:style-name="ce5" office:value-type="float" office:value="113.1988" calcext:value-type="float">
            <text:p>113.2 </text:p>
          </table:table-cell>
          <table:table-cell table:style-name="ce5" office:value-type="float" office:value="104.1733" calcext:value-type="float">
            <text:p>104.2 </text:p>
          </table:table-cell>
          <table:table-cell table:style-name="ce5" office:value-type="float" office:value="105.4364" calcext:value-type="float">
            <text:p>105.4 </text:p>
          </table:table-cell>
          <table:table-cell table:style-name="ce5" office:value-type="float" office:value="105.2437" calcext:value-type="float">
            <text:p>105.2 </text:p>
          </table:table-cell>
          <table:table-cell table:style-name="ce5" office:value-type="float" office:value="105.3005" calcext:value-type="float">
            <text:p>105.3 </text:p>
          </table:table-cell>
          <table:table-cell table:style-name="ce5" office:value-type="float" office:value="105.7998" calcext:value-type="float">
            <text:p>105.8 </text:p>
          </table:table-cell>
          <table:table-cell table:style-name="ce5" office:value-type="float" office:value="105.6033" calcext:value-type="float">
            <text:p>105.6 </text:p>
          </table:table-cell>
          <table:table-cell table:style-name="ce5" office:value-type="float" office:value="104.3051" calcext:value-type="float">
            <text:p>104.3 </text:p>
          </table:table-cell>
          <table:table-cell table:style-name="ce5" office:value-type="float" office:value="100.7827" calcext:value-type="float">
            <text:p>100.8 </text:p>
          </table:table-cell>
          <table:table-cell table:style-name="ce5" office:value-type="float" office:value="108" calcext:value-type="float">
            <text:p>108.0 </text:p>
          </table:table-cell>
          <table:table-cell table:style-name="ce5" office:value-type="float" office:value="109.4252" calcext:value-type="float">
            <text:p>109.4 </text:p>
          </table:table-cell>
        </table:table-row>
        <table:table-row table:style-name="ro1">
          <table:table-cell office:value-type="string" calcext:value-type="string">
            <text:p>2019Q1</text:p>
          </table:table-cell>
          <table:table-cell office:value-type="float" office:value="106.2668" calcext:value-type="float">
            <text:p>106.3 </text:p>
          </table:table-cell>
          <table:table-cell office:value-type="float" office:value="107.791" calcext:value-type="float">
            <text:p>107.8 </text:p>
          </table:table-cell>
          <table:table-cell office:value-type="float" office:value="107.8997" calcext:value-type="float">
            <text:p>107.9 </text:p>
          </table:table-cell>
          <table:table-cell office:value-type="float" office:value="108.231" calcext:value-type="float">
            <text:p>108.2 </text:p>
          </table:table-cell>
          <table:table-cell office:value-type="float" office:value="114.0444" calcext:value-type="float">
            <text:p>114.0 </text:p>
          </table:table-cell>
          <table:table-cell office:value-type="float" office:value="118.7634" calcext:value-type="float">
            <text:p>118.8 </text:p>
          </table:table-cell>
          <table:table-cell office:value-type="float" office:value="108.9697" calcext:value-type="float">
            <text:p>109.0 </text:p>
          </table:table-cell>
          <table:table-cell office:value-type="float" office:value="110.4667" calcext:value-type="float">
            <text:p>110.5 </text:p>
          </table:table-cell>
          <table:table-cell office:value-type="float" office:value="105.9" calcext:value-type="float">
            <text:p>105.9 </text:p>
          </table:table-cell>
          <table:table-cell office:value-type="float" office:value="108.6072" calcext:value-type="float">
            <text:p>108.6 </text:p>
          </table:table-cell>
          <table:table-cell office:value-type="float" office:value="103.4467" calcext:value-type="float">
            <text:p>103.4 </text:p>
          </table:table-cell>
          <table:table-cell office:value-type="float" office:value="101.8064" calcext:value-type="float">
            <text:p>101.8 </text:p>
          </table:table-cell>
          <table:table-cell office:value-type="float" office:value="107.8423" calcext:value-type="float">
            <text:p>107.8 </text:p>
          </table:table-cell>
          <table:table-cell office:value-type="float" office:value="106.9054" calcext:value-type="float">
            <text:p>106.9 </text:p>
          </table:table-cell>
          <table:table-cell office:value-type="float" office:value="101.4824" calcext:value-type="float">
            <text:p>101.5 </text:p>
          </table:table-cell>
          <table:table-cell office:value-type="float" office:value="102.3333" calcext:value-type="float">
            <text:p>102.3 </text:p>
          </table:table-cell>
          <table:table-cell office:value-type="float" office:value="100.7333" calcext:value-type="float">
            <text:p>100.7 </text:p>
          </table:table-cell>
          <table:table-cell office:value-type="float" office:value="106.7282" calcext:value-type="float">
            <text:p>106.7 </text:p>
          </table:table-cell>
          <table:table-cell office:value-type="float" office:value="110.4689" calcext:value-type="float">
            <text:p>110.5 </text:p>
          </table:table-cell>
          <table:table-cell office:value-type="float" office:value="116.2798" calcext:value-type="float">
            <text:p>116.3 </text:p>
          </table:table-cell>
          <table:table-cell office:value-type="float" office:value="105.07" calcext:value-type="float">
            <text:p>105.1 </text:p>
          </table:table-cell>
          <table:table-cell office:value-type="float" office:value="114.676" calcext:value-type="float">
            <text:p>114.7 </text:p>
          </table:table-cell>
          <table:table-cell office:value-type="float" office:value="104.66" calcext:value-type="float">
            <text:p>104.7 </text:p>
          </table:table-cell>
          <table:table-cell office:value-type="float" office:value="105.4364" calcext:value-type="float">
            <text:p>105.4 </text:p>
          </table:table-cell>
          <table:table-cell office:value-type="float" office:value="106.4295" calcext:value-type="float">
            <text:p>106.4 </text:p>
          </table:table-cell>
          <table:table-cell office:value-type="float" office:value="105.4399" calcext:value-type="float">
            <text:p>105.4 </text:p>
          </table:table-cell>
          <table:table-cell office:value-type="float" office:value="106.1639" calcext:value-type="float">
            <text:p>106.2 </text:p>
          </table:table-cell>
          <table:table-cell office:value-type="float" office:value="106.1433" calcext:value-type="float">
            <text:p>106.1 </text:p>
          </table:table-cell>
          <table:table-cell office:value-type="float" office:value="104.6025" calcext:value-type="float">
            <text:p>104.6 </text:p>
          </table:table-cell>
          <table:table-cell office:value-type="float" office:value="101.3669" calcext:value-type="float">
            <text:p>101.4 </text:p>
          </table:table-cell>
          <table:table-cell office:value-type="float" office:value="108.3" calcext:value-type="float">
            <text:p>108.3 </text:p>
          </table:table-cell>
          <table:table-cell office:value-type="float" office:value="110.2536" calcext:value-type="float">
            <text:p>110.3 </text:p>
          </table:table-cell>
        </table:table-row>
        <table:table-row table:style-name="ro1">
          <table:table-cell office:value-type="string" calcext:value-type="string">
            <text:p>2019Q2</text:p>
          </table:table-cell>
          <table:table-cell table:style-name="ce5" office:value-type="float" office:value="106.7144" calcext:value-type="float">
            <text:p>106.7 </text:p>
          </table:table-cell>
          <table:table-cell table:style-name="ce5" office:value-type="float" office:value="108.2576" calcext:value-type="float">
            <text:p>108.3 </text:p>
          </table:table-cell>
          <table:table-cell table:style-name="ce5" office:value-type="float" office:value="108.835" calcext:value-type="float">
            <text:p>108.8 </text:p>
          </table:table-cell>
          <table:table-cell table:style-name="ce5" office:value-type="float" office:value="109.2331" calcext:value-type="float">
            <text:p>109.2 </text:p>
          </table:table-cell>
          <table:table-cell table:style-name="ce5" office:value-type="float" office:value="115.5803" calcext:value-type="float">
            <text:p>115.6 </text:p>
          </table:table-cell>
          <table:table-cell table:style-name="ce5" office:value-type="float" office:value="120.0127" calcext:value-type="float">
            <text:p>120.0 </text:p>
          </table:table-cell>
          <table:table-cell table:style-name="ce5" office:value-type="float" office:value="109.7784" calcext:value-type="float">
            <text:p>109.8 </text:p>
          </table:table-cell>
          <table:table-cell table:style-name="ce5" office:value-type="float" office:value="111.1333" calcext:value-type="float">
            <text:p>111.1 </text:p>
          </table:table-cell>
          <table:table-cell table:style-name="ce5" office:value-type="float" office:value="106.4333" calcext:value-type="float">
            <text:p>106.4 </text:p>
          </table:table-cell>
          <table:table-cell table:style-name="ce5" office:value-type="float" office:value="112.0546" calcext:value-type="float">
            <text:p>112.1 </text:p>
          </table:table-cell>
          <table:table-cell table:style-name="ce5" office:value-type="float" office:value="104.0967" calcext:value-type="float">
            <text:p>104.1 </text:p>
          </table:table-cell>
          <table:table-cell table:style-name="ce5" office:value-type="float" office:value="102.7674" calcext:value-type="float">
            <text:p>102.8 </text:p>
          </table:table-cell>
          <table:table-cell table:style-name="ce5" office:value-type="float" office:value="109.4933" calcext:value-type="float">
            <text:p>109.5 </text:p>
          </table:table-cell>
          <table:table-cell table:style-name="ce5" office:value-type="float" office:value="108.3035" calcext:value-type="float">
            <text:p>108.3 </text:p>
          </table:table-cell>
          <table:table-cell table:style-name="ce5" office:value-type="float" office:value="102.3973" calcext:value-type="float">
            <text:p>102.4 </text:p>
          </table:table-cell>
          <table:table-cell table:style-name="ce5" office:value-type="float" office:value="103.7667" calcext:value-type="float">
            <text:p>103.8 </text:p>
          </table:table-cell>
          <table:table-cell table:style-name="ce5" office:value-type="float" office:value="100.9" calcext:value-type="float">
            <text:p>100.9 </text:p>
          </table:table-cell>
          <table:table-cell table:style-name="ce5" office:value-type="float" office:value="106.9183" calcext:value-type="float">
            <text:p>106.9 </text:p>
          </table:table-cell>
          <table:table-cell table:style-name="ce5" office:value-type="float" office:value="111.8884" calcext:value-type="float">
            <text:p>111.9 </text:p>
          </table:table-cell>
          <table:table-cell table:style-name="ce5" office:value-type="float" office:value="118.0181" calcext:value-type="float">
            <text:p>118.0 </text:p>
          </table:table-cell>
          <table:table-cell table:style-name="ce5" office:value-type="float" office:value="105.8533" calcext:value-type="float">
            <text:p>105.9 </text:p>
          </table:table-cell>
          <table:table-cell table:style-name="ce5" office:value-type="float" office:value="114.407" calcext:value-type="float">
            <text:p>114.4 </text:p>
          </table:table-cell>
          <table:table-cell table:style-name="ce5" office:value-type="float" office:value="105.86" calcext:value-type="float">
            <text:p>105.9 </text:p>
          </table:table-cell>
          <table:table-cell table:style-name="ce5" office:value-type="float" office:value="105.6397" calcext:value-type="float">
            <text:p>105.6 </text:p>
          </table:table-cell>
          <table:table-cell table:style-name="ce5" office:value-type="float" office:value="108.3004" calcext:value-type="float">
            <text:p>108.3 </text:p>
          </table:table-cell>
          <table:table-cell table:style-name="ce5" office:value-type="float" office:value="107.0314" calcext:value-type="float">
            <text:p>107.0 </text:p>
          </table:table-cell>
          <table:table-cell table:style-name="ce5" office:value-type="float" office:value="106.786" calcext:value-type="float">
            <text:p>106.8 </text:p>
          </table:table-cell>
          <table:table-cell table:style-name="ce5" office:value-type="float" office:value="108.8367" calcext:value-type="float">
            <text:p>108.8 </text:p>
          </table:table-cell>
          <table:table-cell table:style-name="ce5" office:value-type="float" office:value="105.6642" calcext:value-type="float">
            <text:p>105.7 </text:p>
          </table:table-cell>
          <table:table-cell table:style-name="ce5" office:value-type="float" office:value="102.0687" calcext:value-type="float">
            <text:p>102.1 </text:p>
          </table:table-cell>
          <table:table-cell table:style-name="ce5" office:value-type="float" office:value="109.5" calcext:value-type="float">
            <text:p>109.5 </text:p>
          </table:table-cell>
          <table:table-cell table:style-name="ce5" office:value-type="float" office:value="111.1259" calcext:value-type="float">
            <text:p>111.1 </text:p>
          </table:table-cell>
        </table:table-row>
        <table:table-row table:style-name="ro1">
          <table:table-cell office:value-type="string" calcext:value-type="string">
            <text:p>2019Q3</text:p>
          </table:table-cell>
          <table:table-cell office:value-type="float" office:value="107.4306" calcext:value-type="float">
            <text:p>107.4 </text:p>
          </table:table-cell>
          <table:table-cell office:value-type="float" office:value="109.3576" calcext:value-type="float">
            <text:p>109.4 </text:p>
          </table:table-cell>
          <table:table-cell office:value-type="float" office:value="109.3393" calcext:value-type="float">
            <text:p>109.3 </text:p>
          </table:table-cell>
          <table:table-cell office:value-type="float" office:value="110.2597" calcext:value-type="float">
            <text:p>110.3 </text:p>
          </table:table-cell>
          <table:table-cell office:value-type="float" office:value="116.4996" calcext:value-type="float">
            <text:p>116.5 </text:p>
          </table:table-cell>
          <table:table-cell office:value-type="float" office:value="120.664" calcext:value-type="float">
            <text:p>120.7 </text:p>
          </table:table-cell>
          <table:table-cell office:value-type="float" office:value="111.2877" calcext:value-type="float">
            <text:p>111.3 </text:p>
          </table:table-cell>
          <table:table-cell office:value-type="float" office:value="113.3333" calcext:value-type="float">
            <text:p>113.3 </text:p>
          </table:table-cell>
          <table:table-cell office:value-type="float" office:value="107.3333" calcext:value-type="float">
            <text:p>107.3 </text:p>
          </table:table-cell>
          <table:table-cell office:value-type="float" office:value="114.1984" calcext:value-type="float">
            <text:p>114.2 </text:p>
          </table:table-cell>
          <table:table-cell office:value-type="float" office:value="105.2333" calcext:value-type="float">
            <text:p>105.2 </text:p>
          </table:table-cell>
          <table:table-cell office:value-type="float" office:value="103.0815" calcext:value-type="float">
            <text:p>103.1 </text:p>
          </table:table-cell>
          <table:table-cell office:value-type="float" office:value="110.8572" calcext:value-type="float">
            <text:p>110.9 </text:p>
          </table:table-cell>
          <table:table-cell office:value-type="float" office:value="109.4629" calcext:value-type="float">
            <text:p>109.5 </text:p>
          </table:table-cell>
          <table:table-cell office:value-type="float" office:value="102.5667" calcext:value-type="float">
            <text:p>102.6 </text:p>
          </table:table-cell>
          <table:table-cell office:value-type="float" office:value="104.6667" calcext:value-type="float">
            <text:p>104.7 </text:p>
          </table:table-cell>
          <table:table-cell office:value-type="float" office:value="101.0333" calcext:value-type="float">
            <text:p>101.0 </text:p>
          </table:table-cell>
          <table:table-cell office:value-type="float" office:value="107.1112" calcext:value-type="float">
            <text:p>107.1 </text:p>
          </table:table-cell>
          <table:table-cell office:value-type="float" office:value="113.1752" calcext:value-type="float">
            <text:p>113.2 </text:p>
          </table:table-cell>
          <table:table-cell office:value-type="float" office:value="120.3339" calcext:value-type="float">
            <text:p>120.3 </text:p>
          </table:table-cell>
          <table:table-cell office:value-type="float" office:value="106.6467" calcext:value-type="float">
            <text:p>106.6 </text:p>
          </table:table-cell>
          <table:table-cell office:value-type="float" office:value="114.953" calcext:value-type="float">
            <text:p>115.0 </text:p>
          </table:table-cell>
          <table:table-cell office:value-type="float" office:value="108.28" calcext:value-type="float">
            <text:p>108.3 </text:p>
          </table:table-cell>
          <table:table-cell office:value-type="float" office:value="106.9615" calcext:value-type="float">
            <text:p>107.0 </text:p>
          </table:table-cell>
          <table:table-cell office:value-type="float" office:value="110.0659" calcext:value-type="float">
            <text:p>110.1 </text:p>
          </table:table-cell>
          <table:table-cell office:value-type="float" office:value="107.4625" calcext:value-type="float">
            <text:p>107.5 </text:p>
          </table:table-cell>
          <table:table-cell office:value-type="float" office:value="108.2123" calcext:value-type="float">
            <text:p>108.2 </text:p>
          </table:table-cell>
          <table:table-cell office:value-type="float" office:value="111.1033" calcext:value-type="float">
            <text:p>111.1 </text:p>
          </table:table-cell>
          <table:table-cell office:value-type="float" office:value="106.55" calcext:value-type="float">
            <text:p>106.6 </text:p>
          </table:table-cell>
          <table:table-cell office:value-type="float" office:value="101.6623" calcext:value-type="float">
            <text:p>101.7 </text:p>
          </table:table-cell>
          <table:table-cell office:value-type="float" office:value="110.3" calcext:value-type="float">
            <text:p>110.3 </text:p>
          </table:table-cell>
          <table:table-cell office:value-type="float" office:value="111.9287" calcext:value-type="float">
            <text:p>111.9 </text:p>
          </table:table-cell>
        </table:table-row>
        <table:table-row table:style-name="ro1">
          <table:table-cell office:value-type="string" calcext:value-type="string">
            <text:p>2019Q4</text:p>
          </table:table-cell>
          <table:table-cell table:style-name="ce5" office:value-type="float" office:value="107.9678" calcext:value-type="float">
            <text:p>108.0 </text:p>
          </table:table-cell>
          <table:table-cell table:style-name="ce5" office:value-type="float" office:value="109.4909" calcext:value-type="float">
            <text:p>109.5 </text:p>
          </table:table-cell>
          <table:table-cell table:style-name="ce5" office:value-type="float" office:value="109.4032" calcext:value-type="float">
            <text:p>109.4 </text:p>
          </table:table-cell>
          <table:table-cell table:style-name="ce5" office:value-type="float" office:value="109.8931" calcext:value-type="float">
            <text:p>109.9 </text:p>
          </table:table-cell>
          <table:table-cell table:style-name="ce5" office:value-type="float" office:value="117.2395" calcext:value-type="float">
            <text:p>117.2 </text:p>
          </table:table-cell>
          <table:table-cell table:style-name="ce5" office:value-type="float" office:value="121.2796" calcext:value-type="float">
            <text:p>121.3 </text:p>
          </table:table-cell>
          <table:table-cell table:style-name="ce5" office:value-type="float" office:value="111.6558" calcext:value-type="float">
            <text:p>111.7 </text:p>
          </table:table-cell>
          <table:table-cell table:style-name="ce5" office:value-type="float" office:value="112.9667" calcext:value-type="float">
            <text:p>113.0 </text:p>
          </table:table-cell>
          <table:table-cell table:style-name="ce5" office:value-type="float" office:value="106.6333" calcext:value-type="float">
            <text:p>106.6 </text:p>
          </table:table-cell>
          <table:table-cell table:style-name="ce5" office:value-type="float" office:value="113.7928" calcext:value-type="float">
            <text:p>113.8 </text:p>
          </table:table-cell>
          <table:table-cell table:style-name="ce5" office:value-type="float" office:value="104.3667" calcext:value-type="float">
            <text:p>104.4 </text:p>
          </table:table-cell>
          <table:table-cell table:style-name="ce5" office:value-type="float" office:value="102.9187" calcext:value-type="float">
            <text:p>102.9 </text:p>
          </table:table-cell>
          <table:table-cell table:style-name="ce5" office:value-type="float" office:value="111.1683" calcext:value-type="float">
            <text:p>111.2 </text:p>
          </table:table-cell>
          <table:table-cell table:style-name="ce5" office:value-type="float" office:value="108.815" calcext:value-type="float">
            <text:p>108.8 </text:p>
          </table:table-cell>
          <table:table-cell table:style-name="ce5" office:value-type="float" office:value="102.0246" calcext:value-type="float">
            <text:p>102.0 </text:p>
          </table:table-cell>
          <table:table-cell table:style-name="ce5" office:value-type="float" office:value="103.4333" calcext:value-type="float">
            <text:p>103.4 </text:p>
          </table:table-cell>
          <table:table-cell table:style-name="ce5" office:value-type="float" office:value="100.8" calcext:value-type="float">
            <text:p>100.8 </text:p>
          </table:table-cell>
          <table:table-cell table:style-name="ce5" office:value-type="float" office:value="106.8747" calcext:value-type="float">
            <text:p>106.9 </text:p>
          </table:table-cell>
          <table:table-cell table:style-name="ce5" office:value-type="float" office:value="112.5691" calcext:value-type="float">
            <text:p>112.6 </text:p>
          </table:table-cell>
          <table:table-cell table:style-name="ce5" office:value-type="float" office:value="120.261" calcext:value-type="float">
            <text:p>120.3 </text:p>
          </table:table-cell>
          <table:table-cell table:style-name="ce5" office:value-type="float" office:value="106.3133" calcext:value-type="float">
            <text:p>106.3 </text:p>
          </table:table-cell>
          <table:table-cell table:style-name="ce5" office:value-type="float" office:value="117.3664" calcext:value-type="float">
            <text:p>117.4 </text:p>
          </table:table-cell>
          <table:table-cell table:style-name="ce5" office:value-type="float" office:value="107.23" calcext:value-type="float">
            <text:p>107.2 </text:p>
          </table:table-cell>
          <table:table-cell table:style-name="ce5" office:value-type="float" office:value="108.2832" calcext:value-type="float">
            <text:p>108.3 </text:p>
          </table:table-cell>
          <table:table-cell table:style-name="ce5" office:value-type="float" office:value="110.83" calcext:value-type="float">
            <text:p>110.8 </text:p>
          </table:table-cell>
          <table:table-cell table:style-name="ce5" office:value-type="float" office:value="106.7656" calcext:value-type="float">
            <text:p>106.8 </text:p>
          </table:table-cell>
          <table:table-cell table:style-name="ce5" office:value-type="float" office:value="108.3943" calcext:value-type="float">
            <text:p>108.4 </text:p>
          </table:table-cell>
          <table:table-cell table:style-name="ce5" office:value-type="float" office:value="108.91" calcext:value-type="float">
            <text:p>108.9 </text:p>
          </table:table-cell>
          <table:table-cell table:style-name="ce5" office:value-type="float" office:value="105.8838" calcext:value-type="float">
            <text:p>105.9 </text:p>
          </table:table-cell>
          <table:table-cell table:style-name="ce5" office:value-type="float" office:value="101.1429" calcext:value-type="float">
            <text:p>101.1 </text:p>
          </table:table-cell>
          <table:table-cell table:style-name="ce5" office:value-type="float" office:value="110.3" calcext:value-type="float">
            <text:p>110.3 </text:p>
          </table:table-cell>
          <table:table-cell table:style-name="ce5" office:value-type="float" office:value="112.5256" calcext:value-type="float">
            <text:p>112.5 </text:p>
          </table:table-cell>
        </table:table-row>
        <table:table-row table:style-name="ro1">
          <table:table-cell office:value-type="string" calcext:value-type="string">
            <text:p>2020Q1</text:p>
          </table:table-cell>
          <table:table-cell office:value-type="float" office:value="108.1468" calcext:value-type="float">
            <text:p>108.1 </text:p>
          </table:table-cell>
          <table:table-cell office:value-type="float" office:value="110.399" calcext:value-type="float">
            <text:p>110.4 </text:p>
          </table:table-cell>
          <table:table-cell office:value-type="float" office:value="110.0639" calcext:value-type="float">
            <text:p>110.1 </text:p>
          </table:table-cell>
          <table:table-cell office:value-type="float" office:value="110.3819" calcext:value-type="float">
            <text:p>110.4 </text:p>
          </table:table-cell>
          <table:table-cell office:value-type="float" office:value="118.2709" calcext:value-type="float">
            <text:p>118.3 </text:p>
          </table:table-cell>
          <table:table-cell office:value-type="float" office:value="122.9937" calcext:value-type="float">
            <text:p>123.0 </text:p>
          </table:table-cell>
          <table:table-cell office:value-type="float" office:value="112.9573" calcext:value-type="float">
            <text:p>113.0 </text:p>
          </table:table-cell>
          <table:table-cell office:value-type="float" office:value="114.9667" calcext:value-type="float">
            <text:p>115.0 </text:p>
          </table:table-cell>
          <table:table-cell office:value-type="float" office:value="107.3667" calcext:value-type="float">
            <text:p>107.4 </text:p>
          </table:table-cell>
          <table:table-cell office:value-type="float" office:value="113.2714" calcext:value-type="float">
            <text:p>113.3 </text:p>
          </table:table-cell>
          <table:table-cell office:value-type="float" office:value="104.74" calcext:value-type="float">
            <text:p>104.7 </text:p>
          </table:table-cell>
          <table:table-cell office:value-type="float" office:value="102.3849" calcext:value-type="float">
            <text:p>102.4 </text:p>
          </table:table-cell>
          <table:table-cell office:value-type="float" office:value="112.6039" calcext:value-type="float">
            <text:p>112.6 </text:p>
          </table:table-cell>
          <table:table-cell office:value-type="float" office:value="109.2242" calcext:value-type="float">
            <text:p>109.2 </text:p>
          </table:table-cell>
          <table:table-cell office:value-type="float" office:value="101.8551" calcext:value-type="float">
            <text:p>101.9 </text:p>
          </table:table-cell>
          <table:table-cell office:value-type="float" office:value="103.2667" calcext:value-type="float">
            <text:p>103.3 </text:p>
          </table:table-cell>
          <table:table-cell office:value-type="float" office:value="100.7" calcext:value-type="float">
            <text:p>100.7 </text:p>
          </table:table-cell>
          <table:table-cell office:value-type="float" office:value="107.0494" calcext:value-type="float">
            <text:p>107.0 </text:p>
          </table:table-cell>
          <table:table-cell office:value-type="float" office:value="113.5933" calcext:value-type="float">
            <text:p>113.6 </text:p>
          </table:table-cell>
          <table:table-cell office:value-type="float" office:value="122.2701" calcext:value-type="float">
            <text:p>122.3 </text:p>
          </table:table-cell>
          <table:table-cell office:value-type="float" office:value="106.74" calcext:value-type="float">
            <text:p>106.7 </text:p>
          </table:table-cell>
          <table:table-cell office:value-type="float" office:value="118.7043" calcext:value-type="float">
            <text:p>118.7 </text:p>
          </table:table-cell>
          <table:table-cell office:value-type="float" office:value="107.5067" calcext:value-type="float">
            <text:p>107.5 </text:p>
          </table:table-cell>
          <table:table-cell office:value-type="float" office:value="108.4866" calcext:value-type="float">
            <text:p>108.5 </text:p>
          </table:table-cell>
          <table:table-cell office:value-type="float" office:value="113.5178" calcext:value-type="float">
            <text:p>113.5 </text:p>
          </table:table-cell>
          <table:table-cell office:value-type="float" office:value="106.6522" calcext:value-type="float">
            <text:p>106.7 </text:p>
          </table:table-cell>
          <table:table-cell office:value-type="float" office:value="110.3061" calcext:value-type="float">
            <text:p>110.3 </text:p>
          </table:table-cell>
          <table:table-cell office:value-type="float" office:value="108.66" calcext:value-type="float">
            <text:p>108.7 </text:p>
          </table:table-cell>
          <table:table-cell office:value-type="float" office:value="106.1387" calcext:value-type="float">
            <text:p>106.1 </text:p>
          </table:table-cell>
          <table:table-cell office:value-type="float" office:value="101.5112" calcext:value-type="float">
            <text:p>101.5 </text:p>
          </table:table-cell>
          <table:table-cell office:value-type="float" office:value="110.6" calcext:value-type="float">
            <text:p>110.6 </text:p>
          </table:table-cell>
          <table:table-cell office:value-type="float" office:value="113.3816" calcext:value-type="float">
            <text:p>113.4 </text:p>
          </table:table-cell>
        </table:table-row>
        <table:table-row table:style-name="ro1">
          <table:table-cell office:value-type="string" calcext:value-type="string">
            <text:p>2020Q2</text:p>
          </table:table-cell>
          <table:table-cell table:style-name="ce5" office:value-type="float" office:value="104.3867" calcext:value-type="float">
            <text:p>104.4 </text:p>
          </table:table-cell>
          <table:table-cell table:style-name="ce5" office:value-type="float" office:value="110.6959" calcext:value-type="float">
            <text:p>110.7 </text:p>
          </table:table-cell>
          <table:table-cell table:style-name="ce5" office:value-type="float" office:value="110.2299" calcext:value-type="float">
            <text:p>110.2 </text:p>
          </table:table-cell>
          <table:table-cell table:style-name="ce5" office:value-type="float" office:value="110.9196" calcext:value-type="float">
            <text:p>110.9 </text:p>
          </table:table-cell>
          <table:table-cell table:style-name="ce5" office:value-type="float" office:value="118.2859" calcext:value-type="float">
            <text:p>118.3 </text:p>
          </table:table-cell>
          <table:table-cell table:style-name="ce5" office:value-type="float" office:value="123.2047" calcext:value-type="float">
            <text:p>123.2 </text:p>
          </table:table-cell>
          <table:table-cell table:style-name="ce5" office:value-type="float" office:value="113.0075" calcext:value-type="float">
            <text:p>113.0 </text:p>
          </table:table-cell>
          <table:table-cell table:style-name="ce5" office:value-type="float" office:value="114.9667" calcext:value-type="float">
            <text:p>115.0 </text:p>
          </table:table-cell>
          <table:table-cell table:style-name="ce5" office:value-type="float" office:value="107.7667" calcext:value-type="float">
            <text:p>107.8 </text:p>
          </table:table-cell>
          <table:table-cell table:style-name="ce5" office:value-type="float" office:value="112.214" calcext:value-type="float">
            <text:p>112.2 </text:p>
          </table:table-cell>
          <table:table-cell table:style-name="ce5" office:value-type="float" office:value="105.08" calcext:value-type="float">
            <text:p>105.1 </text:p>
          </table:table-cell>
          <table:table-cell table:style-name="ce5" office:value-type="float" office:value="102.5233" calcext:value-type="float">
            <text:p>102.5 </text:p>
          </table:table-cell>
          <table:table-cell table:style-name="ce5" office:value-type="float" office:value="113.3457" calcext:value-type="float">
            <text:p>113.3 </text:p>
          </table:table-cell>
          <table:table-cell table:style-name="ce5" office:value-type="float" office:value="109.9744" calcext:value-type="float">
            <text:p>110.0 </text:p>
          </table:table-cell>
          <table:table-cell table:style-name="ce5" office:value-type="float" office:value="101.7196" calcext:value-type="float">
            <text:p>101.7 </text:p>
          </table:table-cell>
          <table:table-cell table:style-name="ce5" office:value-type="float" office:value="104.3" calcext:value-type="float">
            <text:p>104.3 </text:p>
          </table:table-cell>
          <table:table-cell table:style-name="ce5" office:value-type="float" office:value="100.5" calcext:value-type="float">
            <text:p>100.5 </text:p>
          </table:table-cell>
          <table:table-cell table:style-name="ce5" office:value-type="float" office:value="107.1137" calcext:value-type="float">
            <text:p>107.1 </text:p>
          </table:table-cell>
          <table:table-cell table:style-name="ce5" office:value-type="float" office:value="113.8363" calcext:value-type="float">
            <text:p>113.8 </text:p>
          </table:table-cell>
          <table:table-cell table:style-name="ce5" office:value-type="float" office:value="123.8371" calcext:value-type="float">
            <text:p>123.8 </text:p>
          </table:table-cell>
          <table:table-cell table:style-name="ce5" office:value-type="float" office:value="107.13" calcext:value-type="float">
            <text:p>107.1 </text:p>
          </table:table-cell>
          <table:table-cell table:style-name="ce5" office:value-type="float" office:value="117.7734" calcext:value-type="float">
            <text:p>117.8 </text:p>
          </table:table-cell>
          <table:table-cell table:style-name="ce5" office:value-type="float" office:value="108.89" calcext:value-type="float">
            <text:p>108.9 </text:p>
          </table:table-cell>
          <table:table-cell table:style-name="ce5" office:value-type="float" office:value="108.2832" calcext:value-type="float">
            <text:p>108.3 </text:p>
          </table:table-cell>
          <table:table-cell table:style-name="ce5" office:value-type="float" office:value="116.0738" calcext:value-type="float">
            <text:p>116.1 </text:p>
          </table:table-cell>
          <table:table-cell table:style-name="ce5" office:value-type="float" office:value="108.4868" calcext:value-type="float">
            <text:p>108.5 </text:p>
          </table:table-cell>
          <table:table-cell table:style-name="ce5" office:value-type="float" office:value="110.8979" calcext:value-type="float">
            <text:p>110.9 </text:p>
          </table:table-cell>
          <table:table-cell table:style-name="ce5" office:value-type="float" office:value="110.7733" calcext:value-type="float">
            <text:p>110.8 </text:p>
          </table:table-cell>
          <table:table-cell table:style-name="ce5" office:value-type="float" office:value="107.0501" calcext:value-type="float">
            <text:p>107.1 </text:p>
          </table:table-cell>
          <table:table-cell table:style-name="ce5" office:value-type="float" office:value="101.191" calcext:value-type="float">
            <text:p>101.2 </text:p>
          </table:table-cell>
          <table:table-cell table:style-name="ce5" office:value-type="float" office:value="111.5" calcext:value-type="float">
            <text:p>111.5 </text:p>
          </table:table-cell>
          <table:table-cell table:style-name="ce5" office:value-type="float" office:value="113.2497" calcext:value-type="float">
            <text:p>113.2 </text:p>
          </table:table-cell>
        </table:table-row>
        <table:table-row table:style-name="ro1">
          <table:table-cell office:value-type="string" calcext:value-type="string">
            <text:p>2020Q3</text:p>
          </table:table-cell>
          <table:table-cell office:value-type="float" office:value="106.8039" calcext:value-type="float">
            <text:p>106.8 </text:p>
          </table:table-cell>
          <table:table-cell office:value-type="float" office:value="112.0689" calcext:value-type="float">
            <text:p>112.1 </text:p>
          </table:table-cell>
          <table:table-cell office:value-type="float" office:value="110.8588" calcext:value-type="float">
            <text:p>110.9 </text:p>
          </table:table-cell>
          <table:table-cell office:value-type="float" office:value="111.1152" calcext:value-type="float">
            <text:p>111.1 </text:p>
          </table:table-cell>
          <table:table-cell office:value-type="float" office:value="118.2971" calcext:value-type="float">
            <text:p>118.3 </text:p>
          </table:table-cell>
          <table:table-cell office:value-type="float" office:value="123.3615" calcext:value-type="float">
            <text:p>123.4 </text:p>
          </table:table-cell>
          <table:table-cell office:value-type="float" office:value="112.4136" calcext:value-type="float">
            <text:p>112.4 </text:p>
          </table:table-cell>
          <table:table-cell office:value-type="float" office:value="116.8" calcext:value-type="float">
            <text:p>116.8 </text:p>
          </table:table-cell>
          <table:table-cell office:value-type="float" office:value="108.2667" calcext:value-type="float">
            <text:p>108.3 </text:p>
          </table:table-cell>
          <table:table-cell office:value-type="float" office:value="113.5031" calcext:value-type="float">
            <text:p>113.5 </text:p>
          </table:table-cell>
          <table:table-cell office:value-type="float" office:value="106.0767" calcext:value-type="float">
            <text:p>106.1 </text:p>
          </table:table-cell>
          <table:table-cell office:value-type="float" office:value="101.577" calcext:value-type="float">
            <text:p>101.6 </text:p>
          </table:table-cell>
          <table:table-cell office:value-type="float" office:value="115.0685" calcext:value-type="float">
            <text:p>115.1 </text:p>
          </table:table-cell>
          <table:table-cell office:value-type="float" office:value="109.4288" calcext:value-type="float">
            <text:p>109.4 </text:p>
          </table:table-cell>
          <table:table-cell office:value-type="float" office:value="101.7535" calcext:value-type="float">
            <text:p>101.8 </text:p>
          </table:table-cell>
          <table:table-cell office:value-type="float" office:value="104.6667" calcext:value-type="float">
            <text:p>104.7 </text:p>
          </table:table-cell>
          <table:table-cell office:value-type="float" office:value="100.3667" calcext:value-type="float">
            <text:p>100.4 </text:p>
          </table:table-cell>
          <table:table-cell office:value-type="float" office:value="107.471" calcext:value-type="float">
            <text:p>107.5 </text:p>
          </table:table-cell>
          <table:table-cell office:value-type="float" office:value="115.0018" calcext:value-type="float">
            <text:p>115.0 </text:p>
          </table:table-cell>
          <table:table-cell office:value-type="float" office:value="125.9919" calcext:value-type="float">
            <text:p>126.0 </text:p>
          </table:table-cell>
          <table:table-cell office:value-type="float" office:value="107.8967" calcext:value-type="float">
            <text:p>107.9 </text:p>
          </table:table-cell>
          <table:table-cell office:value-type="float" office:value="117.9626" calcext:value-type="float">
            <text:p>118.0 </text:p>
          </table:table-cell>
          <table:table-cell office:value-type="float" office:value="110.8267" calcext:value-type="float">
            <text:p>110.8 </text:p>
          </table:table-cell>
          <table:table-cell office:value-type="float" office:value="109.1983" calcext:value-type="float">
            <text:p>109.2 </text:p>
          </table:table-cell>
          <table:table-cell office:value-type="float" office:value="118.0237" calcext:value-type="float">
            <text:p>118.0 </text:p>
          </table:table-cell>
          <table:table-cell office:value-type="float" office:value="107.7251" calcext:value-type="float">
            <text:p>107.7 </text:p>
          </table:table-cell>
          <table:table-cell office:value-type="float" office:value="111.9296" calcext:value-type="float">
            <text:p>111.9 </text:p>
          </table:table-cell>
          <table:table-cell office:value-type="float" office:value="112.7967" calcext:value-type="float">
            <text:p>112.8 </text:p>
          </table:table-cell>
          <table:table-cell office:value-type="float" office:value="106.8763" calcext:value-type="float">
            <text:p>106.9 </text:p>
          </table:table-cell>
          <table:table-cell office:value-type="float" office:value="101.1985" calcext:value-type="float">
            <text:p>101.2 </text:p>
          </table:table-cell>
          <table:table-cell office:value-type="float" office:value="111.9" calcext:value-type="float">
            <text:p>111.9 </text:p>
          </table:table-cell>
          <table:table-cell office:value-type="float" office:value="114.1847" calcext:value-type="float">
            <text:p>114.2 </text:p>
          </table:table-cell>
        </table:table-row>
        <table:table-row table:style-name="ro1">
          <table:table-cell office:value-type="string" calcext:value-type="string">
            <text:p>2020Q4</text:p>
          </table:table-cell>
          <table:table-cell table:style-name="ce5" office:value-type="float" office:value="108.863" calcext:value-type="float">
            <text:p>108.9 </text:p>
          </table:table-cell>
          <table:table-cell table:style-name="ce5" office:value-type="float" office:value="112.106" calcext:value-type="float">
            <text:p>112.1 </text:p>
          </table:table-cell>
          <table:table-cell table:style-name="ce5" office:value-type="float" office:value="110.8268" calcext:value-type="float">
            <text:p>110.8 </text:p>
          </table:table-cell>
          <table:table-cell table:style-name="ce5" office:value-type="float" office:value="111.4818" calcext:value-type="float">
            <text:p>111.5 </text:p>
          </table:table-cell>
          <table:table-cell table:style-name="ce5" office:value-type="float" office:value="119.1566" calcext:value-type="float">
            <text:p>119.2 </text:p>
          </table:table-cell>
          <table:table-cell table:style-name="ce5" office:value-type="float" office:value="123.5843" calcext:value-type="float">
            <text:p>123.6 </text:p>
          </table:table-cell>
          <table:table-cell table:style-name="ce5" office:value-type="float" office:value="112.2178" calcext:value-type="float">
            <text:p>112.2 </text:p>
          </table:table-cell>
          <table:table-cell table:style-name="ce5" office:value-type="float" office:value="116.3" calcext:value-type="float">
            <text:p>116.3 </text:p>
          </table:table-cell>
          <table:table-cell table:style-name="ce5" office:value-type="float" office:value="107.6" calcext:value-type="float">
            <text:p>107.6 </text:p>
          </table:table-cell>
          <table:table-cell table:style-name="ce5" office:value-type="float" office:value="113.2424" calcext:value-type="float">
            <text:p>113.2 </text:p>
          </table:table-cell>
          <table:table-cell table:style-name="ce5" office:value-type="float" office:value="104.9833" calcext:value-type="float">
            <text:p>105.0 </text:p>
          </table:table-cell>
          <table:table-cell table:style-name="ce5" office:value-type="float" office:value="101.4349" calcext:value-type="float">
            <text:p>101.4 </text:p>
          </table:table-cell>
          <table:table-cell table:style-name="ce5" office:value-type="float" office:value="114.3028" calcext:value-type="float">
            <text:p>114.3 </text:p>
          </table:table-cell>
          <table:table-cell table:style-name="ce5" office:value-type="float" office:value="109.1901" calcext:value-type="float">
            <text:p>109.2 </text:p>
          </table:table-cell>
          <table:table-cell table:style-name="ce5" office:value-type="float" office:value="101.4485" calcext:value-type="float">
            <text:p>101.4 </text:p>
          </table:table-cell>
          <table:table-cell table:style-name="ce5" office:value-type="float" office:value="103.7333" calcext:value-type="float">
            <text:p>103.7 </text:p>
          </table:table-cell>
          <table:table-cell table:style-name="ce5" office:value-type="float" office:value="99.93333" calcext:value-type="float">
            <text:p>99.9 </text:p>
          </table:table-cell>
          <table:table-cell table:style-name="ce5" office:value-type="float" office:value="107.0923" calcext:value-type="float">
            <text:p>107.1 </text:p>
          </table:table-cell>
          <table:table-cell table:style-name="ce5" office:value-type="float" office:value="114.3046" calcext:value-type="float">
            <text:p>114.3 </text:p>
          </table:table-cell>
          <table:table-cell table:style-name="ce5" office:value-type="float" office:value="125.2834" calcext:value-type="float">
            <text:p>125.3 </text:p>
          </table:table-cell>
          <table:table-cell table:style-name="ce5" office:value-type="float" office:value="107.5167" calcext:value-type="float">
            <text:p>107.5 </text:p>
          </table:table-cell>
          <table:table-cell table:style-name="ce5" office:value-type="float" office:value="120.1489" calcext:value-type="float">
            <text:p>120.1 </text:p>
          </table:table-cell>
          <table:table-cell table:style-name="ce5" office:value-type="float" office:value="109.61" calcext:value-type="float">
            <text:p>109.6 </text:p>
          </table:table-cell>
          <table:table-cell table:style-name="ce5" office:value-type="float" office:value="110.3167" calcext:value-type="float">
            <text:p>110.3 </text:p>
          </table:table-cell>
          <table:table-cell table:style-name="ce5" office:value-type="float" office:value="118.8669" calcext:value-type="float">
            <text:p>118.9 </text:p>
          </table:table-cell>
          <table:table-cell table:style-name="ce5" office:value-type="float" office:value="106.9115" calcext:value-type="float">
            <text:p>106.9 </text:p>
          </table:table-cell>
          <table:table-cell table:style-name="ce5" office:value-type="float" office:value="112.1875" calcext:value-type="float">
            <text:p>112.2 </text:p>
          </table:table-cell>
          <table:table-cell table:style-name="ce5" office:value-type="float" office:value="109.8" calcext:value-type="float">
            <text:p>109.8 </text:p>
          </table:table-cell>
          <table:table-cell table:style-name="ce5" office:value-type="float" office:value="105.952" calcext:value-type="float">
            <text:p>106.0 </text:p>
          </table:table-cell>
          <table:table-cell table:style-name="ce5" office:value-type="float" office:value="100.8756" calcext:value-type="float">
            <text:p>100.9 </text:p>
          </table:table-cell>
          <table:table-cell table:style-name="ce5" office:value-type="float" office:value="112" calcext:value-type="float">
            <text:p>112.0 </text:p>
          </table:table-cell>
          <table:table-cell table:style-name="ce5" office:value-type="float" office:value="114.4443" calcext:value-type="float">
            <text:p>114.4 </text:p>
          </table:table-cell>
        </table:table-row>
        <table:table-row table:style-name="ro1">
          <table:table-cell office:value-type="string" calcext:value-type="string">
            <text:p>2021Q1</text:p>
          </table:table-cell>
          <table:table-cell office:value-type="float" office:value="109.3107" calcext:value-type="float">
            <text:p>109.3 </text:p>
          </table:table-cell>
          <table:table-cell office:value-type="float" office:value="112.8111" calcext:value-type="float">
            <text:p>112.8 </text:p>
          </table:table-cell>
          <table:table-cell office:value-type="float" office:value="111.3376" calcext:value-type="float">
            <text:p>111.3 </text:p>
          </table:table-cell>
          <table:table-cell office:value-type="float" office:value="111.9462" calcext:value-type="float">
            <text:p>111.9 </text:p>
          </table:table-cell>
          <table:table-cell office:value-type="float" office:value="120.0684" calcext:value-type="float">
            <text:p>120.1 </text:p>
          </table:table-cell>
          <table:table-cell office:value-type="float" office:value="124.4568" calcext:value-type="float">
            <text:p>124.5 </text:p>
          </table:table-cell>
          <table:table-cell office:value-type="float" office:value="112.6297" calcext:value-type="float">
            <text:p>112.6 </text:p>
          </table:table-cell>
          <table:table-cell office:value-type="float" office:value="117.8667" calcext:value-type="float">
            <text:p>117.9 </text:p>
          </table:table-cell>
          <table:table-cell office:value-type="float" office:value="108.2333" calcext:value-type="float">
            <text:p>108.2 </text:p>
          </table:table-cell>
          <table:table-cell office:value-type="float" office:value="114.2853" calcext:value-type="float">
            <text:p>114.3 </text:p>
          </table:table-cell>
          <table:table-cell office:value-type="float" office:value="105.6633" calcext:value-type="float">
            <text:p>105.7 </text:p>
          </table:table-cell>
          <table:table-cell office:value-type="float" office:value="101.2547" calcext:value-type="float">
            <text:p>101.3 </text:p>
          </table:table-cell>
          <table:table-cell office:value-type="float" office:value="115.1163" calcext:value-type="float">
            <text:p>115.1 </text:p>
          </table:table-cell>
          <table:table-cell office:value-type="float" office:value="110.3495" calcext:value-type="float">
            <text:p>110.3 </text:p>
          </table:table-cell>
          <table:table-cell office:value-type="float" office:value="101.7543" calcext:value-type="float">
            <text:p>101.8 </text:p>
          </table:table-cell>
          <table:table-cell office:value-type="float" office:value="104.2667" calcext:value-type="float">
            <text:p>104.3 </text:p>
          </table:table-cell>
          <table:table-cell office:value-type="float" office:value="100.7333" calcext:value-type="float">
            <text:p>100.7 </text:p>
          </table:table-cell>
          <table:table-cell office:value-type="float" office:value="108.3963" calcext:value-type="float">
            <text:p>108.4 </text:p>
          </table:table-cell>
          <table:table-cell office:value-type="float" office:value="114.8485" calcext:value-type="float">
            <text:p>114.8 </text:p>
          </table:table-cell>
          <table:table-cell office:value-type="float" office:value="126.8008" calcext:value-type="float">
            <text:p>126.8 </text:p>
          </table:table-cell>
          <table:table-cell office:value-type="float" office:value="108.0633" calcext:value-type="float">
            <text:p>108.1 </text:p>
          </table:table-cell>
          <table:table-cell office:value-type="float" office:value="121.3875" calcext:value-type="float">
            <text:p>121.4 </text:p>
          </table:table-cell>
          <table:table-cell office:value-type="float" office:value="110.25" calcext:value-type="float">
            <text:p>110.3 </text:p>
          </table:table-cell>
          <table:table-cell office:value-type="float" office:value="111.2318" calcext:value-type="float">
            <text:p>111.2 </text:p>
          </table:table-cell>
          <table:table-cell office:value-type="float" office:value="121.3702" calcext:value-type="float">
            <text:p>121.4 </text:p>
          </table:table-cell>
          <table:table-cell office:value-type="float" office:value="107.1967" calcext:value-type="float">
            <text:p>107.2 </text:p>
          </table:table-cell>
          <table:table-cell office:value-type="float" office:value="113.5379" calcext:value-type="float">
            <text:p>113.5 </text:p>
          </table:table-cell>
          <table:table-cell office:value-type="float" office:value="108.48" calcext:value-type="float">
            <text:p>108.5 </text:p>
          </table:table-cell>
          <table:table-cell office:value-type="float" office:value="106.3825" calcext:value-type="float">
            <text:p>106.4 </text:p>
          </table:table-cell>
          <table:table-cell office:value-type="float" office:value="101.0244" calcext:value-type="float">
            <text:p>101.0 </text:p>
          </table:table-cell>
          <table:table-cell office:value-type="float" office:value="112.5" calcext:value-type="float">
            <text:p>112.5 </text:p>
          </table:table-cell>
          <table:table-cell office:value-type="float" office:value="115.0707" calcext:value-type="float">
            <text:p>115.1 </text:p>
          </table:table-cell>
        </table:table-row>
        <table:table-row table:style-name="ro1">
          <table:table-cell office:value-type="string" calcext:value-type="string">
            <text:p>2021Q2</text:p>
          </table:table-cell>
          <table:table-cell table:style-name="ce5" office:value-type="float" office:value="109.7583" calcext:value-type="float">
            <text:p>109.8 </text:p>
          </table:table-cell>
          <table:table-cell table:style-name="ce5" office:value-type="float" office:value="113.0709" calcext:value-type="float">
            <text:p>113.1 </text:p>
          </table:table-cell>
          <table:table-cell table:style-name="ce5" office:value-type="float" office:value="111.7845" calcext:value-type="float">
            <text:p>111.8 </text:p>
          </table:table-cell>
          <table:table-cell table:style-name="ce5" office:value-type="float" office:value="112.9973" calcext:value-type="float">
            <text:p>113.0 </text:p>
          </table:table-cell>
          <table:table-cell table:style-name="ce5" office:value-type="float" office:value="120.8382" calcext:value-type="float">
            <text:p>120.8 </text:p>
          </table:table-cell>
          <table:table-cell table:style-name="ce5" office:value-type="float" office:value="125.26" calcext:value-type="float">
            <text:p>125.3 </text:p>
          </table:table-cell>
          <table:table-cell table:style-name="ce5" office:value-type="float" office:value="112.7551" calcext:value-type="float">
            <text:p>112.8 </text:p>
          </table:table-cell>
          <table:table-cell table:style-name="ce5" office:value-type="float" office:value="118.5" calcext:value-type="float">
            <text:p>118.5 </text:p>
          </table:table-cell>
          <table:table-cell table:style-name="ce5" office:value-type="float" office:value="109" calcext:value-type="float">
            <text:p>109.0 </text:p>
          </table:table-cell>
          <table:table-cell table:style-name="ce5" office:value-type="float" office:value="115.1544" calcext:value-type="float">
            <text:p>115.2 </text:p>
          </table:table-cell>
          <table:table-cell table:style-name="ce5" office:value-type="float" office:value="106.16" calcext:value-type="float">
            <text:p>106.2 </text:p>
          </table:table-cell>
          <table:table-cell table:style-name="ce5" office:value-type="float" office:value="101.5151" calcext:value-type="float">
            <text:p>101.5 </text:p>
          </table:table-cell>
          <table:table-cell table:style-name="ce5" office:value-type="float" office:value="116.9588" calcext:value-type="float">
            <text:p>117.0 </text:p>
          </table:table-cell>
          <table:table-cell table:style-name="ce5" office:value-type="float" office:value="111.4408" calcext:value-type="float">
            <text:p>111.4 </text:p>
          </table:table-cell>
          <table:table-cell table:style-name="ce5" office:value-type="float" office:value="102.6792" calcext:value-type="float">
            <text:p>102.7 </text:p>
          </table:table-cell>
          <table:table-cell table:style-name="ce5" office:value-type="float" office:value="104.8333" calcext:value-type="float">
            <text:p>104.8 </text:p>
          </table:table-cell>
          <table:table-cell table:style-name="ce5" office:value-type="float" office:value="99.9" calcext:value-type="float">
            <text:p>99.9 </text:p>
          </table:table-cell>
          <table:table-cell table:style-name="ce5" office:value-type="float" office:value="109.0251" calcext:value-type="float">
            <text:p>109.0 </text:p>
          </table:table-cell>
          <table:table-cell table:style-name="ce5" office:value-type="float" office:value="115.7464" calcext:value-type="float">
            <text:p>115.7 </text:p>
          </table:table-cell>
          <table:table-cell table:style-name="ce5" office:value-type="float" office:value="129.045" calcext:value-type="float">
            <text:p>129.0 </text:p>
          </table:table-cell>
          <table:table-cell table:style-name="ce5" office:value-type="float" office:value="108.4433" calcext:value-type="float">
            <text:p>108.4 </text:p>
          </table:table-cell>
          <table:table-cell table:style-name="ce5" office:value-type="float" office:value="121.1609" calcext:value-type="float">
            <text:p>121.2 </text:p>
          </table:table-cell>
          <table:table-cell table:style-name="ce5" office:value-type="float" office:value="111.0133" calcext:value-type="float">
            <text:p>111.0 </text:p>
          </table:table-cell>
          <table:table-cell table:style-name="ce5" office:value-type="float" office:value="111.6385" calcext:value-type="float">
            <text:p>111.6 </text:p>
          </table:table-cell>
          <table:table-cell table:style-name="ce5" office:value-type="float" office:value="123.083" calcext:value-type="float">
            <text:p>123.1 </text:p>
          </table:table-cell>
          <table:table-cell table:style-name="ce5" office:value-type="float" office:value="107.7478" calcext:value-type="float">
            <text:p>107.7 </text:p>
          </table:table-cell>
          <table:table-cell table:style-name="ce5" office:value-type="float" office:value="115.0248" calcext:value-type="float">
            <text:p>115.0 </text:p>
          </table:table-cell>
          <table:table-cell table:style-name="ce5" office:value-type="float" office:value="110.2133" calcext:value-type="float">
            <text:p>110.2 </text:p>
          </table:table-cell>
          <table:table-cell table:style-name="ce5" office:value-type="float" office:value="106.8009" calcext:value-type="float">
            <text:p>106.8 </text:p>
          </table:table-cell>
          <table:table-cell table:style-name="ce5" office:value-type="float" office:value="101.4428" calcext:value-type="float">
            <text:p>101.4 </text:p>
          </table:table-cell>
          <table:table-cell table:style-name="ce5" office:value-type="float" office:value="113.6" calcext:value-type="float">
            <text:p>113.6 </text:p>
          </table:table-cell>
          <table:table-cell table:style-name="ce5" office:value-type="float" office:value="116.6142" calcext:value-type="float">
            <text:p>116.6 </text:p>
          </table:table-cell>
        </table:table-row>
        <table:table-row table:style-name="ro1">
          <table:table-cell office:value-type="string" calcext:value-type="string">
            <text:p>2021Q3</text:p>
          </table:table-cell>
          <table:table-cell office:value-type="float" office:value="110.564" calcext:value-type="float">
            <text:p>110.6 </text:p>
          </table:table-cell>
          <table:table-cell office:value-type="float" office:value="114.6666" calcext:value-type="float">
            <text:p>114.7 </text:p>
          </table:table-cell>
          <table:table-cell office:value-type="float" office:value="113.1986" calcext:value-type="float">
            <text:p>113.2 </text:p>
          </table:table-cell>
          <table:table-cell office:value-type="float" office:value="114.1949" calcext:value-type="float">
            <text:p>114.2 </text:p>
          </table:table-cell>
          <table:table-cell office:value-type="float" office:value="122.2545" calcext:value-type="float">
            <text:p>122.3 </text:p>
          </table:table-cell>
          <table:table-cell office:value-type="float" office:value="126.0405" calcext:value-type="float">
            <text:p>126.0 </text:p>
          </table:table-cell>
          <table:table-cell office:value-type="float" office:value="112.4732" calcext:value-type="float">
            <text:p>112.5 </text:p>
          </table:table-cell>
          <table:table-cell office:value-type="float" office:value="122.6" calcext:value-type="float">
            <text:p>122.6 </text:p>
          </table:table-cell>
          <table:table-cell office:value-type="float" office:value="109.6333" calcext:value-type="float">
            <text:p>109.6 </text:p>
          </table:table-cell>
          <table:table-cell office:value-type="float" office:value="118.1093" calcext:value-type="float">
            <text:p>118.1 </text:p>
          </table:table-cell>
          <table:table-cell office:value-type="float" office:value="107.04" calcext:value-type="float">
            <text:p>107.0 </text:p>
          </table:table-cell>
          <table:table-cell office:value-type="float" office:value="101.4508" calcext:value-type="float">
            <text:p>101.5 </text:p>
          </table:table-cell>
          <table:table-cell office:value-type="float" office:value="119.3276" calcext:value-type="float">
            <text:p>119.3 </text:p>
          </table:table-cell>
          <table:table-cell office:value-type="float" office:value="113.1799" calcext:value-type="float">
            <text:p>113.2 </text:p>
          </table:table-cell>
          <table:table-cell office:value-type="float" office:value="103.8912" calcext:value-type="float">
            <text:p>103.9 </text:p>
          </table:table-cell>
          <table:table-cell office:value-type="float" office:value="105.7" calcext:value-type="float">
            <text:p>105.7 </text:p>
          </table:table-cell>
          <table:table-cell office:value-type="string" calcext:value-type="string">
            <text:p>..</text:p>
          </table:table-cell>
          <table:table-cell office:value-type="float" office:value="109.6289" calcext:value-type="float">
            <text:p>109.6 </text:p>
          </table:table-cell>
          <table:table-cell office:value-type="float" office:value="117.2843" calcext:value-type="float">
            <text:p>117.3 </text:p>
          </table:table-cell>
          <table:table-cell office:value-type="float" office:value="132.1154" calcext:value-type="float">
            <text:p>132.1 </text:p>
          </table:table-cell>
          <table:table-cell office:value-type="float" office:value="109.1467" calcext:value-type="float">
            <text:p>109.1 </text:p>
          </table:table-cell>
          <table:table-cell office:value-type="float" office:value="121.9231" calcext:value-type="float">
            <text:p>121.9 </text:p>
          </table:table-cell>
          <table:table-cell office:value-type="float" office:value="111.9333" calcext:value-type="float">
            <text:p>111.9 </text:p>
          </table:table-cell>
          <table:table-cell office:value-type="float" office:value="113.7737" calcext:value-type="float">
            <text:p>113.8 </text:p>
          </table:table-cell>
          <table:table-cell office:value-type="float" office:value="125.2437" calcext:value-type="float">
            <text:p>125.2 </text:p>
          </table:table-cell>
          <table:table-cell office:value-type="float" office:value="108.6132" calcext:value-type="float">
            <text:p>108.6 </text:p>
          </table:table-cell>
          <table:table-cell office:value-type="float" office:value="118.4235" calcext:value-type="float">
            <text:p>118.4 </text:p>
          </table:table-cell>
          <table:table-cell office:value-type="float" office:value="113.6433" calcext:value-type="float">
            <text:p>113.6 </text:p>
          </table:table-cell>
          <table:table-cell office:value-type="float" office:value="107.5482" calcext:value-type="float">
            <text:p>107.5 </text:p>
          </table:table-cell>
          <table:table-cell office:value-type="float" office:value="101.7356" calcext:value-type="float">
            <text:p>101.7 </text:p>
          </table:table-cell>
          <table:table-cell office:value-type="float" office:value="114.5" calcext:value-type="float">
            <text:p>114.5 </text:p>
          </table:table-cell>
          <table:table-cell office:value-type="float" office:value="117.7272" calcext:value-type="float">
            <text:p>117.7 </text:p>
          </table:table-cell>
        </table:table-row>
        <table:table-row table:style-name="ro1">
          <table:table-cell office:value-type="string" calcext:value-type="string">
            <text:p>2021Q4</text:p>
          </table:table-cell>
          <table:table-cell table:style-name="ce5" office:value-type="float" office:value="111.3697" calcext:value-type="float">
            <text:p>111.4 </text:p>
          </table:table-cell>
          <table:table-cell table:style-name="ce5" office:value-type="float" office:value="114.7037" calcext:value-type="float">
            <text:p>114.7 </text:p>
          </table:table-cell>
          <table:table-cell table:style-name="ce5" office:value-type="float" office:value="113.7572" calcext:value-type="float">
            <text:p>113.8 </text:p>
          </table:table-cell>
          <table:table-cell table:style-name="ce5" office:value-type="float" office:value="114.9771" calcext:value-type="float">
            <text:p>115.0 </text:p>
          </table:table-cell>
          <table:table-cell table:style-name="ce5" office:value-type="float" office:value="126.5371" calcext:value-type="float">
            <text:p>126.5 </text:p>
          </table:table-cell>
          <table:table-cell table:style-name="ce5" office:value-type="float" office:value="126.335" calcext:value-type="float">
            <text:p>126.3 </text:p>
          </table:table-cell>
          <table:table-cell table:style-name="ce5" office:value-type="float" office:value="113.5448" calcext:value-type="float">
            <text:p>113.5 </text:p>
          </table:table-cell>
          <table:table-cell table:style-name="ce5" office:value-type="float" office:value="125.0667" calcext:value-type="float">
            <text:p>125.1 </text:p>
          </table:table-cell>
          <table:table-cell table:style-name="ce5" office:value-type="float" office:value="109.7" calcext:value-type="float">
            <text:p>109.7 </text:p>
          </table:table-cell>
          <table:table-cell table:style-name="ce5" office:value-type="float" office:value="118.428" calcext:value-type="float">
            <text:p>118.4 </text:p>
          </table:table-cell>
          <table:table-cell table:style-name="ce5" office:value-type="float" office:value="106.8867" calcext:value-type="float">
            <text:p>106.9 </text:p>
          </table:table-cell>
          <table:table-cell table:style-name="ce5" office:value-type="float" office:value="104.9961" calcext:value-type="float">
            <text:p>105.0 </text:p>
          </table:table-cell>
          <table:table-cell table:style-name="ce5" office:value-type="float" office:value="120.1651" calcext:value-type="float">
            <text:p>120.2 </text:p>
          </table:table-cell>
          <table:table-cell table:style-name="ce5" office:value-type="float" office:value="114.8508" calcext:value-type="float">
            <text:p>114.9 </text:p>
          </table:table-cell>
          <table:table-cell table:style-name="ce5" office:value-type="float" office:value="103.365" calcext:value-type="float">
            <text:p>103.4 </text:p>
          </table:table-cell>
          <table:table-cell table:style-name="ce5" office:value-type="float" office:value="105.4" calcext:value-type="float">
            <text:p>105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0.0469" calcext:value-type="float">
            <text:p>110.0 </text:p>
          </table:table-cell>
          <table:table-cell table:style-name="ce5" office:value-type="float" office:value="118.3141" calcext:value-type="float">
            <text:p>118.3 </text:p>
          </table:table-cell>
          <table:table-cell table:style-name="ce5" office:value-type="float" office:value="134.4752" calcext:value-type="float">
            <text:p>134.5 </text:p>
          </table:table-cell>
          <table:table-cell table:style-name="ce5" office:value-type="float" office:value="110.0767" calcext:value-type="float">
            <text:p>110.1 </text:p>
          </table:table-cell>
          <table:table-cell table:style-name="ce5" office:value-type="float" office:value="124.7709" calcext:value-type="float">
            <text:p>124.8 </text:p>
          </table:table-cell>
          <table:table-cell table:style-name="ce5" office:value-type="float" office:value="111.1633" calcext:value-type="float">
            <text:p>111.2 </text:p>
          </table:table-cell>
          <table:table-cell table:style-name="ce5" office:value-type="float" office:value="115.0954" calcext:value-type="float">
            <text:p>115.1 </text:p>
          </table:table-cell>
          <table:table-cell table:style-name="ce5" office:value-type="float" office:value="127.1673" calcext:value-type="float">
            <text:p>127.2 </text:p>
          </table:table-cell>
          <table:table-cell table:style-name="ce5" office:value-type="float" office:value="108.9017" calcext:value-type="float">
            <text:p>108.9 </text:p>
          </table:table-cell>
          <table:table-cell table:style-name="ce5" office:value-type="float" office:value="121.4581" calcext:value-type="float">
            <text:p>121.5 </text:p>
          </table:table-cell>
          <table:table-cell table:style-name="ce5" office:value-type="float" office:value="111.2733" calcext:value-type="float">
            <text:p>111.3 </text:p>
          </table:table-cell>
          <table:table-cell table:style-name="ce5" office:value-type="float" office:value="107.686" calcext:value-type="float">
            <text:p>107.7 </text:p>
          </table:table-cell>
          <table:table-cell table:style-name="ce5" office:value-type="float" office:value="101.8271" calcext:value-type="float">
            <text:p>101.8 </text:p>
          </table:table-cell>
          <table:table-cell table:style-name="ce5" office:value-type="float" office:value="115.4" calcext:value-type="float">
            <text:p>115.4 </text:p>
          </table:table-cell>
          <table:table-cell table:style-name="ce5" office:value-type="float" office:value="118.805" calcext:value-type="float">
            <text:p>118.8 </text:p>
          </table:table-cell>
        </table:table-row>
        <table:table-row table:style-name="ro1">
          <table:table-cell office:value-type="string" calcext:value-type="string">
            <text:p>2022Q1</text:p>
          </table:table-cell>
          <table:table-cell office:value-type="float" office:value="112.6231" calcext:value-type="float">
            <text:p>112.6 </text:p>
          </table:table-cell>
          <table:table-cell office:value-type="float" office:value="116.4478" calcext:value-type="float">
            <text:p>116.4 </text:p>
          </table:table-cell>
          <table:table-cell office:value-type="float" office:value="115.1713" calcext:value-type="float">
            <text:p>115.2 </text:p>
          </table:table-cell>
          <table:table-cell office:value-type="float" office:value="116.2236" calcext:value-type="float">
            <text:p>116.2 </text:p>
          </table:table-cell>
          <table:table-cell office:value-type="float" office:value="128.428" calcext:value-type="float">
            <text:p>128.4 </text:p>
          </table:table-cell>
          <table:table-cell office:value-type="float" office:value="129.062" calcext:value-type="float">
            <text:p>129.1 </text:p>
          </table:table-cell>
          <table:table-cell office:value-type="string" calcext:value-type="string">
            <text:p>..</text:p>
          </table:table-cell>
          <table:table-cell office:value-type="float" office:value="130.4333" calcext:value-type="float">
            <text:p>130.4 </text:p>
          </table:table-cell>
          <table:table-cell office:value-type="float" office:value="110.8" calcext:value-type="float">
            <text:p>110.8 </text:p>
          </table:table-cell>
          <table:table-cell office:value-type="float" office:value="120.5572" calcext:value-type="float">
            <text:p>120.6 </text:p>
          </table:table-cell>
          <table:table-cell office:value-type="float" office:value="107.9667" calcext:value-type="float">
            <text:p>108.0 </text:p>
          </table:table-cell>
          <table:table-cell office:value-type="float" office:value="108.6074" calcext:value-type="float">
            <text:p>108.6 </text:p>
          </table:table-cell>
          <table:table-cell office:value-type="float" office:value="122.7014" calcext:value-type="float">
            <text:p>122.7 </text:p>
          </table:table-cell>
          <table:table-cell office:value-type="float" office:value="115.3964" calcext:value-type="float">
            <text:p>115.4 </text:p>
          </table:table-cell>
          <table:table-cell office:value-type="float" office:value="104.186" calcext:value-type="float">
            <text:p>104.2 </text:p>
          </table:table-cell>
          <table:table-cell office:value-type="float" office:value="106.1667" calcext:value-type="float">
            <text:p>106.2 </text:p>
          </table:table-cell>
          <table:table-cell office:value-type="string" calcext:value-type="string">
            <text:p>..</text:p>
          </table:table-cell>
          <table:table-cell office:value-type="float" office:value="111.6618" calcext:value-type="float">
            <text:p>111.7 </text:p>
          </table:table-cell>
          <table:table-cell office:value-type="float" office:value="120.3044" calcext:value-type="float">
            <text:p>120.3 </text:p>
          </table:table-cell>
          <table:table-cell office:value-type="float" office:value="139.4186" calcext:value-type="float">
            <text:p>139.4 </text:p>
          </table:table-cell>
          <table:table-cell office:value-type="float" office:value="111.5667" calcext:value-type="float">
            <text:p>111.6 </text:p>
          </table:table-cell>
          <table:table-cell office:value-type="float" office:value="126.8743" calcext:value-type="float">
            <text:p>126.9 </text:p>
          </table:table-cell>
          <table:table-cell office:value-type="float" office:value="111.6967" calcext:value-type="float">
            <text:p>111.7 </text:p>
          </table:table-cell>
          <table:table-cell office:value-type="float" office:value="115.8071" calcext:value-type="float">
            <text:p>115.8 </text:p>
          </table:table-cell>
          <table:table-cell office:value-type="float" office:value="131.8577" calcext:value-type="float">
            <text:p>131.9 </text:p>
          </table:table-cell>
          <table:table-cell office:value-type="float" office:value="109.9779" calcext:value-type="float">
            <text:p>110.0 </text:p>
          </table:table-cell>
          <table:table-cell office:value-type="float" office:value="124.2347" calcext:value-type="float">
            <text:p>124.2 </text:p>
          </table:table-cell>
          <table:table-cell office:value-type="float" office:value="111.9467" calcext:value-type="float">
            <text:p>111.9 </text:p>
          </table:table-cell>
          <table:table-cell office:value-type="float" office:value="108.5425" calcext:value-type="float">
            <text:p>108.5 </text:p>
          </table:table-cell>
          <table:table-cell office:value-type="float" office:value="102.2949" calcext:value-type="float">
            <text:p>102.3 </text:p>
          </table:table-cell>
          <table:table-cell office:value-type="float" office:value="116.2" calcext:value-type="float">
            <text:p>116.2 </text:p>
          </table:table-cell>
          <table:table-cell office:value-type="float" office:value="120.6289" calcext:value-type="float">
            <text:p>120.6 </text:p>
          </table:table-cell>
        </table:table-row>
        <table:table-row table:style-name="ro1">
          <table:table-cell office:value-type="string" calcext:value-type="string">
            <text:p>2022Q2</text:p>
          </table:table-cell>
          <table:table-cell table:style-name="ce5" office:value-type="float" office:value="113.3393" calcext:value-type="float">
            <text:p>113.3 </text:p>
          </table:table-cell>
          <table:table-cell table:style-name="ce5" office:value-type="float" office:value="117.3755" calcext:value-type="float">
            <text:p>117.4 </text:p>
          </table:table-cell>
          <table:table-cell table:style-name="ce5" office:value-type="float" office:value="116.5982" calcext:value-type="float">
            <text:p>116.6 </text:p>
          </table:table-cell>
          <table:table-cell table:style-name="ce5" office:value-type="float" office:value="118.6679" calcext:value-type="float">
            <text:p>118.7 </text:p>
          </table:table-cell>
          <table:table-cell table:style-name="ce5" office:value-type="float" office:value="132.2397" calcext:value-type="float">
            <text:p>132.2 </text:p>
          </table:table-cell>
          <table:table-cell table:style-name="ce5" office:value-type="float" office:value="131.5255" calcext:value-type="float">
            <text:p>131.5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5.5" calcext:value-type="float">
            <text:p>135.5 </text:p>
          </table:table-cell>
          <table:table-cell table:style-name="ce5" office:value-type="float" office:value="112.4667" calcext:value-type="float">
            <text:p>112.5 </text:p>
          </table:table-cell>
          <table:table-cell table:style-name="ce5" office:value-type="float" office:value="126.5539" calcext:value-type="float">
            <text:p>126.6 </text:p>
          </table:table-cell>
          <table:table-cell table:style-name="ce5" office:value-type="float" office:value="109.49" calcext:value-type="float">
            <text:p>109.5 </text:p>
          </table:table-cell>
          <table:table-cell table:style-name="ce5" office:value-type="float" office:value="111.0882" calcext:value-type="float">
            <text:p>111.1 </text:p>
          </table:table-cell>
          <table:table-cell table:style-name="ce5" office:value-type="float" office:value="126.4342" calcext:value-type="float">
            <text:p>126.4 </text:p>
          </table:table-cell>
          <table:table-cell table:style-name="ce5" office:value-type="float" office:value="119.1134" calcext:value-type="float">
            <text:p>119.1 </text:p>
          </table:table-cell>
          <table:table-cell table:style-name="ce5" office:value-type="float" office:value="106.5601" calcext:value-type="float">
            <text:p>106.6 </text:p>
          </table:table-cell>
          <table:table-cell table:style-name="ce5" office:value-type="float" office:value="107.8333" calcext:value-type="float">
            <text:p>107.8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2.8372" calcext:value-type="float">
            <text:p>112.8 </text:p>
          </table:table-cell>
          <table:table-cell table:style-name="ce5" office:value-type="float" office:value="124.1209" calcext:value-type="float">
            <text:p>124.1 </text:p>
          </table:table-cell>
          <table:table-cell table:style-name="ce5" office:value-type="float" office:value="143.9191" calcext:value-type="float">
            <text:p>143.9 </text:p>
          </table:table-cell>
          <table:table-cell table:style-name="ce5" office:value-type="float" office:value="113.4" calcext:value-type="float">
            <text:p>113.4 </text:p>
          </table:table-cell>
          <table:table-cell table:style-name="ce5" office:value-type="float" office:value="126.9979" calcext:value-type="float">
            <text:p>127.0 </text:p>
          </table:table-cell>
          <table:table-cell table:style-name="ce5" office:value-type="float" office:value="113.3367" calcext:value-type="float">
            <text:p>113.3 </text:p>
          </table:table-cell>
          <table:table-cell table:style-name="ce5" office:value-type="float" office:value="116.4172" calcext:value-type="float">
            <text:p>116.4 </text:p>
          </table:table-cell>
          <table:table-cell table:style-name="ce5" office:value-type="float" office:value="136.1265" calcext:value-type="float">
            <text:p>136.1 </text:p>
          </table:table-cell>
          <table:table-cell table:style-name="ce5" office:value-type="float" office:value="112.8141" calcext:value-type="float">
            <text:p>112.8 </text:p>
          </table:table-cell>
          <table:table-cell table:style-name="ce5" office:value-type="float" office:value="129.5452" calcext:value-type="float">
            <text:p>129.5 </text:p>
          </table:table-cell>
          <table:table-cell table:style-name="ce5" office:value-type="float" office:value="115.7867" calcext:value-type="float">
            <text:p>115.8 </text:p>
          </table:table-cell>
          <table:table-cell table:style-name="ce5" office:value-type="float" office:value="110.5378" calcext:value-type="float">
            <text:p>110.5 </text:p>
          </table:table-cell>
          <table:table-cell table:style-name="ce5" office:value-type="float" office:value="102.7182" calcext:value-type="float">
            <text:p>102.7 </text:p>
          </table:table-cell>
          <table:table-cell table:style-name="ce5" office:value-type="float" office:value="118.5" calcext:value-type="float">
            <text:p>118.5 </text:p>
          </table:table-cell>
          <table:table-cell table:style-name="ce5" office:value-type="float" office:value="123.3536" calcext:value-type="float">
            <text:p>123.4 </text:p>
          </table:table-cell>
        </table:table-row>
        <table:table-row table:style-name="ro1">
          <table:table-cell office:value-type="string" calcext:value-type="string">
            <text:p>2022Q3</text:p>
          </table:table-cell>
          <table:table-cell office:value-type="float" office:value="115.1298" calcext:value-type="float">
            <text:p>115.1 </text:p>
          </table:table-cell>
          <table:table-cell office:value-type="float" office:value="120.3813" calcext:value-type="float">
            <text:p>120.4 </text:p>
          </table:table-cell>
          <table:table-cell office:value-type="float" office:value="119.1678" calcext:value-type="float">
            <text:p>119.2 </text:p>
          </table:table-cell>
          <table:table-cell office:value-type="float" office:value="120.5744" calcext:value-type="float">
            <text:p>120.6 </text:p>
          </table:table-cell>
          <table:table-cell office:value-type="float" office:value="135.9355" calcext:value-type="float">
            <text:p>135.9 </text:p>
          </table:table-cell>
          <table:table-cell office:value-type="float" office:value="133.2316" calcext:value-type="float">
            <text:p>133.2 </text:p>
          </table:table-cell>
          <table:table-cell office:value-type="string" calcext:value-type="string">
            <text:p>..</text:p>
          </table:table-cell>
          <table:table-cell office:value-type="float" office:value="141" calcext:value-type="float">
            <text:p>141.0 </text:p>
          </table:table-cell>
          <table:table-cell office:value-type="float" office:value="113.8667" calcext:value-type="float">
            <text:p>113.9 </text:p>
          </table:table-cell>
          <table:table-cell office:value-type="float" office:value="132.8374" calcext:value-type="float">
            <text:p>132.8 </text:p>
          </table:table-cell>
          <table:table-cell office:value-type="float" office:value="110.95" calcext:value-type="float">
            <text:p>111.0 </text:p>
          </table:table-cell>
          <table:table-cell office:value-type="float" office:value="108.6446" calcext:value-type="float">
            <text:p>108.6 </text:p>
          </table:table-cell>
          <table:table-cell office:value-type="float" office:value="131.6983" calcext:value-type="float">
            <text:p>131.7 </text:p>
          </table:table-cell>
          <table:table-cell office:value-type="float" office:value="121.6027" calcext:value-type="float">
            <text:p>121.6 </text:p>
          </table:table-cell>
          <table:table-cell office:value-type="float" office:value="109.031" calcext:value-type="float">
            <text:p>109.0 </text:p>
          </table:table-cell>
          <table:table-cell office:value-type="float" office:value="109.6667" calcext:value-type="float">
            <text:p>109.7 </text:p>
          </table:table-cell>
          <table:table-cell office:value-type="string" calcext:value-type="string">
            <text:p>..</text:p>
          </table:table-cell>
          <table:table-cell office:value-type="float" office:value="114.0948" calcext:value-type="float">
            <text:p>114.1 </text:p>
          </table:table-cell>
          <table:table-cell office:value-type="float" office:value="128.147" calcext:value-type="float">
            <text:p>128.1 </text:p>
          </table:table-cell>
          <table:table-cell office:value-type="float" office:value="148.678" calcext:value-type="float">
            <text:p>148.7 </text:p>
          </table:table-cell>
          <table:table-cell office:value-type="float" office:value="114.3433" calcext:value-type="float">
            <text:p>114.3 </text:p>
          </table:table-cell>
          <table:table-cell office:value-type="float" office:value="128.4583" calcext:value-type="float">
            <text:p>128.5 </text:p>
          </table:table-cell>
          <table:table-cell office:value-type="float" office:value="116.6333" calcext:value-type="float">
            <text:p>116.6 </text:p>
          </table:table-cell>
          <table:table-cell office:value-type="float" office:value="119.5691" calcext:value-type="float">
            <text:p>119.6 </text:p>
          </table:table-cell>
          <table:table-cell office:value-type="float" office:value="140.3689" calcext:value-type="float">
            <text:p>140.4 </text:p>
          </table:table-cell>
          <table:table-cell office:value-type="float" office:value="114.2663" calcext:value-type="float">
            <text:p>114.3 </text:p>
          </table:table-cell>
          <table:table-cell office:value-type="float" office:value="133.7784" calcext:value-type="float">
            <text:p>133.8 </text:p>
          </table:table-cell>
          <table:table-cell office:value-type="float" office:value="119.7133" calcext:value-type="float">
            <text:p>119.7 </text:p>
          </table:table-cell>
          <table:table-cell office:value-type="float" office:value="111.7988" calcext:value-type="float">
            <text:p>111.8 </text:p>
          </table:table-cell>
          <table:table-cell office:value-type="float" office:value="103.1042" calcext:value-type="float">
            <text:p>103.1 </text:p>
          </table:table-cell>
          <table:table-cell office:value-type="float" office:value="120.3" calcext:value-type="float">
            <text:p>120.3 </text:p>
          </table:table-cell>
          <table:table-cell office:value-type="float" office:value="125.7421" calcext:value-type="float">
            <text:p>125.7 </text:p>
          </table:table-cell>
        </table:table-row>
        <table:table-row table:style-name="ro1">
          <table:table-cell office:value-type="string" calcext:value-type="string">
            <text:p>2022Q4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20.0201" calcext:value-type="float">
            <text:p>120.0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37.9609" calcext:value-type="float">
            <text:p>138.0 </text:p>
          </table:table-cell>
          <table:table-cell table:style-name="ce5" office:value-type="float" office:value="135.1296" calcext:value-type="float">
            <text:p>135.1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4.0667" calcext:value-type="float">
            <text:p>114.1 </text:p>
          </table:table-cell>
          <table:table-cell table:style-name="ce5" office:value-type="float" office:value="133.4922" calcext:value-type="float">
            <text:p>133.5 </text:p>
          </table:table-cell>
          <table:table-cell table:number-columns-repeated="7" table:style-name="ce5" office:value-type="string" calcext:value-type="string">
            <text:p>..</text:p>
          </table:table-cell>
          <table:table-cell table:style-name="ce5" office:value-type="float" office:value="114.5486" calcext:value-type="float">
            <text:p>114.5 </text:p>
          </table:table-cell>
          <table:table-cell table:style-name="ce5" office:value-type="float" office:value="131.3629" calcext:value-type="float">
            <text:p>131.4 </text:p>
          </table:table-cell>
          <table:table-cell table:style-name="ce5" office:value-type="string" calcext:value-type="string">
            <text:p>..</text:p>
          </table:table-cell>
          <table:table-cell table:style-name="ce5" office:value-type="float" office:value="113.0333" calcext:value-type="float">
            <text:p>113.0 </text:p>
          </table:table-cell>
          <table:table-cell table:style-name="ce5" office:value-type="float" office:value="131.5482" calcext:value-type="float">
            <text:p>131.5 </text:p>
          </table:table-cell>
          <table:table-cell table:style-name="ce5" office:value-type="float" office:value="116.23" calcext:value-type="float">
            <text:p>116.2 </text:p>
          </table:table-cell>
          <table:table-cell table:number-columns-repeated="2" table:style-name="ce5" office:value-type="string" calcext:value-type="string">
            <text:p>..</text:p>
          </table:table-cell>
          <table:table-cell table:style-name="ce5" office:value-type="float" office:value="113.8222" calcext:value-type="float">
            <text:p>113.8 </text:p>
          </table:table-cell>
          <table:table-cell table:number-columns-repeated="3" table:style-name="ce5" office:value-type="string" calcext:value-type="string">
            <text:p>..</text:p>
          </table:table-cell>
          <table:table-cell table:style-name="ce5" office:value-type="float" office:value="102.8565" calcext:value-type="float">
            <text:p>102.9 </text:p>
          </table:table-cell>
          <table:table-cell table:number-columns-repeated="2" table:style-name="ce5"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P0" style:volatile="true" number:language="en" number:country="US">
      <number:number number:decimal-places="1" number:min-decimal-places="1" number:min-integer-digits="1" number:grouping="true"/>
      <number:text> </number:text>
    </number:number-style>
    <number:number-style style:name="N10121" number:language="en" number:country="US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0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5T21:44:17.424590997</dc:date>
    <meta:editing-duration>PT1M</meta:editing-duration>
    <meta:editing-cycles>1</meta:editing-cycles>
    <meta:document-statistic meta:table-count="1" meta:cell-count="9933" meta:object-count="0"/>
    <meta:generator>LibreOffice/7.3.7.2$Linux_X86_64 LibreOffice_project/30$Build-2</meta:generator>
  </office:meta>
</office:document-meta>
</file>